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4039in" svg:y="0.1756in">
            <draw:object draw:notify-on-update-of-ranges="Sheet1.A1:Sheet1.A1500 Sheet1.C1:Sheet1.C1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table:style-name="ce1" office:value-type="string">
            <text:p>-4.08523e-06 <text:s/></text:p>
          </table:table-cell>
          <table:table-cell office:value-type="float" office:value="0">
            <text:p>0</text:p>
          </table:table-cell>
          <table:table-cell office:value-type="float" office:value="-0.15981">
            <text:p>-0.15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1" office:value-type="string">
            <text:p>-1.25885e-05 <text:s/></text:p>
          </table:table-cell>
          <table:table-cell table:style-name="ce1" office:value-type="string">
            <text:p>-4.08523e-06 <text:s/></text:p>
          </table:table-cell>
          <table:table-cell office:value-type="float" office:value="-0.0107159">
            <text:p>-0.0107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table:style-name="ce1" office:value-type="string">
            <text:p>-2.17139e-05 <text:s/></text:p>
          </table:table-cell>
          <table:table-cell table:style-name="ce1" office:value-type="string">
            <text:p>-1.25885e-05 <text:s/></text:p>
          </table:table-cell>
          <table:table-cell office:value-type="float" office:value="-0.00935766">
            <text:p>-0.00935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table:style-name="ce1" office:value-type="string">
            <text:p>-3.14188e-05 <text:s/></text:p>
          </table:table-cell>
          <table:table-cell table:style-name="ce1" office:value-type="string">
            <text:p>-2.17139e-05 <text:s/></text:p>
          </table:table-cell>
          <table:table-cell office:value-type="float" office:value="-0.00944479">
            <text:p>-0.00944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1" office:value-type="string">
            <text:p>-4.17275e-05 <text:s/></text:p>
          </table:table-cell>
          <table:table-cell table:style-name="ce1" office:value-type="string">
            <text:p>-3.14188e-05 <text:s/></text:p>
          </table:table-cell>
          <table:table-cell office:value-type="float" office:value="-0.0102428">
            <text:p>-0.0102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table:style-name="ce1" office:value-type="string">
            <text:p>-5.26984e-05 <text:s/></text:p>
          </table:table-cell>
          <table:table-cell table:style-name="ce1" office:value-type="string">
            <text:p>-4.17275e-05 <text:s/></text:p>
          </table:table-cell>
          <table:table-cell office:value-type="float" office:value="-0.0115049">
            <text:p>-0.01150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table:style-name="ce1" office:value-type="string">
            <text:p>-6.4397e-05 <text:s/></text:p>
          </table:table-cell>
          <table:table-cell table:style-name="ce1" office:value-type="string">
            <text:p>-5.26984e-05 <text:s/></text:p>
          </table:table-cell>
          <table:table-cell office:value-type="float" office:value="-0.0124309">
            <text:p>-0.0124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table:style-name="ce1" office:value-type="string">
            <text:p>-7.68972e-05 <text:s/></text:p>
          </table:table-cell>
          <table:table-cell table:style-name="ce1" office:value-type="string">
            <text:p>-6.4397e-05 <text:s/></text:p>
          </table:table-cell>
          <table:table-cell office:value-type="float" office:value="-0.0139199">
            <text:p>-0.0139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table:style-name="ce1" office:value-type="string">
            <text:p>-9.02844e-05 <text:s/></text:p>
          </table:table-cell>
          <table:table-cell table:style-name="ce1" office:value-type="string">
            <text:p>-7.68972e-05 <text:s/></text:p>
          </table:table-cell>
          <table:table-cell office:value-type="float" office:value="-0.0153123">
            <text:p>-0.0153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104642">
            <text:p>-0.000104642</text:p>
          </table:table-cell>
          <table:table-cell table:style-name="ce1" office:value-type="string">
            <text:p>-9.02844e-05 <text:s/></text:p>
          </table:table-cell>
          <table:table-cell office:value-type="float" office:value="-0.0167108">
            <text:p>-0.01671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120054">
            <text:p>-0.000120054</text:p>
          </table:table-cell>
          <table:table-cell office:value-type="float" office:value="-0.000104642">
            <text:p>-0.000104642</text:p>
          </table:table-cell>
          <table:table-cell office:value-type="float" office:value="-0.0181776">
            <text:p>-0.0181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-0.000137296">
            <text:p>-0.000137296</text:p>
          </table:table-cell>
          <table:table-cell office:value-type="float" office:value="-0.000120054">
            <text:p>-0.000120054</text:p>
          </table:table-cell>
          <table:table-cell office:value-type="float" office:value="-0.0549026">
            <text:p>-0.0549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155998">
            <text:p>-0.000155998</text:p>
          </table:table-cell>
          <table:table-cell office:value-type="float" office:value="-0.000137296">
            <text:p>-0.000137296</text:p>
          </table:table-cell>
          <table:table-cell office:value-type="float" office:value="-0.00662924">
            <text:p>-0.00662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175339">
            <text:p>-0.000175339</text:p>
          </table:table-cell>
          <table:table-cell office:value-type="float" office:value="-0.000155998">
            <text:p>-0.000155998</text:p>
          </table:table-cell>
          <table:table-cell office:value-type="float" office:value="-0.0155791">
            <text:p>-0.0155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-0.000196458">
            <text:p>-0.000196458</text:p>
          </table:table-cell>
          <table:table-cell office:value-type="float" office:value="-0.000175339">
            <text:p>-0.000175339</text:p>
          </table:table-cell>
          <table:table-cell office:value-type="float" office:value="-0.0569165">
            <text:p>-0.0569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219137">
            <text:p>-0.000219137</text:p>
          </table:table-cell>
          <table:table-cell office:value-type="float" office:value="-0.000196458">
            <text:p>-0.000196458</text:p>
          </table:table-cell>
          <table:table-cell office:value-type="float" office:value="-0.00877169">
            <text:p>-0.00877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242608">
            <text:p>-0.000242608</text:p>
          </table:table-cell>
          <table:table-cell office:value-type="float" office:value="-0.000219137">
            <text:p>-0.000219137</text:p>
          </table:table-cell>
          <table:table-cell office:value-type="float" office:value="-0.0189944">
            <text:p>-0.0189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-0.000268196">
            <text:p>-0.000268196</text:p>
          </table:table-cell>
          <table:table-cell office:value-type="float" office:value="-0.000242608">
            <text:p>-0.000242608</text:p>
          </table:table-cell>
          <table:table-cell office:value-type="float" office:value="-0.0675455">
            <text:p>-0.06754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295624">
            <text:p>-0.000295624</text:p>
          </table:table-cell>
          <table:table-cell office:value-type="float" office:value="-0.000268196">
            <text:p>-0.000268196</text:p>
          </table:table-cell>
          <table:table-cell office:value-type="float" office:value="-0.0104572">
            <text:p>-0.0104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 office:value-type="float" office:value="-0.000324683">
            <text:p>-0.000324683</text:p>
          </table:table-cell>
          <table:table-cell office:value-type="float" office:value="-0.000295624">
            <text:p>-0.000295624</text:p>
          </table:table-cell>
          <table:table-cell office:value-type="float" office:value="-0.0590008">
            <text:p>-0.059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355444">
            <text:p>-0.000355444</text:p>
          </table:table-cell>
          <table:table-cell office:value-type="float" office:value="-0.000324683">
            <text:p>-0.000324683</text:p>
          </table:table-cell>
          <table:table-cell office:value-type="float" office:value="-0.0130273">
            <text:p>-0.0130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float" office:value="-0.000388075">
            <text:p>-0.000388075</text:p>
          </table:table-cell>
          <table:table-cell office:value-type="float" office:value="-0.000355444">
            <text:p>-0.000355444</text:p>
          </table:table-cell>
          <table:table-cell office:value-type="float" office:value="-0.0664015">
            <text:p>-0.0664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422594">
            <text:p>-0.000422594</text:p>
          </table:table-cell>
          <table:table-cell office:value-type="float" office:value="-0.000388075">
            <text:p>-0.000388075</text:p>
          </table:table-cell>
          <table:table-cell office:value-type="float" office:value="-0.0139684">
            <text:p>-0.01396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2" office:value-type="float" office:value="-0.000459109">
            <text:p>-0.000459109</text:p>
          </table:table-cell>
          <table:table-cell office:value-type="float" office:value="-0.000422594">
            <text:p>-0.000422594</text:p>
          </table:table-cell>
          <table:table-cell office:value-type="float" office:value="-0.0712825">
            <text:p>-0.0712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497646">
            <text:p>-0.000497646</text:p>
          </table:table-cell>
          <table:table-cell office:value-type="float" office:value="-0.000459109">
            <text:p>-0.000459109</text:p>
          </table:table-cell>
          <table:table-cell office:value-type="float" office:value="-0.0151824">
            <text:p>-0.0151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2" office:value-type="float" office:value="-0.000538323">
            <text:p>-0.000538323</text:p>
          </table:table-cell>
          <table:table-cell office:value-type="float" office:value="-0.000497646">
            <text:p>-0.000497646</text:p>
          </table:table-cell>
          <table:table-cell office:value-type="float" office:value="-0.0766791">
            <text:p>-0.0766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581171">
            <text:p>-0.000581171</text:p>
          </table:table-cell>
          <table:table-cell office:value-type="float" office:value="-0.000538323">
            <text:p>-0.000538323</text:p>
          </table:table-cell>
          <table:table-cell office:value-type="float" office:value="-0.0166887">
            <text:p>-0.01668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 office:value-type="float" office:value="-0.000626295">
            <text:p>-0.000626295</text:p>
          </table:table-cell>
          <table:table-cell office:value-type="float" office:value="-0.000581171">
            <text:p>-0.000581171</text:p>
          </table:table-cell>
          <table:table-cell office:value-type="float" office:value="-0.0815314">
            <text:p>-0.08153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-0.000673713">
            <text:p>-0.000673713</text:p>
          </table:table-cell>
          <table:table-cell office:value-type="float" office:value="-0.000626295">
            <text:p>-0.000626295</text:p>
          </table:table-cell>
          <table:table-cell office:value-type="float" office:value="-0.0176126">
            <text:p>-0.0176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0722859">
            <text:p>-0.000722859</text:p>
          </table:table-cell>
          <table:table-cell office:value-type="float" office:value="-0.000673713">
            <text:p>-0.000673713</text:p>
          </table:table-cell>
          <table:table-cell office:value-type="float" office:value="-0.0519696">
            <text:p>-0.0519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0774586">
            <text:p>-0.000774586</text:p>
          </table:table-cell>
          <table:table-cell office:value-type="float" office:value="-0.000722859">
            <text:p>-0.000722859</text:p>
          </table:table-cell>
          <table:table-cell office:value-type="float" office:value="-0.0525883">
            <text:p>-0.05258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0828928">
            <text:p>-0.000828928</text:p>
          </table:table-cell>
          <table:table-cell office:value-type="float" office:value="-0.000774586">
            <text:p>-0.000774586</text:p>
          </table:table-cell>
          <table:table-cell office:value-type="float" office:value="-0.0537776">
            <text:p>-0.0537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0885933">
            <text:p>-0.000885933</text:p>
          </table:table-cell>
          <table:table-cell office:value-type="float" office:value="-0.000828928">
            <text:p>-0.000828928</text:p>
          </table:table-cell>
          <table:table-cell office:value-type="float" office:value="-0.0549877">
            <text:p>-0.0549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0945665">
            <text:p>-0.000945665</text:p>
          </table:table-cell>
          <table:table-cell office:value-type="float" office:value="-0.000885933">
            <text:p>-0.000885933</text:p>
          </table:table-cell>
          <table:table-cell office:value-type="float" office:value="-0.0566761">
            <text:p>-0.05667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0082">
            <text:p>-0.0010082</text:p>
          </table:table-cell>
          <table:table-cell office:value-type="float" office:value="-0.000945665">
            <text:p>-0.000945665</text:p>
          </table:table-cell>
          <table:table-cell office:value-type="float" office:value="-0.0583914">
            <text:p>-0.0583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0736">
            <text:p>-0.0010736</text:p>
          </table:table-cell>
          <table:table-cell office:value-type="float" office:value="-0.0010082">
            <text:p>-0.0010082</text:p>
          </table:table-cell>
          <table:table-cell office:value-type="float" office:value="-0.060038">
            <text:p>-0.060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14194">
            <text:p>-0.00114194</text:p>
          </table:table-cell>
          <table:table-cell office:value-type="float" office:value="-0.0010736">
            <text:p>-0.0010736</text:p>
          </table:table-cell>
          <table:table-cell office:value-type="float" office:value="-0.0615087">
            <text:p>-0.06150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21328">
            <text:p>-0.00121328</text:p>
          </table:table-cell>
          <table:table-cell office:value-type="float" office:value="-0.00114194">
            <text:p>-0.00114194</text:p>
          </table:table-cell>
          <table:table-cell office:value-type="float" office:value="-0.0629466">
            <text:p>-0.0629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28767">
            <text:p>-0.00128767</text:p>
          </table:table-cell>
          <table:table-cell office:value-type="float" office:value="-0.00121328">
            <text:p>-0.00121328</text:p>
          </table:table-cell>
          <table:table-cell office:value-type="float" office:value="-0.0645672">
            <text:p>-0.06456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36518">
            <text:p>-0.00136518</text:p>
          </table:table-cell>
          <table:table-cell office:value-type="float" office:value="-0.00128767">
            <text:p>-0.00128767</text:p>
          </table:table-cell>
          <table:table-cell office:value-type="float" office:value="-0.0658551">
            <text:p>-0.0658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44586">
            <text:p>-0.00144586</text:p>
          </table:table-cell>
          <table:table-cell office:value-type="float" office:value="-0.00136518">
            <text:p>-0.00136518</text:p>
          </table:table-cell>
          <table:table-cell office:value-type="float" office:value="-0.0678068">
            <text:p>-0.06780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52979">
            <text:p>-0.00152979</text:p>
          </table:table-cell>
          <table:table-cell office:value-type="float" office:value="-0.00144586">
            <text:p>-0.00144586</text:p>
          </table:table-cell>
          <table:table-cell office:value-type="float" office:value="-0.0692459">
            <text:p>-0.0692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61703">
            <text:p>-0.00161703</text:p>
          </table:table-cell>
          <table:table-cell office:value-type="float" office:value="-0.00152979">
            <text:p>-0.00152979</text:p>
          </table:table-cell>
          <table:table-cell office:value-type="float" office:value="-0.0706779">
            <text:p>-0.0706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70762">
            <text:p>-0.00170762</text:p>
          </table:table-cell>
          <table:table-cell office:value-type="float" office:value="-0.00161703">
            <text:p>-0.00161703</text:p>
          </table:table-cell>
          <table:table-cell office:value-type="float" office:value="-0.0722783">
            <text:p>-0.0722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80163">
            <text:p>-0.00180163</text:p>
          </table:table-cell>
          <table:table-cell office:value-type="float" office:value="-0.00170762">
            <text:p>-0.00170762</text:p>
          </table:table-cell>
          <table:table-cell office:value-type="float" office:value="-0.0737793">
            <text:p>-0.0737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189911">
            <text:p>-0.00189911</text:p>
          </table:table-cell>
          <table:table-cell office:value-type="float" office:value="-0.00180163">
            <text:p>-0.00180163</text:p>
          </table:table-cell>
          <table:table-cell office:value-type="float" office:value="-0.0753699">
            <text:p>-0.0753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200011">
            <text:p>-0.00200011</text:p>
          </table:table-cell>
          <table:table-cell office:value-type="float" office:value="-0.00189911">
            <text:p>-0.00189911</text:p>
          </table:table-cell>
          <table:table-cell office:value-type="float" office:value="-0.0764452">
            <text:p>-0.0764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210469">
            <text:p>-0.00210469</text:p>
          </table:table-cell>
          <table:table-cell office:value-type="float" office:value="-0.00200011">
            <text:p>-0.00200011</text:p>
          </table:table-cell>
          <table:table-cell office:value-type="float" office:value="-0.0787513">
            <text:p>-0.0787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221291">
            <text:p>-0.00221291</text:p>
          </table:table-cell>
          <table:table-cell office:value-type="float" office:value="-0.00210469">
            <text:p>-0.00210469</text:p>
          </table:table-cell>
          <table:table-cell office:value-type="float" office:value="-0.0797606">
            <text:p>-0.0797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232483">
            <text:p>-0.00232483</text:p>
          </table:table-cell>
          <table:table-cell office:value-type="float" office:value="-0.00221291">
            <text:p>-0.00221291</text:p>
          </table:table-cell>
          <table:table-cell office:value-type="float" office:value="-0.0817744">
            <text:p>-0.0817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244049">
            <text:p>-0.00244049</text:p>
          </table:table-cell>
          <table:table-cell office:value-type="float" office:value="-0.00232483">
            <text:p>-0.00232483</text:p>
          </table:table-cell>
          <table:table-cell office:value-type="float" office:value="-0.0831177">
            <text:p>-0.0831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255995">
            <text:p>-0.00255995</text:p>
          </table:table-cell>
          <table:table-cell office:value-type="float" office:value="-0.00244049">
            <text:p>-0.00244049</text:p>
          </table:table-cell>
          <table:table-cell office:value-type="float" office:value="-0.084528">
            <text:p>-0.084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268389">
            <text:p>-0.00268389</text:p>
          </table:table-cell>
          <table:table-cell office:value-type="float" office:value="-0.00255995">
            <text:p>-0.00255995</text:p>
          </table:table-cell>
          <table:table-cell office:value-type="float" office:value="-0.11935">
            <text:p>-0.11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281177">
            <text:p>-0.00281177</text:p>
          </table:table-cell>
          <table:table-cell office:value-type="float" office:value="-0.00268389">
            <text:p>-0.00268389</text:p>
          </table:table-cell>
          <table:table-cell office:value-type="float" office:value="-0.0647612">
            <text:p>-0.0647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294284">
            <text:p>-0.00294284</text:p>
          </table:table-cell>
          <table:table-cell office:value-type="float" office:value="-0.00281177">
            <text:p>-0.00281177</text:p>
          </table:table-cell>
          <table:table-cell office:value-type="float" office:value="-0.0845364">
            <text:p>-0.08453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307841">
            <text:p>-0.00307841</text:p>
          </table:table-cell>
          <table:table-cell office:value-type="float" office:value="-0.00294284">
            <text:p>-0.00294284</text:p>
          </table:table-cell>
          <table:table-cell office:value-type="float" office:value="-0.123458">
            <text:p>-0.123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321801">
            <text:p>-0.00321801</text:p>
          </table:table-cell>
          <table:table-cell office:value-type="float" office:value="-0.00307841">
            <text:p>-0.00307841</text:p>
          </table:table-cell>
          <table:table-cell office:value-type="float" office:value="-0.0686077">
            <text:p>-0.06860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336092">
            <text:p>-0.00336092</text:p>
          </table:table-cell>
          <table:table-cell office:value-type="float" office:value="-0.00321801">
            <text:p>-0.00321801</text:p>
          </table:table-cell>
          <table:table-cell office:value-type="float" office:value="-0.0890062">
            <text:p>-0.0890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350848">
            <text:p>-0.00350848</text:p>
          </table:table-cell>
          <table:table-cell office:value-type="float" office:value="-0.00336092">
            <text:p>-0.00336092</text:p>
          </table:table-cell>
          <table:table-cell office:value-type="float" office:value="-0.12921">
            <text:p>-0.12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366021">
            <text:p>-0.00366021</text:p>
          </table:table-cell>
          <table:table-cell office:value-type="float" office:value="-0.00350848">
            <text:p>-0.00350848</text:p>
          </table:table-cell>
          <table:table-cell office:value-type="float" office:value="-0.0726776">
            <text:p>-0.0726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381602">
            <text:p>-0.00381602</text:p>
          </table:table-cell>
          <table:table-cell office:value-type="float" office:value="-0.00366021">
            <text:p>-0.00366021</text:p>
          </table:table-cell>
          <table:table-cell office:value-type="float" office:value="-0.127266">
            <text:p>-0.127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397594">
            <text:p>-0.00397594</text:p>
          </table:table-cell>
          <table:table-cell office:value-type="float" office:value="-0.00381602">
            <text:p>-0.00381602</text:p>
          </table:table-cell>
          <table:table-cell office:value-type="float" office:value="-0.075514">
            <text:p>-0.0755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414002">
            <text:p>-0.00414002</text:p>
          </table:table-cell>
          <table:table-cell office:value-type="float" office:value="-0.00397594">
            <text:p>-0.00397594</text:p>
          </table:table-cell>
          <table:table-cell office:value-type="float" office:value="-0.130325">
            <text:p>-0.130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430829">
            <text:p>-0.00430829</text:p>
          </table:table-cell>
          <table:table-cell office:value-type="float" office:value="-0.00414002">
            <text:p>-0.00414002</text:p>
          </table:table-cell>
          <table:table-cell office:value-type="float" office:value="-0.0784842">
            <text:p>-0.07848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448079">
            <text:p>-0.00448079</text:p>
          </table:table-cell>
          <table:table-cell office:value-type="float" office:value="-0.00430829">
            <text:p>-0.00430829</text:p>
          </table:table-cell>
          <table:table-cell office:value-type="float" office:value="-0.13392">
            <text:p>-0.13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465755">
            <text:p>-0.00465755</text:p>
          </table:table-cell>
          <table:table-cell office:value-type="float" office:value="-0.00448079">
            <text:p>-0.00448079</text:p>
          </table:table-cell>
          <table:table-cell office:value-type="float" office:value="-0.0811126">
            <text:p>-0.0811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483861">
            <text:p>-0.00483861</text:p>
          </table:table-cell>
          <table:table-cell office:value-type="float" office:value="-0.00465755">
            <text:p>-0.00465755</text:p>
          </table:table-cell>
          <table:table-cell office:value-type="float" office:value="-0.1373">
            <text:p>-0.13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502399">
            <text:p>-0.00502399</text:p>
          </table:table-cell>
          <table:table-cell office:value-type="float" office:value="-0.00483861">
            <text:p>-0.00483861</text:p>
          </table:table-cell>
          <table:table-cell office:value-type="float" office:value="-0.0838746">
            <text:p>-0.0838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521374">
            <text:p>-0.00521374</text:p>
          </table:table-cell>
          <table:table-cell office:value-type="float" office:value="-0.00502399">
            <text:p>-0.00502399</text:p>
          </table:table-cell>
          <table:table-cell office:value-type="float" office:value="-0.140941">
            <text:p>-0.140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540786">
            <text:p>-0.00540786</text:p>
          </table:table-cell>
          <table:table-cell office:value-type="float" office:value="-0.00521374">
            <text:p>-0.00521374</text:p>
          </table:table-cell>
          <table:table-cell office:value-type="float" office:value="-0.0864008">
            <text:p>-0.0864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560639">
            <text:p>-0.00560639</text:p>
          </table:table-cell>
          <table:table-cell office:value-type="float" office:value="-0.00540786">
            <text:p>-0.00540786</text:p>
          </table:table-cell>
          <table:table-cell office:value-type="float" office:value="-0.143851">
            <text:p>-0.143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580935">
            <text:p>-0.00580935</text:p>
          </table:table-cell>
          <table:table-cell office:value-type="float" office:value="-0.00560639">
            <text:p>-0.00560639</text:p>
          </table:table-cell>
          <table:table-cell office:value-type="float" office:value="-0.0893135">
            <text:p>-0.0893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601678">
            <text:p>-0.00601678</text:p>
          </table:table-cell>
          <table:table-cell office:value-type="float" office:value="-0.00580935">
            <text:p>-0.00580935</text:p>
          </table:table-cell>
          <table:table-cell office:value-type="float" office:value="-0.147155">
            <text:p>-0.147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622868">
            <text:p>-0.00622868</text:p>
          </table:table-cell>
          <table:table-cell office:value-type="float" office:value="-0.00601678">
            <text:p>-0.00601678</text:p>
          </table:table-cell>
          <table:table-cell office:value-type="float" office:value="-0.0920765">
            <text:p>-0.0920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64451">
            <text:p>-0.0064451</text:p>
          </table:table-cell>
          <table:table-cell office:value-type="float" office:value="-0.00622868">
            <text:p>-0.00622868</text:p>
          </table:table-cell>
          <table:table-cell office:value-type="float" office:value="-0.150498">
            <text:p>-0.150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666604">
            <text:p>-0.00666604</text:p>
          </table:table-cell>
          <table:table-cell office:value-type="float" office:value="-0.0064451">
            <text:p>-0.0064451</text:p>
          </table:table-cell>
          <table:table-cell office:value-type="float" office:value="-0.0947678">
            <text:p>-0.09476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689152">
            <text:p>-0.00689152</text:p>
          </table:table-cell>
          <table:table-cell office:value-type="float" office:value="-0.00666604">
            <text:p>-0.00666604</text:p>
          </table:table-cell>
          <table:table-cell office:value-type="float" office:value="-0.153567">
            <text:p>-0.153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712156">
            <text:p>-0.00712156</text:p>
          </table:table-cell>
          <table:table-cell office:value-type="float" office:value="-0.00689152">
            <text:p>-0.00689152</text:p>
          </table:table-cell>
          <table:table-cell office:value-type="float" office:value="-0.097504">
            <text:p>-0.0975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735617">
            <text:p>-0.00735617</text:p>
          </table:table-cell>
          <table:table-cell office:value-type="float" office:value="-0.00712156">
            <text:p>-0.00712156</text:p>
          </table:table-cell>
          <table:table-cell office:value-type="float" office:value="-0.15635">
            <text:p>-0.156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759536">
            <text:p>-0.00759536</text:p>
          </table:table-cell>
          <table:table-cell office:value-type="float" office:value="-0.00735617">
            <text:p>-0.00735617</text:p>
          </table:table-cell>
          <table:table-cell office:value-type="float" office:value="-0.100104">
            <text:p>-0.1001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783915">
            <text:p>-0.00783915</text:p>
          </table:table-cell>
          <table:table-cell office:value-type="float" office:value="-0.00759536">
            <text:p>-0.00759536</text:p>
          </table:table-cell>
          <table:table-cell office:value-type="float" office:value="-0.159619">
            <text:p>-0.159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808754">
            <text:p>-0.00808754</text:p>
          </table:table-cell>
          <table:table-cell office:value-type="float" office:value="-0.00783915">
            <text:p>-0.00783915</text:p>
          </table:table-cell>
          <table:table-cell office:value-type="float" office:value="-0.102826">
            <text:p>-0.102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834056">
            <text:p>-0.00834056</text:p>
          </table:table-cell>
          <table:table-cell office:value-type="float" office:value="-0.00808754">
            <text:p>-0.00808754</text:p>
          </table:table-cell>
          <table:table-cell office:value-type="float" office:value="-0.162544">
            <text:p>-0.162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859818">
            <text:p>-0.00859818</text:p>
          </table:table-cell>
          <table:table-cell office:value-type="float" office:value="-0.00834056">
            <text:p>-0.00834056</text:p>
          </table:table-cell>
          <table:table-cell office:value-type="float" office:value="-0.105195">
            <text:p>-0.105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886043">
            <text:p>-0.00886043</text:p>
          </table:table-cell>
          <table:table-cell office:value-type="float" office:value="-0.00859818">
            <text:p>-0.00859818</text:p>
          </table:table-cell>
          <table:table-cell office:value-type="float" office:value="-0.165341">
            <text:p>-0.165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912731">
            <text:p>-0.00912731</text:p>
          </table:table-cell>
          <table:table-cell office:value-type="float" office:value="-0.00886043">
            <text:p>-0.00886043</text:p>
          </table:table-cell>
          <table:table-cell office:value-type="float" office:value="-0.1082">
            <text:p>-0.10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939882">
            <text:p>-0.00939882</text:p>
          </table:table-cell>
          <table:table-cell office:value-type="float" office:value="-0.00912731">
            <text:p>-0.00912731</text:p>
          </table:table-cell>
          <table:table-cell office:value-type="float" office:value="-0.168293">
            <text:p>-0.1682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967497">
            <text:p>-0.00967497</text:p>
          </table:table-cell>
          <table:table-cell office:value-type="float" office:value="-0.00939882">
            <text:p>-0.00939882</text:p>
          </table:table-cell>
          <table:table-cell office:value-type="float" office:value="-0.110701">
            <text:p>-0.110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995575">
            <text:p>-0.00995575</text:p>
          </table:table-cell>
          <table:table-cell office:value-type="float" office:value="-0.00967497">
            <text:p>-0.00967497</text:p>
          </table:table-cell>
          <table:table-cell office:value-type="float" office:value="-0.171125">
            <text:p>-0.171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02412">
            <text:p>-0.0102412</text:p>
          </table:table-cell>
          <table:table-cell office:value-type="float" office:value="-0.00995575">
            <text:p>-0.00995575</text:p>
          </table:table-cell>
          <table:table-cell office:value-type="float" office:value="-0.113619">
            <text:p>-0.113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05312">
            <text:p>-0.0105312</text:p>
          </table:table-cell>
          <table:table-cell office:value-type="float" office:value="-0.0102412">
            <text:p>-0.0102412</text:p>
          </table:table-cell>
          <table:table-cell office:value-type="float" office:value="-0.174179">
            <text:p>-0.174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08259">
            <text:p>-0.0108259</text:p>
          </table:table-cell>
          <table:table-cell office:value-type="float" office:value="-0.0105312">
            <text:p>-0.0105312</text:p>
          </table:table-cell>
          <table:table-cell office:value-type="float" office:value="-0.11669">
            <text:p>-0.11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11253">
            <text:p>-0.0111253</text:p>
          </table:table-cell>
          <table:table-cell office:value-type="float" office:value="-0.0108259">
            <text:p>-0.0108259</text:p>
          </table:table-cell>
          <table:table-cell office:value-type="float" office:value="-0.177035">
            <text:p>-0.177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14293">
            <text:p>-0.0114293</text:p>
          </table:table-cell>
          <table:table-cell office:value-type="float" office:value="-0.0111253">
            <text:p>-0.0111253</text:p>
          </table:table-cell>
          <table:table-cell office:value-type="float" office:value="-0.119974">
            <text:p>-0.119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17379">
            <text:p>-0.0117379</text:p>
          </table:table-cell>
          <table:table-cell office:value-type="float" office:value="-0.0114293">
            <text:p>-0.0114293</text:p>
          </table:table-cell>
          <table:table-cell office:value-type="float" office:value="-0.179525">
            <text:p>-0.179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20512">
            <text:p>-0.0120512</text:p>
          </table:table-cell>
          <table:table-cell office:value-type="float" office:value="-0.0117379">
            <text:p>-0.0117379</text:p>
          </table:table-cell>
          <table:table-cell office:value-type="float" office:value="-0.12322">
            <text:p>-0.123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23691">
            <text:p>-0.0123691</text:p>
          </table:table-cell>
          <table:table-cell office:value-type="float" office:value="-0.0120512">
            <text:p>-0.0120512</text:p>
          </table:table-cell>
          <table:table-cell office:value-type="float" office:value="-0.182404">
            <text:p>-0.1824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26917">
            <text:p>-0.0126917</text:p>
          </table:table-cell>
          <table:table-cell office:value-type="float" office:value="-0.0123691">
            <text:p>-0.0123691</text:p>
          </table:table-cell>
          <table:table-cell office:value-type="float" office:value="-0.1264">
            <text:p>-0.1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30189">
            <text:p>-0.0130189</text:p>
          </table:table-cell>
          <table:table-cell office:value-type="float" office:value="-0.0126917">
            <text:p>-0.0126917</text:p>
          </table:table-cell>
          <table:table-cell office:value-type="float" office:value="-0.184961">
            <text:p>-0.1849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33507">
            <text:p>-0.0133507</text:p>
          </table:table-cell>
          <table:table-cell office:value-type="float" office:value="-0.0130189">
            <text:p>-0.0130189</text:p>
          </table:table-cell>
          <table:table-cell office:value-type="float" office:value="-0.12985">
            <text:p>-0.129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36871">
            <text:p>-0.0136871</text:p>
          </table:table-cell>
          <table:table-cell office:value-type="float" office:value="-0.0133507">
            <text:p>-0.0133507</text:p>
          </table:table-cell>
          <table:table-cell office:value-type="float" office:value="-0.187269">
            <text:p>-0.187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40281">
            <text:p>-0.0140281</text:p>
          </table:table-cell>
          <table:table-cell office:value-type="float" office:value="-0.0136871">
            <text:p>-0.0136871</text:p>
          </table:table-cell>
          <table:table-cell office:value-type="float" office:value="-0.133151">
            <text:p>-0.133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43737">
            <text:p>-0.0143737</text:p>
          </table:table-cell>
          <table:table-cell office:value-type="float" office:value="-0.0140281">
            <text:p>-0.0140281</text:p>
          </table:table-cell>
          <table:table-cell office:value-type="float" office:value="-0.189488">
            <text:p>-0.1894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47239">
            <text:p>-0.0147239</text:p>
          </table:table-cell>
          <table:table-cell office:value-type="float" office:value="-0.0143737">
            <text:p>-0.0143737</text:p>
          </table:table-cell>
          <table:table-cell office:value-type="float" office:value="-0.13603">
            <text:p>-0.13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50785">
            <text:p>-0.0150785</text:p>
          </table:table-cell>
          <table:table-cell office:value-type="float" office:value="-0.0147239">
            <text:p>-0.0147239</text:p>
          </table:table-cell>
          <table:table-cell office:value-type="float" office:value="-0.191804">
            <text:p>-0.191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54377">
            <text:p>-0.0154377</text:p>
          </table:table-cell>
          <table:table-cell office:value-type="float" office:value="-0.0150785">
            <text:p>-0.0150785</text:p>
          </table:table-cell>
          <table:table-cell office:value-type="float" office:value="-0.138928">
            <text:p>-0.1389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58014">
            <text:p>-0.0158014</text:p>
          </table:table-cell>
          <table:table-cell office:value-type="float" office:value="-0.0154377">
            <text:p>-0.0154377</text:p>
          </table:table-cell>
          <table:table-cell office:value-type="float" office:value="-0.193983">
            <text:p>-0.193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61695">
            <text:p>-0.0161695</text:p>
          </table:table-cell>
          <table:table-cell office:value-type="float" office:value="-0.0158014">
            <text:p>-0.0158014</text:p>
          </table:table-cell>
          <table:table-cell office:value-type="float" office:value="-0.141874">
            <text:p>-0.1418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6542">
            <text:p>-0.016542</text:p>
          </table:table-cell>
          <table:table-cell office:value-type="float" office:value="-0.0161695">
            <text:p>-0.0161695</text:p>
          </table:table-cell>
          <table:table-cell office:value-type="float" office:value="-0.196099">
            <text:p>-0.1960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6919">
            <text:p>-0.016919</text:p>
          </table:table-cell>
          <table:table-cell office:value-type="float" office:value="-0.016542">
            <text:p>-0.016542</text:p>
          </table:table-cell>
          <table:table-cell office:value-type="float" office:value="-0.144823">
            <text:p>-0.1448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72997">
            <text:p>-0.0172997</text:p>
          </table:table-cell>
          <table:table-cell office:value-type="float" office:value="-0.016919">
            <text:p>-0.016919</text:p>
          </table:table-cell>
          <table:table-cell office:value-type="float" office:value="-0.165219">
            <text:p>-0.165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76853">
            <text:p>-0.0176853</text:p>
          </table:table-cell>
          <table:table-cell office:value-type="float" office:value="-0.0172997">
            <text:p>-0.0172997</text:p>
          </table:table-cell>
          <table:table-cell office:value-type="float" office:value="-0.20495">
            <text:p>-0.204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80754">
            <text:p>-0.0180754</text:p>
          </table:table-cell>
          <table:table-cell office:value-type="float" office:value="-0.0176853">
            <text:p>-0.0176853</text:p>
          </table:table-cell>
          <table:table-cell office:value-type="float" office:value="-0.148937">
            <text:p>-0.148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84691">
            <text:p>-0.0184691</text:p>
          </table:table-cell>
          <table:table-cell office:value-type="float" office:value="-0.0180754">
            <text:p>-0.0180754</text:p>
          </table:table-cell>
          <table:table-cell office:value-type="float" office:value="-0.169019">
            <text:p>-0.169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88676">
            <text:p>-0.0188676</text:p>
          </table:table-cell>
          <table:table-cell office:value-type="float" office:value="-0.0184691">
            <text:p>-0.0184691</text:p>
          </table:table-cell>
          <table:table-cell office:value-type="float" office:value="-0.20764">
            <text:p>-0.20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92705">
            <text:p>-0.0192705</text:p>
          </table:table-cell>
          <table:table-cell office:value-type="float" office:value="-0.0188676">
            <text:p>-0.0188676</text:p>
          </table:table-cell>
          <table:table-cell office:value-type="float" office:value="-0.153339">
            <text:p>-0.1533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96769">
            <text:p>-0.0196769</text:p>
          </table:table-cell>
          <table:table-cell office:value-type="float" office:value="-0.0192705">
            <text:p>-0.0192705</text:p>
          </table:table-cell>
          <table:table-cell office:value-type="float" office:value="-0.17298">
            <text:p>-0.17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00874">
            <text:p>-0.0200874</text:p>
          </table:table-cell>
          <table:table-cell office:value-type="float" office:value="-0.0196769">
            <text:p>-0.0196769</text:p>
          </table:table-cell>
          <table:table-cell office:value-type="float" office:value="-0.178045">
            <text:p>-0.178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0502">
            <text:p>-0.020502</text:p>
          </table:table-cell>
          <table:table-cell office:value-type="float" office:value="-0.0200874">
            <text:p>-0.0200874</text:p>
          </table:table-cell>
          <table:table-cell office:value-type="float" office:value="-0.180092">
            <text:p>-0.1800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09208">
            <text:p>-0.0209208</text:p>
          </table:table-cell>
          <table:table-cell office:value-type="float" office:value="-0.020502">
            <text:p>-0.020502</text:p>
          </table:table-cell>
          <table:table-cell office:value-type="float" office:value="-0.181575">
            <text:p>-0.181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13437">
            <text:p>-0.0213437</text:p>
          </table:table-cell>
          <table:table-cell office:value-type="float" office:value="-0.0209208">
            <text:p>-0.0209208</text:p>
          </table:table-cell>
          <table:table-cell office:value-type="float" office:value="-0.182845">
            <text:p>-0.1828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17707">
            <text:p>-0.0217707</text:p>
          </table:table-cell>
          <table:table-cell office:value-type="float" office:value="-0.0213437">
            <text:p>-0.0213437</text:p>
          </table:table-cell>
          <table:table-cell office:value-type="float" office:value="-0.184127">
            <text:p>-0.184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22017">
            <text:p>-0.0222017</text:p>
          </table:table-cell>
          <table:table-cell office:value-type="float" office:value="-0.0217707">
            <text:p>-0.0217707</text:p>
          </table:table-cell>
          <table:table-cell office:value-type="float" office:value="-0.185378">
            <text:p>-0.1853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26366">
            <text:p>-0.0226366</text:p>
          </table:table-cell>
          <table:table-cell office:value-type="float" office:value="-0.0222017">
            <text:p>-0.0222017</text:p>
          </table:table-cell>
          <table:table-cell office:value-type="float" office:value="-0.186638">
            <text:p>-0.186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30755">
            <text:p>-0.0230755</text:p>
          </table:table-cell>
          <table:table-cell office:value-type="float" office:value="-0.0226366">
            <text:p>-0.0226366</text:p>
          </table:table-cell>
          <table:table-cell office:value-type="float" office:value="-0.187822">
            <text:p>-0.187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35182">
            <text:p>-0.0235182</text:p>
          </table:table-cell>
          <table:table-cell office:value-type="float" office:value="-0.0230755">
            <text:p>-0.0230755</text:p>
          </table:table-cell>
          <table:table-cell office:value-type="float" office:value="-0.188989">
            <text:p>-0.188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39648">
            <text:p>-0.0239648</text:p>
          </table:table-cell>
          <table:table-cell office:value-type="float" office:value="-0.0235182">
            <text:p>-0.0235182</text:p>
          </table:table-cell>
          <table:table-cell office:value-type="float" office:value="-0.190153">
            <text:p>-0.1901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44151">
            <text:p>-0.0244151</text:p>
          </table:table-cell>
          <table:table-cell office:value-type="float" office:value="-0.0239648">
            <text:p>-0.0239648</text:p>
          </table:table-cell>
          <table:table-cell office:value-type="float" office:value="-0.191352">
            <text:p>-0.191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48691">
            <text:p>-0.0248691</text:p>
          </table:table-cell>
          <table:table-cell office:value-type="float" office:value="-0.0244151">
            <text:p>-0.0244151</text:p>
          </table:table-cell>
          <table:table-cell office:value-type="float" office:value="-0.192469">
            <text:p>-0.1924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53267">
            <text:p>-0.0253267</text:p>
          </table:table-cell>
          <table:table-cell office:value-type="float" office:value="-0.0248691">
            <text:p>-0.0248691</text:p>
          </table:table-cell>
          <table:table-cell office:value-type="float" office:value="-0.193665">
            <text:p>-0.193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5788">
            <text:p>-0.025788</text:p>
          </table:table-cell>
          <table:table-cell office:value-type="float" office:value="-0.0253267">
            <text:p>-0.0253267</text:p>
          </table:table-cell>
          <table:table-cell office:value-type="float" office:value="-0.194895">
            <text:p>-0.1948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62527">
            <text:p>-0.0262527</text:p>
          </table:table-cell>
          <table:table-cell office:value-type="float" office:value="-0.025788">
            <text:p>-0.025788</text:p>
          </table:table-cell>
          <table:table-cell office:value-type="float" office:value="-0.195987">
            <text:p>-0.1959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67209">
            <text:p>-0.0267209</text:p>
          </table:table-cell>
          <table:table-cell office:value-type="float" office:value="-0.0262527">
            <text:p>-0.0262527</text:p>
          </table:table-cell>
          <table:table-cell office:value-type="float" office:value="-0.196964">
            <text:p>-0.196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71925">
            <text:p>-0.0271925</text:p>
          </table:table-cell>
          <table:table-cell office:value-type="float" office:value="-0.0267209">
            <text:p>-0.0267209</text:p>
          </table:table-cell>
          <table:table-cell office:value-type="float" office:value="-0.197996">
            <text:p>-0.197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76674">
            <text:p>-0.0276674</text:p>
          </table:table-cell>
          <table:table-cell office:value-type="float" office:value="-0.0271925">
            <text:p>-0.0271925</text:p>
          </table:table-cell>
          <table:table-cell office:value-type="float" office:value="-0.198907">
            <text:p>-0.198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81455">
            <text:p>-0.0281455</text:p>
          </table:table-cell>
          <table:table-cell office:value-type="float" office:value="-0.0276674">
            <text:p>-0.0276674</text:p>
          </table:table-cell>
          <table:table-cell office:value-type="float" office:value="-0.199563">
            <text:p>-0.199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86268">
            <text:p>-0.0286268</text:p>
          </table:table-cell>
          <table:table-cell office:value-type="float" office:value="-0.0281455">
            <text:p>-0.0281455</text:p>
          </table:table-cell>
          <table:table-cell office:value-type="float" office:value="-0.200499">
            <text:p>-0.200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91112">
            <text:p>-0.0291112</text:p>
          </table:table-cell>
          <table:table-cell office:value-type="float" office:value="-0.0286268">
            <text:p>-0.0286268</text:p>
          </table:table-cell>
          <table:table-cell office:value-type="float" office:value="-0.201507">
            <text:p>-0.201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table:number-columns-repeated="2" office:value-type="float" office:value="-0.0295986">
            <text:p>-0.0295986</text:p>
          </table:table-cell>
          <table:table-cell office:value-type="float" office:value="-0.0291112">
            <text:p>-0.0291112</text:p>
          </table:table-cell>
          <table:table-cell office:value-type="float" office:value="-0.202264">
            <text:p>-0.202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table:number-columns-repeated="2" office:value-type="float" office:value="-0.0300895">
            <text:p>-0.0300895</text:p>
          </table:table-cell>
          <table:table-cell office:value-type="float" office:value="-0.0295986">
            <text:p>-0.0295986</text:p>
          </table:table-cell>
          <table:table-cell office:value-type="float" office:value="-0.236008">
            <text:p>-0.236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05831">
            <text:p>-0.0305831</text:p>
          </table:table-cell>
          <table:table-cell office:value-type="float" office:value="-0.0300895">
            <text:p>-0.0300895</text:p>
          </table:table-cell>
          <table:table-cell office:value-type="float" office:value="-0.173788">
            <text:p>-0.173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table:number-columns-repeated="2" office:value-type="float" office:value="-0.0310795">
            <text:p>-0.0310795</text:p>
          </table:table-cell>
          <table:table-cell office:value-type="float" office:value="-0.0305831">
            <text:p>-0.0305831</text:p>
          </table:table-cell>
          <table:table-cell office:value-type="float" office:value="-0.238706">
            <text:p>-0.238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15785">
            <text:p>-0.0315785</text:p>
          </table:table-cell>
          <table:table-cell office:value-type="float" office:value="-0.0310795">
            <text:p>-0.0310795</text:p>
          </table:table-cell>
          <table:table-cell office:value-type="float" office:value="-0.178534">
            <text:p>-0.178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table:number-columns-repeated="2" office:value-type="float" office:value="-0.03208">
            <text:p>-0.03208</text:p>
          </table:table-cell>
          <table:table-cell office:value-type="float" office:value="-0.0315785">
            <text:p>-0.0315785</text:p>
          </table:table-cell>
          <table:table-cell office:value-type="float" office:value="-0.23787">
            <text:p>-0.237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25841">
            <text:p>-0.0325841</text:p>
          </table:table-cell>
          <table:table-cell office:value-type="float" office:value="-0.03208">
            <text:p>-0.03208</text:p>
          </table:table-cell>
          <table:table-cell office:value-type="float" office:value="-0.183842">
            <text:p>-0.1838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table:number-columns-repeated="2" office:value-type="float" office:value="-0.0330905">
            <text:p>-0.0330905</text:p>
          </table:table-cell>
          <table:table-cell office:value-type="float" office:value="-0.0325841">
            <text:p>-0.0325841</text:p>
          </table:table-cell>
          <table:table-cell office:value-type="float" office:value="-0.237327">
            <text:p>-0.237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35994">
            <text:p>-0.0335994</text:p>
          </table:table-cell>
          <table:table-cell office:value-type="float" office:value="-0.0330905">
            <text:p>-0.0330905</text:p>
          </table:table-cell>
          <table:table-cell office:value-type="float" office:value="-0.189214">
            <text:p>-0.189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table:number-columns-repeated="2" office:value-type="float" office:value="-0.0341105">
            <text:p>-0.0341105</text:p>
          </table:table-cell>
          <table:table-cell office:value-type="float" office:value="-0.0335994">
            <text:p>-0.0335994</text:p>
          </table:table-cell>
          <table:table-cell office:value-type="float" office:value="-0.236779">
            <text:p>-0.236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46239">
            <text:p>-0.0346239</text:p>
          </table:table-cell>
          <table:table-cell office:value-type="float" office:value="-0.0341105">
            <text:p>-0.0341105</text:p>
          </table:table-cell>
          <table:table-cell office:value-type="float" office:value="-0.19337">
            <text:p>-0.19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51388">
            <text:p>-0.0351388</text:p>
          </table:table-cell>
          <table:table-cell office:value-type="float" office:value="-0.0346239">
            <text:p>-0.0346239</text:p>
          </table:table-cell>
          <table:table-cell office:value-type="float" office:value="-0.204615">
            <text:p>-0.204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-0.0356564">
            <text:p>-0.0356564</text:p>
          </table:table-cell>
          <table:table-cell office:value-type="float" office:value="-0.0351388">
            <text:p>-0.0351388</text:p>
          </table:table-cell>
          <table:table-cell office:value-type="float" office:value="-0.248187">
            <text:p>-0.248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61761">
            <text:p>-0.0361761</text:p>
          </table:table-cell>
          <table:table-cell office:value-type="float" office:value="-0.0356564">
            <text:p>-0.0356564</text:p>
          </table:table-cell>
          <table:table-cell office:value-type="float" office:value="-0.198415">
            <text:p>-0.1984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66972">
            <text:p>-0.0366972</text:p>
          </table:table-cell>
          <table:table-cell office:value-type="float" office:value="-0.0361761">
            <text:p>-0.0361761</text:p>
          </table:table-cell>
          <table:table-cell office:value-type="float" office:value="-0.208525">
            <text:p>-0.208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72199">
            <text:p>-0.0372199</text:p>
          </table:table-cell>
          <table:table-cell office:value-type="float" office:value="-0.0366972">
            <text:p>-0.0366972</text:p>
          </table:table-cell>
          <table:table-cell office:value-type="float" office:value="-0.213756">
            <text:p>-0.2137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77443">
            <text:p>-0.0377443</text:p>
          </table:table-cell>
          <table:table-cell office:value-type="float" office:value="-0.0372199">
            <text:p>-0.0372199</text:p>
          </table:table-cell>
          <table:table-cell office:value-type="float" office:value="-0.217324">
            <text:p>-0.217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82704">
            <text:p>-0.0382704</text:p>
          </table:table-cell>
          <table:table-cell office:value-type="float" office:value="-0.0377443">
            <text:p>-0.0377443</text:p>
          </table:table-cell>
          <table:table-cell office:value-type="float" office:value="-0.21892">
            <text:p>-0.21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87982">
            <text:p>-0.0387982</text:p>
          </table:table-cell>
          <table:table-cell office:value-type="float" office:value="-0.0382704">
            <text:p>-0.0382704</text:p>
          </table:table-cell>
          <table:table-cell office:value-type="float" office:value="-0.220586">
            <text:p>-0.220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93276">
            <text:p>-0.0393276</text:p>
          </table:table-cell>
          <table:table-cell office:value-type="float" office:value="-0.0387982">
            <text:p>-0.0387982</text:p>
          </table:table-cell>
          <table:table-cell office:value-type="float" office:value="-0.221593">
            <text:p>-0.2215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98585">
            <text:p>-0.0398585</text:p>
          </table:table-cell>
          <table:table-cell office:value-type="float" office:value="-0.0393276">
            <text:p>-0.0393276</text:p>
          </table:table-cell>
          <table:table-cell office:value-type="float" office:value="-0.222595">
            <text:p>-0.222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03908">
            <text:p>-0.0403908</text:p>
          </table:table-cell>
          <table:table-cell office:value-type="float" office:value="-0.0398585">
            <text:p>-0.0398585</text:p>
          </table:table-cell>
          <table:table-cell office:value-type="float" office:value="-0.223769">
            <text:p>-0.223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09244">
            <text:p>-0.0409244</text:p>
          </table:table-cell>
          <table:table-cell office:value-type="float" office:value="-0.0403908">
            <text:p>-0.0403908</text:p>
          </table:table-cell>
          <table:table-cell office:value-type="float" office:value="-0.224989">
            <text:p>-0.224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14592">
            <text:p>-0.0414592</text:p>
          </table:table-cell>
          <table:table-cell office:value-type="float" office:value="-0.0409244">
            <text:p>-0.0409244</text:p>
          </table:table-cell>
          <table:table-cell office:value-type="float" office:value="-0.226024">
            <text:p>-0.226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19951">
            <text:p>-0.0419951</text:p>
          </table:table-cell>
          <table:table-cell office:value-type="float" office:value="-0.0414592">
            <text:p>-0.0414592</text:p>
          </table:table-cell>
          <table:table-cell office:value-type="float" office:value="-0.226983">
            <text:p>-0.226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2532">
            <text:p>-0.042532</text:p>
          </table:table-cell>
          <table:table-cell office:value-type="float" office:value="-0.0419951">
            <text:p>-0.0419951</text:p>
          </table:table-cell>
          <table:table-cell office:value-type="float" office:value="-0.228016">
            <text:p>-0.228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30698">
            <text:p>-0.0430698</text:p>
          </table:table-cell>
          <table:table-cell office:value-type="float" office:value="-0.042532">
            <text:p>-0.042532</text:p>
          </table:table-cell>
          <table:table-cell office:value-type="float" office:value="-0.228971">
            <text:p>-0.2289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36084">
            <text:p>-0.0436084</text:p>
          </table:table-cell>
          <table:table-cell office:value-type="float" office:value="-0.0430698">
            <text:p>-0.0430698</text:p>
          </table:table-cell>
          <table:table-cell office:value-type="float" office:value="-0.230004">
            <text:p>-0.23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41477">
            <text:p>-0.0441477</text:p>
          </table:table-cell>
          <table:table-cell office:value-type="float" office:value="-0.0436084">
            <text:p>-0.0436084</text:p>
          </table:table-cell>
          <table:table-cell office:value-type="float" office:value="-0.230848">
            <text:p>-0.2308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46875">
            <text:p>-0.0446875</text:p>
          </table:table-cell>
          <table:table-cell office:value-type="float" office:value="-0.0441477">
            <text:p>-0.0441477</text:p>
          </table:table-cell>
          <table:table-cell office:value-type="float" office:value="-0.231729">
            <text:p>-0.2317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52278">
            <text:p>-0.0452278</text:p>
          </table:table-cell>
          <table:table-cell office:value-type="float" office:value="-0.0446875">
            <text:p>-0.0446875</text:p>
          </table:table-cell>
          <table:table-cell office:value-type="float" office:value="-0.232635">
            <text:p>-0.2326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57684">
            <text:p>-0.0457684</text:p>
          </table:table-cell>
          <table:table-cell office:value-type="float" office:value="-0.0452278">
            <text:p>-0.0452278</text:p>
          </table:table-cell>
          <table:table-cell office:value-type="float" office:value="-0.233555">
            <text:p>-0.233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63093">
            <text:p>-0.0463093</text:p>
          </table:table-cell>
          <table:table-cell office:value-type="float" office:value="-0.0457684">
            <text:p>-0.0457684</text:p>
          </table:table-cell>
          <table:table-cell office:value-type="float" office:value="-0.234503">
            <text:p>-0.234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68503">
            <text:p>-0.0468503</text:p>
          </table:table-cell>
          <table:table-cell office:value-type="float" office:value="-0.0463093">
            <text:p>-0.0463093</text:p>
          </table:table-cell>
          <table:table-cell office:value-type="float" office:value="-0.235134">
            <text:p>-0.2351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73912">
            <text:p>-0.0473912</text:p>
          </table:table-cell>
          <table:table-cell office:value-type="float" office:value="-0.0468503">
            <text:p>-0.0468503</text:p>
          </table:table-cell>
          <table:table-cell office:value-type="float" office:value="-0.235587">
            <text:p>-0.235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7932">
            <text:p>-0.047932</text:p>
          </table:table-cell>
          <table:table-cell office:value-type="float" office:value="-0.0473912">
            <text:p>-0.0473912</text:p>
          </table:table-cell>
          <table:table-cell office:value-type="float" office:value="-0.235811">
            <text:p>-0.2358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84725">
            <text:p>-0.0484725</text:p>
          </table:table-cell>
          <table:table-cell office:value-type="float" office:value="-0.047932">
            <text:p>-0.047932</text:p>
          </table:table-cell>
          <table:table-cell office:value-type="float" office:value="-0.236246">
            <text:p>-0.236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table:number-columns-repeated="2" office:value-type="float" office:value="-0.049012">
            <text:p>-0.049012</text:p>
          </table:table-cell>
          <table:table-cell office:value-type="float" office:value="-0.0484725">
            <text:p>-0.0484725</text:p>
          </table:table-cell>
          <table:table-cell office:value-type="float" office:value="-0.203616">
            <text:p>-0.203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95507">
            <text:p>-0.0495507</text:p>
          </table:table-cell>
          <table:table-cell office:value-type="float" office:value="-0.049012">
            <text:p>-0.049012</text:p>
          </table:table-cell>
          <table:table-cell office:value-type="float" office:value="-0.250732">
            <text:p>-0.250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table:number-columns-repeated="2" office:value-type="float" office:value="-0.0500894">
            <text:p>-0.0500894</text:p>
          </table:table-cell>
          <table:table-cell office:value-type="float" office:value="-0.0495507">
            <text:p>-0.0495507</text:p>
          </table:table-cell>
          <table:table-cell office:value-type="float" office:value="-0.24445">
            <text:p>-0.244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table:number-columns-repeated="2" office:value-type="float" office:value="-0.0506269">
            <text:p>-0.0506269</text:p>
          </table:table-cell>
          <table:table-cell office:value-type="float" office:value="-0.0500894">
            <text:p>-0.0500894</text:p>
          </table:table-cell>
          <table:table-cell office:value-type="float" office:value="-0.20634">
            <text:p>-0.206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table:number-columns-repeated="2" office:value-type="float" office:value="-0.0511634">
            <text:p>-0.0511634</text:p>
          </table:table-cell>
          <table:table-cell office:value-type="float" office:value="-0.0506269">
            <text:p>-0.0506269</text:p>
          </table:table-cell>
          <table:table-cell office:value-type="float" office:value="-0.256735">
            <text:p>-0.2567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table:number-columns-repeated="2" office:value-type="float" office:value="-0.0516991">
            <text:p>-0.0516991</text:p>
          </table:table-cell>
          <table:table-cell office:value-type="float" office:value="-0.0511634">
            <text:p>-0.0511634</text:p>
          </table:table-cell>
          <table:table-cell office:value-type="float" office:value="-0.214649">
            <text:p>-0.214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table:number-columns-repeated="2" office:value-type="float" office:value="-0.0522338">
            <text:p>-0.0522338</text:p>
          </table:table-cell>
          <table:table-cell office:value-type="float" office:value="-0.0516991">
            <text:p>-0.0516991</text:p>
          </table:table-cell>
          <table:table-cell office:value-type="float" office:value="-0.260816">
            <text:p>-0.2608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table:number-columns-repeated="2" office:value-type="float" office:value="-0.0527674">
            <text:p>-0.0527674</text:p>
          </table:table-cell>
          <table:table-cell office:value-type="float" office:value="-0.0522338">
            <text:p>-0.0522338</text:p>
          </table:table-cell>
          <table:table-cell office:value-type="float" office:value="-0.210809">
            <text:p>-0.210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table:number-columns-repeated="2" office:value-type="float" office:value="-0.0532999">
            <text:p>-0.0532999</text:p>
          </table:table-cell>
          <table:table-cell office:value-type="float" office:value="-0.0527674">
            <text:p>-0.0527674</text:p>
          </table:table-cell>
          <table:table-cell office:value-type="float" office:value="-0.266288">
            <text:p>-0.266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table:number-columns-repeated="2" office:value-type="float" office:value="-0.053831">
            <text:p>-0.053831</text:p>
          </table:table-cell>
          <table:table-cell office:value-type="float" office:value="-0.0532999">
            <text:p>-0.0532999</text:p>
          </table:table-cell>
          <table:table-cell office:value-type="float" office:value="-0.208358">
            <text:p>-0.208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table:number-columns-repeated="2" office:value-type="float" office:value="-0.0543608">
            <text:p>-0.0543608</text:p>
          </table:table-cell>
          <table:table-cell office:value-type="float" office:value="-0.053831">
            <text:p>-0.053831</text:p>
          </table:table-cell>
          <table:table-cell office:value-type="float" office:value="-0.270639">
            <text:p>-0.2706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48897">
            <text:p>-0.0548897</text:p>
          </table:table-cell>
          <table:table-cell office:value-type="float" office:value="-0.0543608">
            <text:p>-0.0543608</text:p>
          </table:table-cell>
          <table:table-cell office:value-type="float" office:value="-0.239819">
            <text:p>-0.239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54169">
            <text:p>-0.0554169</text:p>
          </table:table-cell>
          <table:table-cell office:value-type="float" office:value="-0.0548897">
            <text:p>-0.0548897</text:p>
          </table:table-cell>
          <table:table-cell office:value-type="float" office:value="-0.241205">
            <text:p>-0.2412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59422">
            <text:p>-0.0559422</text:p>
          </table:table-cell>
          <table:table-cell office:value-type="float" office:value="-0.0554169">
            <text:p>-0.0554169</text:p>
          </table:table-cell>
          <table:table-cell office:value-type="float" office:value="-0.242139">
            <text:p>-0.242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64657">
            <text:p>-0.0564657</text:p>
          </table:table-cell>
          <table:table-cell office:value-type="float" office:value="-0.0559422">
            <text:p>-0.0559422</text:p>
          </table:table-cell>
          <table:table-cell office:value-type="float" office:value="-0.242359">
            <text:p>-0.242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69871">
            <text:p>-0.0569871</text:p>
          </table:table-cell>
          <table:table-cell office:value-type="float" office:value="-0.0564657">
            <text:p>-0.0564657</text:p>
          </table:table-cell>
          <table:table-cell office:value-type="float" office:value="-0.24262">
            <text:p>-0.24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75064">
            <text:p>-0.0575064</text:p>
          </table:table-cell>
          <table:table-cell office:value-type="float" office:value="-0.0569871">
            <text:p>-0.0569871</text:p>
          </table:table-cell>
          <table:table-cell office:value-type="float" office:value="-0.242921">
            <text:p>-0.242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80233">
            <text:p>-0.0580233</text:p>
          </table:table-cell>
          <table:table-cell office:value-type="float" office:value="-0.0575064">
            <text:p>-0.0575064</text:p>
          </table:table-cell>
          <table:table-cell office:value-type="float" office:value="-0.243188">
            <text:p>-0.243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85379">
            <text:p>-0.0585379</text:p>
          </table:table-cell>
          <table:table-cell office:value-type="float" office:value="-0.0580233">
            <text:p>-0.0580233</text:p>
          </table:table-cell>
          <table:table-cell office:value-type="float" office:value="-0.243424">
            <text:p>-0.243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905">
            <text:p>-0.05905</text:p>
          </table:table-cell>
          <table:table-cell office:value-type="float" office:value="-0.0585379">
            <text:p>-0.0585379</text:p>
          </table:table-cell>
          <table:table-cell office:value-type="float" office:value="-0.243634">
            <text:p>-0.2436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95594">
            <text:p>-0.0595594</text:p>
          </table:table-cell>
          <table:table-cell office:value-type="float" office:value="-0.05905">
            <text:p>-0.05905</text:p>
          </table:table-cell>
          <table:table-cell office:value-type="float" office:value="-0.243886">
            <text:p>-0.243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0066">
            <text:p>-0.060066</text:p>
          </table:table-cell>
          <table:table-cell office:value-type="float" office:value="-0.0595594">
            <text:p>-0.0595594</text:p>
          </table:table-cell>
          <table:table-cell office:value-type="float" office:value="-0.244111">
            <text:p>-0.2441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05698">
            <text:p>-0.0605698</text:p>
          </table:table-cell>
          <table:table-cell office:value-type="float" office:value="-0.060066">
            <text:p>-0.060066</text:p>
          </table:table-cell>
          <table:table-cell office:value-type="float" office:value="-0.244409">
            <text:p>-0.244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10699">
            <text:p>-0.0610699</text:p>
          </table:table-cell>
          <table:table-cell office:value-type="float" office:value="-0.0605698">
            <text:p>-0.0605698</text:p>
          </table:table-cell>
          <table:table-cell office:value-type="float" office:value="-0.211183">
            <text:p>-0.211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15668">
            <text:p>-0.0615668</text:p>
          </table:table-cell>
          <table:table-cell office:value-type="float" office:value="-0.0610699">
            <text:p>-0.0610699</text:p>
          </table:table-cell>
          <table:table-cell office:value-type="float" office:value="-0.267977">
            <text:p>-0.2679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20606">
            <text:p>-0.0620606</text:p>
          </table:table-cell>
          <table:table-cell office:value-type="float" office:value="-0.0615668">
            <text:p>-0.0615668</text:p>
          </table:table-cell>
          <table:table-cell office:value-type="float" office:value="-0.216513">
            <text:p>-0.216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25512">
            <text:p>-0.0625512</text:p>
          </table:table-cell>
          <table:table-cell office:value-type="float" office:value="-0.0620606">
            <text:p>-0.0620606</text:p>
          </table:table-cell>
          <table:table-cell office:value-type="float" office:value="-0.269323">
            <text:p>-0.2693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30383">
            <text:p>-0.0630383</text:p>
          </table:table-cell>
          <table:table-cell office:value-type="float" office:value="-0.0625512">
            <text:p>-0.0625512</text:p>
          </table:table-cell>
          <table:table-cell office:value-type="float" office:value="-0.214923">
            <text:p>-0.2149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3522">
            <text:p>-0.063522</text:p>
          </table:table-cell>
          <table:table-cell office:value-type="float" office:value="-0.0630383">
            <text:p>-0.0630383</text:p>
          </table:table-cell>
          <table:table-cell office:value-type="float" office:value="-0.270926">
            <text:p>-0.270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40021">
            <text:p>-0.0640021</text:p>
          </table:table-cell>
          <table:table-cell office:value-type="float" office:value="-0.063522">
            <text:p>-0.063522</text:p>
          </table:table-cell>
          <table:table-cell office:value-type="float" office:value="-0.213462">
            <text:p>-0.2134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44784">
            <text:p>-0.0644784</text:p>
          </table:table-cell>
          <table:table-cell office:value-type="float" office:value="-0.0640021">
            <text:p>-0.0640021</text:p>
          </table:table-cell>
          <table:table-cell office:value-type="float" office:value="-0.272445">
            <text:p>-0.2724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49509">
            <text:p>-0.0649509</text:p>
          </table:table-cell>
          <table:table-cell office:value-type="float" office:value="-0.0644784">
            <text:p>-0.0644784</text:p>
          </table:table-cell>
          <table:table-cell office:value-type="float" office:value="-0.211888">
            <text:p>-0.211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54194">
            <text:p>-0.0654194</text:p>
          </table:table-cell>
          <table:table-cell office:value-type="float" office:value="-0.0649509">
            <text:p>-0.0649509</text:p>
          </table:table-cell>
          <table:table-cell office:value-type="float" office:value="-0.273964">
            <text:p>-0.273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58838">
            <text:p>-0.0658838</text:p>
          </table:table-cell>
          <table:table-cell office:value-type="float" office:value="-0.0654194">
            <text:p>-0.0654194</text:p>
          </table:table-cell>
          <table:table-cell office:value-type="float" office:value="-0.210245">
            <text:p>-0.210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6344">
            <text:p>-0.066344</text:p>
          </table:table-cell>
          <table:table-cell office:value-type="float" office:value="-0.0658838">
            <text:p>-0.0658838</text:p>
          </table:table-cell>
          <table:table-cell office:value-type="float" office:value="-0.275444">
            <text:p>-0.2754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67999">
            <text:p>-0.0667999</text:p>
          </table:table-cell>
          <table:table-cell office:value-type="float" office:value="-0.066344">
            <text:p>-0.066344</text:p>
          </table:table-cell>
          <table:table-cell office:value-type="float" office:value="-0.208522">
            <text:p>-0.208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72514">
            <text:p>-0.0672514</text:p>
          </table:table-cell>
          <table:table-cell office:value-type="float" office:value="-0.0667999">
            <text:p>-0.0667999</text:p>
          </table:table-cell>
          <table:table-cell office:value-type="float" office:value="-0.27649">
            <text:p>-0.27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76983">
            <text:p>-0.0676983</text:p>
          </table:table-cell>
          <table:table-cell office:value-type="float" office:value="-0.0672514">
            <text:p>-0.0672514</text:p>
          </table:table-cell>
          <table:table-cell office:value-type="float" office:value="-0.206489">
            <text:p>-0.206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81398">
            <text:p>-0.0681398</text:p>
          </table:table-cell>
          <table:table-cell office:value-type="float" office:value="-0.0676983">
            <text:p>-0.0676983</text:p>
          </table:table-cell>
          <table:table-cell office:value-type="float" office:value="-0.243481">
            <text:p>-0.243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85767">
            <text:p>-0.0685767</text:p>
          </table:table-cell>
          <table:table-cell office:value-type="float" office:value="-0.0681398">
            <text:p>-0.0681398</text:p>
          </table:table-cell>
          <table:table-cell office:value-type="float" office:value="-0.23851">
            <text:p>-0.23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90087">
            <text:p>-0.0690087</text:p>
          </table:table-cell>
          <table:table-cell office:value-type="float" office:value="-0.0685767">
            <text:p>-0.0685767</text:p>
          </table:table-cell>
          <table:table-cell office:value-type="float" office:value="-0.238706">
            <text:p>-0.238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94356">
            <text:p>-0.0694356</text:p>
          </table:table-cell>
          <table:table-cell office:value-type="float" office:value="-0.0690087">
            <text:p>-0.0690087</text:p>
          </table:table-cell>
          <table:table-cell office:value-type="float" office:value="-0.238303">
            <text:p>-0.238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98575">
            <text:p>-0.0698575</text:p>
          </table:table-cell>
          <table:table-cell office:value-type="float" office:value="-0.0694356">
            <text:p>-0.0694356</text:p>
          </table:table-cell>
          <table:table-cell office:value-type="float" office:value="-0.237984">
            <text:p>-0.2379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02742">
            <text:p>-0.0702742</text:p>
          </table:table-cell>
          <table:table-cell office:value-type="float" office:value="-0.0698575">
            <text:p>-0.0698575</text:p>
          </table:table-cell>
          <table:table-cell office:value-type="float" office:value="-0.23771">
            <text:p>-0.23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06855">
            <text:p>-0.0706855</text:p>
          </table:table-cell>
          <table:table-cell office:value-type="float" office:value="-0.0702742">
            <text:p>-0.0702742</text:p>
          </table:table-cell>
          <table:table-cell office:value-type="float" office:value="-0.23757">
            <text:p>-0.237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10913">
            <text:p>-0.0710913</text:p>
          </table:table-cell>
          <table:table-cell office:value-type="float" office:value="-0.0706855">
            <text:p>-0.0706855</text:p>
          </table:table-cell>
          <table:table-cell office:value-type="float" office:value="-0.237392">
            <text:p>-0.237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14916">
            <text:p>-0.0714916</text:p>
          </table:table-cell>
          <table:table-cell office:value-type="float" office:value="-0.0710913">
            <text:p>-0.0710913</text:p>
          </table:table-cell>
          <table:table-cell office:value-type="float" office:value="-0.23718">
            <text:p>-0.237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18862">
            <text:p>-0.0718862</text:p>
          </table:table-cell>
          <table:table-cell office:value-type="float" office:value="-0.0714916">
            <text:p>-0.0714916</text:p>
          </table:table-cell>
          <table:table-cell office:value-type="float" office:value="-0.237006">
            <text:p>-0.237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22751">
            <text:p>-0.0722751</text:p>
          </table:table-cell>
          <table:table-cell office:value-type="float" office:value="-0.0718862">
            <text:p>-0.0718862</text:p>
          </table:table-cell>
          <table:table-cell office:value-type="float" office:value="-0.236715">
            <text:p>-0.2367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26581">
            <text:p>-0.0726581</text:p>
          </table:table-cell>
          <table:table-cell office:value-type="float" office:value="-0.0722751">
            <text:p>-0.0722751</text:p>
          </table:table-cell>
          <table:table-cell office:value-type="float" office:value="-0.236376">
            <text:p>-0.236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30351">
            <text:p>-0.0730351</text:p>
          </table:table-cell>
          <table:table-cell office:value-type="float" office:value="-0.0726581">
            <text:p>-0.0726581</text:p>
          </table:table-cell>
          <table:table-cell office:value-type="float" office:value="-0.236129">
            <text:p>-0.236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34061">
            <text:p>-0.0734061</text:p>
          </table:table-cell>
          <table:table-cell office:value-type="float" office:value="-0.0730351">
            <text:p>-0.0730351</text:p>
          </table:table-cell>
          <table:table-cell office:value-type="float" office:value="-0.23573">
            <text:p>-0.23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37709">
            <text:p>-0.0737709</text:p>
          </table:table-cell>
          <table:table-cell office:value-type="float" office:value="-0.0734061">
            <text:p>-0.0734061</text:p>
          </table:table-cell>
          <table:table-cell office:value-type="float" office:value="-0.235201">
            <text:p>-0.235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41293">
            <text:p>-0.0741293</text:p>
          </table:table-cell>
          <table:table-cell office:value-type="float" office:value="-0.0737709">
            <text:p>-0.0737709</text:p>
          </table:table-cell>
          <table:table-cell office:value-type="float" office:value="-0.234683">
            <text:p>-0.2346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44814">
            <text:p>-0.0744814</text:p>
          </table:table-cell>
          <table:table-cell office:value-type="float" office:value="-0.0741293">
            <text:p>-0.0741293</text:p>
          </table:table-cell>
          <table:table-cell office:value-type="float" office:value="-0.234048">
            <text:p>-0.234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48269">
            <text:p>-0.0748269</text:p>
          </table:table-cell>
          <table:table-cell office:value-type="float" office:value="-0.0744814">
            <text:p>-0.0744814</text:p>
          </table:table-cell>
          <table:table-cell office:value-type="float" office:value="-0.23341">
            <text:p>-0.23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51658">
            <text:p>-0.0751658</text:p>
          </table:table-cell>
          <table:table-cell office:value-type="float" office:value="-0.0748269">
            <text:p>-0.0748269</text:p>
          </table:table-cell>
          <table:table-cell office:value-type="float" office:value="-0.232747">
            <text:p>-0.2327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54979">
            <text:p>-0.0754979</text:p>
          </table:table-cell>
          <table:table-cell office:value-type="float" office:value="-0.0751658">
            <text:p>-0.0751658</text:p>
          </table:table-cell>
          <table:table-cell office:value-type="float" office:value="-0.232009">
            <text:p>-0.23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58231">
            <text:p>-0.0758231</text:p>
          </table:table-cell>
          <table:table-cell office:value-type="float" office:value="-0.0754979">
            <text:p>-0.0754979</text:p>
          </table:table-cell>
          <table:table-cell office:value-type="float" office:value="-0.231334">
            <text:p>-0.2313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61413">
            <text:p>-0.0761413</text:p>
          </table:table-cell>
          <table:table-cell office:value-type="float" office:value="-0.0758231">
            <text:p>-0.0758231</text:p>
          </table:table-cell>
          <table:table-cell office:value-type="float" office:value="-0.230571">
            <text:p>-0.230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64525">
            <text:p>-0.0764525</text:p>
          </table:table-cell>
          <table:table-cell office:value-type="float" office:value="-0.0761413">
            <text:p>-0.0761413</text:p>
          </table:table-cell>
          <table:table-cell office:value-type="float" office:value="-0.229838">
            <text:p>-0.229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67571">
            <text:p>-0.0767571</text:p>
          </table:table-cell>
          <table:table-cell office:value-type="float" office:value="-0.0764525">
            <text:p>-0.0764525</text:p>
          </table:table-cell>
          <table:table-cell office:value-type="float" office:value="-0.262227">
            <text:p>-0.262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7055">
            <text:p>-0.077055</text:p>
          </table:table-cell>
          <table:table-cell office:value-type="float" office:value="-0.0767571">
            <text:p>-0.0767571</text:p>
          </table:table-cell>
          <table:table-cell office:value-type="float" office:value="-0.23525">
            <text:p>-0.23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73453">
            <text:p>-0.0773453</text:p>
          </table:table-cell>
          <table:table-cell office:value-type="float" office:value="-0.077055">
            <text:p>-0.077055</text:p>
          </table:table-cell>
          <table:table-cell office:value-type="float" office:value="-0.232177">
            <text:p>-0.232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7628">
            <text:p>-0.077628</text:p>
          </table:table-cell>
          <table:table-cell office:value-type="float" office:value="-0.0773453">
            <text:p>-0.0773453</text:p>
          </table:table-cell>
          <table:table-cell office:value-type="float" office:value="-0.231178">
            <text:p>-0.2311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79028">
            <text:p>-0.0779028</text:p>
          </table:table-cell>
          <table:table-cell office:value-type="float" office:value="-0.077628">
            <text:p>-0.077628</text:p>
          </table:table-cell>
          <table:table-cell office:value-type="float" office:value="-0.230329">
            <text:p>-0.2303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81696">
            <text:p>-0.0781696</text:p>
          </table:table-cell>
          <table:table-cell office:value-type="float" office:value="-0.0779028">
            <text:p>-0.0779028</text:p>
          </table:table-cell>
          <table:table-cell office:value-type="float" office:value="-0.229532">
            <text:p>-0.229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84284">
            <text:p>-0.0784284</text:p>
          </table:table-cell>
          <table:table-cell office:value-type="float" office:value="-0.0781696">
            <text:p>-0.0781696</text:p>
          </table:table-cell>
          <table:table-cell office:value-type="float" office:value="-0.228676">
            <text:p>-0.2286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86791">
            <text:p>-0.0786791</text:p>
          </table:table-cell>
          <table:table-cell office:value-type="float" office:value="-0.0784284">
            <text:p>-0.0784284</text:p>
          </table:table-cell>
          <table:table-cell office:value-type="float" office:value="-0.227832">
            <text:p>-0.2278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89214">
            <text:p>-0.0789214</text:p>
          </table:table-cell>
          <table:table-cell office:value-type="float" office:value="-0.0786791">
            <text:p>-0.0786791</text:p>
          </table:table-cell>
          <table:table-cell office:value-type="float" office:value="-0.226938">
            <text:p>-0.2269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91554">
            <text:p>-0.0791554</text:p>
          </table:table-cell>
          <table:table-cell office:value-type="float" office:value="-0.0789214">
            <text:p>-0.0789214</text:p>
          </table:table-cell>
          <table:table-cell office:value-type="float" office:value="-0.225998">
            <text:p>-0.225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93809">
            <text:p>-0.0793809</text:p>
          </table:table-cell>
          <table:table-cell office:value-type="float" office:value="-0.0791554">
            <text:p>-0.0791554</text:p>
          </table:table-cell>
          <table:table-cell office:value-type="float" office:value="-0.225106">
            <text:p>-0.2251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95979">
            <text:p>-0.0795979</text:p>
          </table:table-cell>
          <table:table-cell office:value-type="float" office:value="-0.0793809">
            <text:p>-0.0793809</text:p>
          </table:table-cell>
          <table:table-cell office:value-type="float" office:value="-0.224144">
            <text:p>-0.224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798061">
            <text:p>-0.0798061</text:p>
          </table:table-cell>
          <table:table-cell office:value-type="float" office:value="-0.0795979">
            <text:p>-0.0795979</text:p>
          </table:table-cell>
          <table:table-cell office:value-type="float" office:value="-0.223152">
            <text:p>-0.223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00056">
            <text:p>-0.0800056</text:p>
          </table:table-cell>
          <table:table-cell office:value-type="float" office:value="-0.0798061">
            <text:p>-0.0798061</text:p>
          </table:table-cell>
          <table:table-cell office:value-type="float" office:value="-0.222165">
            <text:p>-0.222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01962">
            <text:p>-0.0801962</text:p>
          </table:table-cell>
          <table:table-cell office:value-type="float" office:value="-0.0800056">
            <text:p>-0.0800056</text:p>
          </table:table-cell>
          <table:table-cell office:value-type="float" office:value="-0.221184">
            <text:p>-0.221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03778">
            <text:p>-0.0803778</text:p>
          </table:table-cell>
          <table:table-cell office:value-type="float" office:value="-0.0801962">
            <text:p>-0.0801962</text:p>
          </table:table-cell>
          <table:table-cell office:value-type="float" office:value="-0.220026">
            <text:p>-0.220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05503">
            <text:p>-0.0805503</text:p>
          </table:table-cell>
          <table:table-cell office:value-type="float" office:value="-0.0803778">
            <text:p>-0.0803778</text:p>
          </table:table-cell>
          <table:table-cell office:value-type="float" office:value="-0.219096">
            <text:p>-0.2190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07136">
            <text:p>-0.0807136</text:p>
          </table:table-cell>
          <table:table-cell office:value-type="float" office:value="-0.0805503">
            <text:p>-0.0805503</text:p>
          </table:table-cell>
          <table:table-cell office:value-type="float" office:value="-0.217924">
            <text:p>-0.217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08677">
            <text:p>-0.0808677</text:p>
          </table:table-cell>
          <table:table-cell office:value-type="float" office:value="-0.0807136">
            <text:p>-0.0807136</text:p>
          </table:table-cell>
          <table:table-cell office:value-type="float" office:value="-0.216815">
            <text:p>-0.216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0124">
            <text:p>-0.0810124</text:p>
          </table:table-cell>
          <table:table-cell office:value-type="float" office:value="-0.0808677">
            <text:p>-0.0808677</text:p>
          </table:table-cell>
          <table:table-cell office:value-type="float" office:value="-0.215646">
            <text:p>-0.215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1476">
            <text:p>-0.0811476</text:p>
          </table:table-cell>
          <table:table-cell office:value-type="float" office:value="-0.0810124">
            <text:p>-0.0810124</text:p>
          </table:table-cell>
          <table:table-cell office:value-type="float" office:value="-0.214449">
            <text:p>-0.2144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2732">
            <text:p>-0.0812732</text:p>
          </table:table-cell>
          <table:table-cell office:value-type="float" office:value="-0.0811476">
            <text:p>-0.0811476</text:p>
          </table:table-cell>
          <table:table-cell office:value-type="float" office:value="-0.213221">
            <text:p>-0.213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3892">
            <text:p>-0.0813892</text:p>
          </table:table-cell>
          <table:table-cell office:value-type="float" office:value="-0.0812732">
            <text:p>-0.0812732</text:p>
          </table:table-cell>
          <table:table-cell office:value-type="float" office:value="-0.211996">
            <text:p>-0.21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4948">
            <text:p>-0.0814948</text:p>
          </table:table-cell>
          <table:table-cell office:value-type="float" office:value="-0.0813892">
            <text:p>-0.0813892</text:p>
          </table:table-cell>
          <table:table-cell office:value-type="float" office:value="-0.177422">
            <text:p>-0.1774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5906">
            <text:p>-0.0815906</text:p>
          </table:table-cell>
          <table:table-cell office:value-type="float" office:value="-0.0814948">
            <text:p>-0.0814948</text:p>
          </table:table-cell>
          <table:table-cell office:value-type="float" office:value="-0.236062">
            <text:p>-0.236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6765">
            <text:p>-0.0816765</text:p>
          </table:table-cell>
          <table:table-cell office:value-type="float" office:value="-0.0815906">
            <text:p>-0.0815906</text:p>
          </table:table-cell>
          <table:table-cell office:value-type="float" office:value="-0.17707">
            <text:p>-0.17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7526">
            <text:p>-0.0817526</text:p>
          </table:table-cell>
          <table:table-cell office:value-type="float" office:value="-0.0816765">
            <text:p>-0.0816765</text:p>
          </table:table-cell>
          <table:table-cell office:value-type="float" office:value="-0.233678">
            <text:p>-0.2336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8186">
            <text:p>-0.0818186</text:p>
          </table:table-cell>
          <table:table-cell office:value-type="float" office:value="-0.0817526">
            <text:p>-0.0817526</text:p>
          </table:table-cell>
          <table:table-cell office:value-type="float" office:value="-0.173819">
            <text:p>-0.173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8745">
            <text:p>-0.0818745</text:p>
          </table:table-cell>
          <table:table-cell office:value-type="float" office:value="-0.0818186">
            <text:p>-0.0818186</text:p>
          </table:table-cell>
          <table:table-cell office:value-type="float" office:value="-0.231254">
            <text:p>-0.231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9202">
            <text:p>-0.0819202</text:p>
          </table:table-cell>
          <table:table-cell office:value-type="float" office:value="-0.0818745">
            <text:p>-0.0818745</text:p>
          </table:table-cell>
          <table:table-cell office:value-type="float" office:value="-0.170513">
            <text:p>-0.170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9557">
            <text:p>-0.0819557</text:p>
          </table:table-cell>
          <table:table-cell office:value-type="float" office:value="-0.0819202">
            <text:p>-0.0819202</text:p>
          </table:table-cell>
          <table:table-cell office:value-type="float" office:value="-0.228686">
            <text:p>-0.2286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9808">
            <text:p>-0.0819808</text:p>
          </table:table-cell>
          <table:table-cell office:value-type="float" office:value="-0.0819557">
            <text:p>-0.0819557</text:p>
          </table:table-cell>
          <table:table-cell office:value-type="float" office:value="-0.167078">
            <text:p>-0.1670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9955">
            <text:p>-0.0819955</text:p>
          </table:table-cell>
          <table:table-cell office:value-type="float" office:value="-0.0819808">
            <text:p>-0.0819808</text:p>
          </table:table-cell>
          <table:table-cell office:value-type="float" office:value="-0.225996">
            <text:p>-0.225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819962">
            <text:p>-0.0819962</text:p>
          </table:table-cell>
          <table:table-cell office:value-type="float" office:value="-0.0819955">
            <text:p>-0.0819955</text:p>
          </table:table-cell>
          <table:table-cell office:value-type="float" office:value="0.011419">
            <text:p>0.011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table:number-columns-repeated="2" office:value-type="float" office:value="-0.0819861">
            <text:p>-0.0819861</text:p>
          </table:table-cell>
          <table:table-cell office:value-type="float" office:value="-0.0819962">
            <text:p>-0.0819962</text:p>
          </table:table-cell>
          <table:table-cell office:value-type="float" office:value="-0.343393">
            <text:p>-0.3433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97">
            <text:p>-0.08197</text:p>
          </table:table-cell>
          <table:table-cell office:value-type="float" office:value="-0.0819861">
            <text:p>-0.0819861</text:p>
          </table:table-cell>
          <table:table-cell office:value-type="float" office:value="-0.224227">
            <text:p>-0.224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9432">
            <text:p>-0.0819432</text:p>
          </table:table-cell>
          <table:table-cell office:value-type="float" office:value="-0.08197">
            <text:p>-0.08197</text:p>
          </table:table-cell>
          <table:table-cell office:value-type="float" office:value="-0.158388">
            <text:p>-0.1583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9056">
            <text:p>-0.0819056</text:p>
          </table:table-cell>
          <table:table-cell office:value-type="float" office:value="-0.0819432">
            <text:p>-0.0819432</text:p>
          </table:table-cell>
          <table:table-cell office:value-type="float" office:value="-0.218718">
            <text:p>-0.2187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8571">
            <text:p>-0.0818571</text:p>
          </table:table-cell>
          <table:table-cell office:value-type="float" office:value="-0.0819056">
            <text:p>-0.0819056</text:p>
          </table:table-cell>
          <table:table-cell office:value-type="float" office:value="-0.154295">
            <text:p>-0.154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7976">
            <text:p>-0.0817976</text:p>
          </table:table-cell>
          <table:table-cell office:value-type="float" office:value="-0.0818571">
            <text:p>-0.0818571</text:p>
          </table:table-cell>
          <table:table-cell office:value-type="float" office:value="-0.215584">
            <text:p>-0.2155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7271">
            <text:p>-0.0817271</text:p>
          </table:table-cell>
          <table:table-cell office:value-type="float" office:value="-0.0817976">
            <text:p>-0.0817976</text:p>
          </table:table-cell>
          <table:table-cell office:value-type="float" office:value="-0.150438">
            <text:p>-0.150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6454">
            <text:p>-0.0816454</text:p>
          </table:table-cell>
          <table:table-cell office:value-type="float" office:value="-0.0817271">
            <text:p>-0.0817271</text:p>
          </table:table-cell>
          <table:table-cell office:value-type="float" office:value="-0.212338">
            <text:p>-0.2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5526">
            <text:p>-0.0815526</text:p>
          </table:table-cell>
          <table:table-cell office:value-type="float" office:value="-0.0816454">
            <text:p>-0.0816454</text:p>
          </table:table-cell>
          <table:table-cell office:value-type="float" office:value="-0.1465">
            <text:p>-0.1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4485">
            <text:p>-0.0814485</text:p>
          </table:table-cell>
          <table:table-cell office:value-type="float" office:value="-0.0815526">
            <text:p>-0.0815526</text:p>
          </table:table-cell>
          <table:table-cell office:value-type="float" office:value="-0.208949">
            <text:p>-0.2089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3331">
            <text:p>-0.0813331</text:p>
          </table:table-cell>
          <table:table-cell office:value-type="float" office:value="-0.0814485">
            <text:p>-0.0814485</text:p>
          </table:table-cell>
          <table:table-cell office:value-type="float" office:value="-0.142493">
            <text:p>-0.142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12063">
            <text:p>-0.0812063</text:p>
          </table:table-cell>
          <table:table-cell office:value-type="float" office:value="-0.0813331">
            <text:p>-0.0813331</text:p>
          </table:table-cell>
          <table:table-cell office:value-type="float" office:value="-0.205437">
            <text:p>-0.2054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068">
            <text:p>-0.081068</text:p>
          </table:table-cell>
          <table:table-cell office:value-type="float" office:value="-0.0812063">
            <text:p>-0.0812063</text:p>
          </table:table-cell>
          <table:table-cell office:value-type="float" office:value="-0.138406">
            <text:p>-0.1384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6">
            <text:p>6</text:p>
          </table:table-cell>
          <table:table-cell table:number-columns-repeated="2" office:value-type="float" office:value="-0.0809183">
            <text:p>-0.0809183</text:p>
          </table:table-cell>
          <table:table-cell office:value-type="float" office:value="-0.081068">
            <text:p>-0.081068</text:p>
          </table:table-cell>
          <table:table-cell office:value-type="float" office:value="-0.20182">
            <text:p>-0.20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07569">
            <text:p>-0.0807569</text:p>
          </table:table-cell>
          <table:table-cell office:value-type="float" office:value="-0.0809183">
            <text:p>-0.0809183</text:p>
          </table:table-cell>
          <table:table-cell office:value-type="float" office:value="-0.134198">
            <text:p>-0.134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05833">
            <text:p>-0.0805833</text:p>
          </table:table-cell>
          <table:table-cell office:value-type="float" office:value="-0.0807569">
            <text:p>-0.0807569</text:p>
          </table:table-cell>
          <table:table-cell office:value-type="float" office:value="-0.164775">
            <text:p>-0.164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03982">
            <text:p>-0.0803982</text:p>
          </table:table-cell>
          <table:table-cell office:value-type="float" office:value="-0.0805833">
            <text:p>-0.0805833</text:p>
          </table:table-cell>
          <table:table-cell office:value-type="float" office:value="-0.16116">
            <text:p>-0.16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02013">
            <text:p>-0.0802013</text:p>
          </table:table-cell>
          <table:table-cell office:value-type="float" office:value="-0.0803982">
            <text:p>-0.0803982</text:p>
          </table:table-cell>
          <table:table-cell office:value-type="float" office:value="-0.159215">
            <text:p>-0.159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99928">
            <text:p>-0.0799928</text:p>
          </table:table-cell>
          <table:table-cell office:value-type="float" office:value="-0.0802013">
            <text:p>-0.0802013</text:p>
          </table:table-cell>
          <table:table-cell office:value-type="float" office:value="-0.15705">
            <text:p>-0.15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97725">
            <text:p>-0.0797725</text:p>
          </table:table-cell>
          <table:table-cell office:value-type="float" office:value="-0.0799928">
            <text:p>-0.0799928</text:p>
          </table:table-cell>
          <table:table-cell office:value-type="float" office:value="-0.154952">
            <text:p>-0.1549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95403">
            <text:p>-0.0795403</text:p>
          </table:table-cell>
          <table:table-cell office:value-type="float" office:value="-0.0797725">
            <text:p>-0.0797725</text:p>
          </table:table-cell>
          <table:table-cell office:value-type="float" office:value="-0.152805">
            <text:p>-0.152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92964">
            <text:p>-0.0792964</text:p>
          </table:table-cell>
          <table:table-cell office:value-type="float" office:value="-0.0795403">
            <text:p>-0.0795403</text:p>
          </table:table-cell>
          <table:table-cell office:value-type="float" office:value="-0.150607">
            <text:p>-0.150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90405">
            <text:p>-0.0790405</text:p>
          </table:table-cell>
          <table:table-cell office:value-type="float" office:value="-0.0792964">
            <text:p>-0.0792964</text:p>
          </table:table-cell>
          <table:table-cell office:value-type="float" office:value="-0.148336">
            <text:p>-0.1483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87726">
            <text:p>-0.0787726</text:p>
          </table:table-cell>
          <table:table-cell office:value-type="float" office:value="-0.0790405">
            <text:p>-0.0790405</text:p>
          </table:table-cell>
          <table:table-cell office:value-type="float" office:value="-0.146159">
            <text:p>-0.146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84928">
            <text:p>-0.0784928</text:p>
          </table:table-cell>
          <table:table-cell office:value-type="float" office:value="-0.0787726">
            <text:p>-0.0787726</text:p>
          </table:table-cell>
          <table:table-cell office:value-type="float" office:value="-0.143829">
            <text:p>-0.1438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82009">
            <text:p>-0.0782009</text:p>
          </table:table-cell>
          <table:table-cell office:value-type="float" office:value="-0.0784928">
            <text:p>-0.0784928</text:p>
          </table:table-cell>
          <table:table-cell office:value-type="float" office:value="-0.141565">
            <text:p>-0.1415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78969">
            <text:p>-0.0778969</text:p>
          </table:table-cell>
          <table:table-cell office:value-type="float" office:value="-0.0782009">
            <text:p>-0.0782009</text:p>
          </table:table-cell>
          <table:table-cell office:value-type="float" office:value="-0.139245">
            <text:p>-0.139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75808">
            <text:p>-0.0775808</text:p>
          </table:table-cell>
          <table:table-cell office:value-type="float" office:value="-0.0778969">
            <text:p>-0.0778969</text:p>
          </table:table-cell>
          <table:table-cell office:value-type="float" office:value="-0.136901">
            <text:p>-0.1369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72525">
            <text:p>-0.0772525</text:p>
          </table:table-cell>
          <table:table-cell office:value-type="float" office:value="-0.0775808">
            <text:p>-0.0775808</text:p>
          </table:table-cell>
          <table:table-cell office:value-type="float" office:value="-0.134552">
            <text:p>-0.134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6912">
            <text:p>-0.076912</text:p>
          </table:table-cell>
          <table:table-cell office:value-type="float" office:value="-0.0772525">
            <text:p>-0.0772525</text:p>
          </table:table-cell>
          <table:table-cell office:value-type="float" office:value="-0.132177">
            <text:p>-0.132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65593">
            <text:p>-0.0765593</text:p>
          </table:table-cell>
          <table:table-cell office:value-type="float" office:value="-0.076912">
            <text:p>-0.076912</text:p>
          </table:table-cell>
          <table:table-cell office:value-type="float" office:value="-0.1298">
            <text:p>-0.1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61943">
            <text:p>-0.0761943</text:p>
          </table:table-cell>
          <table:table-cell office:value-type="float" office:value="-0.0765593">
            <text:p>-0.0765593</text:p>
          </table:table-cell>
          <table:table-cell office:value-type="float" office:value="-0.127387">
            <text:p>-0.127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5817">
            <text:p>-0.075817</text:p>
          </table:table-cell>
          <table:table-cell office:value-type="float" office:value="-0.0761943">
            <text:p>-0.0761943</text:p>
          </table:table-cell>
          <table:table-cell office:value-type="float" office:value="-0.124926">
            <text:p>-0.124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54274">
            <text:p>-0.0754274</text:p>
          </table:table-cell>
          <table:table-cell office:value-type="float" office:value="-0.075817">
            <text:p>-0.075817</text:p>
          </table:table-cell>
          <table:table-cell office:value-type="float" office:value="-0.122438">
            <text:p>-0.122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50255">
            <text:p>-0.0750255</text:p>
          </table:table-cell>
          <table:table-cell office:value-type="float" office:value="-0.0754274">
            <text:p>-0.0754274</text:p>
          </table:table-cell>
          <table:table-cell office:value-type="float" office:value="-0.119906">
            <text:p>-0.119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46111">
            <text:p>-0.0746111</text:p>
          </table:table-cell>
          <table:table-cell office:value-type="float" office:value="-0.0750255">
            <text:p>-0.0750255</text:p>
          </table:table-cell>
          <table:table-cell office:value-type="float" office:value="-0.117419">
            <text:p>-0.117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41844">
            <text:p>-0.0741844</text:p>
          </table:table-cell>
          <table:table-cell office:value-type="float" office:value="-0.0746111">
            <text:p>-0.0746111</text:p>
          </table:table-cell>
          <table:table-cell office:value-type="float" office:value="-0.114799">
            <text:p>-0.1147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37453">
            <text:p>-0.0737453</text:p>
          </table:table-cell>
          <table:table-cell office:value-type="float" office:value="-0.0741844">
            <text:p>-0.0741844</text:p>
          </table:table-cell>
          <table:table-cell office:value-type="float" office:value="-0.11224">
            <text:p>-0.11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32937">
            <text:p>-0.0732937</text:p>
          </table:table-cell>
          <table:table-cell office:value-type="float" office:value="-0.0737453">
            <text:p>-0.0737453</text:p>
          </table:table-cell>
          <table:table-cell office:value-type="float" office:value="-0.109688">
            <text:p>-0.1096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28296">
            <text:p>-0.0728296</text:p>
          </table:table-cell>
          <table:table-cell office:value-type="float" office:value="-0.0732937">
            <text:p>-0.0732937</text:p>
          </table:table-cell>
          <table:table-cell office:value-type="float" office:value="-0.10719">
            <text:p>-0.10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23531">
            <text:p>-0.0723531</text:p>
          </table:table-cell>
          <table:table-cell office:value-type="float" office:value="-0.0728296">
            <text:p>-0.0728296</text:p>
          </table:table-cell>
          <table:table-cell office:value-type="float" office:value="-0.104828">
            <text:p>-0.104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18642">
            <text:p>-0.0718642</text:p>
          </table:table-cell>
          <table:table-cell office:value-type="float" office:value="-0.0723531">
            <text:p>-0.0723531</text:p>
          </table:table-cell>
          <table:table-cell office:value-type="float" office:value="-0.102413">
            <text:p>-0.1024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13627">
            <text:p>-0.0713627</text:p>
          </table:table-cell>
          <table:table-cell office:value-type="float" office:value="-0.0718642">
            <text:p>-0.0718642</text:p>
          </table:table-cell>
          <table:table-cell office:value-type="float" office:value="-0.0999779">
            <text:p>-0.0999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08489">
            <text:p>-0.0708489</text:p>
          </table:table-cell>
          <table:table-cell office:value-type="float" office:value="-0.0713627">
            <text:p>-0.0713627</text:p>
          </table:table-cell>
          <table:table-cell office:value-type="float" office:value="-0.0974995">
            <text:p>-0.0974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03225">
            <text:p>-0.0703225</text:p>
          </table:table-cell>
          <table:table-cell office:value-type="float" office:value="-0.0708489">
            <text:p>-0.0708489</text:p>
          </table:table-cell>
          <table:table-cell office:value-type="float" office:value="-0.0949937">
            <text:p>-0.0949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97838">
            <text:p>-0.0697838</text:p>
          </table:table-cell>
          <table:table-cell office:value-type="float" office:value="-0.0703225">
            <text:p>-0.0703225</text:p>
          </table:table-cell>
          <table:table-cell office:value-type="float" office:value="-0.0922781">
            <text:p>-0.09227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92325">
            <text:p>-0.0692325</text:p>
          </table:table-cell>
          <table:table-cell office:value-type="float" office:value="-0.0697838">
            <text:p>-0.0697838</text:p>
          </table:table-cell>
          <table:table-cell office:value-type="float" office:value="-0.0893784">
            <text:p>-0.08937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86688">
            <text:p>-0.0686688</text:p>
          </table:table-cell>
          <table:table-cell office:value-type="float" office:value="-0.0692325">
            <text:p>-0.0692325</text:p>
          </table:table-cell>
          <table:table-cell office:value-type="float" office:value="-0.0862544">
            <text:p>-0.0862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80927">
            <text:p>-0.0680927</text:p>
          </table:table-cell>
          <table:table-cell office:value-type="float" office:value="-0.0686688">
            <text:p>-0.0686688</text:p>
          </table:table-cell>
          <table:table-cell office:value-type="float" office:value="-0.0831138">
            <text:p>-0.08311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7504">
            <text:p>-0.067504</text:p>
          </table:table-cell>
          <table:table-cell office:value-type="float" office:value="-0.0680927">
            <text:p>-0.0680927</text:p>
          </table:table-cell>
          <table:table-cell office:value-type="float" office:value="-0.0799137">
            <text:p>-0.0799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69028">
            <text:p>-0.0669028</text:p>
          </table:table-cell>
          <table:table-cell office:value-type="float" office:value="-0.067504">
            <text:p>-0.067504</text:p>
          </table:table-cell>
          <table:table-cell office:value-type="float" office:value="-0.0767156">
            <text:p>-0.0767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6289">
            <text:p>-0.066289</text:p>
          </table:table-cell>
          <table:table-cell office:value-type="float" office:value="-0.0669028">
            <text:p>-0.0669028</text:p>
          </table:table-cell>
          <table:table-cell office:value-type="float" office:value="-0.0735916">
            <text:p>-0.07359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56628">
            <text:p>-0.0656628</text:p>
          </table:table-cell>
          <table:table-cell office:value-type="float" office:value="-0.066289">
            <text:p>-0.066289</text:p>
          </table:table-cell>
          <table:table-cell office:value-type="float" office:value="-0.070631">
            <text:p>-0.0706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5024">
            <text:p>-0.065024</text:p>
          </table:table-cell>
          <table:table-cell office:value-type="float" office:value="-0.0656628">
            <text:p>-0.0656628</text:p>
          </table:table-cell>
          <table:table-cell office:value-type="float" office:value="-0.0677874">
            <text:p>-0.06778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43727">
            <text:p>-0.0643727</text:p>
          </table:table-cell>
          <table:table-cell office:value-type="float" office:value="-0.065024">
            <text:p>-0.065024</text:p>
          </table:table-cell>
          <table:table-cell office:value-type="float" office:value="-0.0649538">
            <text:p>-0.0649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3709">
            <text:p>-0.063709</text:p>
          </table:table-cell>
          <table:table-cell office:value-type="float" office:value="-0.0643727">
            <text:p>-0.0643727</text:p>
          </table:table-cell>
          <table:table-cell office:value-type="float" office:value="-0.0620146">
            <text:p>-0.06201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30328">
            <text:p>-0.0630328</text:p>
          </table:table-cell>
          <table:table-cell office:value-type="float" office:value="-0.063709">
            <text:p>-0.063709</text:p>
          </table:table-cell>
          <table:table-cell office:value-type="float" office:value="-0.0591202">
            <text:p>-0.0591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23441">
            <text:p>-0.0623441</text:p>
          </table:table-cell>
          <table:table-cell office:value-type="float" office:value="-0.0630328">
            <text:p>-0.0630328</text:p>
          </table:table-cell>
          <table:table-cell office:value-type="float" office:value="-0.0560878">
            <text:p>-0.0560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16431">
            <text:p>-0.0616431</text:p>
          </table:table-cell>
          <table:table-cell office:value-type="float" office:value="-0.0623441">
            <text:p>-0.0623441</text:p>
          </table:table-cell>
          <table:table-cell office:value-type="float" office:value="-0.053184">
            <text:p>-0.053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09296">
            <text:p>-0.0609296</text:p>
          </table:table-cell>
          <table:table-cell office:value-type="float" office:value="-0.0616431">
            <text:p>-0.0616431</text:p>
          </table:table-cell>
          <table:table-cell office:value-type="float" office:value="-0.0501923">
            <text:p>-0.05019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02038">
            <text:p>-0.0602038</text:p>
          </table:table-cell>
          <table:table-cell office:value-type="float" office:value="-0.0609296">
            <text:p>-0.0609296</text:p>
          </table:table-cell>
          <table:table-cell office:value-type="float" office:value="-0.0472799">
            <text:p>-0.04727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94657">
            <text:p>-0.0594657</text:p>
          </table:table-cell>
          <table:table-cell office:value-type="float" office:value="-0.0602038">
            <text:p>-0.0602038</text:p>
          </table:table-cell>
          <table:table-cell office:value-type="float" office:value="-0.0442189">
            <text:p>-0.0442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87152">
            <text:p>-0.0587152</text:p>
          </table:table-cell>
          <table:table-cell office:value-type="float" office:value="-0.0594657">
            <text:p>-0.0594657</text:p>
          </table:table-cell>
          <table:table-cell office:value-type="float" office:value="-0.0411206">
            <text:p>-0.0411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79525">
            <text:p>-0.0579525</text:p>
          </table:table-cell>
          <table:table-cell office:value-type="float" office:value="-0.0587152">
            <text:p>-0.0587152</text:p>
          </table:table-cell>
          <table:table-cell office:value-type="float" office:value="-0.0379435">
            <text:p>-0.03794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571782">
            <text:p>-0.0571782</text:p>
          </table:table-cell>
          <table:table-cell office:value-type="float" office:value="-0.0579525">
            <text:p>-0.0579525</text:p>
          </table:table-cell>
          <table:table-cell office:value-type="float" office:value="-0.0679118">
            <text:p>-0.0679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63915">
            <text:p>-0.0563915</text:p>
          </table:table-cell>
          <table:table-cell office:value-type="float" office:value="-0.0571782">
            <text:p>-0.0571782</text:p>
          </table:table-cell>
          <table:table-cell office:value-type="float" office:value="-0.000667447">
            <text:p>-0.000667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555926">
            <text:p>-0.0555926</text:p>
          </table:table-cell>
          <table:table-cell office:value-type="float" office:value="-0.0563915">
            <text:p>-0.0563915</text:p>
          </table:table-cell>
          <table:table-cell office:value-type="float" office:value="-0.0625009">
            <text:p>-0.0625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47815">
            <text:p>-0.0547815</text:p>
          </table:table-cell>
          <table:table-cell office:value-type="float" office:value="-0.0555926">
            <text:p>-0.0555926</text:p>
          </table:table-cell>
          <table:table-cell office:value-type="float" office:value="0.00509788">
            <text:p>0.00509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539582">
            <text:p>-0.0539582</text:p>
          </table:table-cell>
          <table:table-cell office:value-type="float" office:value="-0.0547815">
            <text:p>-0.0547815</text:p>
          </table:table-cell>
          <table:table-cell office:value-type="float" office:value="-0.0555659">
            <text:p>-0.0555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31228">
            <text:p>-0.0531228</text:p>
          </table:table-cell>
          <table:table-cell office:value-type="float" office:value="-0.0539582">
            <text:p>-0.0539582</text:p>
          </table:table-cell>
          <table:table-cell office:value-type="float" office:value="0.0110301">
            <text:p>0.0110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">
            <text:p>6</text:p>
          </table:table-cell>
          <table:table-cell table:number-columns-repeated="2" office:value-type="float" office:value="-0.0522753">
            <text:p>-0.0522753</text:p>
          </table:table-cell>
          <table:table-cell office:value-type="float" office:value="-0.0531228">
            <text:p>-0.0531228</text:p>
          </table:table-cell>
          <table:table-cell office:value-type="float" office:value="-0.0497277">
            <text:p>-0.0497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14158">
            <text:p>-0.0514158</text:p>
          </table:table-cell>
          <table:table-cell office:value-type="float" office:value="-0.0522753">
            <text:p>-0.0522753</text:p>
          </table:table-cell>
          <table:table-cell office:value-type="float" office:value="0.0159038">
            <text:p>0.0159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6">
            <text:p>6</text:p>
          </table:table-cell>
          <table:table-cell table:number-columns-repeated="2" office:value-type="float" office:value="-0.0505445">
            <text:p>-0.0505445</text:p>
          </table:table-cell>
          <table:table-cell office:value-type="float" office:value="-0.0514158">
            <text:p>-0.0514158</text:p>
          </table:table-cell>
          <table:table-cell office:value-type="float" office:value="-0.0447808">
            <text:p>-0.04478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table:number-columns-repeated="2" office:value-type="float" office:value="-0.0496613">
            <text:p>-0.0496613</text:p>
          </table:table-cell>
          <table:table-cell office:value-type="float" office:value="-0.0505445">
            <text:p>-0.0505445</text:p>
          </table:table-cell>
          <table:table-cell office:value-type="float" office:value="0.02121">
            <text:p>0.02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487664">
            <text:p>-0.0487664</text:p>
          </table:table-cell>
          <table:table-cell office:value-type="float" office:value="-0.0496613">
            <text:p>-0.0496613</text:p>
          </table:table-cell>
          <table:table-cell office:value-type="float" office:value="-0.0378381">
            <text:p>-0.0378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478598">
            <text:p>-0.0478598</text:p>
          </table:table-cell>
          <table:table-cell office:value-type="float" office:value="-0.0487664">
            <text:p>-0.0487664</text:p>
          </table:table-cell>
          <table:table-cell office:value-type="float" office:value="0.0287203">
            <text:p>0.02872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469415">
            <text:p>-0.0469415</text:p>
          </table:table-cell>
          <table:table-cell office:value-type="float" office:value="-0.0478598">
            <text:p>-0.0478598</text:p>
          </table:table-cell>
          <table:table-cell office:value-type="float" office:value="-0.0286569">
            <text:p>-0.0286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7">
            <text:p>7</text:p>
          </table:table-cell>
          <table:table-cell table:number-columns-repeated="2" office:value-type="float" office:value="-0.0460114">
            <text:p>-0.0460114</text:p>
          </table:table-cell>
          <table:table-cell office:value-type="float" office:value="-0.0469415">
            <text:p>-0.0469415</text:p>
          </table:table-cell>
          <table:table-cell office:value-type="float" office:value="0.0357872">
            <text:p>0.03578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450698">
            <text:p>-0.0450698</text:p>
          </table:table-cell>
          <table:table-cell office:value-type="float" office:value="-0.0460114">
            <text:p>-0.0460114</text:p>
          </table:table-cell>
          <table:table-cell office:value-type="float" office:value="-0.0206327">
            <text:p>-0.0206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">
            <text:p>7</text:p>
          </table:table-cell>
          <table:table-cell table:number-columns-repeated="2" office:value-type="float" office:value="-0.0441166">
            <text:p>-0.0441166</text:p>
          </table:table-cell>
          <table:table-cell office:value-type="float" office:value="-0.0450698">
            <text:p>-0.0450698</text:p>
          </table:table-cell>
          <table:table-cell office:value-type="float" office:value="0.0416442">
            <text:p>0.04164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table:number-columns-repeated="2" office:value-type="float" office:value="-0.0431519">
            <text:p>-0.0431519</text:p>
          </table:table-cell>
          <table:table-cell office:value-type="float" office:value="-0.0441166">
            <text:p>-0.0441166</text:p>
          </table:table-cell>
          <table:table-cell office:value-type="float" office:value="-0.0137192">
            <text:p>-0.0137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">
            <text:p>7</text:p>
          </table:table-cell>
          <table:table-cell table:number-columns-repeated="2" office:value-type="float" office:value="-0.0421758">
            <text:p>-0.0421758</text:p>
          </table:table-cell>
          <table:table-cell office:value-type="float" office:value="-0.0431519">
            <text:p>-0.0431519</text:p>
          </table:table-cell>
          <table:table-cell office:value-type="float" office:value="0.0477124">
            <text:p>0.0477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">
            <text:p>6</text:p>
          </table:table-cell>
          <table:table-cell table:number-columns-repeated="2" office:value-type="float" office:value="-0.0411883">
            <text:p>-0.0411883</text:p>
          </table:table-cell>
          <table:table-cell office:value-type="float" office:value="-0.0421758">
            <text:p>-0.0421758</text:p>
          </table:table-cell>
          <table:table-cell office:value-type="float" office:value="-0.00674114">
            <text:p>-0.006741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6">
            <text:p>6</text:p>
          </table:table-cell>
          <table:table-cell table:number-columns-repeated="2" office:value-type="float" office:value="-0.0401903">
            <text:p>-0.0401903</text:p>
          </table:table-cell>
          <table:table-cell office:value-type="float" office:value="-0.0411883">
            <text:p>-0.0411883</text:p>
          </table:table-cell>
          <table:table-cell office:value-type="float" office:value="0.0209289">
            <text:p>0.0209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91811">
            <text:p>-0.0391811</text:p>
          </table:table-cell>
          <table:table-cell office:value-type="float" office:value="-0.0401903">
            <text:p>-0.0401903</text:p>
          </table:table-cell>
          <table:table-cell office:value-type="float" office:value="0.0264422">
            <text:p>0.02644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81606">
            <text:p>-0.0381606</text:p>
          </table:table-cell>
          <table:table-cell office:value-type="float" office:value="-0.0391811">
            <text:p>-0.0391811</text:p>
          </table:table-cell>
          <table:table-cell office:value-type="float" office:value="0.0302491">
            <text:p>0.03024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71291">
            <text:p>-0.0371291</text:p>
          </table:table-cell>
          <table:table-cell office:value-type="float" office:value="-0.0381606">
            <text:p>-0.0381606</text:p>
          </table:table-cell>
          <table:table-cell office:value-type="float" office:value="0.0335576">
            <text:p>0.0335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60866">
            <text:p>-0.0360866</text:p>
          </table:table-cell>
          <table:table-cell office:value-type="float" office:value="-0.0371291">
            <text:p>-0.0371291</text:p>
          </table:table-cell>
          <table:table-cell office:value-type="float" office:value="0.0370584">
            <text:p>0.03705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50332">
            <text:p>-0.0350332</text:p>
          </table:table-cell>
          <table:table-cell office:value-type="float" office:value="-0.0360866">
            <text:p>-0.0360866</text:p>
          </table:table-cell>
          <table:table-cell office:value-type="float" office:value="0.040508">
            <text:p>0.0405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39689">
            <text:p>-0.0339689</text:p>
          </table:table-cell>
          <table:table-cell office:value-type="float" office:value="-0.0350332">
            <text:p>-0.0350332</text:p>
          </table:table-cell>
          <table:table-cell office:value-type="float" office:value="0.0441027">
            <text:p>0.04410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28939">
            <text:p>-0.0328939</text:p>
          </table:table-cell>
          <table:table-cell office:value-type="float" office:value="-0.0339689">
            <text:p>-0.0339689</text:p>
          </table:table-cell>
          <table:table-cell office:value-type="float" office:value="0.0471759">
            <text:p>0.04717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18082">
            <text:p>-0.0318082</text:p>
          </table:table-cell>
          <table:table-cell office:value-type="float" office:value="-0.0328939">
            <text:p>-0.0328939</text:p>
          </table:table-cell>
          <table:table-cell office:value-type="float" office:value="0.0493507">
            <text:p>0.0493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07122">
            <text:p>-0.0307122</text:p>
          </table:table-cell>
          <table:table-cell office:value-type="float" office:value="-0.0318082">
            <text:p>-0.0318082</text:p>
          </table:table-cell>
          <table:table-cell office:value-type="float" office:value="0.051541">
            <text:p>0.051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96058">
            <text:p>-0.0296058</text:p>
          </table:table-cell>
          <table:table-cell office:value-type="float" office:value="-0.0307122">
            <text:p>-0.0307122</text:p>
          </table:table-cell>
          <table:table-cell office:value-type="float" office:value="0.0543159">
            <text:p>0.0543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84893">
            <text:p>-0.0284893</text:p>
          </table:table-cell>
          <table:table-cell office:value-type="float" office:value="-0.0296058">
            <text:p>-0.0296058</text:p>
          </table:table-cell>
          <table:table-cell office:value-type="float" office:value="0.0588732">
            <text:p>0.0588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73626">
            <text:p>-0.0273626</text:p>
          </table:table-cell>
          <table:table-cell office:value-type="float" office:value="-0.0284893">
            <text:p>-0.0284893</text:p>
          </table:table-cell>
          <table:table-cell office:value-type="float" office:value="0.0637844">
            <text:p>0.0637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62257">
            <text:p>-0.0262257</text:p>
          </table:table-cell>
          <table:table-cell office:value-type="float" office:value="-0.0273626">
            <text:p>-0.0273626</text:p>
          </table:table-cell>
          <table:table-cell office:value-type="float" office:value="0.0685261">
            <text:p>0.0685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50789">
            <text:p>-0.0250789</text:p>
          </table:table-cell>
          <table:table-cell office:value-type="float" office:value="-0.0262257">
            <text:p>-0.0262257</text:p>
          </table:table-cell>
          <table:table-cell office:value-type="float" office:value="0.0721055">
            <text:p>0.072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39221">
            <text:p>-0.0239221</text:p>
          </table:table-cell>
          <table:table-cell office:value-type="float" office:value="-0.0250789">
            <text:p>-0.0250789</text:p>
          </table:table-cell>
          <table:table-cell office:value-type="float" office:value="0.0752385">
            <text:p>0.0752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27556">
            <text:p>-0.0227556</text:p>
          </table:table-cell>
          <table:table-cell office:value-type="float" office:value="-0.0239221">
            <text:p>-0.0239221</text:p>
          </table:table-cell>
          <table:table-cell office:value-type="float" office:value="0.0786242">
            <text:p>0.0786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15794">
            <text:p>-0.0215794</text:p>
          </table:table-cell>
          <table:table-cell office:value-type="float" office:value="-0.0227556">
            <text:p>-0.0227556</text:p>
          </table:table-cell>
          <table:table-cell office:value-type="float" office:value="0.0820164">
            <text:p>0.0820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03936">
            <text:p>-0.0203936</text:p>
          </table:table-cell>
          <table:table-cell office:value-type="float" office:value="-0.0215794">
            <text:p>-0.0215794</text:p>
          </table:table-cell>
          <table:table-cell office:value-type="float" office:value="0.0852699">
            <text:p>0.0852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6">
            <text:p>6</text:p>
          </table:table-cell>
          <table:table-cell table:number-columns-repeated="2" office:value-type="float" office:value="-0.0191984">
            <text:p>-0.0191984</text:p>
          </table:table-cell>
          <table:table-cell office:value-type="float" office:value="-0.0203936">
            <text:p>-0.0203936</text:p>
          </table:table-cell>
          <table:table-cell office:value-type="float" office:value="0.08858">
            <text:p>0.08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6">
            <text:p>6</text:p>
          </table:table-cell>
          <table:table-cell table:number-columns-repeated="2" office:value-type="float" office:value="-0.017994">
            <text:p>-0.017994</text:p>
          </table:table-cell>
          <table:table-cell office:value-type="float" office:value="-0.0191984">
            <text:p>-0.0191984</text:p>
          </table:table-cell>
          <table:table-cell office:value-type="float" office:value="0.0922513">
            <text:p>0.0922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167804">
            <text:p>-0.0167804</text:p>
          </table:table-cell>
          <table:table-cell office:value-type="float" office:value="-0.017994">
            <text:p>-0.017994</text:p>
          </table:table-cell>
          <table:table-cell office:value-type="float" office:value="0.0958453">
            <text:p>0.09584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6">
            <text:p>6</text:p>
          </table:table-cell>
          <table:table-cell table:number-columns-repeated="2" office:value-type="float" office:value="-0.0155578">
            <text:p>-0.0155578</text:p>
          </table:table-cell>
          <table:table-cell office:value-type="float" office:value="-0.0167804">
            <text:p>-0.0167804</text:p>
          </table:table-cell>
          <table:table-cell office:value-type="float" office:value="0.0992153">
            <text:p>0.09921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143262">
            <text:p>-0.0143262</text:p>
          </table:table-cell>
          <table:table-cell office:value-type="float" office:value="-0.0155578">
            <text:p>-0.0155578</text:p>
          </table:table-cell>
          <table:table-cell office:value-type="float" office:value="0.103015">
            <text:p>0.103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6">
            <text:p>6</text:p>
          </table:table-cell>
          <table:table-cell table:number-columns-repeated="2" office:value-type="float" office:value="-0.0130859">
            <text:p>-0.0130859</text:p>
          </table:table-cell>
          <table:table-cell office:value-type="float" office:value="-0.0143262">
            <text:p>-0.0143262</text:p>
          </table:table-cell>
          <table:table-cell office:value-type="float" office:value="0.10612">
            <text:p>0.10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11837">
            <text:p>-0.011837</text:p>
          </table:table-cell>
          <table:table-cell office:value-type="float" office:value="-0.0130859">
            <text:p>-0.0130859</text:p>
          </table:table-cell>
          <table:table-cell office:value-type="float" office:value="0.108543">
            <text:p>0.108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6">
            <text:p>6</text:p>
          </table:table-cell>
          <table:table-cell table:number-columns-repeated="2" office:value-type="float" office:value="-0.0105798">
            <text:p>-0.0105798</text:p>
          </table:table-cell>
          <table:table-cell office:value-type="float" office:value="-0.011837">
            <text:p>-0.011837</text:p>
          </table:table-cell>
          <table:table-cell office:value-type="float" office:value="0.110171">
            <text:p>0.110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">
            <text:p>6</text:p>
          </table:table-cell>
          <table:table-cell table:number-columns-repeated="2" office:value-type="float" office:value="-0.00931429">
            <text:p>-0.00931429</text:p>
          </table:table-cell>
          <table:table-cell office:value-type="float" office:value="-0.0105798">
            <text:p>-0.0105798</text:p>
          </table:table-cell>
          <table:table-cell office:value-type="float" office:value="0.113105">
            <text:p>0.113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table:number-columns-repeated="2" office:value-type="float" office:value="-0.00804074">
            <text:p>-0.00804074</text:p>
          </table:table-cell>
          <table:table-cell office:value-type="float" office:value="-0.00931429">
            <text:p>-0.00931429</text:p>
          </table:table-cell>
          <table:table-cell office:value-type="float" office:value="0.118156">
            <text:p>0.118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675854">
            <text:p>-0.00675854</text:p>
          </table:table-cell>
          <table:table-cell office:value-type="float" office:value="-0.00804074">
            <text:p>-0.00804074</text:p>
          </table:table-cell>
          <table:table-cell office:value-type="float" office:value="0.156547">
            <text:p>0.156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546795">
            <text:p>-0.00546795</text:p>
          </table:table-cell>
          <table:table-cell office:value-type="float" office:value="-0.00675854">
            <text:p>-0.00675854</text:p>
          </table:table-cell>
          <table:table-cell office:value-type="float" office:value="0.126214">
            <text:p>0.126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416985">
            <text:p>-0.00416985</text:p>
          </table:table-cell>
          <table:table-cell office:value-type="float" office:value="-0.00546795">
            <text:p>-0.00546795</text:p>
          </table:table-cell>
          <table:table-cell office:value-type="float" office:value="0.133581">
            <text:p>0.133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286429">
            <text:p>-0.00286429</text:p>
          </table:table-cell>
          <table:table-cell office:value-type="float" office:value="-0.00416985">
            <text:p>-0.00416985</text:p>
          </table:table-cell>
          <table:table-cell office:value-type="float" office:value="0.136522">
            <text:p>0.136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155144">
            <text:p>-0.00155144</text:p>
          </table:table-cell>
          <table:table-cell office:value-type="float" office:value="-0.00286429">
            <text:p>-0.00286429</text:p>
          </table:table-cell>
          <table:table-cell office:value-type="float" office:value="0.139655">
            <text:p>0.1396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0231442">
            <text:p>-0.000231442</text:p>
          </table:table-cell>
          <table:table-cell office:value-type="float" office:value="-0.00155144">
            <text:p>-0.00155144</text:p>
          </table:table-cell>
          <table:table-cell office:value-type="float" office:value="0.143254">
            <text:p>0.143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5">
            <text:p>5</text:p>
          </table:table-cell>
          <table:table-cell table:number-columns-repeated="2" office:value-type="float" office:value="0.00109553">
            <text:p>0.00109553</text:p>
          </table:table-cell>
          <table:table-cell office:value-type="float" office:value="-0.000231442">
            <text:p>-0.000231442</text:p>
          </table:table-cell>
          <table:table-cell office:value-type="float" office:value="0.146185">
            <text:p>0.146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4">
            <text:p>4</text:p>
          </table:table-cell>
          <table:table-cell table:number-columns-repeated="2" office:value-type="float" office:value="0.00242868">
            <text:p>0.00242868</text:p>
          </table:table-cell>
          <table:table-cell office:value-type="float" office:value="0.00109553">
            <text:p>0.00109553</text:p>
          </table:table-cell>
          <table:table-cell office:value-type="float" office:value="0.116909">
            <text:p>0.1169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  <table:table-cell table:number-columns-repeated="2" office:value-type="float" office:value="0.00376867">
            <text:p>0.00376867</text:p>
          </table:table-cell>
          <table:table-cell office:value-type="float" office:value="0.00242868">
            <text:p>0.00242868</text:p>
          </table:table-cell>
          <table:table-cell office:value-type="float" office:value="0.186585">
            <text:p>0.186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4">
            <text:p>4</text:p>
          </table:table-cell>
          <table:table-cell table:number-columns-repeated="2" office:value-type="float" office:value="0.00511532">
            <text:p>0.00511532</text:p>
          </table:table-cell>
          <table:table-cell office:value-type="float" office:value="0.00376867">
            <text:p>0.00376867</text:p>
          </table:table-cell>
          <table:table-cell office:value-type="float" office:value="0.123337">
            <text:p>0.123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5">
            <text:p>5</text:p>
          </table:table-cell>
          <table:table-cell table:number-columns-repeated="2" office:value-type="float" office:value="0.00646838">
            <text:p>0.00646838</text:p>
          </table:table-cell>
          <table:table-cell office:value-type="float" office:value="0.00511532">
            <text:p>0.00511532</text:p>
          </table:table-cell>
          <table:table-cell office:value-type="float" office:value="0.189595">
            <text:p>0.189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table:number-columns-repeated="2" office:value-type="float" office:value="0.00782772">
            <text:p>0.00782772</text:p>
          </table:table-cell>
          <table:table-cell office:value-type="float" office:value="0.00646838">
            <text:p>0.00646838</text:p>
          </table:table-cell>
          <table:table-cell office:value-type="float" office:value="0.131851">
            <text:p>0.131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5">
            <text:p>5</text:p>
          </table:table-cell>
          <table:table-cell table:number-columns-repeated="2" office:value-type="float" office:value="0.00919308">
            <text:p>0.00919308</text:p>
          </table:table-cell>
          <table:table-cell office:value-type="float" office:value="0.00782772">
            <text:p>0.00782772</text:p>
          </table:table-cell>
          <table:table-cell office:value-type="float" office:value="0.192733">
            <text:p>0.192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table:number-columns-repeated="2" office:value-type="float" office:value="0.0105642">
            <text:p>0.0105642</text:p>
          </table:table-cell>
          <table:table-cell office:value-type="float" office:value="0.00919308">
            <text:p>0.00919308</text:p>
          </table:table-cell>
          <table:table-cell office:value-type="float" office:value="0.136276">
            <text:p>0.136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5">
            <text:p>5</text:p>
          </table:table-cell>
          <table:table-cell table:number-columns-repeated="2" office:value-type="float" office:value="0.011941">
            <text:p>0.011941</text:p>
          </table:table-cell>
          <table:table-cell office:value-type="float" office:value="0.0105642">
            <text:p>0.0105642</text:p>
          </table:table-cell>
          <table:table-cell office:value-type="float" office:value="0.198574">
            <text:p>0.1985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4">
            <text:p>4</text:p>
          </table:table-cell>
          <table:table-cell table:number-columns-repeated="2" office:value-type="float" office:value="0.0133234">
            <text:p>0.0133234</text:p>
          </table:table-cell>
          <table:table-cell office:value-type="float" office:value="0.011941">
            <text:p>0.011941</text:p>
          </table:table-cell>
          <table:table-cell office:value-type="float" office:value="0.149675">
            <text:p>0.149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">
            <text:p>4</text:p>
          </table:table-cell>
          <table:table-cell table:number-columns-repeated="2" office:value-type="float" office:value="0.0147105">
            <text:p>0.0147105</text:p>
          </table:table-cell>
          <table:table-cell office:value-type="float" office:value="0.0133234">
            <text:p>0.0133234</text:p>
          </table:table-cell>
          <table:table-cell office:value-type="float" office:value="0.173995">
            <text:p>0.173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table:number-columns-repeated="2" office:value-type="float" office:value="0.016103">
            <text:p>0.016103</text:p>
          </table:table-cell>
          <table:table-cell office:value-type="float" office:value="0.0147105">
            <text:p>0.0147105</text:p>
          </table:table-cell>
          <table:table-cell office:value-type="float" office:value="0.181042">
            <text:p>0.181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2" office:value-type="float" office:value="0.0175006">
            <text:p>0.0175006</text:p>
          </table:table-cell>
          <table:table-cell office:value-type="float" office:value="0.016103">
            <text:p>0.016103</text:p>
          </table:table-cell>
          <table:table-cell office:value-type="float" office:value="0.184885">
            <text:p>0.1848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">
            <text:p>4</text:p>
          </table:table-cell>
          <table:table-cell table:number-columns-repeated="2" office:value-type="float" office:value="0.0189033">
            <text:p>0.0189033</text:p>
          </table:table-cell>
          <table:table-cell office:value-type="float" office:value="0.0175006">
            <text:p>0.0175006</text:p>
          </table:table-cell>
          <table:table-cell office:value-type="float" office:value="0.188416">
            <text:p>0.1884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 office:value-type="float" office:value="0.0203108">
            <text:p>0.0203108</text:p>
          </table:table-cell>
          <table:table-cell office:value-type="float" office:value="0.0189033">
            <text:p>0.0189033</text:p>
          </table:table-cell>
          <table:table-cell office:value-type="float" office:value="0.191379">
            <text:p>0.1913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">
            <text:p>4</text:p>
          </table:table-cell>
          <table:table-cell table:number-columns-repeated="2" office:value-type="float" office:value="0.0217229">
            <text:p>0.0217229</text:p>
          </table:table-cell>
          <table:table-cell office:value-type="float" office:value="0.0203108">
            <text:p>0.0203108</text:p>
          </table:table-cell>
          <table:table-cell office:value-type="float" office:value="0.19513">
            <text:p>0.19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">
            <text:p>4</text:p>
          </table:table-cell>
          <table:table-cell table:number-columns-repeated="2" office:value-type="float" office:value="0.0231395">
            <text:p>0.0231395</text:p>
          </table:table-cell>
          <table:table-cell office:value-type="float" office:value="0.0217229">
            <text:p>0.0217229</text:p>
          </table:table-cell>
          <table:table-cell office:value-type="float" office:value="0.198811">
            <text:p>0.1988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">
            <text:p>3</text:p>
          </table:table-cell>
          <table:table-cell table:number-columns-repeated="2" office:value-type="float" office:value="0.024561">
            <text:p>0.024561</text:p>
          </table:table-cell>
          <table:table-cell office:value-type="float" office:value="0.0231395">
            <text:p>0.0231395</text:p>
          </table:table-cell>
          <table:table-cell office:value-type="float" office:value="0.232805">
            <text:p>0.232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">
            <text:p>2</text:p>
          </table:table-cell>
          <table:table-cell table:number-columns-repeated="2" office:value-type="float" office:value="0.0259865">
            <text:p>0.0259865</text:p>
          </table:table-cell>
          <table:table-cell office:value-type="float" office:value="0.024561">
            <text:p>0.024561</text:p>
          </table:table-cell>
          <table:table-cell office:value-type="float" office:value="0.177798">
            <text:p>0.1777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">
            <text:p>3</text:p>
          </table:table-cell>
          <table:table-cell table:number-columns-repeated="2" office:value-type="float" office:value="0.0274156">
            <text:p>0.0274156</text:p>
          </table:table-cell>
          <table:table-cell office:value-type="float" office:value="0.0259865">
            <text:p>0.0259865</text:p>
          </table:table-cell>
          <table:table-cell office:value-type="float" office:value="0.234247">
            <text:p>0.234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">
            <text:p>2</text:p>
          </table:table-cell>
          <table:table-cell table:number-columns-repeated="2" office:value-type="float" office:value="0.0288483">
            <text:p>0.0288483</text:p>
          </table:table-cell>
          <table:table-cell office:value-type="float" office:value="0.0274156">
            <text:p>0.0274156</text:p>
          </table:table-cell>
          <table:table-cell office:value-type="float" office:value="0.185539">
            <text:p>0.185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">
            <text:p>3</text:p>
          </table:table-cell>
          <table:table-cell table:number-columns-repeated="2" office:value-type="float" office:value="0.0302842">
            <text:p>0.0302842</text:p>
          </table:table-cell>
          <table:table-cell office:value-type="float" office:value="0.0288483">
            <text:p>0.0288483</text:p>
          </table:table-cell>
          <table:table-cell office:value-type="float" office:value="0.235915">
            <text:p>0.2359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table:number-columns-repeated="2" office:value-type="float" office:value="0.0317232">
            <text:p>0.0317232</text:p>
          </table:table-cell>
          <table:table-cell office:value-type="float" office:value="0.0302842">
            <text:p>0.0302842</text:p>
          </table:table-cell>
          <table:table-cell office:value-type="float" office:value="0.195126">
            <text:p>0.195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">
            <text:p>2</text:p>
          </table:table-cell>
          <table:table-cell table:number-columns-repeated="2" office:value-type="float" office:value="0.0331646">
            <text:p>0.0331646</text:p>
          </table:table-cell>
          <table:table-cell office:value-type="float" office:value="0.0317232">
            <text:p>0.0317232</text:p>
          </table:table-cell>
          <table:table-cell office:value-type="float" office:value="0.213438">
            <text:p>0.213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table:number-columns-repeated="2" office:value-type="float" office:value="0.0346087">
            <text:p>0.0346087</text:p>
          </table:table-cell>
          <table:table-cell office:value-type="float" office:value="0.0331646">
            <text:p>0.0331646</text:p>
          </table:table-cell>
          <table:table-cell office:value-type="float" office:value="0.223956">
            <text:p>0.22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">
            <text:p>2</text:p>
          </table:table-cell>
          <table:table-cell table:number-columns-repeated="2" office:value-type="float" office:value="0.0360555">
            <text:p>0.0360555</text:p>
          </table:table-cell>
          <table:table-cell office:value-type="float" office:value="0.0346087">
            <text:p>0.0346087</text:p>
          </table:table-cell>
          <table:table-cell office:value-type="float" office:value="0.229124">
            <text:p>0.229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">
            <text:p>2</text:p>
          </table:table-cell>
          <table:table-cell table:number-columns-repeated="2" office:value-type="float" office:value="0.037505">
            <text:p>0.037505</text:p>
          </table:table-cell>
          <table:table-cell office:value-type="float" office:value="0.0360555">
            <text:p>0.0360555</text:p>
          </table:table-cell>
          <table:table-cell office:value-type="float" office:value="0.233214">
            <text:p>0.233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table:number-columns-repeated="2" office:value-type="float" office:value="0.0389568">
            <text:p>0.0389568</text:p>
          </table:table-cell>
          <table:table-cell office:value-type="float" office:value="0.037505">
            <text:p>0.037505</text:p>
          </table:table-cell>
          <table:table-cell office:value-type="float" office:value="0.237013">
            <text:p>0.237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">
            <text:p>2</text:p>
          </table:table-cell>
          <table:table-cell table:number-columns-repeated="2" office:value-type="float" office:value="0.0404109">
            <text:p>0.0404109</text:p>
          </table:table-cell>
          <table:table-cell office:value-type="float" office:value="0.0389568">
            <text:p>0.0389568</text:p>
          </table:table-cell>
          <table:table-cell office:value-type="float" office:value="0.2402">
            <text:p>0.24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">
            <text:p>2</text:p>
          </table:table-cell>
          <table:table-cell table:number-columns-repeated="2" office:value-type="float" office:value="0.0418669">
            <text:p>0.0418669</text:p>
          </table:table-cell>
          <table:table-cell office:value-type="float" office:value="0.0404109">
            <text:p>0.0404109</text:p>
          </table:table-cell>
          <table:table-cell office:value-type="float" office:value="0.24444">
            <text:p>0.244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">
            <text:p>2</text:p>
          </table:table-cell>
          <table:table-cell table:number-columns-repeated="2" office:value-type="float" office:value="0.0433247">
            <text:p>0.0433247</text:p>
          </table:table-cell>
          <table:table-cell office:value-type="float" office:value="0.0418669">
            <text:p>0.0418669</text:p>
          </table:table-cell>
          <table:table-cell office:value-type="float" office:value="0.248319">
            <text:p>0.248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">
            <text:p>2</text:p>
          </table:table-cell>
          <table:table-cell table:number-columns-repeated="2" office:value-type="float" office:value="0.0447841">
            <text:p>0.0447841</text:p>
          </table:table-cell>
          <table:table-cell office:value-type="float" office:value="0.0433247">
            <text:p>0.0433247</text:p>
          </table:table-cell>
          <table:table-cell office:value-type="float" office:value="0.251926">
            <text:p>0.251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 table:number-columns-repeated="2" office:value-type="float" office:value="0.0462447">
            <text:p>0.0462447</text:p>
          </table:table-cell>
          <table:table-cell office:value-type="float" office:value="0.0447841">
            <text:p>0.0447841</text:p>
          </table:table-cell>
          <table:table-cell office:value-type="float" office:value="0.255758">
            <text:p>0.255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">
            <text:p>2</text:p>
          </table:table-cell>
          <table:table-cell table:number-columns-repeated="2" office:value-type="float" office:value="0.0477065">
            <text:p>0.0477065</text:p>
          </table:table-cell>
          <table:table-cell office:value-type="float" office:value="0.0462447">
            <text:p>0.0462447</text:p>
          </table:table-cell>
          <table:table-cell office:value-type="float" office:value="0.258144">
            <text:p>0.258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table:number-columns-repeated="2" office:value-type="float" office:value="0.0491683">
            <text:p>0.0491683</text:p>
          </table:table-cell>
          <table:table-cell office:value-type="float" office:value="0.0477065">
            <text:p>0.0477065</text:p>
          </table:table-cell>
          <table:table-cell office:value-type="float" office:value="0.223446">
            <text:p>0.223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">
            <text:p>2</text:p>
          </table:table-cell>
          <table:table-cell table:number-columns-repeated="2" office:value-type="float" office:value="0.0506303">
            <text:p>0.0506303</text:p>
          </table:table-cell>
          <table:table-cell office:value-type="float" office:value="0.0491683">
            <text:p>0.0491683</text:p>
          </table:table-cell>
          <table:table-cell office:value-type="float" office:value="0.273982">
            <text:p>0.2739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table:number-columns-repeated="2" office:value-type="float" office:value="0.0520931">
            <text:p>0.0520931</text:p>
          </table:table-cell>
          <table:table-cell office:value-type="float" office:value="0.0506303">
            <text:p>0.0506303</text:p>
          </table:table-cell>
          <table:table-cell office:value-type="float" office:value="0.273535">
            <text:p>0.273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table:number-columns-repeated="2" office:value-type="float" office:value="0.0535555">
            <text:p>0.0535555</text:p>
          </table:table-cell>
          <table:table-cell office:value-type="float" office:value="0.0520931">
            <text:p>0.0520931</text:p>
          </table:table-cell>
          <table:table-cell office:value-type="float" office:value="0.228975">
            <text:p>0.2289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">
            <text:p>2</text:p>
          </table:table-cell>
          <table:table-cell table:number-columns-repeated="2" office:value-type="float" office:value="0.0550177">
            <text:p>0.0550177</text:p>
          </table:table-cell>
          <table:table-cell office:value-type="float" office:value="0.0535555">
            <text:p>0.0535555</text:p>
          </table:table-cell>
          <table:table-cell office:value-type="float" office:value="0.299647">
            <text:p>0.2996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">
            <text:p>4</text:p>
          </table:table-cell>
          <table:table-cell table:number-columns-repeated="2" office:value-type="float" office:value="0.0564803">
            <text:p>0.0564803</text:p>
          </table:table-cell>
          <table:table-cell office:value-type="float" office:value="0.0550177">
            <text:p>0.0550177</text:p>
          </table:table-cell>
          <table:table-cell office:value-type="float" office:value="0.272305">
            <text:p>0.272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table:number-columns-repeated="2" office:value-type="float" office:value="0.0579423">
            <text:p>0.0579423</text:p>
          </table:table-cell>
          <table:table-cell office:value-type="float" office:value="0.0564803">
            <text:p>0.0564803</text:p>
          </table:table-cell>
          <table:table-cell office:value-type="float" office:value="0.276259">
            <text:p>0.276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 table:number-columns-repeated="2" office:value-type="float" office:value="0.0594036">
            <text:p>0.0594036</text:p>
          </table:table-cell>
          <table:table-cell office:value-type="float" office:value="0.0579423">
            <text:p>0.0579423</text:p>
          </table:table-cell>
          <table:table-cell office:value-type="float" office:value="0.279038">
            <text:p>0.279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table:number-columns-repeated="2" office:value-type="float" office:value="0.0608639">
            <text:p>0.0608639</text:p>
          </table:table-cell>
          <table:table-cell office:value-type="float" office:value="0.0594036">
            <text:p>0.0594036</text:p>
          </table:table-cell>
          <table:table-cell office:value-type="float" office:value="0.281995">
            <text:p>0.28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4">
            <text:p>4</text:p>
          </table:table-cell>
          <table:table-cell table:number-columns-repeated="2" office:value-type="float" office:value="0.062323">
            <text:p>0.062323</text:p>
          </table:table-cell>
          <table:table-cell office:value-type="float" office:value="0.0608639">
            <text:p>0.0608639</text:p>
          </table:table-cell>
          <table:table-cell office:value-type="float" office:value="0.285516">
            <text:p>0.285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">
            <text:p>4</text:p>
          </table:table-cell>
          <table:table-cell table:number-columns-repeated="2" office:value-type="float" office:value="0.0637807">
            <text:p>0.0637807</text:p>
          </table:table-cell>
          <table:table-cell office:value-type="float" office:value="0.062323">
            <text:p>0.062323</text:p>
          </table:table-cell>
          <table:table-cell office:value-type="float" office:value="0.288366">
            <text:p>0.288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4">
            <text:p>4</text:p>
          </table:table-cell>
          <table:table-cell table:number-columns-repeated="2" office:value-type="float" office:value="0.0652367">
            <text:p>0.0652367</text:p>
          </table:table-cell>
          <table:table-cell office:value-type="float" office:value="0.0637807">
            <text:p>0.0637807</text:p>
          </table:table-cell>
          <table:table-cell office:value-type="float" office:value="0.290827">
            <text:p>0.2908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5">
            <text:p>5</text:p>
          </table:table-cell>
          <table:table-cell table:number-columns-repeated="2" office:value-type="float" office:value="0.0666902">
            <text:p>0.0666902</text:p>
          </table:table-cell>
          <table:table-cell office:value-type="float" office:value="0.0652367">
            <text:p>0.0652367</text:p>
          </table:table-cell>
          <table:table-cell office:value-type="float" office:value="0.259741">
            <text:p>0.259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table:number-columns-repeated="2" office:value-type="float" office:value="0.0681416">
            <text:p>0.0681416</text:p>
          </table:table-cell>
          <table:table-cell office:value-type="float" office:value="0.0666902">
            <text:p>0.0666902</text:p>
          </table:table-cell>
          <table:table-cell office:value-type="float" office:value="0.319566">
            <text:p>0.319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">
            <text:p>5</text:p>
          </table:table-cell>
          <table:table-cell table:number-columns-repeated="2" office:value-type="float" office:value="0.0695905">
            <text:p>0.0695905</text:p>
          </table:table-cell>
          <table:table-cell office:value-type="float" office:value="0.0681416">
            <text:p>0.0681416</text:p>
          </table:table-cell>
          <table:table-cell office:value-type="float" office:value="0.26627">
            <text:p>0.26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table:number-columns-repeated="2" office:value-type="float" office:value="0.0710369">
            <text:p>0.0710369</text:p>
          </table:table-cell>
          <table:table-cell office:value-type="float" office:value="0.0695905">
            <text:p>0.0695905</text:p>
          </table:table-cell>
          <table:table-cell office:value-type="float" office:value="0.324448">
            <text:p>0.3244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5">
            <text:p>5</text:p>
          </table:table-cell>
          <table:table-cell table:number-columns-repeated="2" office:value-type="float" office:value="0.0724805">
            <text:p>0.0724805</text:p>
          </table:table-cell>
          <table:table-cell office:value-type="float" office:value="0.0710369">
            <text:p>0.0710369</text:p>
          </table:table-cell>
          <table:table-cell office:value-type="float" office:value="0.270638">
            <text:p>0.270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4">
            <text:p>4</text:p>
          </table:table-cell>
          <table:table-cell table:number-columns-repeated="2" office:value-type="float" office:value="0.0739211">
            <text:p>0.0739211</text:p>
          </table:table-cell>
          <table:table-cell office:value-type="float" office:value="0.0724805">
            <text:p>0.0724805</text:p>
          </table:table-cell>
          <table:table-cell office:value-type="float" office:value="0.337843">
            <text:p>0.3378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">
            <text:p>5</text:p>
          </table:table-cell>
          <table:table-cell table:number-columns-repeated="2" office:value-type="float" office:value="0.0753587">
            <text:p>0.0753587</text:p>
          </table:table-cell>
          <table:table-cell office:value-type="float" office:value="0.0739211">
            <text:p>0.0739211</text:p>
          </table:table-cell>
          <table:table-cell office:value-type="float" office:value="0.273255">
            <text:p>0.273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">
            <text:p>5</text:p>
          </table:table-cell>
          <table:table-cell table:number-columns-repeated="2" office:value-type="float" office:value="0.0767922">
            <text:p>0.0767922</text:p>
          </table:table-cell>
          <table:table-cell office:value-type="float" office:value="0.0753587">
            <text:p>0.0753587</text:p>
          </table:table-cell>
          <table:table-cell office:value-type="float" office:value="0.312036">
            <text:p>0.312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5">
            <text:p>5</text:p>
          </table:table-cell>
          <table:table-cell table:number-columns-repeated="2" office:value-type="float" office:value="0.0782224">
            <text:p>0.0782224</text:p>
          </table:table-cell>
          <table:table-cell office:value-type="float" office:value="0.0767922">
            <text:p>0.0767922</text:p>
          </table:table-cell>
          <table:table-cell office:value-type="float" office:value="0.309669">
            <text:p>0.309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5">
            <text:p>5</text:p>
          </table:table-cell>
          <table:table-cell table:number-columns-repeated="2" office:value-type="float" office:value="0.0796488">
            <text:p>0.0796488</text:p>
          </table:table-cell>
          <table:table-cell office:value-type="float" office:value="0.0782224">
            <text:p>0.0782224</text:p>
          </table:table-cell>
          <table:table-cell office:value-type="float" office:value="0.312596">
            <text:p>0.3125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5">
            <text:p>5</text:p>
          </table:table-cell>
          <table:table-cell table:number-columns-repeated="2" office:value-type="float" office:value="0.0810712">
            <text:p>0.0810712</text:p>
          </table:table-cell>
          <table:table-cell office:value-type="float" office:value="0.0796488">
            <text:p>0.0796488</text:p>
          </table:table-cell>
          <table:table-cell office:value-type="float" office:value="0.315198">
            <text:p>0.315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5">
            <text:p>5</text:p>
          </table:table-cell>
          <table:table-cell table:number-columns-repeated="2" office:value-type="float" office:value="0.0824894">
            <text:p>0.0824894</text:p>
          </table:table-cell>
          <table:table-cell office:value-type="float" office:value="0.0810712">
            <text:p>0.0810712</text:p>
          </table:table-cell>
          <table:table-cell office:value-type="float" office:value="0.317036">
            <text:p>0.317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">
            <text:p>5</text:p>
          </table:table-cell>
          <table:table-cell table:number-columns-repeated="2" office:value-type="float" office:value="0.0839032">
            <text:p>0.0839032</text:p>
          </table:table-cell>
          <table:table-cell office:value-type="float" office:value="0.0824894">
            <text:p>0.0824894</text:p>
          </table:table-cell>
          <table:table-cell office:value-type="float" office:value="0.319925">
            <text:p>0.3199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table:number-columns-repeated="2" office:value-type="float" office:value="0.0853123">
            <text:p>0.0853123</text:p>
          </table:table-cell>
          <table:table-cell office:value-type="float" office:value="0.0839032">
            <text:p>0.0839032</text:p>
          </table:table-cell>
          <table:table-cell office:value-type="float" office:value="0.322174">
            <text:p>0.3221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5">
            <text:p>5</text:p>
          </table:table-cell>
          <table:table-cell table:number-columns-repeated="2" office:value-type="float" office:value="0.0867166">
            <text:p>0.0867166</text:p>
          </table:table-cell>
          <table:table-cell office:value-type="float" office:value="0.0853123">
            <text:p>0.0853123</text:p>
          </table:table-cell>
          <table:table-cell office:value-type="float" office:value="0.324779">
            <text:p>0.324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5">
            <text:p>5</text:p>
          </table:table-cell>
          <table:table-cell table:number-columns-repeated="2" office:value-type="float" office:value="0.0881159">
            <text:p>0.0881159</text:p>
          </table:table-cell>
          <table:table-cell office:value-type="float" office:value="0.0867166">
            <text:p>0.0867166</text:p>
          </table:table-cell>
          <table:table-cell office:value-type="float" office:value="0.326409">
            <text:p>0.326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table:number-columns-repeated="2" office:value-type="float" office:value="0.0895097">
            <text:p>0.0895097</text:p>
          </table:table-cell>
          <table:table-cell office:value-type="float" office:value="0.0881159">
            <text:p>0.0881159</text:p>
          </table:table-cell>
          <table:table-cell office:value-type="float" office:value="0.327132">
            <text:p>0.3271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5">
            <text:p>5</text:p>
          </table:table-cell>
          <table:table-cell table:number-columns-repeated="2" office:value-type="float" office:value="0.0908979">
            <text:p>0.0908979</text:p>
          </table:table-cell>
          <table:table-cell office:value-type="float" office:value="0.0895097">
            <text:p>0.0895097</text:p>
          </table:table-cell>
          <table:table-cell office:value-type="float" office:value="0.328726">
            <text:p>0.3287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">
            <text:p>5</text:p>
          </table:table-cell>
          <table:table-cell table:number-columns-repeated="2" office:value-type="float" office:value="0.0922802">
            <text:p>0.0922802</text:p>
          </table:table-cell>
          <table:table-cell office:value-type="float" office:value="0.0908979">
            <text:p>0.0908979</text:p>
          </table:table-cell>
          <table:table-cell office:value-type="float" office:value="0.332341">
            <text:p>0.332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6">
            <text:p>6</text:p>
          </table:table-cell>
          <table:table-cell table:number-columns-repeated="2" office:value-type="float" office:value="0.0936572">
            <text:p>0.0936572</text:p>
          </table:table-cell>
          <table:table-cell office:value-type="float" office:value="0.0922802">
            <text:p>0.0922802</text:p>
          </table:table-cell>
          <table:table-cell office:value-type="float" office:value="0.370281">
            <text:p>0.370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6">
            <text:p>6</text:p>
          </table:table-cell>
          <table:table-cell table:number-columns-repeated="2" office:value-type="float" office:value="0.0950287">
            <text:p>0.0950287</text:p>
          </table:table-cell>
          <table:table-cell office:value-type="float" office:value="0.0936572">
            <text:p>0.0936572</text:p>
          </table:table-cell>
          <table:table-cell office:value-type="float" office:value="0.346947">
            <text:p>0.3469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6">
            <text:p>6</text:p>
          </table:table-cell>
          <table:table-cell table:number-columns-repeated="2" office:value-type="float" office:value="0.0963937">
            <text:p>0.0963937</text:p>
          </table:table-cell>
          <table:table-cell office:value-type="float" office:value="0.0950287">
            <text:p>0.0950287</text:p>
          </table:table-cell>
          <table:table-cell office:value-type="float" office:value="0.346306">
            <text:p>0.346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6">
            <text:p>6</text:p>
          </table:table-cell>
          <table:table-cell table:number-columns-repeated="2" office:value-type="float" office:value="0.0977519">
            <text:p>0.0977519</text:p>
          </table:table-cell>
          <table:table-cell office:value-type="float" office:value="0.0963937">
            <text:p>0.0963937</text:p>
          </table:table-cell>
          <table:table-cell office:value-type="float" office:value="0.347865">
            <text:p>0.3478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6">
            <text:p>6</text:p>
          </table:table-cell>
          <table:table-cell table:number-columns-repeated="2" office:value-type="float" office:value="0.0991031">
            <text:p>0.0991031</text:p>
          </table:table-cell>
          <table:table-cell office:value-type="float" office:value="0.0977519">
            <text:p>0.0977519</text:p>
          </table:table-cell>
          <table:table-cell office:value-type="float" office:value="0.349819">
            <text:p>0.349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6">
            <text:p>6</text:p>
          </table:table-cell>
          <table:table-cell table:number-columns-repeated="2" office:value-type="float" office:value="0.100447">
            <text:p>0.100447</text:p>
          </table:table-cell>
          <table:table-cell office:value-type="float" office:value="0.0991031">
            <text:p>0.0991031</text:p>
          </table:table-cell>
          <table:table-cell office:value-type="float" office:value="0.351783">
            <text:p>0.351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6">
            <text:p>6</text:p>
          </table:table-cell>
          <table:table-cell table:number-columns-repeated="2" office:value-type="float" office:value="0.101783">
            <text:p>0.101783</text:p>
          </table:table-cell>
          <table:table-cell office:value-type="float" office:value="0.100447">
            <text:p>0.100447</text:p>
          </table:table-cell>
          <table:table-cell office:value-type="float" office:value="0.354349">
            <text:p>0.3543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">
            <text:p>6</text:p>
          </table:table-cell>
          <table:table-cell table:number-columns-repeated="2" office:value-type="float" office:value="0.103112">
            <text:p>0.103112</text:p>
          </table:table-cell>
          <table:table-cell office:value-type="float" office:value="0.101783">
            <text:p>0.101783</text:p>
          </table:table-cell>
          <table:table-cell office:value-type="float" office:value="0.356551">
            <text:p>0.356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6">
            <text:p>6</text:p>
          </table:table-cell>
          <table:table-cell table:number-columns-repeated="2" office:value-type="float" office:value="0.104433">
            <text:p>0.104433</text:p>
          </table:table-cell>
          <table:table-cell office:value-type="float" office:value="0.103112">
            <text:p>0.103112</text:p>
          </table:table-cell>
          <table:table-cell office:value-type="float" office:value="0.358389">
            <text:p>0.3583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">
            <text:p>7</text:p>
          </table:table-cell>
          <table:table-cell table:number-columns-repeated="2" office:value-type="float" office:value="0.105745">
            <text:p>0.105745</text:p>
          </table:table-cell>
          <table:table-cell office:value-type="float" office:value="0.104433">
            <text:p>0.104433</text:p>
          </table:table-cell>
          <table:table-cell office:value-type="float" office:value="0.326883">
            <text:p>0.3268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6">
            <text:p>6</text:p>
          </table:table-cell>
          <table:table-cell table:number-columns-repeated="2" office:value-type="float" office:value="0.107048">
            <text:p>0.107048</text:p>
          </table:table-cell>
          <table:table-cell office:value-type="float" office:value="0.105745">
            <text:p>0.105745</text:p>
          </table:table-cell>
          <table:table-cell office:value-type="float" office:value="0.389952">
            <text:p>0.3899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">
            <text:p>7</text:p>
          </table:table-cell>
          <table:table-cell table:number-columns-repeated="2" office:value-type="float" office:value="0.108343">
            <text:p>0.108343</text:p>
          </table:table-cell>
          <table:table-cell office:value-type="float" office:value="0.107048">
            <text:p>0.107048</text:p>
          </table:table-cell>
          <table:table-cell office:value-type="float" office:value="0.331042">
            <text:p>0.331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6">
            <text:p>6</text:p>
          </table:table-cell>
          <table:table-cell table:number-columns-repeated="2" office:value-type="float" office:value="0.109629">
            <text:p>0.109629</text:p>
          </table:table-cell>
          <table:table-cell office:value-type="float" office:value="0.108343">
            <text:p>0.108343</text:p>
          </table:table-cell>
          <table:table-cell office:value-type="float" office:value="0.391712">
            <text:p>0.391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">
            <text:p>7</text:p>
          </table:table-cell>
          <table:table-cell table:number-columns-repeated="2" office:value-type="float" office:value="0.110906">
            <text:p>0.110906</text:p>
          </table:table-cell>
          <table:table-cell office:value-type="float" office:value="0.109629">
            <text:p>0.109629</text:p>
          </table:table-cell>
          <table:table-cell office:value-type="float" office:value="0.332689">
            <text:p>0.3326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6">
            <text:p>6</text:p>
          </table:table-cell>
          <table:table-cell table:number-columns-repeated="2" office:value-type="float" office:value="0.112174">
            <text:p>0.112174</text:p>
          </table:table-cell>
          <table:table-cell office:value-type="float" office:value="0.110906">
            <text:p>0.110906</text:p>
          </table:table-cell>
          <table:table-cell office:value-type="float" office:value="0.397867">
            <text:p>0.3978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">
            <text:p>7</text:p>
          </table:table-cell>
          <table:table-cell table:number-columns-repeated="2" office:value-type="float" office:value="0.113432">
            <text:p>0.113432</text:p>
          </table:table-cell>
          <table:table-cell office:value-type="float" office:value="0.112174">
            <text:p>0.112174</text:p>
          </table:table-cell>
          <table:table-cell office:value-type="float" office:value="0.337877">
            <text:p>0.337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">
            <text:p>7</text:p>
          </table:table-cell>
          <table:table-cell table:number-columns-repeated="2" office:value-type="float" office:value="0.11468">
            <text:p>0.11468</text:p>
          </table:table-cell>
          <table:table-cell office:value-type="float" office:value="0.113432">
            <text:p>0.113432</text:p>
          </table:table-cell>
          <table:table-cell office:value-type="float" office:value="0.371792">
            <text:p>0.3717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">
            <text:p>7</text:p>
          </table:table-cell>
          <table:table-cell table:number-columns-repeated="2" office:value-type="float" office:value="0.115918">
            <text:p>0.115918</text:p>
          </table:table-cell>
          <table:table-cell office:value-type="float" office:value="0.11468">
            <text:p>0.11468</text:p>
          </table:table-cell>
          <table:table-cell office:value-type="float" office:value="0.371593">
            <text:p>0.3715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table:number-columns-repeated="2" office:value-type="float" office:value="0.117147">
            <text:p>0.117147</text:p>
          </table:table-cell>
          <table:table-cell office:value-type="float" office:value="0.115918">
            <text:p>0.115918</text:p>
          </table:table-cell>
          <table:table-cell office:value-type="float" office:value="0.372908">
            <text:p>0.3729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">
            <text:p>7</text:p>
          </table:table-cell>
          <table:table-cell table:number-columns-repeated="2" office:value-type="float" office:value="0.118365">
            <text:p>0.118365</text:p>
          </table:table-cell>
          <table:table-cell office:value-type="float" office:value="0.117147">
            <text:p>0.117147</text:p>
          </table:table-cell>
          <table:table-cell office:value-type="float" office:value="0.374391">
            <text:p>0.3743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table:number-columns-repeated="2" office:value-type="float" office:value="0.119572">
            <text:p>0.119572</text:p>
          </table:table-cell>
          <table:table-cell office:value-type="float" office:value="0.118365">
            <text:p>0.118365</text:p>
          </table:table-cell>
          <table:table-cell office:value-type="float" office:value="0.375696">
            <text:p>0.375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">
            <text:p>7</text:p>
          </table:table-cell>
          <table:table-cell table:number-columns-repeated="2" office:value-type="float" office:value="0.120769">
            <text:p>0.120769</text:p>
          </table:table-cell>
          <table:table-cell office:value-type="float" office:value="0.119572">
            <text:p>0.119572</text:p>
          </table:table-cell>
          <table:table-cell office:value-type="float" office:value="0.377678">
            <text:p>0.3776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table:number-columns-repeated="2" office:value-type="float" office:value="0.121955">
            <text:p>0.121955</text:p>
          </table:table-cell>
          <table:table-cell office:value-type="float" office:value="0.120769">
            <text:p>0.120769</text:p>
          </table:table-cell>
          <table:table-cell office:value-type="float" office:value="0.378352">
            <text:p>0.378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">
            <text:p>7</text:p>
          </table:table-cell>
          <table:table-cell table:number-columns-repeated="2" office:value-type="float" office:value="0.12313">
            <text:p>0.12313</text:p>
          </table:table-cell>
          <table:table-cell office:value-type="float" office:value="0.121955">
            <text:p>0.121955</text:p>
          </table:table-cell>
          <table:table-cell office:value-type="float" office:value="0.380458">
            <text:p>0.380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7">
            <text:p>7</text:p>
          </table:table-cell>
          <table:table-cell table:number-columns-repeated="2" office:value-type="float" office:value="0.124294">
            <text:p>0.124294</text:p>
          </table:table-cell>
          <table:table-cell office:value-type="float" office:value="0.12313">
            <text:p>0.12313</text:p>
          </table:table-cell>
          <table:table-cell office:value-type="float" office:value="0.381722">
            <text:p>0.381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7">
            <text:p>7</text:p>
          </table:table-cell>
          <table:table-cell table:number-columns-repeated="2" office:value-type="float" office:value="0.125446">
            <text:p>0.125446</text:p>
          </table:table-cell>
          <table:table-cell office:value-type="float" office:value="0.124294">
            <text:p>0.124294</text:p>
          </table:table-cell>
          <table:table-cell office:value-type="float" office:value="0.383153">
            <text:p>0.3831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table:number-columns-repeated="2" office:value-type="float" office:value="0.126586">
            <text:p>0.126586</text:p>
          </table:table-cell>
          <table:table-cell office:value-type="float" office:value="0.125446">
            <text:p>0.125446</text:p>
          </table:table-cell>
          <table:table-cell office:value-type="float" office:value="0.384724">
            <text:p>0.384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">
            <text:p>7</text:p>
          </table:table-cell>
          <table:table-cell table:number-columns-repeated="2" office:value-type="float" office:value="0.127715">
            <text:p>0.127715</text:p>
          </table:table-cell>
          <table:table-cell office:value-type="float" office:value="0.126586">
            <text:p>0.126586</text:p>
          </table:table-cell>
          <table:table-cell office:value-type="float" office:value="0.385532">
            <text:p>0.385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7">
            <text:p>7</text:p>
          </table:table-cell>
          <table:table-cell table:number-columns-repeated="2" office:value-type="float" office:value="0.128831">
            <text:p>0.128831</text:p>
          </table:table-cell>
          <table:table-cell office:value-type="float" office:value="0.127715">
            <text:p>0.127715</text:p>
          </table:table-cell>
          <table:table-cell office:value-type="float" office:value="0.385481">
            <text:p>0.385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table:number-columns-repeated="2" office:value-type="float" office:value="0.129935">
            <text:p>0.129935</text:p>
          </table:table-cell>
          <table:table-cell office:value-type="float" office:value="0.128831">
            <text:p>0.128831</text:p>
          </table:table-cell>
          <table:table-cell office:value-type="float" office:value="0.386225">
            <text:p>0.386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7">
            <text:p>7</text:p>
          </table:table-cell>
          <table:table-cell table:number-columns-repeated="2" office:value-type="float" office:value="0.131026">
            <text:p>0.131026</text:p>
          </table:table-cell>
          <table:table-cell office:value-type="float" office:value="0.129935">
            <text:p>0.129935</text:p>
          </table:table-cell>
          <table:table-cell office:value-type="float" office:value="0.387418">
            <text:p>0.3874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7">
            <text:p>7</text:p>
          </table:table-cell>
          <table:table-cell table:number-columns-repeated="2" office:value-type="float" office:value="0.132104">
            <text:p>0.132104</text:p>
          </table:table-cell>
          <table:table-cell office:value-type="float" office:value="0.131026">
            <text:p>0.131026</text:p>
          </table:table-cell>
          <table:table-cell office:value-type="float" office:value="0.389749">
            <text:p>0.389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  <table:table-cell table:number-columns-repeated="2" office:value-type="float" office:value="0.13317">
            <text:p>0.13317</text:p>
          </table:table-cell>
          <table:table-cell office:value-type="float" office:value="0.132104">
            <text:p>0.132104</text:p>
          </table:table-cell>
          <table:table-cell office:value-type="float" office:value="0.391994">
            <text:p>0.39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">
            <text:p>7</text:p>
          </table:table-cell>
          <table:table-cell table:number-columns-repeated="2" office:value-type="float" office:value="0.134222">
            <text:p>0.134222</text:p>
          </table:table-cell>
          <table:table-cell office:value-type="float" office:value="0.13317">
            <text:p>0.13317</text:p>
          </table:table-cell>
          <table:table-cell office:value-type="float" office:value="0.393771">
            <text:p>0.393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table:number-columns-repeated="2" office:value-type="float" office:value="0.135261">
            <text:p>0.135261</text:p>
          </table:table-cell>
          <table:table-cell office:value-type="float" office:value="0.134222">
            <text:p>0.134222</text:p>
          </table:table-cell>
          <table:table-cell office:value-type="float" office:value="0.394642">
            <text:p>0.3946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7">
            <text:p>7</text:p>
          </table:table-cell>
          <table:table-cell table:number-columns-repeated="2" office:value-type="float" office:value="0.136286">
            <text:p>0.136286</text:p>
          </table:table-cell>
          <table:table-cell office:value-type="float" office:value="0.135261">
            <text:p>0.135261</text:p>
          </table:table-cell>
          <table:table-cell office:value-type="float" office:value="0.39525">
            <text:p>0.39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7">
            <text:p>7</text:p>
          </table:table-cell>
          <table:table-cell table:number-columns-repeated="2" office:value-type="float" office:value="0.137297">
            <text:p>0.137297</text:p>
          </table:table-cell>
          <table:table-cell office:value-type="float" office:value="0.136286">
            <text:p>0.136286</text:p>
          </table:table-cell>
          <table:table-cell office:value-type="float" office:value="0.395911">
            <text:p>0.395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">
            <text:p>7</text:p>
          </table:table-cell>
          <table:table-cell table:number-columns-repeated="2" office:value-type="float" office:value="0.138295">
            <text:p>0.138295</text:p>
          </table:table-cell>
          <table:table-cell office:value-type="float" office:value="0.137297">
            <text:p>0.137297</text:p>
          </table:table-cell>
          <table:table-cell office:value-type="float" office:value="0.396649">
            <text:p>0.396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7">
            <text:p>7</text:p>
          </table:table-cell>
          <table:table-cell table:number-columns-repeated="2" office:value-type="float" office:value="0.139278">
            <text:p>0.139278</text:p>
          </table:table-cell>
          <table:table-cell office:value-type="float" office:value="0.138295">
            <text:p>0.138295</text:p>
          </table:table-cell>
          <table:table-cell office:value-type="float" office:value="0.397289">
            <text:p>0.397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 table:number-columns-repeated="2" office:value-type="float" office:value="0.140247">
            <text:p>0.140247</text:p>
          </table:table-cell>
          <table:table-cell office:value-type="float" office:value="0.139278">
            <text:p>0.139278</text:p>
          </table:table-cell>
          <table:table-cell office:value-type="float" office:value="0.398013">
            <text:p>0.398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7">
            <text:p>7</text:p>
          </table:table-cell>
          <table:table-cell table:number-columns-repeated="2" office:value-type="float" office:value="0.141201">
            <text:p>0.141201</text:p>
          </table:table-cell>
          <table:table-cell office:value-type="float" office:value="0.140247">
            <text:p>0.140247</text:p>
          </table:table-cell>
          <table:table-cell office:value-type="float" office:value="0.398834">
            <text:p>0.398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">
            <text:p>7</text:p>
          </table:table-cell>
          <table:table-cell table:number-columns-repeated="2" office:value-type="float" office:value="0.142141">
            <text:p>0.142141</text:p>
          </table:table-cell>
          <table:table-cell office:value-type="float" office:value="0.141201">
            <text:p>0.141201</text:p>
          </table:table-cell>
          <table:table-cell office:value-type="float" office:value="0.399746">
            <text:p>0.399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7">
            <text:p>7</text:p>
          </table:table-cell>
          <table:table-cell table:number-columns-repeated="2" office:value-type="float" office:value="0.143065">
            <text:p>0.143065</text:p>
          </table:table-cell>
          <table:table-cell office:value-type="float" office:value="0.142141">
            <text:p>0.142141</text:p>
          </table:table-cell>
          <table:table-cell office:value-type="float" office:value="0.400472">
            <text:p>0.4004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7">
            <text:p>7</text:p>
          </table:table-cell>
          <table:table-cell table:number-columns-repeated="2" office:value-type="float" office:value="0.143974">
            <text:p>0.143974</text:p>
          </table:table-cell>
          <table:table-cell office:value-type="float" office:value="0.143065">
            <text:p>0.143065</text:p>
          </table:table-cell>
          <table:table-cell office:value-type="float" office:value="0.401027">
            <text:p>0.4010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7">
            <text:p>7</text:p>
          </table:table-cell>
          <table:table-cell table:number-columns-repeated="2" office:value-type="float" office:value="0.144868">
            <text:p>0.144868</text:p>
          </table:table-cell>
          <table:table-cell office:value-type="float" office:value="0.143974">
            <text:p>0.143974</text:p>
          </table:table-cell>
          <table:table-cell office:value-type="float" office:value="0.401497">
            <text:p>0.401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7">
            <text:p>7</text:p>
          </table:table-cell>
          <table:table-cell table:number-columns-repeated="2" office:value-type="float" office:value="0.145747">
            <text:p>0.145747</text:p>
          </table:table-cell>
          <table:table-cell office:value-type="float" office:value="0.144868">
            <text:p>0.144868</text:p>
          </table:table-cell>
          <table:table-cell office:value-type="float" office:value="0.402165">
            <text:p>0.402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7">
            <text:p>7</text:p>
          </table:table-cell>
          <table:table-cell table:number-columns-repeated="2" office:value-type="float" office:value="0.14661">
            <text:p>0.14661</text:p>
          </table:table-cell>
          <table:table-cell office:value-type="float" office:value="0.145747">
            <text:p>0.145747</text:p>
          </table:table-cell>
          <table:table-cell office:value-type="float" office:value="0.402719">
            <text:p>0.402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number-columns-repeated="2" office:value-type="float" office:value="0.147456">
            <text:p>0.147456</text:p>
          </table:table-cell>
          <table:table-cell office:value-type="float" office:value="0.14661">
            <text:p>0.14661</text:p>
          </table:table-cell>
          <table:table-cell office:value-type="float" office:value="0.402977">
            <text:p>0.4029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8">
            <text:p>8</text:p>
          </table:table-cell>
          <table:table-cell table:number-columns-repeated="2" office:value-type="float" office:value="0.148288">
            <text:p>0.148288</text:p>
          </table:table-cell>
          <table:table-cell office:value-type="float" office:value="0.147456">
            <text:p>0.147456</text:p>
          </table:table-cell>
          <table:table-cell office:value-type="float" office:value="0.435572">
            <text:p>0.435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8">
            <text:p>8</text:p>
          </table:table-cell>
          <table:table-cell table:number-columns-repeated="2" office:value-type="float" office:value="0.149103">
            <text:p>0.149103</text:p>
          </table:table-cell>
          <table:table-cell office:value-type="float" office:value="0.148288">
            <text:p>0.148288</text:p>
          </table:table-cell>
          <table:table-cell office:value-type="float" office:value="0.407919">
            <text:p>0.407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8">
            <text:p>8</text:p>
          </table:table-cell>
          <table:table-cell table:number-columns-repeated="2" office:value-type="float" office:value="0.149902">
            <text:p>0.149902</text:p>
          </table:table-cell>
          <table:table-cell office:value-type="float" office:value="0.149103">
            <text:p>0.149103</text:p>
          </table:table-cell>
          <table:table-cell office:value-type="float" office:value="0.40647">
            <text:p>0.406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8">
            <text:p>8</text:p>
          </table:table-cell>
          <table:table-cell table:number-columns-repeated="2" office:value-type="float" office:value="0.150684">
            <text:p>0.150684</text:p>
          </table:table-cell>
          <table:table-cell office:value-type="float" office:value="0.149902">
            <text:p>0.149902</text:p>
          </table:table-cell>
          <table:table-cell office:value-type="float" office:value="0.406895">
            <text:p>0.4068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8">
            <text:p>8</text:p>
          </table:table-cell>
          <table:table-cell table:number-columns-repeated="2" office:value-type="float" office:value="0.151449">
            <text:p>0.151449</text:p>
          </table:table-cell>
          <table:table-cell office:value-type="float" office:value="0.150684">
            <text:p>0.150684</text:p>
          </table:table-cell>
          <table:table-cell office:value-type="float" office:value="0.407776">
            <text:p>0.407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8">
            <text:p>8</text:p>
          </table:table-cell>
          <table:table-cell table:number-columns-repeated="2" office:value-type="float" office:value="0.152197">
            <text:p>0.152197</text:p>
          </table:table-cell>
          <table:table-cell office:value-type="float" office:value="0.151449">
            <text:p>0.151449</text:p>
          </table:table-cell>
          <table:table-cell office:value-type="float" office:value="0.408266">
            <text:p>0.408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8">
            <text:p>8</text:p>
          </table:table-cell>
          <table:table-cell table:number-columns-repeated="2" office:value-type="float" office:value="0.152927">
            <text:p>0.152927</text:p>
          </table:table-cell>
          <table:table-cell office:value-type="float" office:value="0.152197">
            <text:p>0.152197</text:p>
          </table:table-cell>
          <table:table-cell office:value-type="float" office:value="0.409594">
            <text:p>0.4095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8">
            <text:p>8</text:p>
          </table:table-cell>
          <table:table-cell table:number-columns-repeated="2" office:value-type="float" office:value="0.15364">
            <text:p>0.15364</text:p>
          </table:table-cell>
          <table:table-cell office:value-type="float" office:value="0.152927">
            <text:p>0.152927</text:p>
          </table:table-cell>
          <table:table-cell office:value-type="float" office:value="0.409919">
            <text:p>0.409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8">
            <text:p>8</text:p>
          </table:table-cell>
          <table:table-cell table:number-columns-repeated="2" office:value-type="float" office:value="0.154335">
            <text:p>0.154335</text:p>
          </table:table-cell>
          <table:table-cell office:value-type="float" office:value="0.15364">
            <text:p>0.15364</text:p>
          </table:table-cell>
          <table:table-cell office:value-type="float" office:value="0.409964">
            <text:p>0.409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8">
            <text:p>8</text:p>
          </table:table-cell>
          <table:table-cell table:number-columns-repeated="2" office:value-type="float" office:value="0.155012">
            <text:p>0.155012</text:p>
          </table:table-cell>
          <table:table-cell office:value-type="float" office:value="0.154335">
            <text:p>0.154335</text:p>
          </table:table-cell>
          <table:table-cell office:value-type="float" office:value="0.409779">
            <text:p>0.409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8">
            <text:p>8</text:p>
          </table:table-cell>
          <table:table-cell table:number-columns-repeated="2" office:value-type="float" office:value="0.155671">
            <text:p>0.155671</text:p>
          </table:table-cell>
          <table:table-cell office:value-type="float" office:value="0.155012">
            <text:p>0.155012</text:p>
          </table:table-cell>
          <table:table-cell office:value-type="float" office:value="0.409349">
            <text:p>0.4093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table:number-columns-repeated="2" office:value-type="float" office:value="0.156313">
            <text:p>0.156313</text:p>
          </table:table-cell>
          <table:table-cell office:value-type="float" office:value="0.155671">
            <text:p>0.155671</text:p>
          </table:table-cell>
          <table:table-cell office:value-type="float" office:value="0.409363">
            <text:p>0.409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8">
            <text:p>8</text:p>
          </table:table-cell>
          <table:table-cell table:number-columns-repeated="2" office:value-type="float" office:value="0.156935">
            <text:p>0.156935</text:p>
          </table:table-cell>
          <table:table-cell office:value-type="float" office:value="0.156313">
            <text:p>0.156313</text:p>
          </table:table-cell>
          <table:table-cell office:value-type="float" office:value="0.408884">
            <text:p>0.4088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8">
            <text:p>8</text:p>
          </table:table-cell>
          <table:table-cell table:number-columns-repeated="2" office:value-type="float" office:value="0.157539">
            <text:p>0.157539</text:p>
          </table:table-cell>
          <table:table-cell office:value-type="float" office:value="0.156935">
            <text:p>0.156935</text:p>
          </table:table-cell>
          <table:table-cell office:value-type="float" office:value="0.408508">
            <text:p>0.4085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8">
            <text:p>8</text:p>
          </table:table-cell>
          <table:table-cell table:number-columns-repeated="2" office:value-type="float" office:value="0.158125">
            <text:p>0.158125</text:p>
          </table:table-cell>
          <table:table-cell office:value-type="float" office:value="0.157539">
            <text:p>0.157539</text:p>
          </table:table-cell>
          <table:table-cell office:value-type="float" office:value="0.408197">
            <text:p>0.408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8">
            <text:p>8</text:p>
          </table:table-cell>
          <table:table-cell table:number-columns-repeated="2" office:value-type="float" office:value="0.158692">
            <text:p>0.158692</text:p>
          </table:table-cell>
          <table:table-cell office:value-type="float" office:value="0.158125">
            <text:p>0.158125</text:p>
          </table:table-cell>
          <table:table-cell office:value-type="float" office:value="0.407779">
            <text:p>0.407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8">
            <text:p>8</text:p>
          </table:table-cell>
          <table:table-cell table:number-columns-repeated="2" office:value-type="float" office:value="0.159239">
            <text:p>0.159239</text:p>
          </table:table-cell>
          <table:table-cell office:value-type="float" office:value="0.158692">
            <text:p>0.158692</text:p>
          </table:table-cell>
          <table:table-cell office:value-type="float" office:value="0.407344">
            <text:p>0.4073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table:number-columns-repeated="2" office:value-type="float" office:value="0.159768">
            <text:p>0.159768</text:p>
          </table:table-cell>
          <table:table-cell office:value-type="float" office:value="0.159239">
            <text:p>0.159239</text:p>
          </table:table-cell>
          <table:table-cell office:value-type="float" office:value="0.406867">
            <text:p>0.4068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8">
            <text:p>8</text:p>
          </table:table-cell>
          <table:table-cell table:number-columns-repeated="2" office:value-type="float" office:value="0.160277">
            <text:p>0.160277</text:p>
          </table:table-cell>
          <table:table-cell office:value-type="float" office:value="0.159768">
            <text:p>0.159768</text:p>
          </table:table-cell>
          <table:table-cell office:value-type="float" office:value="0.406473">
            <text:p>0.406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8">
            <text:p>8</text:p>
          </table:table-cell>
          <table:table-cell table:number-columns-repeated="2" office:value-type="float" office:value="0.160766">
            <text:p>0.160766</text:p>
          </table:table-cell>
          <table:table-cell office:value-type="float" office:value="0.160277">
            <text:p>0.160277</text:p>
          </table:table-cell>
          <table:table-cell office:value-type="float" office:value="0.405467">
            <text:p>0.405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8">
            <text:p>8</text:p>
          </table:table-cell>
          <table:table-cell table:number-columns-repeated="2" office:value-type="float" office:value="0.161236">
            <text:p>0.161236</text:p>
          </table:table-cell>
          <table:table-cell office:value-type="float" office:value="0.160766">
            <text:p>0.160766</text:p>
          </table:table-cell>
          <table:table-cell office:value-type="float" office:value="0.406023">
            <text:p>0.406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8">
            <text:p>8</text:p>
          </table:table-cell>
          <table:table-cell table:number-columns-repeated="2" office:value-type="float" office:value="0.161686">
            <text:p>0.161686</text:p>
          </table:table-cell>
          <table:table-cell office:value-type="float" office:value="0.161236">
            <text:p>0.161236</text:p>
          </table:table-cell>
          <table:table-cell office:value-type="float" office:value="0.404932">
            <text:p>0.4049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8">
            <text:p>8</text:p>
          </table:table-cell>
          <table:table-cell table:number-columns-repeated="2" office:value-type="float" office:value="0.162117">
            <text:p>0.162117</text:p>
          </table:table-cell>
          <table:table-cell office:value-type="float" office:value="0.161686">
            <text:p>0.161686</text:p>
          </table:table-cell>
          <table:table-cell office:value-type="float" office:value="0.404267">
            <text:p>0.404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8">
            <text:p>8</text:p>
          </table:table-cell>
          <table:table-cell table:number-columns-repeated="2" office:value-type="float" office:value="0.162527">
            <text:p>0.162527</text:p>
          </table:table-cell>
          <table:table-cell office:value-type="float" office:value="0.162117">
            <text:p>0.162117</text:p>
          </table:table-cell>
          <table:table-cell office:value-type="float" office:value="0.403568">
            <text:p>0.4035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8">
            <text:p>8</text:p>
          </table:table-cell>
          <table:table-cell table:number-columns-repeated="2" office:value-type="float" office:value="0.162917">
            <text:p>0.162917</text:p>
          </table:table-cell>
          <table:table-cell office:value-type="float" office:value="0.162527">
            <text:p>0.162527</text:p>
          </table:table-cell>
          <table:table-cell office:value-type="float" office:value="0.402724">
            <text:p>0.402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8">
            <text:p>8</text:p>
          </table:table-cell>
          <table:table-cell table:number-columns-repeated="2" office:value-type="float" office:value="0.163287">
            <text:p>0.163287</text:p>
          </table:table-cell>
          <table:table-cell office:value-type="float" office:value="0.162917">
            <text:p>0.162917</text:p>
          </table:table-cell>
          <table:table-cell office:value-type="float" office:value="0.401831">
            <text:p>0.4018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8">
            <text:p>8</text:p>
          </table:table-cell>
          <table:table-cell table:number-columns-repeated="2" office:value-type="float" office:value="0.163636">
            <text:p>0.163636</text:p>
          </table:table-cell>
          <table:table-cell office:value-type="float" office:value="0.163287">
            <text:p>0.163287</text:p>
          </table:table-cell>
          <table:table-cell office:value-type="float" office:value="0.400923">
            <text:p>0.4009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8">
            <text:p>8</text:p>
          </table:table-cell>
          <table:table-cell table:number-columns-repeated="2" office:value-type="float" office:value="0.163965">
            <text:p>0.163965</text:p>
          </table:table-cell>
          <table:table-cell office:value-type="float" office:value="0.163636">
            <text:p>0.163636</text:p>
          </table:table-cell>
          <table:table-cell office:value-type="float" office:value="0.399879">
            <text:p>0.399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8">
            <text:p>8</text:p>
          </table:table-cell>
          <table:table-cell table:number-columns-repeated="2" office:value-type="float" office:value="0.164273">
            <text:p>0.164273</text:p>
          </table:table-cell>
          <table:table-cell office:value-type="float" office:value="0.163965">
            <text:p>0.163965</text:p>
          </table:table-cell>
          <table:table-cell office:value-type="float" office:value="0.398848">
            <text:p>0.3988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8">
            <text:p>8</text:p>
          </table:table-cell>
          <table:table-cell table:number-columns-repeated="2" office:value-type="float" office:value="0.16456">
            <text:p>0.16456</text:p>
          </table:table-cell>
          <table:table-cell office:value-type="float" office:value="0.164273">
            <text:p>0.164273</text:p>
          </table:table-cell>
          <table:table-cell office:value-type="float" office:value="0.397778">
            <text:p>0.397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8">
            <text:p>8</text:p>
          </table:table-cell>
          <table:table-cell table:number-columns-repeated="2" office:value-type="float" office:value="0.164827">
            <text:p>0.164827</text:p>
          </table:table-cell>
          <table:table-cell office:value-type="float" office:value="0.16456">
            <text:p>0.16456</text:p>
          </table:table-cell>
          <table:table-cell office:value-type="float" office:value="0.396683">
            <text:p>0.3966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072">
            <text:p>0.165072</text:p>
          </table:table-cell>
          <table:table-cell office:value-type="float" office:value="0.164827">
            <text:p>0.164827</text:p>
          </table:table-cell>
          <table:table-cell office:value-type="float" office:value="0.395382">
            <text:p>0.3953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296">
            <text:p>0.165296</text:p>
          </table:table-cell>
          <table:table-cell office:value-type="float" office:value="0.165072">
            <text:p>0.165072</text:p>
          </table:table-cell>
          <table:table-cell office:value-type="float" office:value="0.394233">
            <text:p>0.394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498">
            <text:p>0.165498</text:p>
          </table:table-cell>
          <table:table-cell office:value-type="float" office:value="0.165296">
            <text:p>0.165296</text:p>
          </table:table-cell>
          <table:table-cell office:value-type="float" office:value="0.392921">
            <text:p>0.392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679">
            <text:p>0.165679</text:p>
          </table:table-cell>
          <table:table-cell office:value-type="float" office:value="0.165498">
            <text:p>0.165498</text:p>
          </table:table-cell>
          <table:table-cell office:value-type="float" office:value="0.391536">
            <text:p>0.391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839">
            <text:p>0.165839</text:p>
          </table:table-cell>
          <table:table-cell office:value-type="float" office:value="0.165679">
            <text:p>0.165679</text:p>
          </table:table-cell>
          <table:table-cell office:value-type="float" office:value="0.390186">
            <text:p>0.3901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977">
            <text:p>0.165977</text:p>
          </table:table-cell>
          <table:table-cell office:value-type="float" office:value="0.165839">
            <text:p>0.165839</text:p>
          </table:table-cell>
          <table:table-cell office:value-type="float" office:value="0.38838">
            <text:p>0.38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093">
            <text:p>0.166093</text:p>
          </table:table-cell>
          <table:table-cell office:value-type="float" office:value="0.165977">
            <text:p>0.165977</text:p>
          </table:table-cell>
          <table:table-cell office:value-type="float" office:value="0.387349">
            <text:p>0.3873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188">
            <text:p>0.166188</text:p>
          </table:table-cell>
          <table:table-cell office:value-type="float" office:value="0.166093">
            <text:p>0.166093</text:p>
          </table:table-cell>
          <table:table-cell office:value-type="float" office:value="0.385558">
            <text:p>0.385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26">
            <text:p>0.16626</text:p>
          </table:table-cell>
          <table:table-cell office:value-type="float" office:value="0.166188">
            <text:p>0.166188</text:p>
          </table:table-cell>
          <table:table-cell office:value-type="float" office:value="0.383837">
            <text:p>0.383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31">
            <text:p>0.16631</text:p>
          </table:table-cell>
          <table:table-cell office:value-type="float" office:value="0.16626">
            <text:p>0.16626</text:p>
          </table:table-cell>
          <table:table-cell office:value-type="float" office:value="0.38221">
            <text:p>0.38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338">
            <text:p>0.166338</text:p>
          </table:table-cell>
          <table:table-cell office:value-type="float" office:value="0.16631">
            <text:p>0.16631</text:p>
          </table:table-cell>
          <table:table-cell office:value-type="float" office:value="0.380466">
            <text:p>0.380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344">
            <text:p>0.166344</text:p>
          </table:table-cell>
          <table:table-cell office:value-type="float" office:value="0.166338">
            <text:p>0.166338</text:p>
          </table:table-cell>
          <table:table-cell office:value-type="float" office:value="0.378614">
            <text:p>0.378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327">
            <text:p>0.166327</text:p>
          </table:table-cell>
          <table:table-cell office:value-type="float" office:value="0.166344">
            <text:p>0.166344</text:p>
          </table:table-cell>
          <table:table-cell office:value-type="float" office:value="0.376817">
            <text:p>0.3768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289">
            <text:p>0.166289</text:p>
          </table:table-cell>
          <table:table-cell office:value-type="float" office:value="0.166327">
            <text:p>0.166327</text:p>
          </table:table-cell>
          <table:table-cell office:value-type="float" office:value="0.374809">
            <text:p>0.374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227">
            <text:p>0.166227</text:p>
          </table:table-cell>
          <table:table-cell office:value-type="float" office:value="0.166289">
            <text:p>0.166289</text:p>
          </table:table-cell>
          <table:table-cell office:value-type="float" office:value="0.372839">
            <text:p>0.372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143">
            <text:p>0.166143</text:p>
          </table:table-cell>
          <table:table-cell office:value-type="float" office:value="0.166227">
            <text:p>0.166227</text:p>
          </table:table-cell>
          <table:table-cell office:value-type="float" office:value="0.370786">
            <text:p>0.370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036">
            <text:p>0.166036</text:p>
          </table:table-cell>
          <table:table-cell office:value-type="float" office:value="0.166143">
            <text:p>0.166143</text:p>
          </table:table-cell>
          <table:table-cell office:value-type="float" office:value="0.368758">
            <text:p>0.368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906">
            <text:p>0.165906</text:p>
          </table:table-cell>
          <table:table-cell office:value-type="float" office:value="0.166036">
            <text:p>0.166036</text:p>
          </table:table-cell>
          <table:table-cell office:value-type="float" office:value="0.366583">
            <text:p>0.3665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754">
            <text:p>0.165754</text:p>
          </table:table-cell>
          <table:table-cell office:value-type="float" office:value="0.165906">
            <text:p>0.165906</text:p>
          </table:table-cell>
          <table:table-cell office:value-type="float" office:value="0.364435">
            <text:p>0.3644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579">
            <text:p>0.165579</text:p>
          </table:table-cell>
          <table:table-cell office:value-type="float" office:value="0.165754">
            <text:p>0.165754</text:p>
          </table:table-cell>
          <table:table-cell office:value-type="float" office:value="0.362159">
            <text:p>0.362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38">
            <text:p>0.16538</text:p>
          </table:table-cell>
          <table:table-cell office:value-type="float" office:value="0.165579">
            <text:p>0.165579</text:p>
          </table:table-cell>
          <table:table-cell office:value-type="float" office:value="0.359822">
            <text:p>0.359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8">
            <text:p>8</text:p>
          </table:table-cell>
          <table:table-cell table:number-columns-repeated="2" office:value-type="float" office:value="0.165159">
            <text:p>0.165159</text:p>
          </table:table-cell>
          <table:table-cell office:value-type="float" office:value="0.16538">
            <text:p>0.16538</text:p>
          </table:table-cell>
          <table:table-cell office:value-type="float" office:value="0.357473">
            <text:p>0.357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8">
            <text:p>8</text:p>
          </table:table-cell>
          <table:table-cell table:number-columns-repeated="2" office:value-type="float" office:value="0.164914">
            <text:p>0.164914</text:p>
          </table:table-cell>
          <table:table-cell office:value-type="float" office:value="0.165159">
            <text:p>0.165159</text:p>
          </table:table-cell>
          <table:table-cell office:value-type="float" office:value="0.355121">
            <text:p>0.355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8">
            <text:p>8</text:p>
          </table:table-cell>
          <table:table-cell table:number-columns-repeated="2" office:value-type="float" office:value="0.164647">
            <text:p>0.164647</text:p>
          </table:table-cell>
          <table:table-cell office:value-type="float" office:value="0.164914">
            <text:p>0.164914</text:p>
          </table:table-cell>
          <table:table-cell office:value-type="float" office:value="0.35262">
            <text:p>0.35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8">
            <text:p>8</text:p>
          </table:table-cell>
          <table:table-cell table:number-columns-repeated="2" office:value-type="float" office:value="0.164356">
            <text:p>0.164356</text:p>
          </table:table-cell>
          <table:table-cell office:value-type="float" office:value="0.164647">
            <text:p>0.164647</text:p>
          </table:table-cell>
          <table:table-cell office:value-type="float" office:value="0.350084">
            <text:p>0.350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8">
            <text:p>8</text:p>
          </table:table-cell>
          <table:table-cell table:number-columns-repeated="2" office:value-type="float" office:value="0.164042">
            <text:p>0.164042</text:p>
          </table:table-cell>
          <table:table-cell office:value-type="float" office:value="0.164356">
            <text:p>0.164356</text:p>
          </table:table-cell>
          <table:table-cell office:value-type="float" office:value="0.347569">
            <text:p>0.347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8">
            <text:p>8</text:p>
          </table:table-cell>
          <table:table-cell table:number-columns-repeated="2" office:value-type="float" office:value="0.163704">
            <text:p>0.163704</text:p>
          </table:table-cell>
          <table:table-cell office:value-type="float" office:value="0.164042">
            <text:p>0.164042</text:p>
          </table:table-cell>
          <table:table-cell office:value-type="float" office:value="0.344928">
            <text:p>0.3449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8">
            <text:p>8</text:p>
          </table:table-cell>
          <table:table-cell table:number-columns-repeated="2" office:value-type="float" office:value="0.163343">
            <text:p>0.163343</text:p>
          </table:table-cell>
          <table:table-cell office:value-type="float" office:value="0.163704">
            <text:p>0.163704</text:p>
          </table:table-cell>
          <table:table-cell office:value-type="float" office:value="0.342199">
            <text:p>0.342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">
            <text:p>8</text:p>
          </table:table-cell>
          <table:table-cell table:number-columns-repeated="2" office:value-type="float" office:value="0.162959">
            <text:p>0.162959</text:p>
          </table:table-cell>
          <table:table-cell office:value-type="float" office:value="0.163343">
            <text:p>0.163343</text:p>
          </table:table-cell>
          <table:table-cell office:value-type="float" office:value="0.339484">
            <text:p>0.339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8">
            <text:p>8</text:p>
          </table:table-cell>
          <table:table-cell table:number-columns-repeated="2" office:value-type="float" office:value="0.162551">
            <text:p>0.162551</text:p>
          </table:table-cell>
          <table:table-cell office:value-type="float" office:value="0.162959">
            <text:p>0.162959</text:p>
          </table:table-cell>
          <table:table-cell office:value-type="float" office:value="0.336666">
            <text:p>0.336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8">
            <text:p>8</text:p>
          </table:table-cell>
          <table:table-cell table:number-columns-repeated="2" office:value-type="float" office:value="0.16212">
            <text:p>0.16212</text:p>
          </table:table-cell>
          <table:table-cell office:value-type="float" office:value="0.162551">
            <text:p>0.162551</text:p>
          </table:table-cell>
          <table:table-cell office:value-type="float" office:value="0.333799">
            <text:p>0.3337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8">
            <text:p>8</text:p>
          </table:table-cell>
          <table:table-cell table:number-columns-repeated="2" office:value-type="float" office:value="0.161665">
            <text:p>0.161665</text:p>
          </table:table-cell>
          <table:table-cell office:value-type="float" office:value="0.16212">
            <text:p>0.16212</text:p>
          </table:table-cell>
          <table:table-cell office:value-type="float" office:value="0.330282">
            <text:p>0.330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8">
            <text:p>8</text:p>
          </table:table-cell>
          <table:table-cell table:number-columns-repeated="2" office:value-type="float" office:value="0.161187">
            <text:p>0.161187</text:p>
          </table:table-cell>
          <table:table-cell office:value-type="float" office:value="0.161665">
            <text:p>0.161665</text:p>
          </table:table-cell>
          <table:table-cell office:value-type="float" office:value="0.328482">
            <text:p>0.328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8">
            <text:p>8</text:p>
          </table:table-cell>
          <table:table-cell table:number-columns-repeated="2" office:value-type="float" office:value="0.160685">
            <text:p>0.160685</text:p>
          </table:table-cell>
          <table:table-cell office:value-type="float" office:value="0.161187">
            <text:p>0.161187</text:p>
          </table:table-cell>
          <table:table-cell office:value-type="float" office:value="0.325004">
            <text:p>0.325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8">
            <text:p>8</text:p>
          </table:table-cell>
          <table:table-cell table:number-columns-repeated="2" office:value-type="float" office:value="0.160159">
            <text:p>0.160159</text:p>
          </table:table-cell>
          <table:table-cell office:value-type="float" office:value="0.160685">
            <text:p>0.160685</text:p>
          </table:table-cell>
          <table:table-cell office:value-type="float" office:value="0.321967">
            <text:p>0.3219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8">
            <text:p>8</text:p>
          </table:table-cell>
          <table:table-cell table:number-columns-repeated="2" office:value-type="float" office:value="0.15961">
            <text:p>0.15961</text:p>
          </table:table-cell>
          <table:table-cell office:value-type="float" office:value="0.160159">
            <text:p>0.160159</text:p>
          </table:table-cell>
          <table:table-cell office:value-type="float" office:value="0.318559">
            <text:p>0.3185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8">
            <text:p>8</text:p>
          </table:table-cell>
          <table:table-cell table:number-columns-repeated="2" office:value-type="float" office:value="0.159037">
            <text:p>0.159037</text:p>
          </table:table-cell>
          <table:table-cell office:value-type="float" office:value="0.15961">
            <text:p>0.15961</text:p>
          </table:table-cell>
          <table:table-cell office:value-type="float" office:value="0.316049">
            <text:p>0.3160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8">
            <text:p>8</text:p>
          </table:table-cell>
          <table:table-cell table:number-columns-repeated="2" office:value-type="float" office:value="0.158441">
            <text:p>0.158441</text:p>
          </table:table-cell>
          <table:table-cell office:value-type="float" office:value="0.159037">
            <text:p>0.159037</text:p>
          </table:table-cell>
          <table:table-cell office:value-type="float" office:value="0.312528">
            <text:p>0.312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">
            <text:p>8</text:p>
          </table:table-cell>
          <table:table-cell table:number-columns-repeated="2" office:value-type="float" office:value="0.15782">
            <text:p>0.15782</text:p>
          </table:table-cell>
          <table:table-cell office:value-type="float" office:value="0.158441">
            <text:p>0.158441</text:p>
          </table:table-cell>
          <table:table-cell office:value-type="float" office:value="0.308942">
            <text:p>0.308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8">
            <text:p>8</text:p>
          </table:table-cell>
          <table:table-cell table:number-columns-repeated="2" office:value-type="float" office:value="0.157177">
            <text:p>0.157177</text:p>
          </table:table-cell>
          <table:table-cell office:value-type="float" office:value="0.15782">
            <text:p>0.15782</text:p>
          </table:table-cell>
          <table:table-cell office:value-type="float" office:value="0.306005">
            <text:p>0.306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8">
            <text:p>8</text:p>
          </table:table-cell>
          <table:table-cell table:number-columns-repeated="2" office:value-type="float" office:value="0.156509">
            <text:p>0.156509</text:p>
          </table:table-cell>
          <table:table-cell office:value-type="float" office:value="0.157177">
            <text:p>0.157177</text:p>
          </table:table-cell>
          <table:table-cell office:value-type="float" office:value="0.302384">
            <text:p>0.302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8">
            <text:p>8</text:p>
          </table:table-cell>
          <table:table-cell table:number-columns-repeated="2" office:value-type="float" office:value="0.155818">
            <text:p>0.155818</text:p>
          </table:table-cell>
          <table:table-cell office:value-type="float" office:value="0.156509">
            <text:p>0.156509</text:p>
          </table:table-cell>
          <table:table-cell office:value-type="float" office:value="0.298921">
            <text:p>0.298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8">
            <text:p>8</text:p>
          </table:table-cell>
          <table:table-cell table:number-columns-repeated="2" office:value-type="float" office:value="0.155103">
            <text:p>0.155103</text:p>
          </table:table-cell>
          <table:table-cell office:value-type="float" office:value="0.155818">
            <text:p>0.155818</text:p>
          </table:table-cell>
          <table:table-cell office:value-type="float" office:value="0.295297">
            <text:p>0.295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8">
            <text:p>8</text:p>
          </table:table-cell>
          <table:table-cell table:number-columns-repeated="2" office:value-type="float" office:value="0.154364">
            <text:p>0.154364</text:p>
          </table:table-cell>
          <table:table-cell office:value-type="float" office:value="0.155103">
            <text:p>0.155103</text:p>
          </table:table-cell>
          <table:table-cell office:value-type="float" office:value="0.291699">
            <text:p>0.291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8">
            <text:p>8</text:p>
          </table:table-cell>
          <table:table-cell table:number-columns-repeated="2" office:value-type="float" office:value="0.153602">
            <text:p>0.153602</text:p>
          </table:table-cell>
          <table:table-cell office:value-type="float" office:value="0.154364">
            <text:p>0.154364</text:p>
          </table:table-cell>
          <table:table-cell office:value-type="float" office:value="0.288069">
            <text:p>0.288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8">
            <text:p>8</text:p>
          </table:table-cell>
          <table:table-cell table:number-columns-repeated="2" office:value-type="float" office:value="0.152815">
            <text:p>0.152815</text:p>
          </table:table-cell>
          <table:table-cell office:value-type="float" office:value="0.153602">
            <text:p>0.153602</text:p>
          </table:table-cell>
          <table:table-cell office:value-type="float" office:value="0.284801">
            <text:p>0.2848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8">
            <text:p>8</text:p>
          </table:table-cell>
          <table:table-cell table:number-columns-repeated="2" office:value-type="float" office:value="0.152006">
            <text:p>0.152006</text:p>
          </table:table-cell>
          <table:table-cell office:value-type="float" office:value="0.152815">
            <text:p>0.152815</text:p>
          </table:table-cell>
          <table:table-cell office:value-type="float" office:value="0.281898">
            <text:p>0.2818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8">
            <text:p>8</text:p>
          </table:table-cell>
          <table:table-cell table:number-columns-repeated="2" office:value-type="float" office:value="0.151172">
            <text:p>0.151172</text:p>
          </table:table-cell>
          <table:table-cell office:value-type="float" office:value="0.152006">
            <text:p>0.152006</text:p>
          </table:table-cell>
          <table:table-cell office:value-type="float" office:value="0.278764">
            <text:p>0.278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8">
            <text:p>8</text:p>
          </table:table-cell>
          <table:table-cell table:number-columns-repeated="2" office:value-type="float" office:value="0.150316">
            <text:p>0.150316</text:p>
          </table:table-cell>
          <table:table-cell office:value-type="float" office:value="0.151172">
            <text:p>0.151172</text:p>
          </table:table-cell>
          <table:table-cell office:value-type="float" office:value="0.275614">
            <text:p>0.275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8">
            <text:p>8</text:p>
          </table:table-cell>
          <table:table-cell table:number-columns-repeated="2" office:value-type="float" office:value="0.149435">
            <text:p>0.149435</text:p>
          </table:table-cell>
          <table:table-cell office:value-type="float" office:value="0.150316">
            <text:p>0.150316</text:p>
          </table:table-cell>
          <table:table-cell office:value-type="float" office:value="0.272066">
            <text:p>0.2720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8">
            <text:p>8</text:p>
          </table:table-cell>
          <table:table-cell table:number-columns-repeated="2" office:value-type="float" office:value="0.148531">
            <text:p>0.148531</text:p>
          </table:table-cell>
          <table:table-cell office:value-type="float" office:value="0.149435">
            <text:p>0.149435</text:p>
          </table:table-cell>
          <table:table-cell office:value-type="float" office:value="0.26724">
            <text:p>0.26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8">
            <text:p>8</text:p>
          </table:table-cell>
          <table:table-cell table:number-columns-repeated="2" office:value-type="float" office:value="0.147604">
            <text:p>0.147604</text:p>
          </table:table-cell>
          <table:table-cell office:value-type="float" office:value="0.148531">
            <text:p>0.148531</text:p>
          </table:table-cell>
          <table:table-cell office:value-type="float" office:value="0.262527">
            <text:p>0.262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8">
            <text:p>8</text:p>
          </table:table-cell>
          <table:table-cell table:number-columns-repeated="2" office:value-type="float" office:value="0.146653">
            <text:p>0.146653</text:p>
          </table:table-cell>
          <table:table-cell office:value-type="float" office:value="0.147604">
            <text:p>0.147604</text:p>
          </table:table-cell>
          <table:table-cell office:value-type="float" office:value="0.257548">
            <text:p>0.257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8">
            <text:p>8</text:p>
          </table:table-cell>
          <table:table-cell table:number-columns-repeated="2" office:value-type="float" office:value="0.145679">
            <text:p>0.145679</text:p>
          </table:table-cell>
          <table:table-cell office:value-type="float" office:value="0.146653">
            <text:p>0.146653</text:p>
          </table:table-cell>
          <table:table-cell office:value-type="float" office:value="0.253206">
            <text:p>0.253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8">
            <text:p>8</text:p>
          </table:table-cell>
          <table:table-cell table:number-columns-repeated="2" office:value-type="float" office:value="0.144681">
            <text:p>0.144681</text:p>
          </table:table-cell>
          <table:table-cell office:value-type="float" office:value="0.145679">
            <text:p>0.145679</text:p>
          </table:table-cell>
          <table:table-cell office:value-type="float" office:value="0.249249">
            <text:p>0.249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8">
            <text:p>8</text:p>
          </table:table-cell>
          <table:table-cell table:number-columns-repeated="2" office:value-type="float" office:value="0.14366">
            <text:p>0.14366</text:p>
          </table:table-cell>
          <table:table-cell office:value-type="float" office:value="0.144681">
            <text:p>0.144681</text:p>
          </table:table-cell>
          <table:table-cell office:value-type="float" office:value="0.245309">
            <text:p>0.245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">
            <text:p>8</text:p>
          </table:table-cell>
          <table:table-cell table:number-columns-repeated="2" office:value-type="float" office:value="0.142615">
            <text:p>0.142615</text:p>
          </table:table-cell>
          <table:table-cell office:value-type="float" office:value="0.14366">
            <text:p>0.14366</text:p>
          </table:table-cell>
          <table:table-cell office:value-type="float" office:value="0.241178">
            <text:p>0.2411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8">
            <text:p>8</text:p>
          </table:table-cell>
          <table:table-cell table:number-columns-repeated="2" office:value-type="float" office:value="0.141548">
            <text:p>0.141548</text:p>
          </table:table-cell>
          <table:table-cell office:value-type="float" office:value="0.142615">
            <text:p>0.142615</text:p>
          </table:table-cell>
          <table:table-cell office:value-type="float" office:value="0.23698">
            <text:p>0.236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8">
            <text:p>8</text:p>
          </table:table-cell>
          <table:table-cell table:number-columns-repeated="2" office:value-type="float" office:value="0.140456">
            <text:p>0.140456</text:p>
          </table:table-cell>
          <table:table-cell office:value-type="float" office:value="0.141548">
            <text:p>0.141548</text:p>
          </table:table-cell>
          <table:table-cell office:value-type="float" office:value="0.232944">
            <text:p>0.232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table:number-columns-repeated="2" office:value-type="float" office:value="0.139342">
            <text:p>0.139342</text:p>
          </table:table-cell>
          <table:table-cell office:value-type="float" office:value="0.140456">
            <text:p>0.140456</text:p>
          </table:table-cell>
          <table:table-cell office:value-type="float" office:value="0.228951">
            <text:p>0.2289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8">
            <text:p>8</text:p>
          </table:table-cell>
          <table:table-cell table:number-columns-repeated="2" office:value-type="float" office:value="0.138205">
            <text:p>0.138205</text:p>
          </table:table-cell>
          <table:table-cell office:value-type="float" office:value="0.139342">
            <text:p>0.139342</text:p>
          </table:table-cell>
          <table:table-cell office:value-type="float" office:value="0.224592">
            <text:p>0.224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8">
            <text:p>8</text:p>
          </table:table-cell>
          <table:table-cell table:number-columns-repeated="2" office:value-type="float" office:value="0.137045">
            <text:p>0.137045</text:p>
          </table:table-cell>
          <table:table-cell office:value-type="float" office:value="0.138205">
            <text:p>0.138205</text:p>
          </table:table-cell>
          <table:table-cell office:value-type="float" office:value="0.220266">
            <text:p>0.220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 table:number-columns-repeated="2" office:value-type="float" office:value="0.135861">
            <text:p>0.135861</text:p>
          </table:table-cell>
          <table:table-cell office:value-type="float" office:value="0.137045">
            <text:p>0.137045</text:p>
          </table:table-cell>
          <table:table-cell office:value-type="float" office:value="0.215755">
            <text:p>0.215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8">
            <text:p>8</text:p>
          </table:table-cell>
          <table:table-cell table:number-columns-repeated="2" office:value-type="float" office:value="0.134655">
            <text:p>0.134655</text:p>
          </table:table-cell>
          <table:table-cell office:value-type="float" office:value="0.135861">
            <text:p>0.135861</text:p>
          </table:table-cell>
          <table:table-cell office:value-type="float" office:value="0.210989">
            <text:p>0.210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8">
            <text:p>8</text:p>
          </table:table-cell>
          <table:table-cell table:number-columns-repeated="2" office:value-type="float" office:value="0.133426">
            <text:p>0.133426</text:p>
          </table:table-cell>
          <table:table-cell office:value-type="float" office:value="0.134655">
            <text:p>0.134655</text:p>
          </table:table-cell>
          <table:table-cell office:value-type="float" office:value="0.206611">
            <text:p>0.206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 table:number-columns-repeated="2" office:value-type="float" office:value="0.132174">
            <text:p>0.132174</text:p>
          </table:table-cell>
          <table:table-cell office:value-type="float" office:value="0.133426">
            <text:p>0.133426</text:p>
          </table:table-cell>
          <table:table-cell office:value-type="float" office:value="0.203119">
            <text:p>0.203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8">
            <text:p>8</text:p>
          </table:table-cell>
          <table:table-cell table:number-columns-repeated="2" office:value-type="float" office:value="0.1309">
            <text:p>0.1309</text:p>
          </table:table-cell>
          <table:table-cell office:value-type="float" office:value="0.132174">
            <text:p>0.132174</text:p>
          </table:table-cell>
          <table:table-cell office:value-type="float" office:value="0.200215">
            <text:p>0.200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8">
            <text:p>8</text:p>
          </table:table-cell>
          <table:table-cell table:number-columns-repeated="2" office:value-type="float" office:value="0.129603">
            <text:p>0.129603</text:p>
          </table:table-cell>
          <table:table-cell office:value-type="float" office:value="0.1309">
            <text:p>0.1309</text:p>
          </table:table-cell>
          <table:table-cell office:value-type="float" office:value="0.196709">
            <text:p>0.196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table:number-columns-repeated="2" office:value-type="float" office:value="0.128284">
            <text:p>0.128284</text:p>
          </table:table-cell>
          <table:table-cell office:value-type="float" office:value="0.129603">
            <text:p>0.129603</text:p>
          </table:table-cell>
          <table:table-cell office:value-type="float" office:value="0.191028">
            <text:p>0.1910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8">
            <text:p>8</text:p>
          </table:table-cell>
          <table:table-cell table:number-columns-repeated="2" office:value-type="float" office:value="0.126943">
            <text:p>0.126943</text:p>
          </table:table-cell>
          <table:table-cell office:value-type="float" office:value="0.128284">
            <text:p>0.128284</text:p>
          </table:table-cell>
          <table:table-cell office:value-type="float" office:value="0.184236">
            <text:p>0.184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8">
            <text:p>8</text:p>
          </table:table-cell>
          <table:table-cell table:number-columns-repeated="2" office:value-type="float" office:value="0.125579">
            <text:p>0.125579</text:p>
          </table:table-cell>
          <table:table-cell office:value-type="float" office:value="0.126943">
            <text:p>0.126943</text:p>
          </table:table-cell>
          <table:table-cell office:value-type="float" office:value="0.178445">
            <text:p>0.1784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8">
            <text:p>8</text:p>
          </table:table-cell>
          <table:table-cell table:number-columns-repeated="2" office:value-type="float" office:value="0.124193">
            <text:p>0.124193</text:p>
          </table:table-cell>
          <table:table-cell office:value-type="float" office:value="0.125579">
            <text:p>0.125579</text:p>
          </table:table-cell>
          <table:table-cell office:value-type="float" office:value="0.173943">
            <text:p>0.173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8">
            <text:p>8</text:p>
          </table:table-cell>
          <table:table-cell table:number-columns-repeated="2" office:value-type="float" office:value="0.122786">
            <text:p>0.122786</text:p>
          </table:table-cell>
          <table:table-cell office:value-type="float" office:value="0.124193">
            <text:p>0.124193</text:p>
          </table:table-cell>
          <table:table-cell office:value-type="float" office:value="0.169238">
            <text:p>0.169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8">
            <text:p>8</text:p>
          </table:table-cell>
          <table:table-cell table:number-columns-repeated="2" office:value-type="float" office:value="0.121356">
            <text:p>0.121356</text:p>
          </table:table-cell>
          <table:table-cell office:value-type="float" office:value="0.122786">
            <text:p>0.122786</text:p>
          </table:table-cell>
          <table:table-cell office:value-type="float" office:value="0.16435">
            <text:p>0.164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8">
            <text:p>8</text:p>
          </table:table-cell>
          <table:table-cell table:number-columns-repeated="2" office:value-type="float" office:value="0.119904">
            <text:p>0.119904</text:p>
          </table:table-cell>
          <table:table-cell office:value-type="float" office:value="0.121356">
            <text:p>0.121356</text:p>
          </table:table-cell>
          <table:table-cell office:value-type="float" office:value="0.159903">
            <text:p>0.159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8">
            <text:p>8</text:p>
          </table:table-cell>
          <table:table-cell table:number-columns-repeated="2" office:value-type="float" office:value="0.118431">
            <text:p>0.118431</text:p>
          </table:table-cell>
          <table:table-cell office:value-type="float" office:value="0.119904">
            <text:p>0.119904</text:p>
          </table:table-cell>
          <table:table-cell office:value-type="float" office:value="0.155265">
            <text:p>0.155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8">
            <text:p>8</text:p>
          </table:table-cell>
          <table:table-cell table:number-columns-repeated="2" office:value-type="float" office:value="0.116936">
            <text:p>0.116936</text:p>
          </table:table-cell>
          <table:table-cell office:value-type="float" office:value="0.118431">
            <text:p>0.118431</text:p>
          </table:table-cell>
          <table:table-cell office:value-type="float" office:value="0.150321">
            <text:p>0.1503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8">
            <text:p>8</text:p>
          </table:table-cell>
          <table:table-cell table:number-columns-repeated="2" office:value-type="float" office:value="0.115419">
            <text:p>0.115419</text:p>
          </table:table-cell>
          <table:table-cell office:value-type="float" office:value="0.116936">
            <text:p>0.116936</text:p>
          </table:table-cell>
          <table:table-cell office:value-type="float" office:value="0.14528">
            <text:p>0.14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8">
            <text:p>8</text:p>
          </table:table-cell>
          <table:table-cell table:number-columns-repeated="2" office:value-type="float" office:value="0.113882">
            <text:p>0.113882</text:p>
          </table:table-cell>
          <table:table-cell office:value-type="float" office:value="0.115419">
            <text:p>0.115419</text:p>
          </table:table-cell>
          <table:table-cell office:value-type="float" office:value="0.140031">
            <text:p>0.140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8">
            <text:p>8</text:p>
          </table:table-cell>
          <table:table-cell table:number-columns-repeated="2" office:value-type="float" office:value="0.112323">
            <text:p>0.112323</text:p>
          </table:table-cell>
          <table:table-cell office:value-type="float" office:value="0.113882">
            <text:p>0.113882</text:p>
          </table:table-cell>
          <table:table-cell office:value-type="float" office:value="0.135856">
            <text:p>0.1358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8">
            <text:p>8</text:p>
          </table:table-cell>
          <table:table-cell table:number-columns-repeated="2" office:value-type="float" office:value="0.110743">
            <text:p>0.110743</text:p>
          </table:table-cell>
          <table:table-cell office:value-type="float" office:value="0.112323">
            <text:p>0.112323</text:p>
          </table:table-cell>
          <table:table-cell office:value-type="float" office:value="0.133504">
            <text:p>0.1335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8">
            <text:p>8</text:p>
          </table:table-cell>
          <table:table-cell table:number-columns-repeated="2" office:value-type="float" office:value="0.109142">
            <text:p>0.109142</text:p>
          </table:table-cell>
          <table:table-cell office:value-type="float" office:value="0.110743">
            <text:p>0.110743</text:p>
          </table:table-cell>
          <table:table-cell office:value-type="float" office:value="0.129542">
            <text:p>0.129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8">
            <text:p>8</text:p>
          </table:table-cell>
          <table:table-cell table:number-columns-repeated="2" office:value-type="float" office:value="0.107521">
            <text:p>0.107521</text:p>
          </table:table-cell>
          <table:table-cell office:value-type="float" office:value="0.109142">
            <text:p>0.109142</text:p>
          </table:table-cell>
          <table:table-cell office:value-type="float" office:value="0.122123">
            <text:p>0.12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8">
            <text:p>8</text:p>
          </table:table-cell>
          <table:table-cell table:number-columns-repeated="2" office:value-type="float" office:value="0.105879">
            <text:p>0.105879</text:p>
          </table:table-cell>
          <table:table-cell office:value-type="float" office:value="0.107521">
            <text:p>0.107521</text:p>
          </table:table-cell>
          <table:table-cell office:value-type="float" office:value="0.1146">
            <text:p>0.11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8">
            <text:p>8</text:p>
          </table:table-cell>
          <table:table-cell table:number-columns-repeated="2" office:value-type="float" office:value="0.104217">
            <text:p>0.104217</text:p>
          </table:table-cell>
          <table:table-cell office:value-type="float" office:value="0.105879">
            <text:p>0.105879</text:p>
          </table:table-cell>
          <table:table-cell office:value-type="float" office:value="0.10941">
            <text:p>0.10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8">
            <text:p>8</text:p>
          </table:table-cell>
          <table:table-cell table:number-columns-repeated="2" office:value-type="float" office:value="0.102535">
            <text:p>0.102535</text:p>
          </table:table-cell>
          <table:table-cell office:value-type="float" office:value="0.104217">
            <text:p>0.104217</text:p>
          </table:table-cell>
          <table:table-cell office:value-type="float" office:value="0.104325">
            <text:p>0.104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8">
            <text:p>8</text:p>
          </table:table-cell>
          <table:table-cell table:number-columns-repeated="2" office:value-type="float" office:value="0.100832">
            <text:p>0.100832</text:p>
          </table:table-cell>
          <table:table-cell office:value-type="float" office:value="0.102535">
            <text:p>0.102535</text:p>
          </table:table-cell>
          <table:table-cell office:value-type="float" office:value="0.0992837">
            <text:p>0.0992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8">
            <text:p>8</text:p>
          </table:table-cell>
          <table:table-cell table:number-columns-repeated="2" office:value-type="float" office:value="0.0991093">
            <text:p>0.0991093</text:p>
          </table:table-cell>
          <table:table-cell office:value-type="float" office:value="0.100832">
            <text:p>0.100832</text:p>
          </table:table-cell>
          <table:table-cell office:value-type="float" office:value="0.0945182">
            <text:p>0.0945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8">
            <text:p>8</text:p>
          </table:table-cell>
          <table:table-cell table:number-columns-repeated="2" office:value-type="float" office:value="0.0973668">
            <text:p>0.0973668</text:p>
          </table:table-cell>
          <table:table-cell office:value-type="float" office:value="0.0991093">
            <text:p>0.0991093</text:p>
          </table:table-cell>
          <table:table-cell office:value-type="float" office:value="0.0892903">
            <text:p>0.0892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8">
            <text:p>8</text:p>
          </table:table-cell>
          <table:table-cell table:number-columns-repeated="2" office:value-type="float" office:value="0.0956047">
            <text:p>0.0956047</text:p>
          </table:table-cell>
          <table:table-cell office:value-type="float" office:value="0.0973668">
            <text:p>0.0973668</text:p>
          </table:table-cell>
          <table:table-cell office:value-type="float" office:value="0.0839885">
            <text:p>0.08398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8">
            <text:p>8</text:p>
          </table:table-cell>
          <table:table-cell table:number-columns-repeated="2" office:value-type="float" office:value="0.0938231">
            <text:p>0.0938231</text:p>
          </table:table-cell>
          <table:table-cell office:value-type="float" office:value="0.0956047">
            <text:p>0.0956047</text:p>
          </table:table-cell>
          <table:table-cell office:value-type="float" office:value="0.0784426">
            <text:p>0.07844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8">
            <text:p>8</text:p>
          </table:table-cell>
          <table:table-cell table:number-columns-repeated="2" office:value-type="float" office:value="0.0920223">
            <text:p>0.0920223</text:p>
          </table:table-cell>
          <table:table-cell office:value-type="float" office:value="0.0938231">
            <text:p>0.0938231</text:p>
          </table:table-cell>
          <table:table-cell office:value-type="float" office:value="0.0745046">
            <text:p>0.07450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8">
            <text:p>8</text:p>
          </table:table-cell>
          <table:table-cell table:number-columns-repeated="2" office:value-type="float" office:value="0.0902025">
            <text:p>0.0902025</text:p>
          </table:table-cell>
          <table:table-cell office:value-type="float" office:value="0.0920223">
            <text:p>0.0920223</text:p>
          </table:table-cell>
          <table:table-cell office:value-type="float" office:value="0.0722553">
            <text:p>0.0722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8">
            <text:p>8</text:p>
          </table:table-cell>
          <table:table-cell table:number-columns-repeated="2" office:value-type="float" office:value="0.088364">
            <text:p>0.088364</text:p>
          </table:table-cell>
          <table:table-cell office:value-type="float" office:value="0.0902025">
            <text:p>0.0902025</text:p>
          </table:table-cell>
          <table:table-cell office:value-type="float" office:value="0.0667561">
            <text:p>0.0667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8">
            <text:p>8</text:p>
          </table:table-cell>
          <table:table-cell table:number-columns-repeated="2" office:value-type="float" office:value="0.0865068">
            <text:p>0.0865068</text:p>
          </table:table-cell>
          <table:table-cell office:value-type="float" office:value="0.088364">
            <text:p>0.088364</text:p>
          </table:table-cell>
          <table:table-cell office:value-type="float" office:value="0.0578661">
            <text:p>0.05786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7">
            <text:p>7</text:p>
          </table:table-cell>
          <table:table-cell table:number-columns-repeated="2" office:value-type="float" office:value="0.0846306">
            <text:p>0.0846306</text:p>
          </table:table-cell>
          <table:table-cell office:value-type="float" office:value="0.0865068">
            <text:p>0.0865068</text:p>
          </table:table-cell>
          <table:table-cell office:value-type="float" office:value="0.0185897">
            <text:p>0.0185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7">
            <text:p>7</text:p>
          </table:table-cell>
          <table:table-cell table:number-columns-repeated="2" office:value-type="float" office:value="0.0827354">
            <text:p>0.0827354</text:p>
          </table:table-cell>
          <table:table-cell office:value-type="float" office:value="0.0846306">
            <text:p>0.0846306</text:p>
          </table:table-cell>
          <table:table-cell office:value-type="float" office:value="0.0447269">
            <text:p>0.0447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7">
            <text:p>7</text:p>
          </table:table-cell>
          <table:table-cell table:number-columns-repeated="2" office:value-type="float" office:value="0.0808224">
            <text:p>0.0808224</text:p>
          </table:table-cell>
          <table:table-cell office:value-type="float" office:value="0.0827354">
            <text:p>0.0827354</text:p>
          </table:table-cell>
          <table:table-cell office:value-type="float" office:value="0.0379868">
            <text:p>0.03798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7">
            <text:p>7</text:p>
          </table:table-cell>
          <table:table-cell table:number-columns-repeated="2" office:value-type="float" office:value="0.0788916">
            <text:p>0.0788916</text:p>
          </table:table-cell>
          <table:table-cell office:value-type="float" office:value="0.0808224">
            <text:p>0.0808224</text:p>
          </table:table-cell>
          <table:table-cell office:value-type="float" office:value="0.0330372">
            <text:p>0.03303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7">
            <text:p>7</text:p>
          </table:table-cell>
          <table:table-cell table:number-columns-repeated="2" office:value-type="float" office:value="0.0769433">
            <text:p>0.0769433</text:p>
          </table:table-cell>
          <table:table-cell office:value-type="float" office:value="0.0788916">
            <text:p>0.0788916</text:p>
          </table:table-cell>
          <table:table-cell office:value-type="float" office:value="0.0275638">
            <text:p>0.0275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7">
            <text:p>7</text:p>
          </table:table-cell>
          <table:table-cell table:number-columns-repeated="2" office:value-type="float" office:value="0.0749777">
            <text:p>0.0749777</text:p>
          </table:table-cell>
          <table:table-cell office:value-type="float" office:value="0.0769433">
            <text:p>0.0769433</text:p>
          </table:table-cell>
          <table:table-cell office:value-type="float" office:value="0.0223167">
            <text:p>0.0223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7">
            <text:p>7</text:p>
          </table:table-cell>
          <table:table-cell table:number-columns-repeated="2" office:value-type="float" office:value="0.0729949">
            <text:p>0.0729949</text:p>
          </table:table-cell>
          <table:table-cell office:value-type="float" office:value="0.0749777">
            <text:p>0.0749777</text:p>
          </table:table-cell>
          <table:table-cell office:value-type="float" office:value="0.0167409">
            <text:p>0.0167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7">
            <text:p>7</text:p>
          </table:table-cell>
          <table:table-cell table:number-columns-repeated="2" office:value-type="float" office:value="0.0709954">
            <text:p>0.0709954</text:p>
          </table:table-cell>
          <table:table-cell office:value-type="float" office:value="0.0729949">
            <text:p>0.0729949</text:p>
          </table:table-cell>
          <table:table-cell office:value-type="float" office:value="0.0139733">
            <text:p>0.0139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7">
            <text:p>7</text:p>
          </table:table-cell>
          <table:table-cell table:number-columns-repeated="2" office:value-type="float" office:value="0.0689794">
            <text:p>0.0689794</text:p>
          </table:table-cell>
          <table:table-cell office:value-type="float" office:value="0.0709954">
            <text:p>0.0709954</text:p>
          </table:table-cell>
          <table:table-cell office:value-type="float" office:value="0.0106916">
            <text:p>0.01069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7">
            <text:p>7</text:p>
          </table:table-cell>
          <table:table-cell table:number-columns-repeated="2" office:value-type="float" office:value="0.0669472">
            <text:p>0.0669472</text:p>
          </table:table-cell>
          <table:table-cell office:value-type="float" office:value="0.0689794">
            <text:p>0.0689794</text:p>
          </table:table-cell>
          <table:table-cell office:value-type="float" office:value="0.00242126">
            <text:p>0.00242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7">
            <text:p>7</text:p>
          </table:table-cell>
          <table:table-cell table:number-columns-repeated="2" office:value-type="float" office:value="0.0648988">
            <text:p>0.0648988</text:p>
          </table:table-cell>
          <table:table-cell office:value-type="float" office:value="0.0669472">
            <text:p>0.0669472</text:p>
          </table:table-cell>
          <table:table-cell office:value-type="float" office:value="-0.00522497">
            <text:p>-0.0052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7">
            <text:p>7</text:p>
          </table:table-cell>
          <table:table-cell table:number-columns-repeated="2" office:value-type="float" office:value="0.0628344">
            <text:p>0.0628344</text:p>
          </table:table-cell>
          <table:table-cell office:value-type="float" office:value="0.0648988">
            <text:p>0.0648988</text:p>
          </table:table-cell>
          <table:table-cell office:value-type="float" office:value="-0.0108369">
            <text:p>-0.01083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7">
            <text:p>7</text:p>
          </table:table-cell>
          <table:table-cell table:number-columns-repeated="2" office:value-type="float" office:value="0.0607542">
            <text:p>0.0607542</text:p>
          </table:table-cell>
          <table:table-cell office:value-type="float" office:value="0.0628344">
            <text:p>0.0628344</text:p>
          </table:table-cell>
          <table:table-cell office:value-type="float" office:value="-0.0160682">
            <text:p>-0.01606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7">
            <text:p>7</text:p>
          </table:table-cell>
          <table:table-cell table:number-columns-repeated="2" office:value-type="float" office:value="0.0586586">
            <text:p>0.0586586</text:p>
          </table:table-cell>
          <table:table-cell office:value-type="float" office:value="0.0607542">
            <text:p>0.0607542</text:p>
          </table:table-cell>
          <table:table-cell office:value-type="float" office:value="-0.0213365">
            <text:p>-0.0213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7">
            <text:p>7</text:p>
          </table:table-cell>
          <table:table-cell table:number-columns-repeated="2" office:value-type="float" office:value="0.0565476">
            <text:p>0.0565476</text:p>
          </table:table-cell>
          <table:table-cell office:value-type="float" office:value="0.0586586">
            <text:p>0.0586586</text:p>
          </table:table-cell>
          <table:table-cell office:value-type="float" office:value="-0.0268324">
            <text:p>-0.0268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7">
            <text:p>7</text:p>
          </table:table-cell>
          <table:table-cell table:number-columns-repeated="2" office:value-type="float" office:value="0.0544217">
            <text:p>0.0544217</text:p>
          </table:table-cell>
          <table:table-cell office:value-type="float" office:value="0.0565476">
            <text:p>0.0565476</text:p>
          </table:table-cell>
          <table:table-cell office:value-type="float" office:value="-0.0321941">
            <text:p>-0.0321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7">
            <text:p>7</text:p>
          </table:table-cell>
          <table:table-cell table:number-columns-repeated="2" office:value-type="float" office:value="0.052281">
            <text:p>0.052281</text:p>
          </table:table-cell>
          <table:table-cell office:value-type="float" office:value="0.0544217">
            <text:p>0.0544217</text:p>
          </table:table-cell>
          <table:table-cell office:value-type="float" office:value="-0.0373316">
            <text:p>-0.03733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7">
            <text:p>7</text:p>
          </table:table-cell>
          <table:table-cell table:number-columns-repeated="2" office:value-type="float" office:value="0.050126">
            <text:p>0.050126</text:p>
          </table:table-cell>
          <table:table-cell office:value-type="float" office:value="0.052281">
            <text:p>0.052281</text:p>
          </table:table-cell>
          <table:table-cell office:value-type="float" office:value="-0.038977">
            <text:p>-0.0389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7">
            <text:p>7</text:p>
          </table:table-cell>
          <table:table-cell table:number-columns-repeated="2" office:value-type="float" office:value="0.0479568">
            <text:p>0.0479568</text:p>
          </table:table-cell>
          <table:table-cell office:value-type="float" office:value="0.050126">
            <text:p>0.050126</text:p>
          </table:table-cell>
          <table:table-cell office:value-type="float" office:value="-0.0451706">
            <text:p>-0.0451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6">
            <text:p>6</text:p>
          </table:table-cell>
          <table:table-cell table:number-columns-repeated="2" office:value-type="float" office:value="0.0457745">
            <text:p>0.0457745</text:p>
          </table:table-cell>
          <table:table-cell office:value-type="float" office:value="0.0479568">
            <text:p>0.0479568</text:p>
          </table:table-cell>
          <table:table-cell office:value-type="float" office:value="-0.0215682">
            <text:p>-0.02156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7">
            <text:p>7</text:p>
          </table:table-cell>
          <table:table-cell table:number-columns-repeated="2" office:value-type="float" office:value="0.0435782">
            <text:p>0.0435782</text:p>
          </table:table-cell>
          <table:table-cell office:value-type="float" office:value="0.0457745">
            <text:p>0.0457745</text:p>
          </table:table-cell>
          <table:table-cell office:value-type="float" office:value="-0.0906633">
            <text:p>-0.0906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6">
            <text:p>6</text:p>
          </table:table-cell>
          <table:table-cell table:number-columns-repeated="2" office:value-type="float" office:value="0.0413683">
            <text:p>0.0413683</text:p>
          </table:table-cell>
          <table:table-cell office:value-type="float" office:value="0.0435782">
            <text:p>0.0435782</text:p>
          </table:table-cell>
          <table:table-cell office:value-type="float" office:value="-0.0337541">
            <text:p>-0.0337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7">
            <text:p>7</text:p>
          </table:table-cell>
          <table:table-cell table:number-columns-repeated="2" office:value-type="float" office:value="0.0391452">
            <text:p>0.0391452</text:p>
          </table:table-cell>
          <table:table-cell office:value-type="float" office:value="0.0413683">
            <text:p>0.0413683</text:p>
          </table:table-cell>
          <table:table-cell office:value-type="float" office:value="-0.0994833">
            <text:p>-0.09948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">
            <text:p>6</text:p>
          </table:table-cell>
          <table:table-cell table:number-columns-repeated="2" office:value-type="float" office:value="0.036909">
            <text:p>0.036909</text:p>
          </table:table-cell>
          <table:table-cell office:value-type="float" office:value="0.0391452">
            <text:p>0.0391452</text:p>
          </table:table-cell>
          <table:table-cell office:value-type="float" office:value="-0.0458925">
            <text:p>-0.04589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6">
            <text:p>6</text:p>
          </table:table-cell>
          <table:table-cell table:number-columns-repeated="2" office:value-type="float" office:value="0.0346607">
            <text:p>0.0346607</text:p>
          </table:table-cell>
          <table:table-cell office:value-type="float" office:value="0.036909">
            <text:p>0.036909</text:p>
          </table:table-cell>
          <table:table-cell office:value-type="float" office:value="-0.0768761">
            <text:p>-0.07687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6">
            <text:p>6</text:p>
          </table:table-cell>
          <table:table-cell table:number-columns-repeated="2" office:value-type="float" office:value="0.0323999">
            <text:p>0.0323999</text:p>
          </table:table-cell>
          <table:table-cell office:value-type="float" office:value="0.0346607">
            <text:p>0.0346607</text:p>
          </table:table-cell>
          <table:table-cell office:value-type="float" office:value="-0.084261">
            <text:p>-0.084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6">
            <text:p>6</text:p>
          </table:table-cell>
          <table:table-cell table:number-columns-repeated="2" office:value-type="float" office:value="0.0301269">
            <text:p>0.0301269</text:p>
          </table:table-cell>
          <table:table-cell office:value-type="float" office:value="0.0323999">
            <text:p>0.0323999</text:p>
          </table:table-cell>
          <table:table-cell office:value-type="float" office:value="-0.0854515">
            <text:p>-0.0854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6">
            <text:p>6</text:p>
          </table:table-cell>
          <table:table-cell table:number-columns-repeated="2" office:value-type="float" office:value="0.0278421">
            <text:p>0.0278421</text:p>
          </table:table-cell>
          <table:table-cell office:value-type="float" office:value="0.0301269">
            <text:p>0.0301269</text:p>
          </table:table-cell>
          <table:table-cell office:value-type="float" office:value="-0.0922366">
            <text:p>-0.0922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table:number-columns-repeated="2" office:value-type="float" office:value="0.0255457">
            <text:p>0.0255457</text:p>
          </table:table-cell>
          <table:table-cell office:value-type="float" office:value="0.0278421">
            <text:p>0.0278421</text:p>
          </table:table-cell>
          <table:table-cell office:value-type="float" office:value="-0.102578">
            <text:p>-0.102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6">
            <text:p>6</text:p>
          </table:table-cell>
          <table:table-cell table:number-columns-repeated="2" office:value-type="float" office:value="0.0232377">
            <text:p>0.0232377</text:p>
          </table:table-cell>
          <table:table-cell office:value-type="float" office:value="0.0255457">
            <text:p>0.0255457</text:p>
          </table:table-cell>
          <table:table-cell office:value-type="float" office:value="-0.108001">
            <text:p>-0.108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6">
            <text:p>6</text:p>
          </table:table-cell>
          <table:table-cell table:number-columns-repeated="2" office:value-type="float" office:value="0.0209187">
            <text:p>0.0209187</text:p>
          </table:table-cell>
          <table:table-cell office:value-type="float" office:value="0.0232377">
            <text:p>0.0232377</text:p>
          </table:table-cell>
          <table:table-cell office:value-type="float" office:value="-0.113253">
            <text:p>-0.113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6">
            <text:p>6</text:p>
          </table:table-cell>
          <table:table-cell table:number-columns-repeated="2" office:value-type="float" office:value="0.0185888">
            <text:p>0.0185888</text:p>
          </table:table-cell>
          <table:table-cell office:value-type="float" office:value="0.0209187">
            <text:p>0.0209187</text:p>
          </table:table-cell>
          <table:table-cell office:value-type="float" office:value="-0.118401">
            <text:p>-0.1184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6">
            <text:p>6</text:p>
          </table:table-cell>
          <table:table-cell table:number-columns-repeated="2" office:value-type="float" office:value="0.0162483">
            <text:p>0.0162483</text:p>
          </table:table-cell>
          <table:table-cell office:value-type="float" office:value="0.0185888">
            <text:p>0.0185888</text:p>
          </table:table-cell>
          <table:table-cell office:value-type="float" office:value="-0.124188">
            <text:p>-0.124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">
            <text:p>6</text:p>
          </table:table-cell>
          <table:table-cell table:number-columns-repeated="2" office:value-type="float" office:value="0.0138976">
            <text:p>0.0138976</text:p>
          </table:table-cell>
          <table:table-cell office:value-type="float" office:value="0.0162483">
            <text:p>0.0162483</text:p>
          </table:table-cell>
          <table:table-cell office:value-type="float" office:value="-0.130017">
            <text:p>-0.13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6">
            <text:p>6</text:p>
          </table:table-cell>
          <table:table-cell table:number-columns-repeated="2" office:value-type="float" office:value="0.0115371">
            <text:p>0.0115371</text:p>
          </table:table-cell>
          <table:table-cell office:value-type="float" office:value="0.0138976">
            <text:p>0.0138976</text:p>
          </table:table-cell>
          <table:table-cell office:value-type="float" office:value="-0.133499">
            <text:p>-0.133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6">
            <text:p>6</text:p>
          </table:table-cell>
          <table:table-cell table:number-columns-repeated="2" office:value-type="float" office:value="0.00916709">
            <text:p>0.00916709</text:p>
          </table:table-cell>
          <table:table-cell office:value-type="float" office:value="0.0115371">
            <text:p>0.0115371</text:p>
          </table:table-cell>
          <table:table-cell office:value-type="float" office:value="-0.13512">
            <text:p>-0.13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5">
            <text:p>5</text:p>
          </table:table-cell>
          <table:table-cell table:number-columns-repeated="2" office:value-type="float" office:value="0.00678736">
            <text:p>0.00678736</text:p>
          </table:table-cell>
          <table:table-cell office:value-type="float" office:value="0.00916709">
            <text:p>0.00916709</text:p>
          </table:table-cell>
          <table:table-cell office:value-type="float" office:value="-0.177542">
            <text:p>-0.177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5">
            <text:p>5</text:p>
          </table:table-cell>
          <table:table-cell table:number-columns-repeated="2" office:value-type="float" office:value="0.00439824">
            <text:p>0.00439824</text:p>
          </table:table-cell>
          <table:table-cell office:value-type="float" office:value="0.00678736">
            <text:p>0.00678736</text:p>
          </table:table-cell>
          <table:table-cell office:value-type="float" office:value="-0.149995">
            <text:p>-0.149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5">
            <text:p>5</text:p>
          </table:table-cell>
          <table:table-cell table:number-columns-repeated="2" office:value-type="float" office:value="0.00200072">
            <text:p>0.00200072</text:p>
          </table:table-cell>
          <table:table-cell office:value-type="float" office:value="0.00439824">
            <text:p>0.00439824</text:p>
          </table:table-cell>
          <table:table-cell office:value-type="float" office:value="-0.160341">
            <text:p>-0.160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0404331">
            <text:p>-0.000404331</text:p>
          </table:table-cell>
          <table:table-cell office:value-type="float" office:value="0.00200072">
            <text:p>0.00200072</text:p>
          </table:table-cell>
          <table:table-cell office:value-type="float" office:value="-0.131899">
            <text:p>-0.1318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281737">
            <text:p>-0.00281737</text:p>
          </table:table-cell>
          <table:table-cell office:value-type="float" office:value="-0.000404331">
            <text:p>-0.000404331</text:p>
          </table:table-cell>
          <table:table-cell office:value-type="float" office:value="-0.202663">
            <text:p>-0.2026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523809">
            <text:p>-0.00523809</text:p>
          </table:table-cell>
          <table:table-cell office:value-type="float" office:value="-0.00281737">
            <text:p>-0.00281737</text:p>
          </table:table-cell>
          <table:table-cell office:value-type="float" office:value="-0.144418">
            <text:p>-0.1444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766604">
            <text:p>-0.00766604</text:p>
          </table:table-cell>
          <table:table-cell office:value-type="float" office:value="-0.00523809">
            <text:p>-0.00523809</text:p>
          </table:table-cell>
          <table:table-cell office:value-type="float" office:value="-0.207912">
            <text:p>-0.2079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01008">
            <text:p>-0.0101008</text:p>
          </table:table-cell>
          <table:table-cell office:value-type="float" office:value="-0.00766604">
            <text:p>-0.00766604</text:p>
          </table:table-cell>
          <table:table-cell office:value-type="float" office:value="-0.15346">
            <text:p>-0.1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25414">
            <text:p>-0.0125414</text:p>
          </table:table-cell>
          <table:table-cell office:value-type="float" office:value="-0.0101008">
            <text:p>-0.0101008</text:p>
          </table:table-cell>
          <table:table-cell office:value-type="float" office:value="-0.182344">
            <text:p>-0.1823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49883">
            <text:p>-0.0149883</text:p>
          </table:table-cell>
          <table:table-cell office:value-type="float" office:value="-0.0125414">
            <text:p>-0.0125414</text:p>
          </table:table-cell>
          <table:table-cell office:value-type="float" office:value="-0.197315">
            <text:p>-0.197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74414">
            <text:p>-0.0174414</text:p>
          </table:table-cell>
          <table:table-cell office:value-type="float" office:value="-0.0149883">
            <text:p>-0.0149883</text:p>
          </table:table-cell>
          <table:table-cell office:value-type="float" office:value="-0.202575">
            <text:p>-0.202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4">
            <text:p>4</text:p>
          </table:table-cell>
          <table:table-cell table:number-columns-repeated="2" office:value-type="float" office:value="-0.0199003">
            <text:p>-0.0199003</text:p>
          </table:table-cell>
          <table:table-cell office:value-type="float" office:value="-0.0174414">
            <text:p>-0.0174414</text:p>
          </table:table-cell>
          <table:table-cell office:value-type="float" office:value="-0.207592">
            <text:p>-0.207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3">
            <text:p>3</text:p>
          </table:table-cell>
          <table:table-cell table:number-columns-repeated="2" office:value-type="float" office:value="-0.0223652">
            <text:p>-0.0223652</text:p>
          </table:table-cell>
          <table:table-cell office:value-type="float" office:value="-0.0199003">
            <text:p>-0.0199003</text:p>
          </table:table-cell>
          <table:table-cell office:value-type="float" office:value="-0.243001">
            <text:p>-0.243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2">
            <text:p>2</text:p>
          </table:table-cell>
          <table:table-cell table:number-columns-repeated="2" office:value-type="float" office:value="-0.0248351">
            <text:p>-0.0248351</text:p>
          </table:table-cell>
          <table:table-cell office:value-type="float" office:value="-0.0223652">
            <text:p>-0.0223652</text:p>
          </table:table-cell>
          <table:table-cell office:value-type="float" office:value="-0.193278">
            <text:p>-0.193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">
            <text:p>2</text:p>
          </table:table-cell>
          <table:table-cell table:number-columns-repeated="2" office:value-type="float" office:value="-0.0273089">
            <text:p>-0.0273089</text:p>
          </table:table-cell>
          <table:table-cell office:value-type="float" office:value="-0.0248351">
            <text:p>-0.0248351</text:p>
          </table:table-cell>
          <table:table-cell office:value-type="float" office:value="-0.214107">
            <text:p>-0.2141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3">
            <text:p>3</text:p>
          </table:table-cell>
          <table:table-cell table:number-columns-repeated="2" office:value-type="float" office:value="-0.0297874">
            <text:p>-0.0297874</text:p>
          </table:table-cell>
          <table:table-cell office:value-type="float" office:value="-0.0273089">
            <text:p>-0.0273089</text:p>
          </table:table-cell>
          <table:table-cell office:value-type="float" office:value="-0.254008">
            <text:p>-0.254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22699">
            <text:p>-0.0322699</text:p>
          </table:table-cell>
          <table:table-cell office:value-type="float" office:value="-0.0297874">
            <text:p>-0.0297874</text:p>
          </table:table-cell>
          <table:table-cell office:value-type="float" office:value="-0.215102">
            <text:p>-0.215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47556">
            <text:p>-0.0347556</text:p>
          </table:table-cell>
          <table:table-cell office:value-type="float" office:value="-0.0322699">
            <text:p>-0.0322699</text:p>
          </table:table-cell>
          <table:table-cell office:value-type="float" office:value="-0.238778">
            <text:p>-0.238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72446">
            <text:p>-0.0372446</text:p>
          </table:table-cell>
          <table:table-cell office:value-type="float" office:value="-0.0347556">
            <text:p>-0.0347556</text:p>
          </table:table-cell>
          <table:table-cell office:value-type="float" office:value="-0.248444">
            <text:p>-0.2484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2">
            <text:p>2</text:p>
          </table:table-cell>
          <table:table-cell table:number-columns-repeated="2" office:value-type="float" office:value="-0.0397366">
            <text:p>-0.0397366</text:p>
          </table:table-cell>
          <table:table-cell office:value-type="float" office:value="-0.0372446">
            <text:p>-0.0372446</text:p>
          </table:table-cell>
          <table:table-cell office:value-type="float" office:value="-0.255512">
            <text:p>-0.255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22314">
            <text:p>-0.0422314</text:p>
          </table:table-cell>
          <table:table-cell office:value-type="float" office:value="-0.0397366">
            <text:p>-0.0397366</text:p>
          </table:table-cell>
          <table:table-cell office:value-type="float" office:value="-0.262032">
            <text:p>-0.262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47286">
            <text:p>-0.0447286</text:p>
          </table:table-cell>
          <table:table-cell office:value-type="float" office:value="-0.0422314">
            <text:p>-0.0422314</text:p>
          </table:table-cell>
          <table:table-cell office:value-type="float" office:value="-0.268846">
            <text:p>-0.268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3">
            <text:p>3</text:p>
          </table:table-cell>
          <table:table-cell table:number-columns-repeated="2" office:value-type="float" office:value="-0.047227">
            <text:p>-0.047227</text:p>
          </table:table-cell>
          <table:table-cell office:value-type="float" office:value="-0.0447286">
            <text:p>-0.0447286</text:p>
          </table:table-cell>
          <table:table-cell office:value-type="float" office:value="-0.234235">
            <text:p>-0.234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">
            <text:p>2</text:p>
          </table:table-cell>
          <table:table-cell table:number-columns-repeated="2" office:value-type="float" office:value="-0.0497266">
            <text:p>-0.0497266</text:p>
          </table:table-cell>
          <table:table-cell office:value-type="float" office:value="-0.047227">
            <text:p>-0.047227</text:p>
          </table:table-cell>
          <table:table-cell office:value-type="float" office:value="-0.290652">
            <text:p>-0.290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">
            <text:p>3</text:p>
          </table:table-cell>
          <table:table-cell table:number-columns-repeated="2" office:value-type="float" office:value="-0.0522271">
            <text:p>-0.0522271</text:p>
          </table:table-cell>
          <table:table-cell office:value-type="float" office:value="-0.0497266">
            <text:p>-0.0497266</text:p>
          </table:table-cell>
          <table:table-cell office:value-type="float" office:value="-0.248964">
            <text:p>-0.248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">
            <text:p>2</text:p>
          </table:table-cell>
          <table:table-cell table:number-columns-repeated="2" office:value-type="float" office:value="-0.0547286">
            <text:p>-0.0547286</text:p>
          </table:table-cell>
          <table:table-cell office:value-type="float" office:value="-0.0522271">
            <text:p>-0.0522271</text:p>
          </table:table-cell>
          <table:table-cell office:value-type="float" office:value="-0.316276">
            <text:p>-0.316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72311">
            <text:p>-0.0572311</text:p>
          </table:table-cell>
          <table:table-cell office:value-type="float" office:value="-0.0547286">
            <text:p>-0.0547286</text:p>
          </table:table-cell>
          <table:table-cell office:value-type="float" office:value="-0.286669">
            <text:p>-0.286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table:number-columns-repeated="2" office:value-type="float" office:value="-0.0597336">
            <text:p>-0.0597336</text:p>
          </table:table-cell>
          <table:table-cell office:value-type="float" office:value="-0.0572311">
            <text:p>-0.0572311</text:p>
          </table:table-cell>
          <table:table-cell office:value-type="float" office:value="-0.294727">
            <text:p>-0.294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22356">
            <text:p>-0.0622356</text:p>
          </table:table-cell>
          <table:table-cell office:value-type="float" office:value="-0.0597336">
            <text:p>-0.0597336</text:p>
          </table:table-cell>
          <table:table-cell office:value-type="float" office:value="-0.300812">
            <text:p>-0.3008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47362">
            <text:p>-0.0647362</text:p>
          </table:table-cell>
          <table:table-cell office:value-type="float" office:value="-0.0622356">
            <text:p>-0.0622356</text:p>
          </table:table-cell>
          <table:table-cell office:value-type="float" office:value="-0.269903">
            <text:p>-0.269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">
            <text:p>4</text:p>
          </table:table-cell>
          <table:table-cell table:number-columns-repeated="2" office:value-type="float" office:value="-0.0672358">
            <text:p>-0.0672358</text:p>
          </table:table-cell>
          <table:table-cell office:value-type="float" office:value="-0.0647362">
            <text:p>-0.0647362</text:p>
          </table:table-cell>
          <table:table-cell office:value-type="float" office:value="-0.336856">
            <text:p>-0.3368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697337">
            <text:p>-0.0697337</text:p>
          </table:table-cell>
          <table:table-cell office:value-type="float" office:value="-0.0672358">
            <text:p>-0.0672358</text:p>
          </table:table-cell>
          <table:table-cell office:value-type="float" office:value="-0.278073">
            <text:p>-0.2780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">
            <text:p>4</text:p>
          </table:table-cell>
          <table:table-cell table:number-columns-repeated="2" office:value-type="float" office:value="-0.0722298">
            <text:p>-0.0722298</text:p>
          </table:table-cell>
          <table:table-cell office:value-type="float" office:value="-0.0697337">
            <text:p>-0.0697337</text:p>
          </table:table-cell>
          <table:table-cell office:value-type="float" office:value="-0.345703">
            <text:p>-0.345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47235">
            <text:p>-0.0747235</text:p>
          </table:table-cell>
          <table:table-cell office:value-type="float" office:value="-0.0722298">
            <text:p>-0.0722298</text:p>
          </table:table-cell>
          <table:table-cell office:value-type="float" office:value="-0.288223">
            <text:p>-0.288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72141">
            <text:p>-0.0772141</text:p>
          </table:table-cell>
          <table:table-cell office:value-type="float" office:value="-0.0747235">
            <text:p>-0.0747235</text:p>
          </table:table-cell>
          <table:table-cell office:value-type="float" office:value="-0.328967">
            <text:p>-0.3289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5">
            <text:p>5</text:p>
          </table:table-cell>
          <table:table-cell table:number-columns-repeated="2" office:value-type="float" office:value="-0.079702">
            <text:p>-0.079702</text:p>
          </table:table-cell>
          <table:table-cell office:value-type="float" office:value="-0.0772141">
            <text:p>-0.0772141</text:p>
          </table:table-cell>
          <table:table-cell office:value-type="float" office:value="-0.32904">
            <text:p>-0.329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5">
            <text:p>5</text:p>
          </table:table-cell>
          <table:table-cell table:number-columns-repeated="2" office:value-type="float" office:value="-0.0821867">
            <text:p>-0.0821867</text:p>
          </table:table-cell>
          <table:table-cell office:value-type="float" office:value="-0.079702">
            <text:p>-0.079702</text:p>
          </table:table-cell>
          <table:table-cell office:value-type="float" office:value="-0.334555">
            <text:p>-0.334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table:number-columns-repeated="2" office:value-type="float" office:value="-0.0846678">
            <text:p>-0.0846678</text:p>
          </table:table-cell>
          <table:table-cell office:value-type="float" office:value="-0.0821867">
            <text:p>-0.0821867</text:p>
          </table:table-cell>
          <table:table-cell office:value-type="float" office:value="-0.339001">
            <text:p>-0.339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5">
            <text:p>5</text:p>
          </table:table-cell>
          <table:table-cell table:number-columns-repeated="2" office:value-type="float" office:value="-0.087145">
            <text:p>-0.087145</text:p>
          </table:table-cell>
          <table:table-cell office:value-type="float" office:value="-0.0846678">
            <text:p>-0.0846678</text:p>
          </table:table-cell>
          <table:table-cell office:value-type="float" office:value="-0.343638">
            <text:p>-0.343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5">
            <text:p>5</text:p>
          </table:table-cell>
          <table:table-cell table:number-columns-repeated="2" office:value-type="float" office:value="-0.0896178">
            <text:p>-0.0896178</text:p>
          </table:table-cell>
          <table:table-cell office:value-type="float" office:value="-0.087145">
            <text:p>-0.087145</text:p>
          </table:table-cell>
          <table:table-cell office:value-type="float" office:value="-0.346143">
            <text:p>-0.346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5">
            <text:p>5</text:p>
          </table:table-cell>
          <table:table-cell table:number-columns-repeated="2" office:value-type="float" office:value="-0.0920858">
            <text:p>-0.0920858</text:p>
          </table:table-cell>
          <table:table-cell office:value-type="float" office:value="-0.0896178">
            <text:p>-0.0896178</text:p>
          </table:table-cell>
          <table:table-cell office:value-type="float" office:value="-0.349739">
            <text:p>-0.3497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945495">
            <text:p>-0.0945495</text:p>
          </table:table-cell>
          <table:table-cell office:value-type="float" office:value="-0.0920858">
            <text:p>-0.0920858</text:p>
          </table:table-cell>
          <table:table-cell office:value-type="float" office:value="-0.393565">
            <text:p>-0.3935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6">
            <text:p>6</text:p>
          </table:table-cell>
          <table:table-cell table:number-columns-repeated="2" office:value-type="float" office:value="-0.0970084">
            <text:p>-0.0970084</text:p>
          </table:table-cell>
          <table:table-cell office:value-type="float" office:value="-0.0945495">
            <text:p>-0.0945495</text:p>
          </table:table-cell>
          <table:table-cell office:value-type="float" office:value="-0.371476">
            <text:p>-0.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994615">
            <text:p>-0.0994615</text:p>
          </table:table-cell>
          <table:table-cell office:value-type="float" office:value="-0.0970084">
            <text:p>-0.0970084</text:p>
          </table:table-cell>
          <table:table-cell office:value-type="float" office:value="-0.373282">
            <text:p>-0.373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6">
            <text:p>6</text:p>
          </table:table-cell>
          <table:table-cell table:number-columns-repeated="2" office:value-type="float" office:value="-0.101908">
            <text:p>-0.101908</text:p>
          </table:table-cell>
          <table:table-cell office:value-type="float" office:value="-0.0994615">
            <text:p>-0.0994615</text:p>
          </table:table-cell>
          <table:table-cell office:value-type="float" office:value="-0.378081">
            <text:p>-0.3780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6">
            <text:p>6</text:p>
          </table:table-cell>
          <table:table-cell table:number-columns-repeated="2" office:value-type="float" office:value="-0.104349">
            <text:p>-0.104349</text:p>
          </table:table-cell>
          <table:table-cell office:value-type="float" office:value="-0.101908">
            <text:p>-0.101908</text:p>
          </table:table-cell>
          <table:table-cell office:value-type="float" office:value="-0.382675">
            <text:p>-0.382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7">
            <text:p>7</text:p>
          </table:table-cell>
          <table:table-cell table:number-columns-repeated="2" office:value-type="float" office:value="-0.106781">
            <text:p>-0.106781</text:p>
          </table:table-cell>
          <table:table-cell office:value-type="float" office:value="-0.104349">
            <text:p>-0.104349</text:p>
          </table:table-cell>
          <table:table-cell office:value-type="float" office:value="-0.353136">
            <text:p>-0.3531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">
            <text:p>6</text:p>
          </table:table-cell>
          <table:table-cell table:number-columns-repeated="2" office:value-type="float" office:value="-0.109206">
            <text:p>-0.109206</text:p>
          </table:table-cell>
          <table:table-cell office:value-type="float" office:value="-0.106781">
            <text:p>-0.106781</text:p>
          </table:table-cell>
          <table:table-cell office:value-type="float" office:value="-0.416608">
            <text:p>-0.416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7">
            <text:p>7</text:p>
          </table:table-cell>
          <table:table-cell table:number-columns-repeated="2" office:value-type="float" office:value="-0.111623">
            <text:p>-0.111623</text:p>
          </table:table-cell>
          <table:table-cell office:value-type="float" office:value="-0.109206">
            <text:p>-0.109206</text:p>
          </table:table-cell>
          <table:table-cell office:value-type="float" office:value="-0.359534">
            <text:p>-0.359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6">
            <text:p>6</text:p>
          </table:table-cell>
          <table:table-cell table:number-columns-repeated="2" office:value-type="float" office:value="-0.114032">
            <text:p>-0.114032</text:p>
          </table:table-cell>
          <table:table-cell office:value-type="float" office:value="-0.111623">
            <text:p>-0.111623</text:p>
          </table:table-cell>
          <table:table-cell office:value-type="float" office:value="-0.430355">
            <text:p>-0.430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7">
            <text:p>7</text:p>
          </table:table-cell>
          <table:table-cell table:number-columns-repeated="2" office:value-type="float" office:value="-0.116433">
            <text:p>-0.116433</text:p>
          </table:table-cell>
          <table:table-cell office:value-type="float" office:value="-0.114032">
            <text:p>-0.114032</text:p>
          </table:table-cell>
          <table:table-cell office:value-type="float" office:value="-0.370266">
            <text:p>-0.370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7">
            <text:p>7</text:p>
          </table:table-cell>
          <table:table-cell table:number-columns-repeated="2" office:value-type="float" office:value="-0.118824">
            <text:p>-0.118824</text:p>
          </table:table-cell>
          <table:table-cell office:value-type="float" office:value="-0.116433">
            <text:p>-0.116433</text:p>
          </table:table-cell>
          <table:table-cell office:value-type="float" office:value="-0.406665">
            <text:p>-0.406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7">
            <text:p>7</text:p>
          </table:table-cell>
          <table:table-cell table:number-columns-repeated="2" office:value-type="float" office:value="-0.121207">
            <text:p>-0.121207</text:p>
          </table:table-cell>
          <table:table-cell office:value-type="float" office:value="-0.118824">
            <text:p>-0.118824</text:p>
          </table:table-cell>
          <table:table-cell office:value-type="float" office:value="-0.409268">
            <text:p>-0.409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7">
            <text:p>7</text:p>
          </table:table-cell>
          <table:table-cell table:number-columns-repeated="2" office:value-type="float" office:value="-0.123579">
            <text:p>-0.123579</text:p>
          </table:table-cell>
          <table:table-cell office:value-type="float" office:value="-0.121207">
            <text:p>-0.121207</text:p>
          </table:table-cell>
          <table:table-cell office:value-type="float" office:value="-0.413995">
            <text:p>-0.413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7">
            <text:p>7</text:p>
          </table:table-cell>
          <table:table-cell table:number-columns-repeated="2" office:value-type="float" office:value="-0.125942">
            <text:p>-0.125942</text:p>
          </table:table-cell>
          <table:table-cell office:value-type="float" office:value="-0.123579">
            <text:p>-0.123579</text:p>
          </table:table-cell>
          <table:table-cell office:value-type="float" office:value="-0.417732">
            <text:p>-0.417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7">
            <text:p>7</text:p>
          </table:table-cell>
          <table:table-cell table:number-columns-repeated="2" office:value-type="float" office:value="-0.128295">
            <text:p>-0.128295</text:p>
          </table:table-cell>
          <table:table-cell office:value-type="float" office:value="-0.125942">
            <text:p>-0.125942</text:p>
          </table:table-cell>
          <table:table-cell office:value-type="float" office:value="-0.421477">
            <text:p>-0.421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7">
            <text:p>7</text:p>
          </table:table-cell>
          <table:table-cell table:number-columns-repeated="2" office:value-type="float" office:value="-0.130637">
            <text:p>-0.130637</text:p>
          </table:table-cell>
          <table:table-cell office:value-type="float" office:value="-0.128295">
            <text:p>-0.128295</text:p>
          </table:table-cell>
          <table:table-cell office:value-type="float" office:value="-0.422457">
            <text:p>-0.422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7">
            <text:p>7</text:p>
          </table:table-cell>
          <table:table-cell table:number-columns-repeated="2" office:value-type="float" office:value="-0.132968">
            <text:p>-0.132968</text:p>
          </table:table-cell>
          <table:table-cell office:value-type="float" office:value="-0.130637">
            <text:p>-0.130637</text:p>
          </table:table-cell>
          <table:table-cell office:value-type="float" office:value="-0.429009">
            <text:p>-0.429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7">
            <text:p>7</text:p>
          </table:table-cell>
          <table:table-cell table:number-columns-repeated="2" office:value-type="float" office:value="-0.135287">
            <text:p>-0.135287</text:p>
          </table:table-cell>
          <table:table-cell office:value-type="float" office:value="-0.132968">
            <text:p>-0.132968</text:p>
          </table:table-cell>
          <table:table-cell office:value-type="float" office:value="-0.435572">
            <text:p>-0.435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7">
            <text:p>7</text:p>
          </table:table-cell>
          <table:table-cell table:number-columns-repeated="2" office:value-type="float" office:value="-0.137595">
            <text:p>-0.137595</text:p>
          </table:table-cell>
          <table:table-cell office:value-type="float" office:value="-0.135287">
            <text:p>-0.135287</text:p>
          </table:table-cell>
          <table:table-cell office:value-type="float" office:value="-0.438911">
            <text:p>-0.438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7">
            <text:p>7</text:p>
          </table:table-cell>
          <table:table-cell table:number-columns-repeated="2" office:value-type="float" office:value="-0.139891">
            <text:p>-0.139891</text:p>
          </table:table-cell>
          <table:table-cell office:value-type="float" office:value="-0.137595">
            <text:p>-0.137595</text:p>
          </table:table-cell>
          <table:table-cell office:value-type="float" office:value="-0.442641">
            <text:p>-0.4426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7">
            <text:p>7</text:p>
          </table:table-cell>
          <table:table-cell table:number-columns-repeated="2" office:value-type="float" office:value="-0.142175">
            <text:p>-0.142175</text:p>
          </table:table-cell>
          <table:table-cell office:value-type="float" office:value="-0.139891">
            <text:p>-0.139891</text:p>
          </table:table-cell>
          <table:table-cell office:value-type="float" office:value="-0.446935">
            <text:p>-0.446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7">
            <text:p>7</text:p>
          </table:table-cell>
          <table:table-cell table:number-columns-repeated="2" office:value-type="float" office:value="-0.144446">
            <text:p>-0.144446</text:p>
          </table:table-cell>
          <table:table-cell office:value-type="float" office:value="-0.142175">
            <text:p>-0.142175</text:p>
          </table:table-cell>
          <table:table-cell office:value-type="float" office:value="-0.450582">
            <text:p>-0.450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7">
            <text:p>7</text:p>
          </table:table-cell>
          <table:table-cell table:number-columns-repeated="2" office:value-type="float" office:value="-0.146704">
            <text:p>-0.146704</text:p>
          </table:table-cell>
          <table:table-cell office:value-type="float" office:value="-0.144446">
            <text:p>-0.144446</text:p>
          </table:table-cell>
          <table:table-cell office:value-type="float" office:value="-0.45464">
            <text:p>-0.45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7">
            <text:p>7</text:p>
          </table:table-cell>
          <table:table-cell table:number-columns-repeated="2" office:value-type="float" office:value="-0.148948">
            <text:p>-0.148948</text:p>
          </table:table-cell>
          <table:table-cell office:value-type="float" office:value="-0.146704">
            <text:p>-0.146704</text:p>
          </table:table-cell>
          <table:table-cell office:value-type="float" office:value="-0.456662">
            <text:p>-0.4566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7">
            <text:p>7</text:p>
          </table:table-cell>
          <table:table-cell table:number-columns-repeated="2" office:value-type="float" office:value="-0.151178">
            <text:p>-0.151178</text:p>
          </table:table-cell>
          <table:table-cell office:value-type="float" office:value="-0.148948">
            <text:p>-0.148948</text:p>
          </table:table-cell>
          <table:table-cell office:value-type="float" office:value="-0.45847">
            <text:p>-0.458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7">
            <text:p>7</text:p>
          </table:table-cell>
          <table:table-cell table:number-columns-repeated="2" office:value-type="float" office:value="-0.153395">
            <text:p>-0.153395</text:p>
          </table:table-cell>
          <table:table-cell office:value-type="float" office:value="-0.151178">
            <text:p>-0.151178</text:p>
          </table:table-cell>
          <table:table-cell office:value-type="float" office:value="-0.465478">
            <text:p>-0.4654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8">
            <text:p>8</text:p>
          </table:table-cell>
          <table:table-cell table:number-columns-repeated="2" office:value-type="float" office:value="-0.155597">
            <text:p>-0.155597</text:p>
          </table:table-cell>
          <table:table-cell office:value-type="float" office:value="-0.153395">
            <text:p>-0.153395</text:p>
          </table:table-cell>
          <table:table-cell office:value-type="float" office:value="-0.504082">
            <text:p>-0.5040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8">
            <text:p>8</text:p>
          </table:table-cell>
          <table:table-cell table:number-columns-repeated="2" office:value-type="float" office:value="-0.157785">
            <text:p>-0.157785</text:p>
          </table:table-cell>
          <table:table-cell office:value-type="float" office:value="-0.155597">
            <text:p>-0.155597</text:p>
          </table:table-cell>
          <table:table-cell office:value-type="float" office:value="-0.479113">
            <text:p>-0.479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8">
            <text:p>8</text:p>
          </table:table-cell>
          <table:table-cell table:number-columns-repeated="2" office:value-type="float" office:value="-0.159958">
            <text:p>-0.159958</text:p>
          </table:table-cell>
          <table:table-cell office:value-type="float" office:value="-0.157785">
            <text:p>-0.157785</text:p>
          </table:table-cell>
          <table:table-cell office:value-type="float" office:value="-0.481218">
            <text:p>-0.481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8">
            <text:p>8</text:p>
          </table:table-cell>
          <table:table-cell table:number-columns-repeated="2" office:value-type="float" office:value="-0.162115">
            <text:p>-0.162115</text:p>
          </table:table-cell>
          <table:table-cell office:value-type="float" office:value="-0.159958">
            <text:p>-0.159958</text:p>
          </table:table-cell>
          <table:table-cell office:value-type="float" office:value="-0.485409">
            <text:p>-0.485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8">
            <text:p>8</text:p>
          </table:table-cell>
          <table:table-cell table:number-columns-repeated="2" office:value-type="float" office:value="-0.164255">
            <text:p>-0.164255</text:p>
          </table:table-cell>
          <table:table-cell office:value-type="float" office:value="-0.162115">
            <text:p>-0.162115</text:p>
          </table:table-cell>
          <table:table-cell office:value-type="float" office:value="-0.488692">
            <text:p>-0.4886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8">
            <text:p>8</text:p>
          </table:table-cell>
          <table:table-cell table:number-columns-repeated="2" office:value-type="float" office:value="-0.16638">
            <text:p>-0.16638</text:p>
          </table:table-cell>
          <table:table-cell office:value-type="float" office:value="-0.164255">
            <text:p>-0.164255</text:p>
          </table:table-cell>
          <table:table-cell office:value-type="float" office:value="-0.492317">
            <text:p>-0.492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8">
            <text:p>8</text:p>
          </table:table-cell>
          <table:table-cell table:number-columns-repeated="2" office:value-type="float" office:value="-0.168488">
            <text:p>-0.168488</text:p>
          </table:table-cell>
          <table:table-cell office:value-type="float" office:value="-0.16638">
            <text:p>-0.16638</text:p>
          </table:table-cell>
          <table:table-cell office:value-type="float" office:value="-0.494693">
            <text:p>-0.4946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8">
            <text:p>8</text:p>
          </table:table-cell>
          <table:table-cell table:number-columns-repeated="2" office:value-type="float" office:value="-0.170578">
            <text:p>-0.170578</text:p>
          </table:table-cell>
          <table:table-cell office:value-type="float" office:value="-0.168488">
            <text:p>-0.168488</text:p>
          </table:table-cell>
          <table:table-cell office:value-type="float" office:value="-0.494992">
            <text:p>-0.494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8">
            <text:p>8</text:p>
          </table:table-cell>
          <table:table-cell table:number-columns-repeated="2" office:value-type="float" office:value="-0.172651">
            <text:p>-0.172651</text:p>
          </table:table-cell>
          <table:table-cell office:value-type="float" office:value="-0.170578">
            <text:p>-0.170578</text:p>
          </table:table-cell>
          <table:table-cell office:value-type="float" office:value="-0.501313">
            <text:p>-0.5013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8">
            <text:p>8</text:p>
          </table:table-cell>
          <table:table-cell table:number-columns-repeated="2" office:value-type="float" office:value="-0.174706">
            <text:p>-0.174706</text:p>
          </table:table-cell>
          <table:table-cell office:value-type="float" office:value="-0.172651">
            <text:p>-0.172651</text:p>
          </table:table-cell>
          <table:table-cell office:value-type="float" office:value="-0.507301">
            <text:p>-0.507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8">
            <text:p>8</text:p>
          </table:table-cell>
          <table:table-cell table:number-columns-repeated="2" office:value-type="float" office:value="-0.176742">
            <text:p>-0.176742</text:p>
          </table:table-cell>
          <table:table-cell office:value-type="float" office:value="-0.174706">
            <text:p>-0.174706</text:p>
          </table:table-cell>
          <table:table-cell office:value-type="float" office:value="-0.509786">
            <text:p>-0.509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8">
            <text:p>8</text:p>
          </table:table-cell>
          <table:table-cell table:number-columns-repeated="2" office:value-type="float" office:value="-0.178761">
            <text:p>-0.178761</text:p>
          </table:table-cell>
          <table:table-cell office:value-type="float" office:value="-0.176742">
            <text:p>-0.176742</text:p>
          </table:table-cell>
          <table:table-cell office:value-type="float" office:value="-0.512361">
            <text:p>-0.5123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8">
            <text:p>8</text:p>
          </table:table-cell>
          <table:table-cell table:number-columns-repeated="2" office:value-type="float" office:value="-0.18076">
            <text:p>-0.18076</text:p>
          </table:table-cell>
          <table:table-cell office:value-type="float" office:value="-0.178761">
            <text:p>-0.178761</text:p>
          </table:table-cell>
          <table:table-cell office:value-type="float" office:value="-0.515293">
            <text:p>-0.5152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8">
            <text:p>8</text:p>
          </table:table-cell>
          <table:table-cell table:number-columns-repeated="2" office:value-type="float" office:value="-0.182741">
            <text:p>-0.182741</text:p>
          </table:table-cell>
          <table:table-cell office:value-type="float" office:value="-0.18076">
            <text:p>-0.18076</text:p>
          </table:table-cell>
          <table:table-cell office:value-type="float" office:value="-0.519259">
            <text:p>-0.519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8">
            <text:p>8</text:p>
          </table:table-cell>
          <table:table-cell table:number-columns-repeated="2" office:value-type="float" office:value="-0.184701">
            <text:p>-0.184701</text:p>
          </table:table-cell>
          <table:table-cell office:value-type="float" office:value="-0.182741">
            <text:p>-0.182741</text:p>
          </table:table-cell>
          <table:table-cell office:value-type="float" office:value="-0.521542">
            <text:p>-0.521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8">
            <text:p>8</text:p>
          </table:table-cell>
          <table:table-cell table:number-columns-repeated="2" office:value-type="float" office:value="-0.186642">
            <text:p>-0.186642</text:p>
          </table:table-cell>
          <table:table-cell office:value-type="float" office:value="-0.184701">
            <text:p>-0.184701</text:p>
          </table:table-cell>
          <table:table-cell office:value-type="float" office:value="-0.525141">
            <text:p>-0.5251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table:number-columns-repeated="2" office:value-type="float" office:value="-0.188563">
            <text:p>-0.188563</text:p>
          </table:table-cell>
          <table:table-cell office:value-type="float" office:value="-0.186642">
            <text:p>-0.186642</text:p>
          </table:table-cell>
          <table:table-cell office:value-type="float" office:value="-0.526561">
            <text:p>-0.526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8">
            <text:p>8</text:p>
          </table:table-cell>
          <table:table-cell table:number-columns-repeated="2" office:value-type="float" office:value="-0.190463">
            <text:p>-0.190463</text:p>
          </table:table-cell>
          <table:table-cell office:value-type="float" office:value="-0.188563">
            <text:p>-0.188563</text:p>
          </table:table-cell>
          <table:table-cell office:value-type="float" office:value="-0.526956">
            <text:p>-0.52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8">
            <text:p>8</text:p>
          </table:table-cell>
          <table:table-cell table:number-columns-repeated="2" office:value-type="float" office:value="-0.192342">
            <text:p>-0.192342</text:p>
          </table:table-cell>
          <table:table-cell office:value-type="float" office:value="-0.190463">
            <text:p>-0.190463</text:p>
          </table:table-cell>
          <table:table-cell office:value-type="float" office:value="-0.531849">
            <text:p>-0.5318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8">
            <text:p>8</text:p>
          </table:table-cell>
          <table:table-cell table:number-columns-repeated="2" office:value-type="float" office:value="-0.1942">
            <text:p>-0.1942</text:p>
          </table:table-cell>
          <table:table-cell office:value-type="float" office:value="-0.192342">
            <text:p>-0.192342</text:p>
          </table:table-cell>
          <table:table-cell office:value-type="float" office:value="-0.53751">
            <text:p>-0.53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">
            <text:p>8</text:p>
          </table:table-cell>
          <table:table-cell table:number-columns-repeated="2" office:value-type="float" office:value="-0.196037">
            <text:p>-0.196037</text:p>
          </table:table-cell>
          <table:table-cell office:value-type="float" office:value="-0.1942">
            <text:p>-0.1942</text:p>
          </table:table-cell>
          <table:table-cell office:value-type="float" office:value="-0.539987">
            <text:p>-0.5399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8">
            <text:p>8</text:p>
          </table:table-cell>
          <table:table-cell table:number-columns-repeated="2" office:value-type="float" office:value="-0.197852">
            <text:p>-0.197852</text:p>
          </table:table-cell>
          <table:table-cell office:value-type="float" office:value="-0.196037">
            <text:p>-0.196037</text:p>
          </table:table-cell>
          <table:table-cell office:value-type="float" office:value="-0.541699">
            <text:p>-0.541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8">
            <text:p>8</text:p>
          </table:table-cell>
          <table:table-cell table:number-columns-repeated="2" office:value-type="float" office:value="-0.199645">
            <text:p>-0.199645</text:p>
          </table:table-cell>
          <table:table-cell office:value-type="float" office:value="-0.197852">
            <text:p>-0.197852</text:p>
          </table:table-cell>
          <table:table-cell office:value-type="float" office:value="-0.543858">
            <text:p>-0.543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01414">
            <text:p>-0.201414</text:p>
          </table:table-cell>
          <table:table-cell office:value-type="float" office:value="-0.199645">
            <text:p>-0.199645</text:p>
          </table:table-cell>
          <table:table-cell office:value-type="float" office:value="-0.513492">
            <text:p>-0.5134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8">
            <text:p>8</text:p>
          </table:table-cell>
          <table:table-cell table:number-columns-repeated="2" office:value-type="float" office:value="-0.203161">
            <text:p>-0.203161</text:p>
          </table:table-cell>
          <table:table-cell office:value-type="float" office:value="-0.201414">
            <text:p>-0.201414</text:p>
          </table:table-cell>
          <table:table-cell office:value-type="float" office:value="-0.577865">
            <text:p>-0.5778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04885">
            <text:p>-0.204885</text:p>
          </table:table-cell>
          <table:table-cell office:value-type="float" office:value="-0.203161">
            <text:p>-0.203161</text:p>
          </table:table-cell>
          <table:table-cell office:value-type="float" office:value="-0.518497">
            <text:p>-0.518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8">
            <text:p>8</text:p>
          </table:table-cell>
          <table:table-cell table:number-columns-repeated="2" office:value-type="float" office:value="-0.206586">
            <text:p>-0.206586</text:p>
          </table:table-cell>
          <table:table-cell office:value-type="float" office:value="-0.204885">
            <text:p>-0.204885</text:p>
          </table:table-cell>
          <table:table-cell office:value-type="float" office:value="-0.583269">
            <text:p>-0.583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08263">
            <text:p>-0.208263</text:p>
          </table:table-cell>
          <table:table-cell office:value-type="float" office:value="-0.206586">
            <text:p>-0.206586</text:p>
          </table:table-cell>
          <table:table-cell office:value-type="float" office:value="-0.521976">
            <text:p>-0.52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8">
            <text:p>8</text:p>
          </table:table-cell>
          <table:table-cell table:number-columns-repeated="2" office:value-type="float" office:value="-0.209916">
            <text:p>-0.209916</text:p>
          </table:table-cell>
          <table:table-cell office:value-type="float" office:value="-0.208263">
            <text:p>-0.208263</text:p>
          </table:table-cell>
          <table:table-cell office:value-type="float" office:value="-0.584956">
            <text:p>-0.58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1545">
            <text:p>-0.211545</text:p>
          </table:table-cell>
          <table:table-cell office:value-type="float" office:value="-0.209916">
            <text:p>-0.209916</text:p>
          </table:table-cell>
          <table:table-cell office:value-type="float" office:value="-0.52428">
            <text:p>-0.52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3149">
            <text:p>-0.213149</text:p>
          </table:table-cell>
          <table:table-cell office:value-type="float" office:value="-0.211545">
            <text:p>-0.211545</text:p>
          </table:table-cell>
          <table:table-cell office:value-type="float" office:value="-0.5591">
            <text:p>-0.55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4728">
            <text:p>-0.214728</text:p>
          </table:table-cell>
          <table:table-cell office:value-type="float" office:value="-0.213149">
            <text:p>-0.213149</text:p>
          </table:table-cell>
          <table:table-cell office:value-type="float" office:value="-0.561599">
            <text:p>-0.561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6282">
            <text:p>-0.216282</text:p>
          </table:table-cell>
          <table:table-cell office:value-type="float" office:value="-0.214728">
            <text:p>-0.214728</text:p>
          </table:table-cell>
          <table:table-cell office:value-type="float" office:value="-0.562982">
            <text:p>-0.5629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7811">
            <text:p>-0.217811</text:p>
          </table:table-cell>
          <table:table-cell office:value-type="float" office:value="-0.216282">
            <text:p>-0.216282</text:p>
          </table:table-cell>
          <table:table-cell office:value-type="float" office:value="-0.564238">
            <text:p>-0.564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9315">
            <text:p>-0.219315</text:p>
          </table:table-cell>
          <table:table-cell office:value-type="float" office:value="-0.217811">
            <text:p>-0.217811</text:p>
          </table:table-cell>
          <table:table-cell office:value-type="float" office:value="-0.565757">
            <text:p>-0.5657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0792">
            <text:p>-0.220792</text:p>
          </table:table-cell>
          <table:table-cell office:value-type="float" office:value="-0.219315">
            <text:p>-0.219315</text:p>
          </table:table-cell>
          <table:table-cell office:value-type="float" office:value="-0.567367">
            <text:p>-0.567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2244">
            <text:p>-0.222244</text:p>
          </table:table-cell>
          <table:table-cell office:value-type="float" office:value="-0.220792">
            <text:p>-0.220792</text:p>
          </table:table-cell>
          <table:table-cell office:value-type="float" office:value="-0.569414">
            <text:p>-0.5694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3669">
            <text:p>-0.223669</text:p>
          </table:table-cell>
          <table:table-cell office:value-type="float" office:value="-0.222244">
            <text:p>-0.222244</text:p>
          </table:table-cell>
          <table:table-cell office:value-type="float" office:value="-0.570828">
            <text:p>-0.570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5068">
            <text:p>-0.225068</text:p>
          </table:table-cell>
          <table:table-cell office:value-type="float" office:value="-0.223669">
            <text:p>-0.223669</text:p>
          </table:table-cell>
          <table:table-cell office:value-type="float" office:value="-0.572095">
            <text:p>-0.5720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6439">
            <text:p>-0.226439</text:p>
          </table:table-cell>
          <table:table-cell office:value-type="float" office:value="-0.225068">
            <text:p>-0.225068</text:p>
          </table:table-cell>
          <table:table-cell office:value-type="float" office:value="-0.573944">
            <text:p>-0.573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7784">
            <text:p>-0.227784</text:p>
          </table:table-cell>
          <table:table-cell office:value-type="float" office:value="-0.226439">
            <text:p>-0.226439</text:p>
          </table:table-cell>
          <table:table-cell office:value-type="float" office:value="-0.574871">
            <text:p>-0.574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9101">
            <text:p>-0.229101</text:p>
          </table:table-cell>
          <table:table-cell office:value-type="float" office:value="-0.227784">
            <text:p>-0.227784</text:p>
          </table:table-cell>
          <table:table-cell office:value-type="float" office:value="-0.574564">
            <text:p>-0.5745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039">
            <text:p>-0.23039</text:p>
          </table:table-cell>
          <table:table-cell office:value-type="float" office:value="-0.229101">
            <text:p>-0.229101</text:p>
          </table:table-cell>
          <table:table-cell office:value-type="float" office:value="-0.574968">
            <text:p>-0.574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1651">
            <text:p>-0.231651</text:p>
          </table:table-cell>
          <table:table-cell office:value-type="float" office:value="-0.23039">
            <text:p>-0.23039</text:p>
          </table:table-cell>
          <table:table-cell office:value-type="float" office:value="-0.577124">
            <text:p>-0.577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2884">
            <text:p>-0.232884</text:p>
          </table:table-cell>
          <table:table-cell office:value-type="float" office:value="-0.231651">
            <text:p>-0.231651</text:p>
          </table:table-cell>
          <table:table-cell office:value-type="float" office:value="-0.579579">
            <text:p>-0.5795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4089">
            <text:p>-0.234089</text:p>
          </table:table-cell>
          <table:table-cell office:value-type="float" office:value="-0.232884">
            <text:p>-0.232884</text:p>
          </table:table-cell>
          <table:table-cell office:value-type="float" office:value="-0.581748">
            <text:p>-0.5817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5265">
            <text:p>-0.235265</text:p>
          </table:table-cell>
          <table:table-cell office:value-type="float" office:value="-0.234089">
            <text:p>-0.234089</text:p>
          </table:table-cell>
          <table:table-cell office:value-type="float" office:value="-0.582456">
            <text:p>-0.58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6412">
            <text:p>-0.236412</text:p>
          </table:table-cell>
          <table:table-cell office:value-type="float" office:value="-0.235265">
            <text:p>-0.235265</text:p>
          </table:table-cell>
          <table:table-cell office:value-type="float" office:value="-0.582729">
            <text:p>-0.5827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753">
            <text:p>-0.23753</text:p>
          </table:table-cell>
          <table:table-cell office:value-type="float" office:value="-0.236412">
            <text:p>-0.236412</text:p>
          </table:table-cell>
          <table:table-cell office:value-type="float" office:value="-0.583012">
            <text:p>-0.583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8618">
            <text:p>-0.238618</text:p>
          </table:table-cell>
          <table:table-cell office:value-type="float" office:value="-0.23753">
            <text:p>-0.23753</text:p>
          </table:table-cell>
          <table:table-cell office:value-type="float" office:value="-0.583566">
            <text:p>-0.583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9677">
            <text:p>-0.239677</text:p>
          </table:table-cell>
          <table:table-cell office:value-type="float" office:value="-0.238618">
            <text:p>-0.238618</text:p>
          </table:table-cell>
          <table:table-cell office:value-type="float" office:value="-0.583983">
            <text:p>-0.583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0706">
            <text:p>-0.240706</text:p>
          </table:table-cell>
          <table:table-cell office:value-type="float" office:value="-0.239677">
            <text:p>-0.239677</text:p>
          </table:table-cell>
          <table:table-cell office:value-type="float" office:value="-0.584526">
            <text:p>-0.5845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1705">
            <text:p>-0.241705</text:p>
          </table:table-cell>
          <table:table-cell office:value-type="float" office:value="-0.240706">
            <text:p>-0.240706</text:p>
          </table:table-cell>
          <table:table-cell office:value-type="float" office:value="-0.585196">
            <text:p>-0.585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2674">
            <text:p>-0.242674</text:p>
          </table:table-cell>
          <table:table-cell office:value-type="float" office:value="-0.241705">
            <text:p>-0.241705</text:p>
          </table:table-cell>
          <table:table-cell office:value-type="float" office:value="-0.585732">
            <text:p>-0.585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3612">
            <text:p>-0.243612</text:p>
          </table:table-cell>
          <table:table-cell office:value-type="float" office:value="-0.242674">
            <text:p>-0.242674</text:p>
          </table:table-cell>
          <table:table-cell office:value-type="float" office:value="-0.585864">
            <text:p>-0.5858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4519">
            <text:p>-0.244519</text:p>
          </table:table-cell>
          <table:table-cell office:value-type="float" office:value="-0.243612">
            <text:p>-0.243612</text:p>
          </table:table-cell>
          <table:table-cell office:value-type="float" office:value="-0.585919">
            <text:p>-0.585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5395">
            <text:p>-0.245395</text:p>
          </table:table-cell>
          <table:table-cell office:value-type="float" office:value="-0.244519">
            <text:p>-0.244519</text:p>
          </table:table-cell>
          <table:table-cell office:value-type="float" office:value="-0.586158">
            <text:p>-0.586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624">
            <text:p>-0.24624</text:p>
          </table:table-cell>
          <table:table-cell office:value-type="float" office:value="-0.245395">
            <text:p>-0.245395</text:p>
          </table:table-cell>
          <table:table-cell office:value-type="float" office:value="-0.586374">
            <text:p>-0.5863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7054">
            <text:p>-0.247054</text:p>
          </table:table-cell>
          <table:table-cell office:value-type="float" office:value="-0.24624">
            <text:p>-0.24624</text:p>
          </table:table-cell>
          <table:table-cell office:value-type="float" office:value="-0.586308">
            <text:p>-0.5863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7836">
            <text:p>-0.247836</text:p>
          </table:table-cell>
          <table:table-cell office:value-type="float" office:value="-0.247054">
            <text:p>-0.247054</text:p>
          </table:table-cell>
          <table:table-cell office:value-type="float" office:value="-0.585722">
            <text:p>-0.585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8587">
            <text:p>-0.248587</text:p>
          </table:table-cell>
          <table:table-cell office:value-type="float" office:value="-0.247836">
            <text:p>-0.247836</text:p>
          </table:table-cell>
          <table:table-cell office:value-type="float" office:value="-0.584887">
            <text:p>-0.5848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9305">
            <text:p>-0.249305</text:p>
          </table:table-cell>
          <table:table-cell office:value-type="float" office:value="-0.248587">
            <text:p>-0.248587</text:p>
          </table:table-cell>
          <table:table-cell office:value-type="float" office:value="-0.584259">
            <text:p>-0.584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9991">
            <text:p>-0.249991</text:p>
          </table:table-cell>
          <table:table-cell office:value-type="float" office:value="-0.249305">
            <text:p>-0.249305</text:p>
          </table:table-cell>
          <table:table-cell office:value-type="float" office:value="-0.583779">
            <text:p>-0.583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0645">
            <text:p>-0.250645</text:p>
          </table:table-cell>
          <table:table-cell office:value-type="float" office:value="-0.249991">
            <text:p>-0.249991</text:p>
          </table:table-cell>
          <table:table-cell office:value-type="float" office:value="-0.583695">
            <text:p>-0.583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1267">
            <text:p>-0.251267</text:p>
          </table:table-cell>
          <table:table-cell office:value-type="float" office:value="-0.250645">
            <text:p>-0.250645</text:p>
          </table:table-cell>
          <table:table-cell office:value-type="float" office:value="-0.583543">
            <text:p>-0.583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1855">
            <text:p>-0.251855</text:p>
          </table:table-cell>
          <table:table-cell office:value-type="float" office:value="-0.251267">
            <text:p>-0.251267</text:p>
          </table:table-cell>
          <table:table-cell office:value-type="float" office:value="-0.58341">
            <text:p>-0.58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2411">
            <text:p>-0.252411</text:p>
          </table:table-cell>
          <table:table-cell office:value-type="float" office:value="-0.251855">
            <text:p>-0.251855</text:p>
          </table:table-cell>
          <table:table-cell office:value-type="float" office:value="-0.583041">
            <text:p>-0.583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2933">
            <text:p>-0.252933</text:p>
          </table:table-cell>
          <table:table-cell office:value-type="float" office:value="-0.252411">
            <text:p>-0.252411</text:p>
          </table:table-cell>
          <table:table-cell office:value-type="float" office:value="-0.582575">
            <text:p>-0.582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3423">
            <text:p>-0.253423</text:p>
          </table:table-cell>
          <table:table-cell office:value-type="float" office:value="-0.252933">
            <text:p>-0.252933</text:p>
          </table:table-cell>
          <table:table-cell office:value-type="float" office:value="-0.581934">
            <text:p>-0.581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3879">
            <text:p>-0.253879</text:p>
          </table:table-cell>
          <table:table-cell office:value-type="float" office:value="-0.253423">
            <text:p>-0.253423</text:p>
          </table:table-cell>
          <table:table-cell office:value-type="float" office:value="-0.581079">
            <text:p>-0.581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4302">
            <text:p>-0.254302</text:p>
          </table:table-cell>
          <table:table-cell office:value-type="float" office:value="-0.253879">
            <text:p>-0.253879</text:p>
          </table:table-cell>
          <table:table-cell office:value-type="float" office:value="-0.579869">
            <text:p>-0.5798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4691">
            <text:p>-0.254691</text:p>
          </table:table-cell>
          <table:table-cell office:value-type="float" office:value="-0.254302">
            <text:p>-0.254302</text:p>
          </table:table-cell>
          <table:table-cell office:value-type="float" office:value="-0.578681">
            <text:p>-0.5786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5046">
            <text:p>-0.255046</text:p>
          </table:table-cell>
          <table:table-cell office:value-type="float" office:value="-0.254691">
            <text:p>-0.254691</text:p>
          </table:table-cell>
          <table:table-cell office:value-type="float" office:value="-0.577381">
            <text:p>-0.577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5367">
            <text:p>-0.255367</text:p>
          </table:table-cell>
          <table:table-cell office:value-type="float" office:value="-0.255046">
            <text:p>-0.255046</text:p>
          </table:table-cell>
          <table:table-cell office:value-type="float" office:value="-0.576">
            <text:p>-0.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5655">
            <text:p>-0.255655</text:p>
          </table:table-cell>
          <table:table-cell office:value-type="float" office:value="-0.255367">
            <text:p>-0.255367</text:p>
          </table:table-cell>
          <table:table-cell office:value-type="float" office:value="-0.57451">
            <text:p>-0.574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5908">
            <text:p>-0.255908</text:p>
          </table:table-cell>
          <table:table-cell office:value-type="float" office:value="-0.255655">
            <text:p>-0.255655</text:p>
          </table:table-cell>
          <table:table-cell office:value-type="float" office:value="-0.573012">
            <text:p>-0.573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126">
            <text:p>-0.256126</text:p>
          </table:table-cell>
          <table:table-cell office:value-type="float" office:value="-0.255908">
            <text:p>-0.255908</text:p>
          </table:table-cell>
          <table:table-cell office:value-type="float" office:value="-0.571459">
            <text:p>-0.571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31">
            <text:p>-0.25631</text:p>
          </table:table-cell>
          <table:table-cell office:value-type="float" office:value="-0.256126">
            <text:p>-0.256126</text:p>
          </table:table-cell>
          <table:table-cell office:value-type="float" office:value="-0.569738">
            <text:p>-0.5697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46">
            <text:p>-0.25646</text:p>
          </table:table-cell>
          <table:table-cell office:value-type="float" office:value="-0.25631">
            <text:p>-0.25631</text:p>
          </table:table-cell>
          <table:table-cell office:value-type="float" office:value="-0.568031">
            <text:p>-0.568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575">
            <text:p>-0.256575</text:p>
          </table:table-cell>
          <table:table-cell office:value-type="float" office:value="-0.25646">
            <text:p>-0.25646</text:p>
          </table:table-cell>
          <table:table-cell office:value-type="float" office:value="-0.566201">
            <text:p>-0.566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654">
            <text:p>-0.256654</text:p>
          </table:table-cell>
          <table:table-cell office:value-type="float" office:value="-0.256575">
            <text:p>-0.256575</text:p>
          </table:table-cell>
          <table:table-cell office:value-type="float" office:value="-0.564347">
            <text:p>-0.5643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699">
            <text:p>-0.256699</text:p>
          </table:table-cell>
          <table:table-cell office:value-type="float" office:value="-0.256654">
            <text:p>-0.256654</text:p>
          </table:table-cell>
          <table:table-cell office:value-type="float" office:value="-0.562371">
            <text:p>-0.5623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">
            <text:p>1</text:p>
          </table:table-cell>
          <table:table-cell table:number-columns-repeated="2" office:value-type="float" office:value="-0.256698">
            <text:p>-0.256698</text:p>
          </table:table-cell>
          <table:table-cell office:value-type="float" office:value="-0.256699">
            <text:p>-0.256699</text:p>
          </table:table-cell>
          <table:table-cell office:value-type="float" office:value="-0.00549251">
            <text:p>-0.00549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6">
            <text:p>6</text:p>
          </table:table-cell>
          <table:table-cell table:number-columns-repeated="2" office:value-type="float" office:value="-0.256664">
            <text:p>-0.256664</text:p>
          </table:table-cell>
          <table:table-cell office:value-type="float" office:value="-0.256698">
            <text:p>-0.256698</text:p>
          </table:table-cell>
          <table:table-cell office:value-type="float" office:value="-1.0864">
            <text:p>-1.08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607">
            <text:p>-0.256607</text:p>
          </table:table-cell>
          <table:table-cell office:value-type="float" office:value="-0.256664">
            <text:p>-0.256664</text:p>
          </table:table-cell>
          <table:table-cell office:value-type="float" office:value="-0.525225">
            <text:p>-0.525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514">
            <text:p>-0.256514</text:p>
          </table:table-cell>
          <table:table-cell office:value-type="float" office:value="-0.256607">
            <text:p>-0.256607</text:p>
          </table:table-cell>
          <table:table-cell office:value-type="float" office:value="-0.554323">
            <text:p>-0.5543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386">
            <text:p>-0.256386</text:p>
          </table:table-cell>
          <table:table-cell office:value-type="float" office:value="-0.256514">
            <text:p>-0.256514</text:p>
          </table:table-cell>
          <table:table-cell office:value-type="float" office:value="-0.551298">
            <text:p>-0.551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222">
            <text:p>-0.256222</text:p>
          </table:table-cell>
          <table:table-cell office:value-type="float" office:value="-0.256386">
            <text:p>-0.256386</text:p>
          </table:table-cell>
          <table:table-cell office:value-type="float" office:value="-0.54878">
            <text:p>-0.54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6022">
            <text:p>-0.256022</text:p>
          </table:table-cell>
          <table:table-cell office:value-type="float" office:value="-0.256222">
            <text:p>-0.256222</text:p>
          </table:table-cell>
          <table:table-cell office:value-type="float" office:value="-0.546266">
            <text:p>-0.546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5787">
            <text:p>-0.255787</text:p>
          </table:table-cell>
          <table:table-cell office:value-type="float" office:value="-0.256022">
            <text:p>-0.256022</text:p>
          </table:table-cell>
          <table:table-cell office:value-type="float" office:value="-0.543589">
            <text:p>-0.5435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5515">
            <text:p>-0.255515</text:p>
          </table:table-cell>
          <table:table-cell office:value-type="float" office:value="-0.255787">
            <text:p>-0.255787</text:p>
          </table:table-cell>
          <table:table-cell office:value-type="float" office:value="-0.540892">
            <text:p>-0.540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5208">
            <text:p>-0.255208</text:p>
          </table:table-cell>
          <table:table-cell office:value-type="float" office:value="-0.255515">
            <text:p>-0.255515</text:p>
          </table:table-cell>
          <table:table-cell office:value-type="float" office:value="-0.538057">
            <text:p>-0.538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4865">
            <text:p>-0.254865</text:p>
          </table:table-cell>
          <table:table-cell office:value-type="float" office:value="-0.255208">
            <text:p>-0.255208</text:p>
          </table:table-cell>
          <table:table-cell office:value-type="float" office:value="-0.53521">
            <text:p>-0.53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4487">
            <text:p>-0.254487</text:p>
          </table:table-cell>
          <table:table-cell office:value-type="float" office:value="-0.254865">
            <text:p>-0.254865</text:p>
          </table:table-cell>
          <table:table-cell office:value-type="float" office:value="-0.53217">
            <text:p>-0.53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4072">
            <text:p>-0.254072</text:p>
          </table:table-cell>
          <table:table-cell office:value-type="float" office:value="-0.254487">
            <text:p>-0.254487</text:p>
          </table:table-cell>
          <table:table-cell office:value-type="float" office:value="-0.529117">
            <text:p>-0.529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3621">
            <text:p>-0.253621</text:p>
          </table:table-cell>
          <table:table-cell office:value-type="float" office:value="-0.254072">
            <text:p>-0.254072</text:p>
          </table:table-cell>
          <table:table-cell office:value-type="float" office:value="-0.526014">
            <text:p>-0.526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3134">
            <text:p>-0.253134</text:p>
          </table:table-cell>
          <table:table-cell office:value-type="float" office:value="-0.253621">
            <text:p>-0.253621</text:p>
          </table:table-cell>
          <table:table-cell office:value-type="float" office:value="-0.522914">
            <text:p>-0.522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2611">
            <text:p>-0.252611</text:p>
          </table:table-cell>
          <table:table-cell office:value-type="float" office:value="-0.253134">
            <text:p>-0.253134</text:p>
          </table:table-cell>
          <table:table-cell office:value-type="float" office:value="-0.519751">
            <text:p>-0.519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2051">
            <text:p>-0.252051</text:p>
          </table:table-cell>
          <table:table-cell office:value-type="float" office:value="-0.252611">
            <text:p>-0.252611</text:p>
          </table:table-cell>
          <table:table-cell office:value-type="float" office:value="-0.516815">
            <text:p>-0.516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1456">
            <text:p>-0.251456</text:p>
          </table:table-cell>
          <table:table-cell office:value-type="float" office:value="-0.252051">
            <text:p>-0.252051</text:p>
          </table:table-cell>
          <table:table-cell office:value-type="float" office:value="-0.513647">
            <text:p>-0.5136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0824">
            <text:p>-0.250824</text:p>
          </table:table-cell>
          <table:table-cell office:value-type="float" office:value="-0.251456">
            <text:p>-0.251456</text:p>
          </table:table-cell>
          <table:table-cell office:value-type="float" office:value="-0.510493">
            <text:p>-0.510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50156">
            <text:p>-0.250156</text:p>
          </table:table-cell>
          <table:table-cell office:value-type="float" office:value="-0.250824">
            <text:p>-0.250824</text:p>
          </table:table-cell>
          <table:table-cell office:value-type="float" office:value="-0.507265">
            <text:p>-0.507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9452">
            <text:p>-0.249452</text:p>
          </table:table-cell>
          <table:table-cell office:value-type="float" office:value="-0.250156">
            <text:p>-0.250156</text:p>
          </table:table-cell>
          <table:table-cell office:value-type="float" office:value="-0.503624">
            <text:p>-0.503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8712">
            <text:p>-0.248712</text:p>
          </table:table-cell>
          <table:table-cell office:value-type="float" office:value="-0.249452">
            <text:p>-0.249452</text:p>
          </table:table-cell>
          <table:table-cell office:value-type="float" office:value="-0.499491">
            <text:p>-0.4994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7936">
            <text:p>-0.247936</text:p>
          </table:table-cell>
          <table:table-cell office:value-type="float" office:value="-0.248712">
            <text:p>-0.248712</text:p>
          </table:table-cell>
          <table:table-cell office:value-type="float" office:value="-0.495113">
            <text:p>-0.495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7123">
            <text:p>-0.247123</text:p>
          </table:table-cell>
          <table:table-cell office:value-type="float" office:value="-0.247936">
            <text:p>-0.247936</text:p>
          </table:table-cell>
          <table:table-cell office:value-type="float" office:value="-0.490474">
            <text:p>-0.490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6274">
            <text:p>-0.246274</text:p>
          </table:table-cell>
          <table:table-cell office:value-type="float" office:value="-0.247123">
            <text:p>-0.247123</text:p>
          </table:table-cell>
          <table:table-cell office:value-type="float" office:value="-0.485963">
            <text:p>-0.4859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5389">
            <text:p>-0.245389</text:p>
          </table:table-cell>
          <table:table-cell office:value-type="float" office:value="-0.246274">
            <text:p>-0.246274</text:p>
          </table:table-cell>
          <table:table-cell office:value-type="float" office:value="-0.481813">
            <text:p>-0.4818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4468">
            <text:p>-0.244468</text:p>
          </table:table-cell>
          <table:table-cell office:value-type="float" office:value="-0.245389">
            <text:p>-0.245389</text:p>
          </table:table-cell>
          <table:table-cell office:value-type="float" office:value="-0.477866">
            <text:p>-0.477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351">
            <text:p>-0.24351</text:p>
          </table:table-cell>
          <table:table-cell office:value-type="float" office:value="-0.244468">
            <text:p>-0.244468</text:p>
          </table:table-cell>
          <table:table-cell office:value-type="float" office:value="-0.473743">
            <text:p>-0.4737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2516">
            <text:p>-0.242516</text:p>
          </table:table-cell>
          <table:table-cell office:value-type="float" office:value="-0.24351">
            <text:p>-0.24351</text:p>
          </table:table-cell>
          <table:table-cell office:value-type="float" office:value="-0.469336">
            <text:p>-0.4693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1486">
            <text:p>-0.241486</text:p>
          </table:table-cell>
          <table:table-cell office:value-type="float" office:value="-0.242516">
            <text:p>-0.242516</text:p>
          </table:table-cell>
          <table:table-cell office:value-type="float" office:value="-0.464953">
            <text:p>-0.464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4042">
            <text:p>-0.24042</text:p>
          </table:table-cell>
          <table:table-cell office:value-type="float" office:value="-0.241486">
            <text:p>-0.241486</text:p>
          </table:table-cell>
          <table:table-cell office:value-type="float" office:value="-0.460758">
            <text:p>-0.460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9318">
            <text:p>-0.239318</text:p>
          </table:table-cell>
          <table:table-cell office:value-type="float" office:value="-0.24042">
            <text:p>-0.24042</text:p>
          </table:table-cell>
          <table:table-cell office:value-type="float" office:value="-0.456448">
            <text:p>-0.4564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818">
            <text:p>-0.23818</text:p>
          </table:table-cell>
          <table:table-cell office:value-type="float" office:value="-0.239318">
            <text:p>-0.239318</text:p>
          </table:table-cell>
          <table:table-cell office:value-type="float" office:value="-0.452009">
            <text:p>-0.45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7005">
            <text:p>-0.237005</text:p>
          </table:table-cell>
          <table:table-cell office:value-type="float" office:value="-0.23818">
            <text:p>-0.23818</text:p>
          </table:table-cell>
          <table:table-cell office:value-type="float" office:value="-0.447312">
            <text:p>-0.4473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5795">
            <text:p>-0.235795</text:p>
          </table:table-cell>
          <table:table-cell office:value-type="float" office:value="-0.237005">
            <text:p>-0.237005</text:p>
          </table:table-cell>
          <table:table-cell office:value-type="float" office:value="-0.44249">
            <text:p>-0.44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455">
            <text:p>-0.23455</text:p>
          </table:table-cell>
          <table:table-cell office:value-type="float" office:value="-0.235795">
            <text:p>-0.235795</text:p>
          </table:table-cell>
          <table:table-cell office:value-type="float" office:value="-0.437363">
            <text:p>-0.437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3268">
            <text:p>-0.233268</text:p>
          </table:table-cell>
          <table:table-cell office:value-type="float" office:value="-0.23455">
            <text:p>-0.23455</text:p>
          </table:table-cell>
          <table:table-cell office:value-type="float" office:value="-0.432317">
            <text:p>-0.432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1951">
            <text:p>-0.231951</text:p>
          </table:table-cell>
          <table:table-cell office:value-type="float" office:value="-0.233268">
            <text:p>-0.233268</text:p>
          </table:table-cell>
          <table:table-cell office:value-type="float" office:value="-0.428623">
            <text:p>-0.428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30598">
            <text:p>-0.230598</text:p>
          </table:table-cell>
          <table:table-cell office:value-type="float" office:value="-0.231951">
            <text:p>-0.231951</text:p>
          </table:table-cell>
          <table:table-cell office:value-type="float" office:value="-0.425274">
            <text:p>-0.425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921">
            <text:p>-0.22921</text:p>
          </table:table-cell>
          <table:table-cell office:value-type="float" office:value="-0.230598">
            <text:p>-0.230598</text:p>
          </table:table-cell>
          <table:table-cell office:value-type="float" office:value="-0.421158">
            <text:p>-0.421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7786">
            <text:p>-0.227786</text:p>
          </table:table-cell>
          <table:table-cell office:value-type="float" office:value="-0.22921">
            <text:p>-0.22921</text:p>
          </table:table-cell>
          <table:table-cell office:value-type="float" office:value="-0.414371">
            <text:p>-0.4143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6327">
            <text:p>-0.226327</text:p>
          </table:table-cell>
          <table:table-cell office:value-type="float" office:value="-0.227786">
            <text:p>-0.227786</text:p>
          </table:table-cell>
          <table:table-cell office:value-type="float" office:value="-0.407224">
            <text:p>-0.407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4833">
            <text:p>-0.224833</text:p>
          </table:table-cell>
          <table:table-cell office:value-type="float" office:value="-0.226327">
            <text:p>-0.226327</text:p>
          </table:table-cell>
          <table:table-cell office:value-type="float" office:value="-0.401409">
            <text:p>-0.401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3304">
            <text:p>-0.223304</text:p>
          </table:table-cell>
          <table:table-cell office:value-type="float" office:value="-0.224833">
            <text:p>-0.224833</text:p>
          </table:table-cell>
          <table:table-cell office:value-type="float" office:value="-0.396138">
            <text:p>-0.3961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1739">
            <text:p>-0.221739</text:p>
          </table:table-cell>
          <table:table-cell office:value-type="float" office:value="-0.223304">
            <text:p>-0.223304</text:p>
          </table:table-cell>
          <table:table-cell office:value-type="float" office:value="-0.390646">
            <text:p>-0.390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2014">
            <text:p>-0.22014</text:p>
          </table:table-cell>
          <table:table-cell office:value-type="float" office:value="-0.221739">
            <text:p>-0.221739</text:p>
          </table:table-cell>
          <table:table-cell office:value-type="float" office:value="-0.385498">
            <text:p>-0.385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8506">
            <text:p>-0.218506</text:p>
          </table:table-cell>
          <table:table-cell office:value-type="float" office:value="-0.22014">
            <text:p>-0.22014</text:p>
          </table:table-cell>
          <table:table-cell office:value-type="float" office:value="-0.380331">
            <text:p>-0.3803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6837">
            <text:p>-0.216837</text:p>
          </table:table-cell>
          <table:table-cell office:value-type="float" office:value="-0.218506">
            <text:p>-0.218506</text:p>
          </table:table-cell>
          <table:table-cell office:value-type="float" office:value="-0.374837">
            <text:p>-0.374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5134">
            <text:p>-0.215134</text:p>
          </table:table-cell>
          <table:table-cell office:value-type="float" office:value="-0.216837">
            <text:p>-0.216837</text:p>
          </table:table-cell>
          <table:table-cell office:value-type="float" office:value="-0.368966">
            <text:p>-0.368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3397">
            <text:p>-0.213397</text:p>
          </table:table-cell>
          <table:table-cell office:value-type="float" office:value="-0.215134">
            <text:p>-0.215134</text:p>
          </table:table-cell>
          <table:table-cell office:value-type="float" office:value="-0.362949">
            <text:p>-0.3629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9">
            <text:p>9</text:p>
          </table:table-cell>
          <table:table-cell table:number-columns-repeated="2" office:value-type="float" office:value="-0.211625">
            <text:p>-0.211625</text:p>
          </table:table-cell>
          <table:table-cell office:value-type="float" office:value="-0.213397">
            <text:p>-0.213397</text:p>
          </table:table-cell>
          <table:table-cell office:value-type="float" office:value="-0.35895">
            <text:p>-0.358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9">
            <text:p>9</text:p>
          </table:table-cell>
          <table:table-cell table:number-columns-repeated="2" office:value-type="float" office:value="-0.209819">
            <text:p>-0.209819</text:p>
          </table:table-cell>
          <table:table-cell office:value-type="float" office:value="-0.211625">
            <text:p>-0.211625</text:p>
          </table:table-cell>
          <table:table-cell office:value-type="float" office:value="-0.355935">
            <text:p>-0.355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9">
            <text:p>9</text:p>
          </table:table-cell>
          <table:table-cell table:number-columns-repeated="2" office:value-type="float" office:value="-0.20798">
            <text:p>-0.20798</text:p>
          </table:table-cell>
          <table:table-cell office:value-type="float" office:value="-0.209819">
            <text:p>-0.209819</text:p>
          </table:table-cell>
          <table:table-cell office:value-type="float" office:value="-0.34919">
            <text:p>-0.34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9">
            <text:p>9</text:p>
          </table:table-cell>
          <table:table-cell table:number-columns-repeated="2" office:value-type="float" office:value="-0.206106">
            <text:p>-0.206106</text:p>
          </table:table-cell>
          <table:table-cell office:value-type="float" office:value="-0.20798">
            <text:p>-0.20798</text:p>
          </table:table-cell>
          <table:table-cell office:value-type="float" office:value="-0.340096">
            <text:p>-0.3400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9">
            <text:p>9</text:p>
          </table:table-cell>
          <table:table-cell table:number-columns-repeated="2" office:value-type="float" office:value="-0.2042">
            <text:p>-0.2042</text:p>
          </table:table-cell>
          <table:table-cell office:value-type="float" office:value="-0.206106">
            <text:p>-0.206106</text:p>
          </table:table-cell>
          <table:table-cell office:value-type="float" office:value="-0.333458">
            <text:p>-0.333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9">
            <text:p>9</text:p>
          </table:table-cell>
          <table:table-cell table:number-columns-repeated="2" office:value-type="float" office:value="-0.202259">
            <text:p>-0.202259</text:p>
          </table:table-cell>
          <table:table-cell office:value-type="float" office:value="-0.2042">
            <text:p>-0.2042</text:p>
          </table:table-cell>
          <table:table-cell office:value-type="float" office:value="-0.32725">
            <text:p>-0.32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9">
            <text:p>9</text:p>
          </table:table-cell>
          <table:table-cell table:number-columns-repeated="2" office:value-type="float" office:value="-0.200286">
            <text:p>-0.200286</text:p>
          </table:table-cell>
          <table:table-cell office:value-type="float" office:value="-0.202259">
            <text:p>-0.202259</text:p>
          </table:table-cell>
          <table:table-cell office:value-type="float" office:value="-0.321418">
            <text:p>-0.3214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9">
            <text:p>9</text:p>
          </table:table-cell>
          <table:table-cell table:number-columns-repeated="2" office:value-type="float" office:value="-0.198279">
            <text:p>-0.198279</text:p>
          </table:table-cell>
          <table:table-cell office:value-type="float" office:value="-0.200286">
            <text:p>-0.200286</text:p>
          </table:table-cell>
          <table:table-cell office:value-type="float" office:value="-0.315755">
            <text:p>-0.315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9">
            <text:p>9</text:p>
          </table:table-cell>
          <table:table-cell table:number-columns-repeated="2" office:value-type="float" office:value="-0.19624">
            <text:p>-0.19624</text:p>
          </table:table-cell>
          <table:table-cell office:value-type="float" office:value="-0.198279">
            <text:p>-0.198279</text:p>
          </table:table-cell>
          <table:table-cell office:value-type="float" office:value="-0.309752">
            <text:p>-0.3097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9">
            <text:p>9</text:p>
          </table:table-cell>
          <table:table-cell table:number-columns-repeated="2" office:value-type="float" office:value="-0.194168">
            <text:p>-0.194168</text:p>
          </table:table-cell>
          <table:table-cell office:value-type="float" office:value="-0.19624">
            <text:p>-0.19624</text:p>
          </table:table-cell>
          <table:table-cell office:value-type="float" office:value="-0.303006">
            <text:p>-0.303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table:number-columns-repeated="2" office:value-type="float" office:value="-0.192063">
            <text:p>-0.192063</text:p>
          </table:table-cell>
          <table:table-cell office:value-type="float" office:value="-0.194168">
            <text:p>-0.194168</text:p>
          </table:table-cell>
          <table:table-cell office:value-type="float" office:value="-0.297869">
            <text:p>-0.2978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9">
            <text:p>9</text:p>
          </table:table-cell>
          <table:table-cell table:number-columns-repeated="2" office:value-type="float" office:value="-0.189926">
            <text:p>-0.189926</text:p>
          </table:table-cell>
          <table:table-cell office:value-type="float" office:value="-0.192063">
            <text:p>-0.192063</text:p>
          </table:table-cell>
          <table:table-cell office:value-type="float" office:value="-0.295291">
            <text:p>-0.2952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9">
            <text:p>9</text:p>
          </table:table-cell>
          <table:table-cell table:number-columns-repeated="2" office:value-type="float" office:value="-0.187758">
            <text:p>-0.187758</text:p>
          </table:table-cell>
          <table:table-cell office:value-type="float" office:value="-0.189926">
            <text:p>-0.189926</text:p>
          </table:table-cell>
          <table:table-cell office:value-type="float" office:value="-0.287984">
            <text:p>-0.2879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9">
            <text:p>9</text:p>
          </table:table-cell>
          <table:table-cell table:number-columns-repeated="2" office:value-type="float" office:value="-0.185557">
            <text:p>-0.185557</text:p>
          </table:table-cell>
          <table:table-cell office:value-type="float" office:value="-0.187758">
            <text:p>-0.187758</text:p>
          </table:table-cell>
          <table:table-cell office:value-type="float" office:value="-0.277873">
            <text:p>-0.2778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9">
            <text:p>9</text:p>
          </table:table-cell>
          <table:table-cell table:number-columns-repeated="2" office:value-type="float" office:value="-0.183325">
            <text:p>-0.183325</text:p>
          </table:table-cell>
          <table:table-cell office:value-type="float" office:value="-0.185557">
            <text:p>-0.185557</text:p>
          </table:table-cell>
          <table:table-cell office:value-type="float" office:value="-0.271023">
            <text:p>-0.271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table:number-columns-repeated="2" office:value-type="float" office:value="-0.181062">
            <text:p>-0.181062</text:p>
          </table:table-cell>
          <table:table-cell office:value-type="float" office:value="-0.183325">
            <text:p>-0.183325</text:p>
          </table:table-cell>
          <table:table-cell office:value-type="float" office:value="-0.264314">
            <text:p>-0.2643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9">
            <text:p>9</text:p>
          </table:table-cell>
          <table:table-cell table:number-columns-repeated="2" office:value-type="float" office:value="-0.178767">
            <text:p>-0.178767</text:p>
          </table:table-cell>
          <table:table-cell office:value-type="float" office:value="-0.181062">
            <text:p>-0.181062</text:p>
          </table:table-cell>
          <table:table-cell office:value-type="float" office:value="-0.258534">
            <text:p>-0.258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9">
            <text:p>9</text:p>
          </table:table-cell>
          <table:table-cell table:number-columns-repeated="2" office:value-type="float" office:value="-0.176442">
            <text:p>-0.176442</text:p>
          </table:table-cell>
          <table:table-cell office:value-type="float" office:value="-0.178767">
            <text:p>-0.178767</text:p>
          </table:table-cell>
          <table:table-cell office:value-type="float" office:value="-0.252005">
            <text:p>-0.25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9">
            <text:p>9</text:p>
          </table:table-cell>
          <table:table-cell table:number-columns-repeated="2" office:value-type="float" office:value="-0.174086">
            <text:p>-0.174086</text:p>
          </table:table-cell>
          <table:table-cell office:value-type="float" office:value="-0.176442">
            <text:p>-0.176442</text:p>
          </table:table-cell>
          <table:table-cell office:value-type="float" office:value="-0.245077">
            <text:p>-0.2450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9">
            <text:p>9</text:p>
          </table:table-cell>
          <table:table-cell table:number-columns-repeated="2" office:value-type="float" office:value="-0.171699">
            <text:p>-0.171699</text:p>
          </table:table-cell>
          <table:table-cell office:value-type="float" office:value="-0.174086">
            <text:p>-0.174086</text:p>
          </table:table-cell>
          <table:table-cell office:value-type="float" office:value="-0.24005">
            <text:p>-0.24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9">
            <text:p>9</text:p>
          </table:table-cell>
          <table:table-cell table:number-columns-repeated="2" office:value-type="float" office:value="-0.169283">
            <text:p>-0.169283</text:p>
          </table:table-cell>
          <table:table-cell office:value-type="float" office:value="-0.171699">
            <text:p>-0.171699</text:p>
          </table:table-cell>
          <table:table-cell office:value-type="float" office:value="-0.23749">
            <text:p>-0.23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9">
            <text:p>9</text:p>
          </table:table-cell>
          <table:table-cell table:number-columns-repeated="2" office:value-type="float" office:value="-0.166837">
            <text:p>-0.166837</text:p>
          </table:table-cell>
          <table:table-cell office:value-type="float" office:value="-0.169283">
            <text:p>-0.169283</text:p>
          </table:table-cell>
          <table:table-cell office:value-type="float" office:value="-0.227493">
            <text:p>-0.227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9">
            <text:p>9</text:p>
          </table:table-cell>
          <table:table-cell table:number-columns-repeated="2" office:value-type="float" office:value="-0.164361">
            <text:p>-0.164361</text:p>
          </table:table-cell>
          <table:table-cell office:value-type="float" office:value="-0.166837">
            <text:p>-0.166837</text:p>
          </table:table-cell>
          <table:table-cell office:value-type="float" office:value="-0.218087">
            <text:p>-0.2180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8">
            <text:p>8</text:p>
          </table:table-cell>
          <table:table-cell table:number-columns-repeated="2" office:value-type="float" office:value="-0.161856">
            <text:p>-0.161856</text:p>
          </table:table-cell>
          <table:table-cell office:value-type="float" office:value="-0.164361">
            <text:p>-0.164361</text:p>
          </table:table-cell>
          <table:table-cell office:value-type="float" office:value="-0.243941">
            <text:p>-0.243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9">
            <text:p>9</text:p>
          </table:table-cell>
          <table:table-cell table:number-columns-repeated="2" office:value-type="float" office:value="-0.159323">
            <text:p>-0.159323</text:p>
          </table:table-cell>
          <table:table-cell office:value-type="float" office:value="-0.161856">
            <text:p>-0.161856</text:p>
          </table:table-cell>
          <table:table-cell office:value-type="float" office:value="-0.174865">
            <text:p>-0.1748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8">
            <text:p>8</text:p>
          </table:table-cell>
          <table:table-cell table:number-columns-repeated="2" office:value-type="float" office:value="-0.15676">
            <text:p>-0.15676</text:p>
          </table:table-cell>
          <table:table-cell office:value-type="float" office:value="-0.159323">
            <text:p>-0.159323</text:p>
          </table:table-cell>
          <table:table-cell office:value-type="float" office:value="-0.230979">
            <text:p>-0.2309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9">
            <text:p>9</text:p>
          </table:table-cell>
          <table:table-cell table:number-columns-repeated="2" office:value-type="float" office:value="-0.154169">
            <text:p>-0.154169</text:p>
          </table:table-cell>
          <table:table-cell office:value-type="float" office:value="-0.15676">
            <text:p>-0.15676</text:p>
          </table:table-cell>
          <table:table-cell office:value-type="float" office:value="-0.161618">
            <text:p>-0.161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8">
            <text:p>8</text:p>
          </table:table-cell>
          <table:table-cell table:number-columns-repeated="2" office:value-type="float" office:value="-0.15155">
            <text:p>-0.15155</text:p>
          </table:table-cell>
          <table:table-cell office:value-type="float" office:value="-0.154169">
            <text:p>-0.154169</text:p>
          </table:table-cell>
          <table:table-cell office:value-type="float" office:value="-0.217899">
            <text:p>-0.2178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9">
            <text:p>9</text:p>
          </table:table-cell>
          <table:table-cell table:number-columns-repeated="2" office:value-type="float" office:value="-0.148902">
            <text:p>-0.148902</text:p>
          </table:table-cell>
          <table:table-cell office:value-type="float" office:value="-0.15155">
            <text:p>-0.15155</text:p>
          </table:table-cell>
          <table:table-cell office:value-type="float" office:value="-0.154545">
            <text:p>-0.154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8">
            <text:p>8</text:p>
          </table:table-cell>
          <table:table-cell table:number-columns-repeated="2" office:value-type="float" office:value="-0.146228">
            <text:p>-0.146228</text:p>
          </table:table-cell>
          <table:table-cell office:value-type="float" office:value="-0.148902">
            <text:p>-0.148902</text:p>
          </table:table-cell>
          <table:table-cell office:value-type="float" office:value="-0.202825">
            <text:p>-0.202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">
            <text:p>8</text:p>
          </table:table-cell>
          <table:table-cell table:number-columns-repeated="2" office:value-type="float" office:value="-0.143526">
            <text:p>-0.143526</text:p>
          </table:table-cell>
          <table:table-cell office:value-type="float" office:value="-0.146228">
            <text:p>-0.146228</text:p>
          </table:table-cell>
          <table:table-cell office:value-type="float" office:value="-0.166945">
            <text:p>-0.166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">
            <text:p>8</text:p>
          </table:table-cell>
          <table:table-cell table:number-columns-repeated="2" office:value-type="float" office:value="-0.140798">
            <text:p>-0.140798</text:p>
          </table:table-cell>
          <table:table-cell office:value-type="float" office:value="-0.143526">
            <text:p>-0.143526</text:p>
          </table:table-cell>
          <table:table-cell office:value-type="float" office:value="-0.158698">
            <text:p>-0.1586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">
            <text:p>8</text:p>
          </table:table-cell>
          <table:table-cell table:number-columns-repeated="2" office:value-type="float" office:value="-0.138042">
            <text:p>-0.138042</text:p>
          </table:table-cell>
          <table:table-cell office:value-type="float" office:value="-0.140798">
            <text:p>-0.140798</text:p>
          </table:table-cell>
          <table:table-cell office:value-type="float" office:value="-0.152529">
            <text:p>-0.152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8">
            <text:p>8</text:p>
          </table:table-cell>
          <table:table-cell table:number-columns-repeated="2" office:value-type="float" office:value="-0.135261">
            <text:p>-0.135261</text:p>
          </table:table-cell>
          <table:table-cell office:value-type="float" office:value="-0.138042">
            <text:p>-0.138042</text:p>
          </table:table-cell>
          <table:table-cell office:value-type="float" office:value="-0.145143">
            <text:p>-0.145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8">
            <text:p>8</text:p>
          </table:table-cell>
          <table:table-cell table:number-columns-repeated="2" office:value-type="float" office:value="-0.132453">
            <text:p>-0.132453</text:p>
          </table:table-cell>
          <table:table-cell office:value-type="float" office:value="-0.135261">
            <text:p>-0.135261</text:p>
          </table:table-cell>
          <table:table-cell office:value-type="float" office:value="-0.138154">
            <text:p>-0.138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">
            <text:p>8</text:p>
          </table:table-cell>
          <table:table-cell table:number-columns-repeated="2" office:value-type="float" office:value="-0.129619">
            <text:p>-0.129619</text:p>
          </table:table-cell>
          <table:table-cell office:value-type="float" office:value="-0.132453">
            <text:p>-0.132453</text:p>
          </table:table-cell>
          <table:table-cell office:value-type="float" office:value="-0.136902">
            <text:p>-0.136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8">
            <text:p>8</text:p>
          </table:table-cell>
          <table:table-cell table:number-columns-repeated="2" office:value-type="float" office:value="-0.12676">
            <text:p>-0.12676</text:p>
          </table:table-cell>
          <table:table-cell office:value-type="float" office:value="-0.129619">
            <text:p>-0.129619</text:p>
          </table:table-cell>
          <table:table-cell office:value-type="float" office:value="-0.126157">
            <text:p>-0.126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8">
            <text:p>8</text:p>
          </table:table-cell>
          <table:table-cell table:number-columns-repeated="2" office:value-type="float" office:value="-0.123876">
            <text:p>-0.123876</text:p>
          </table:table-cell>
          <table:table-cell office:value-type="float" office:value="-0.12676">
            <text:p>-0.12676</text:p>
          </table:table-cell>
          <table:table-cell office:value-type="float" office:value="-0.115731">
            <text:p>-0.115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">
            <text:p>8</text:p>
          </table:table-cell>
          <table:table-cell table:number-columns-repeated="2" office:value-type="float" office:value="-0.120967">
            <text:p>-0.120967</text:p>
          </table:table-cell>
          <table:table-cell office:value-type="float" office:value="-0.123876">
            <text:p>-0.123876</text:p>
          </table:table-cell>
          <table:table-cell office:value-type="float" office:value="-0.10854">
            <text:p>-0.108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8">
            <text:p>8</text:p>
          </table:table-cell>
          <table:table-cell table:number-columns-repeated="2" office:value-type="float" office:value="-0.118034">
            <text:p>-0.118034</text:p>
          </table:table-cell>
          <table:table-cell office:value-type="float" office:value="-0.120967">
            <text:p>-0.120967</text:p>
          </table:table-cell>
          <table:table-cell office:value-type="float" office:value="-0.102251">
            <text:p>-0.102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8">
            <text:p>8</text:p>
          </table:table-cell>
          <table:table-cell table:number-columns-repeated="2" office:value-type="float" office:value="-0.115077">
            <text:p>-0.115077</text:p>
          </table:table-cell>
          <table:table-cell office:value-type="float" office:value="-0.118034">
            <text:p>-0.118034</text:p>
          </table:table-cell>
          <table:table-cell office:value-type="float" office:value="-0.0947309">
            <text:p>-0.0947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8">
            <text:p>8</text:p>
          </table:table-cell>
          <table:table-cell table:number-columns-repeated="2" office:value-type="float" office:value="-0.112096">
            <text:p>-0.112096</text:p>
          </table:table-cell>
          <table:table-cell office:value-type="float" office:value="-0.115077">
            <text:p>-0.115077</text:p>
          </table:table-cell>
          <table:table-cell office:value-type="float" office:value="-0.0881315">
            <text:p>-0.0881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8">
            <text:p>8</text:p>
          </table:table-cell>
          <table:table-cell table:number-columns-repeated="2" office:value-type="float" office:value="-0.109092">
            <text:p>-0.109092</text:p>
          </table:table-cell>
          <table:table-cell office:value-type="float" office:value="-0.112096">
            <text:p>-0.112096</text:p>
          </table:table-cell>
          <table:table-cell office:value-type="float" office:value="-0.0865999">
            <text:p>-0.0865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8">
            <text:p>8</text:p>
          </table:table-cell>
          <table:table-cell table:number-columns-repeated="2" office:value-type="float" office:value="-0.106066">
            <text:p>-0.106066</text:p>
          </table:table-cell>
          <table:table-cell office:value-type="float" office:value="-0.109092">
            <text:p>-0.109092</text:p>
          </table:table-cell>
          <table:table-cell office:value-type="float" office:value="-0.073903">
            <text:p>-0.073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8">
            <text:p>8</text:p>
          </table:table-cell>
          <table:table-cell table:number-columns-repeated="2" office:value-type="float" office:value="-0.103016">
            <text:p>-0.103016</text:p>
          </table:table-cell>
          <table:table-cell office:value-type="float" office:value="-0.106066">
            <text:p>-0.106066</text:p>
          </table:table-cell>
          <table:table-cell office:value-type="float" office:value="-0.0649476">
            <text:p>-0.064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8">
            <text:p>8</text:p>
          </table:table-cell>
          <table:table-cell table:number-columns-repeated="2" office:value-type="float" office:value="-0.0999452">
            <text:p>-0.0999452</text:p>
          </table:table-cell>
          <table:table-cell office:value-type="float" office:value="-0.103016">
            <text:p>-0.103016</text:p>
          </table:table-cell>
          <table:table-cell office:value-type="float" office:value="-0.0577265">
            <text:p>-0.0577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8">
            <text:p>8</text:p>
          </table:table-cell>
          <table:table-cell table:number-columns-repeated="2" office:value-type="float" office:value="-0.0968523">
            <text:p>-0.0968523</text:p>
          </table:table-cell>
          <table:table-cell office:value-type="float" office:value="-0.0999452">
            <text:p>-0.0999452</text:p>
          </table:table-cell>
          <table:table-cell office:value-type="float" office:value="-0.0510356">
            <text:p>-0.05103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8">
            <text:p>8</text:p>
          </table:table-cell>
          <table:table-cell table:number-columns-repeated="2" office:value-type="float" office:value="-0.093738">
            <text:p>-0.093738</text:p>
          </table:table-cell>
          <table:table-cell office:value-type="float" office:value="-0.0968523">
            <text:p>-0.0968523</text:p>
          </table:table-cell>
          <table:table-cell office:value-type="float" office:value="-0.0431148">
            <text:p>-0.0431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8">
            <text:p>8</text:p>
          </table:table-cell>
          <table:table-cell table:number-columns-repeated="2" office:value-type="float" office:value="-0.0906029">
            <text:p>-0.0906029</text:p>
          </table:table-cell>
          <table:table-cell office:value-type="float" office:value="-0.093738">
            <text:p>-0.093738</text:p>
          </table:table-cell>
          <table:table-cell office:value-type="float" office:value="-0.03989">
            <text:p>-0.03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8">
            <text:p>8</text:p>
          </table:table-cell>
          <table:table-cell table:number-columns-repeated="2" office:value-type="float" office:value="-0.0874475">
            <text:p>-0.0874475</text:p>
          </table:table-cell>
          <table:table-cell office:value-type="float" office:value="-0.0906029">
            <text:p>-0.0906029</text:p>
          </table:table-cell>
          <table:table-cell office:value-type="float" office:value="-0.0333614">
            <text:p>-0.0333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42715">
            <text:p>-0.0842715</text:p>
          </table:table-cell>
          <table:table-cell office:value-type="float" office:value="-0.0874475">
            <text:p>-0.0874475</text:p>
          </table:table-cell>
          <table:table-cell office:value-type="float" office:value="0.0125014">
            <text:p>0.0125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7">
            <text:p>7</text:p>
          </table:table-cell>
          <table:table-cell table:number-columns-repeated="2" office:value-type="float" office:value="-0.0810753">
            <text:p>-0.0810753</text:p>
          </table:table-cell>
          <table:table-cell office:value-type="float" office:value="-0.0842715">
            <text:p>-0.0842715</text:p>
          </table:table-cell>
          <table:table-cell office:value-type="float" office:value="-0.0122676">
            <text:p>-0.01226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786">
            <text:p>-0.07786</text:p>
          </table:table-cell>
          <table:table-cell office:value-type="float" office:value="-0.0810753">
            <text:p>-0.0810753</text:p>
          </table:table-cell>
          <table:table-cell office:value-type="float" office:value="-0.00377399">
            <text:p>-0.003773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46262">
            <text:p>-0.0746262</text:p>
          </table:table-cell>
          <table:table-cell office:value-type="float" office:value="-0.07786">
            <text:p>-0.07786</text:p>
          </table:table-cell>
          <table:table-cell office:value-type="float" office:value="0.00319875">
            <text:p>0.00319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7">
            <text:p>7</text:p>
          </table:table-cell>
          <table:table-cell table:number-columns-repeated="2" office:value-type="float" office:value="-0.0713742">
            <text:p>-0.0713742</text:p>
          </table:table-cell>
          <table:table-cell office:value-type="float" office:value="-0.0746262">
            <text:p>-0.0746262</text:p>
          </table:table-cell>
          <table:table-cell office:value-type="float" office:value="0.00900803">
            <text:p>0.00900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81047">
            <text:p>-0.0681047</text:p>
          </table:table-cell>
          <table:table-cell office:value-type="float" office:value="-0.0713742">
            <text:p>-0.0713742</text:p>
          </table:table-cell>
          <table:table-cell office:value-type="float" office:value="0.0128494">
            <text:p>0.0128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48179">
            <text:p>-0.0648179</text:p>
          </table:table-cell>
          <table:table-cell office:value-type="float" office:value="-0.0681047">
            <text:p>-0.0681047</text:p>
          </table:table-cell>
          <table:table-cell office:value-type="float" office:value="0.025227">
            <text:p>0.025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7">
            <text:p>7</text:p>
          </table:table-cell>
          <table:table-cell table:number-columns-repeated="2" office:value-type="float" office:value="-0.0615143">
            <text:p>-0.0615143</text:p>
          </table:table-cell>
          <table:table-cell office:value-type="float" office:value="-0.0648179">
            <text:p>-0.0648179</text:p>
          </table:table-cell>
          <table:table-cell office:value-type="float" office:value="0.0331912">
            <text:p>0.03319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81943">
            <text:p>-0.0581943</text:p>
          </table:table-cell>
          <table:table-cell office:value-type="float" office:value="-0.0615143">
            <text:p>-0.0615143</text:p>
          </table:table-cell>
          <table:table-cell office:value-type="float" office:value="0.0402628">
            <text:p>0.04026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48583">
            <text:p>-0.0548583</text:p>
          </table:table-cell>
          <table:table-cell office:value-type="float" office:value="-0.0581943">
            <text:p>-0.0581943</text:p>
          </table:table-cell>
          <table:table-cell office:value-type="float" office:value="0.0473798">
            <text:p>0.04737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7">
            <text:p>7</text:p>
          </table:table-cell>
          <table:table-cell table:number-columns-repeated="2" office:value-type="float" office:value="-0.0515067">
            <text:p>-0.0515067</text:p>
          </table:table-cell>
          <table:table-cell office:value-type="float" office:value="-0.0548583">
            <text:p>-0.0548583</text:p>
          </table:table-cell>
          <table:table-cell office:value-type="float" office:value="0.0534143">
            <text:p>0.0534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7">
            <text:p>7</text:p>
          </table:table-cell>
          <table:table-cell table:number-columns-repeated="2" office:value-type="float" office:value="-0.0481403">
            <text:p>-0.0481403</text:p>
          </table:table-cell>
          <table:table-cell office:value-type="float" office:value="-0.0515067">
            <text:p>-0.0515067</text:p>
          </table:table-cell>
          <table:table-cell office:value-type="float" office:value="0.0570594">
            <text:p>0.05705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6">
            <text:p>6</text:p>
          </table:table-cell>
          <table:table-cell table:number-columns-repeated="2" office:value-type="float" office:value="-0.0447599">
            <text:p>-0.0447599</text:p>
          </table:table-cell>
          <table:table-cell office:value-type="float" office:value="-0.0481403">
            <text:p>-0.0481403</text:p>
          </table:table-cell>
          <table:table-cell office:value-type="float" office:value="0.0390287">
            <text:p>0.0390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7">
            <text:p>7</text:p>
          </table:table-cell>
          <table:table-cell table:number-columns-repeated="2" office:value-type="float" office:value="-0.0413653">
            <text:p>-0.0413653</text:p>
          </table:table-cell>
          <table:table-cell office:value-type="float" office:value="-0.0447599">
            <text:p>-0.0447599</text:p>
          </table:table-cell>
          <table:table-cell office:value-type="float" office:value="0.106125">
            <text:p>0.106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79569">
            <text:p>-0.0379569</text:p>
          </table:table-cell>
          <table:table-cell office:value-type="float" office:value="-0.0413653">
            <text:p>-0.0413653</text:p>
          </table:table-cell>
          <table:table-cell office:value-type="float" office:value="0.0555489">
            <text:p>0.0555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45357">
            <text:p>-0.0345357</text:p>
          </table:table-cell>
          <table:table-cell office:value-type="float" office:value="-0.0379569">
            <text:p>-0.0379569</text:p>
          </table:table-cell>
          <table:table-cell office:value-type="float" office:value="0.0874736">
            <text:p>0.0874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6">
            <text:p>6</text:p>
          </table:table-cell>
          <table:table-cell table:number-columns-repeated="2" office:value-type="float" office:value="-0.0311016">
            <text:p>-0.0311016</text:p>
          </table:table-cell>
          <table:table-cell office:value-type="float" office:value="-0.0345357">
            <text:p>-0.0345357</text:p>
          </table:table-cell>
          <table:table-cell office:value-type="float" office:value="0.0948058">
            <text:p>0.0948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76553">
            <text:p>-0.0276553</text:p>
          </table:table-cell>
          <table:table-cell office:value-type="float" office:value="-0.0311016">
            <text:p>-0.0311016</text:p>
          </table:table-cell>
          <table:table-cell office:value-type="float" office:value="0.099582">
            <text:p>0.099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41971">
            <text:p>-0.0241971</text:p>
          </table:table-cell>
          <table:table-cell office:value-type="float" office:value="-0.0276553">
            <text:p>-0.0276553</text:p>
          </table:table-cell>
          <table:table-cell office:value-type="float" office:value="0.113812">
            <text:p>0.1138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6">
            <text:p>6</text:p>
          </table:table-cell>
          <table:table-cell table:number-columns-repeated="2" office:value-type="float" office:value="-0.0207272">
            <text:p>-0.0207272</text:p>
          </table:table-cell>
          <table:table-cell office:value-type="float" office:value="-0.0241971">
            <text:p>-0.0241971</text:p>
          </table:table-cell>
          <table:table-cell office:value-type="float" office:value="0.120677">
            <text:p>0.120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6">
            <text:p>6</text:p>
          </table:table-cell>
          <table:table-cell table:number-columns-repeated="2" office:value-type="float" office:value="-0.0172464">
            <text:p>-0.0172464</text:p>
          </table:table-cell>
          <table:table-cell office:value-type="float" office:value="-0.0207272">
            <text:p>-0.0207272</text:p>
          </table:table-cell>
          <table:table-cell office:value-type="float" office:value="0.127744">
            <text:p>0.127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37543">
            <text:p>-0.0137543</text:p>
          </table:table-cell>
          <table:table-cell office:value-type="float" office:value="-0.0172464">
            <text:p>-0.0172464</text:p>
          </table:table-cell>
          <table:table-cell office:value-type="float" office:value="0.167294">
            <text:p>0.167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5">
            <text:p>5</text:p>
          </table:table-cell>
          <table:table-cell table:number-columns-repeated="2" office:value-type="float" office:value="-0.0102519">
            <text:p>-0.0102519</text:p>
          </table:table-cell>
          <table:table-cell office:value-type="float" office:value="-0.0137543">
            <text:p>-0.0137543</text:p>
          </table:table-cell>
          <table:table-cell office:value-type="float" office:value="0.136238">
            <text:p>0.136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5">
            <text:p>5</text:p>
          </table:table-cell>
          <table:table-cell table:number-columns-repeated="2" office:value-type="float" office:value="-0.00674044">
            <text:p>-0.00674044</text:p>
          </table:table-cell>
          <table:table-cell office:value-type="float" office:value="-0.0102519">
            <text:p>-0.0102519</text:p>
          </table:table-cell>
          <table:table-cell office:value-type="float" office:value="0.148815">
            <text:p>0.148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4">
            <text:p>4</text:p>
          </table:table-cell>
          <table:table-cell table:number-columns-repeated="2" office:value-type="float" office:value="-0.0032208">
            <text:p>-0.0032208</text:p>
          </table:table-cell>
          <table:table-cell office:value-type="float" office:value="-0.00674044">
            <text:p>-0.00674044</text:p>
          </table:table-cell>
          <table:table-cell office:value-type="float" office:value="0.128017">
            <text:p>0.128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5">
            <text:p>5</text:p>
          </table:table-cell>
          <table:table-cell table:number-columns-repeated="2" office:value-type="float" office:value="0.000307304">
            <text:p>0.000307304</text:p>
          </table:table-cell>
          <table:table-cell office:value-type="float" office:value="-0.0032208">
            <text:p>-0.0032208</text:p>
          </table:table-cell>
          <table:table-cell office:value-type="float" office:value="0.195259">
            <text:p>0.195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4">
            <text:p>4</text:p>
          </table:table-cell>
          <table:table-cell table:number-columns-repeated="2" office:value-type="float" office:value="0.00384344">
            <text:p>0.00384344</text:p>
          </table:table-cell>
          <table:table-cell office:value-type="float" office:value="0.000307304">
            <text:p>0.000307304</text:p>
          </table:table-cell>
          <table:table-cell office:value-type="float" office:value="0.146824">
            <text:p>0.146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4">
            <text:p>4</text:p>
          </table:table-cell>
          <table:table-cell table:number-columns-repeated="2" office:value-type="float" office:value="0.00738642">
            <text:p>0.00738642</text:p>
          </table:table-cell>
          <table:table-cell office:value-type="float" office:value="0.00384344">
            <text:p>0.00384344</text:p>
          </table:table-cell>
          <table:table-cell office:value-type="float" office:value="0.175498">
            <text:p>0.175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">
            <text:p>4</text:p>
          </table:table-cell>
          <table:table-cell table:number-columns-repeated="2" office:value-type="float" office:value="0.0109362">
            <text:p>0.0109362</text:p>
          </table:table-cell>
          <table:table-cell office:value-type="float" office:value="0.00738642">
            <text:p>0.00738642</text:p>
          </table:table-cell>
          <table:table-cell office:value-type="float" office:value="0.179694">
            <text:p>0.1796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4">
            <text:p>4</text:p>
          </table:table-cell>
          <table:table-cell table:number-columns-repeated="2" office:value-type="float" office:value="0.0144924">
            <text:p>0.0144924</text:p>
          </table:table-cell>
          <table:table-cell office:value-type="float" office:value="0.0109362">
            <text:p>0.0109362</text:p>
          </table:table-cell>
          <table:table-cell office:value-type="float" office:value="0.195968">
            <text:p>0.195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3">
            <text:p>3</text:p>
          </table:table-cell>
          <table:table-cell table:number-columns-repeated="2" office:value-type="float" office:value="0.0180552">
            <text:p>0.0180552</text:p>
          </table:table-cell>
          <table:table-cell office:value-type="float" office:value="0.0144924">
            <text:p>0.0144924</text:p>
          </table:table-cell>
          <table:table-cell office:value-type="float" office:value="0.228833">
            <text:p>0.2288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2">
            <text:p>2</text:p>
          </table:table-cell>
          <table:table-cell table:number-columns-repeated="2" office:value-type="float" office:value="0.0216236">
            <text:p>0.0216236</text:p>
          </table:table-cell>
          <table:table-cell office:value-type="float" office:value="0.0180552">
            <text:p>0.0180552</text:p>
          </table:table-cell>
          <table:table-cell office:value-type="float" office:value="0.192241">
            <text:p>0.192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">
            <text:p>2</text:p>
          </table:table-cell>
          <table:table-cell table:number-columns-repeated="2" office:value-type="float" office:value="0.0251963">
            <text:p>0.0251963</text:p>
          </table:table-cell>
          <table:table-cell office:value-type="float" office:value="0.0216236">
            <text:p>0.0216236</text:p>
          </table:table-cell>
          <table:table-cell office:value-type="float" office:value="0.212283">
            <text:p>0.2122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table:number-columns-repeated="2" office:value-type="float" office:value="0.0287734">
            <text:p>0.0287734</text:p>
          </table:table-cell>
          <table:table-cell office:value-type="float" office:value="0.0251963">
            <text:p>0.0251963</text:p>
          </table:table-cell>
          <table:table-cell office:value-type="float" office:value="0.224371">
            <text:p>0.2243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2">
            <text:p>2</text:p>
          </table:table-cell>
          <table:table-cell table:number-columns-repeated="2" office:value-type="float" office:value="0.0323544">
            <text:p>0.0323544</text:p>
          </table:table-cell>
          <table:table-cell office:value-type="float" office:value="0.0287734">
            <text:p>0.0287734</text:p>
          </table:table-cell>
          <table:table-cell office:value-type="float" office:value="0.2297">
            <text:p>0.2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2">
            <text:p>2</text:p>
          </table:table-cell>
          <table:table-cell table:number-columns-repeated="2" office:value-type="float" office:value="0.0359389">
            <text:p>0.0359389</text:p>
          </table:table-cell>
          <table:table-cell office:value-type="float" office:value="0.0323544">
            <text:p>0.0323544</text:p>
          </table:table-cell>
          <table:table-cell office:value-type="float" office:value="0.250714">
            <text:p>0.2507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">
            <text:p>3</text:p>
          </table:table-cell>
          <table:table-cell table:number-columns-repeated="2" office:value-type="float" office:value="0.0395259">
            <text:p>0.0395259</text:p>
          </table:table-cell>
          <table:table-cell office:value-type="float" office:value="0.0359389">
            <text:p>0.0359389</text:p>
          </table:table-cell>
          <table:table-cell office:value-type="float" office:value="0.222669">
            <text:p>0.222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2">
            <text:p>2</text:p>
          </table:table-cell>
          <table:table-cell table:number-columns-repeated="2" office:value-type="float" office:value="0.0431153">
            <text:p>0.0431153</text:p>
          </table:table-cell>
          <table:table-cell office:value-type="float" office:value="0.0395259">
            <text:p>0.0395259</text:p>
          </table:table-cell>
          <table:table-cell office:value-type="float" office:value="0.280944">
            <text:p>0.280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4">
            <text:p>4</text:p>
          </table:table-cell>
          <table:table-cell table:number-columns-repeated="2" office:value-type="float" office:value="0.0467071">
            <text:p>0.0467071</text:p>
          </table:table-cell>
          <table:table-cell office:value-type="float" office:value="0.0431153">
            <text:p>0.0431153</text:p>
          </table:table-cell>
          <table:table-cell office:value-type="float" office:value="0.261551">
            <text:p>0.261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4">
            <text:p>4</text:p>
          </table:table-cell>
          <table:table-cell table:number-columns-repeated="2" office:value-type="float" office:value="0.0502998">
            <text:p>0.0502998</text:p>
          </table:table-cell>
          <table:table-cell office:value-type="float" office:value="0.0467071">
            <text:p>0.0467071</text:p>
          </table:table-cell>
          <table:table-cell office:value-type="float" office:value="0.265155">
            <text:p>0.265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4">
            <text:p>4</text:p>
          </table:table-cell>
          <table:table-cell table:number-columns-repeated="2" office:value-type="float" office:value="0.0538931">
            <text:p>0.0538931</text:p>
          </table:table-cell>
          <table:table-cell office:value-type="float" office:value="0.0502998">
            <text:p>0.0502998</text:p>
          </table:table-cell>
          <table:table-cell office:value-type="float" office:value="0.278153">
            <text:p>0.2781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5">
            <text:p>5</text:p>
          </table:table-cell>
          <table:table-cell table:number-columns-repeated="2" office:value-type="float" office:value="0.0574859">
            <text:p>0.0574859</text:p>
          </table:table-cell>
          <table:table-cell office:value-type="float" office:value="0.0538931">
            <text:p>0.0538931</text:p>
          </table:table-cell>
          <table:table-cell office:value-type="float" office:value="0.25105">
            <text:p>0.25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4">
            <text:p>4</text:p>
          </table:table-cell>
          <table:table-cell table:number-columns-repeated="2" office:value-type="float" office:value="0.0610783">
            <text:p>0.0610783</text:p>
          </table:table-cell>
          <table:table-cell office:value-type="float" office:value="0.0574859">
            <text:p>0.0574859</text:p>
          </table:table-cell>
          <table:table-cell office:value-type="float" office:value="0.319994">
            <text:p>0.319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5">
            <text:p>5</text:p>
          </table:table-cell>
          <table:table-cell table:number-columns-repeated="2" office:value-type="float" office:value="0.0646698">
            <text:p>0.0646698</text:p>
          </table:table-cell>
          <table:table-cell office:value-type="float" office:value="0.0610783">
            <text:p>0.0610783</text:p>
          </table:table-cell>
          <table:table-cell office:value-type="float" office:value="0.263251">
            <text:p>0.263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5">
            <text:p>5</text:p>
          </table:table-cell>
          <table:table-cell table:number-columns-repeated="2" office:value-type="float" office:value="0.0682592">
            <text:p>0.0682592</text:p>
          </table:table-cell>
          <table:table-cell office:value-type="float" office:value="0.0646698">
            <text:p>0.0646698</text:p>
          </table:table-cell>
          <table:table-cell office:value-type="float" office:value="0.302632">
            <text:p>0.3026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5">
            <text:p>5</text:p>
          </table:table-cell>
          <table:table-cell table:number-columns-repeated="2" office:value-type="float" office:value="0.0718466">
            <text:p>0.0718466</text:p>
          </table:table-cell>
          <table:table-cell office:value-type="float" office:value="0.0682592">
            <text:p>0.0682592</text:p>
          </table:table-cell>
          <table:table-cell office:value-type="float" office:value="0.303133">
            <text:p>0.303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5">
            <text:p>5</text:p>
          </table:table-cell>
          <table:table-cell table:number-columns-repeated="2" office:value-type="float" office:value="0.0754315">
            <text:p>0.0754315</text:p>
          </table:table-cell>
          <table:table-cell office:value-type="float" office:value="0.0718466">
            <text:p>0.0718466</text:p>
          </table:table-cell>
          <table:table-cell office:value-type="float" office:value="0.313732">
            <text:p>0.313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5">
            <text:p>5</text:p>
          </table:table-cell>
          <table:table-cell table:number-columns-repeated="2" office:value-type="float" office:value="0.0790133">
            <text:p>0.0790133</text:p>
          </table:table-cell>
          <table:table-cell office:value-type="float" office:value="0.0754315">
            <text:p>0.0754315</text:p>
          </table:table-cell>
          <table:table-cell office:value-type="float" office:value="0.321079">
            <text:p>0.321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">
            <text:p>6</text:p>
          </table:table-cell>
          <table:table-cell table:number-columns-repeated="2" office:value-type="float" office:value="0.0825924">
            <text:p>0.0825924</text:p>
          </table:table-cell>
          <table:table-cell office:value-type="float" office:value="0.0790133">
            <text:p>0.0790133</text:p>
          </table:table-cell>
          <table:table-cell office:value-type="float" office:value="0.361922">
            <text:p>0.3619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6">
            <text:p>6</text:p>
          </table:table-cell>
          <table:table-cell table:number-columns-repeated="2" office:value-type="float" office:value="0.0861681">
            <text:p>0.0861681</text:p>
          </table:table-cell>
          <table:table-cell office:value-type="float" office:value="0.0825924">
            <text:p>0.0825924</text:p>
          </table:table-cell>
          <table:table-cell office:value-type="float" office:value="0.34366">
            <text:p>0.34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6">
            <text:p>6</text:p>
          </table:table-cell>
          <table:table-cell table:number-columns-repeated="2" office:value-type="float" office:value="0.0897391">
            <text:p>0.0897391</text:p>
          </table:table-cell>
          <table:table-cell office:value-type="float" office:value="0.0861681">
            <text:p>0.0861681</text:p>
          </table:table-cell>
          <table:table-cell office:value-type="float" office:value="0.344429">
            <text:p>0.3444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6">
            <text:p>6</text:p>
          </table:table-cell>
          <table:table-cell table:number-columns-repeated="2" office:value-type="float" office:value="0.0933047">
            <text:p>0.0933047</text:p>
          </table:table-cell>
          <table:table-cell office:value-type="float" office:value="0.0897391">
            <text:p>0.0897391</text:p>
          </table:table-cell>
          <table:table-cell office:value-type="float" office:value="0.352916">
            <text:p>0.3529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7">
            <text:p>7</text:p>
          </table:table-cell>
          <table:table-cell table:number-columns-repeated="2" office:value-type="float" office:value="0.096864">
            <text:p>0.096864</text:p>
          </table:table-cell>
          <table:table-cell office:value-type="float" office:value="0.0933047">
            <text:p>0.0933047</text:p>
          </table:table-cell>
          <table:table-cell office:value-type="float" office:value="0.329987">
            <text:p>0.3299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6">
            <text:p>6</text:p>
          </table:table-cell>
          <table:table-cell table:number-columns-repeated="2" office:value-type="float" office:value="0.100417">
            <text:p>0.100417</text:p>
          </table:table-cell>
          <table:table-cell office:value-type="float" office:value="0.096864">
            <text:p>0.096864</text:p>
          </table:table-cell>
          <table:table-cell office:value-type="float" office:value="0.395744">
            <text:p>0.395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7">
            <text:p>7</text:p>
          </table:table-cell>
          <table:table-cell table:number-columns-repeated="2" office:value-type="float" office:value="0.103963">
            <text:p>0.103963</text:p>
          </table:table-cell>
          <table:table-cell office:value-type="float" office:value="0.100417">
            <text:p>0.100417</text:p>
          </table:table-cell>
          <table:table-cell office:value-type="float" office:value="0.342665">
            <text:p>0.342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7">
            <text:p>7</text:p>
          </table:table-cell>
          <table:table-cell table:number-columns-repeated="2" office:value-type="float" office:value="0.107502">
            <text:p>0.107502</text:p>
          </table:table-cell>
          <table:table-cell office:value-type="float" office:value="0.103963">
            <text:p>0.103963</text:p>
          </table:table-cell>
          <table:table-cell office:value-type="float" office:value="0.378513">
            <text:p>0.378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7">
            <text:p>7</text:p>
          </table:table-cell>
          <table:table-cell table:number-columns-repeated="2" office:value-type="float" office:value="0.111032">
            <text:p>0.111032</text:p>
          </table:table-cell>
          <table:table-cell office:value-type="float" office:value="0.107502">
            <text:p>0.107502</text:p>
          </table:table-cell>
          <table:table-cell office:value-type="float" office:value="0.379996">
            <text:p>0.379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7">
            <text:p>7</text:p>
          </table:table-cell>
          <table:table-cell table:number-columns-repeated="2" office:value-type="float" office:value="0.114554">
            <text:p>0.114554</text:p>
          </table:table-cell>
          <table:table-cell office:value-type="float" office:value="0.111032">
            <text:p>0.111032</text:p>
          </table:table-cell>
          <table:table-cell office:value-type="float" office:value="0.390559">
            <text:p>0.3905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7">
            <text:p>7</text:p>
          </table:table-cell>
          <table:table-cell table:number-columns-repeated="2" office:value-type="float" office:value="0.118067">
            <text:p>0.118067</text:p>
          </table:table-cell>
          <table:table-cell office:value-type="float" office:value="0.114554">
            <text:p>0.114554</text:p>
          </table:table-cell>
          <table:table-cell office:value-type="float" office:value="0.397563">
            <text:p>0.397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7">
            <text:p>7</text:p>
          </table:table-cell>
          <table:table-cell table:number-columns-repeated="2" office:value-type="float" office:value="0.121571">
            <text:p>0.121571</text:p>
          </table:table-cell>
          <table:table-cell office:value-type="float" office:value="0.118067">
            <text:p>0.118067</text:p>
          </table:table-cell>
          <table:table-cell office:value-type="float" office:value="0.404602">
            <text:p>0.404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7">
            <text:p>7</text:p>
          </table:table-cell>
          <table:table-cell table:number-columns-repeated="2" office:value-type="float" office:value="0.125065">
            <text:p>0.125065</text:p>
          </table:table-cell>
          <table:table-cell office:value-type="float" office:value="0.121571">
            <text:p>0.121571</text:p>
          </table:table-cell>
          <table:table-cell office:value-type="float" office:value="0.410973">
            <text:p>0.4109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7">
            <text:p>7</text:p>
          </table:table-cell>
          <table:table-cell table:number-columns-repeated="2" office:value-type="float" office:value="0.128549">
            <text:p>0.128549</text:p>
          </table:table-cell>
          <table:table-cell office:value-type="float" office:value="0.125065">
            <text:p>0.125065</text:p>
          </table:table-cell>
          <table:table-cell office:value-type="float" office:value="0.415924">
            <text:p>0.415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7">
            <text:p>7</text:p>
          </table:table-cell>
          <table:table-cell table:number-columns-repeated="2" office:value-type="float" office:value="0.132021">
            <text:p>0.132021</text:p>
          </table:table-cell>
          <table:table-cell office:value-type="float" office:value="0.128549">
            <text:p>0.128549</text:p>
          </table:table-cell>
          <table:table-cell office:value-type="float" office:value="0.419914">
            <text:p>0.419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7">
            <text:p>7</text:p>
          </table:table-cell>
          <table:table-cell table:number-columns-repeated="2" office:value-type="float" office:value="0.135482">
            <text:p>0.135482</text:p>
          </table:table-cell>
          <table:table-cell office:value-type="float" office:value="0.132021">
            <text:p>0.132021</text:p>
          </table:table-cell>
          <table:table-cell office:value-type="float" office:value="0.430704">
            <text:p>0.430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7">
            <text:p>7</text:p>
          </table:table-cell>
          <table:table-cell table:number-columns-repeated="2" office:value-type="float" office:value="0.138931">
            <text:p>0.138931</text:p>
          </table:table-cell>
          <table:table-cell office:value-type="float" office:value="0.135482">
            <text:p>0.135482</text:p>
          </table:table-cell>
          <table:table-cell office:value-type="float" office:value="0.43658">
            <text:p>0.436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7">
            <text:p>7</text:p>
          </table:table-cell>
          <table:table-cell table:number-columns-repeated="2" office:value-type="float" office:value="0.142368">
            <text:p>0.142368</text:p>
          </table:table-cell>
          <table:table-cell office:value-type="float" office:value="0.138931">
            <text:p>0.138931</text:p>
          </table:table-cell>
          <table:table-cell office:value-type="float" office:value="0.4438">
            <text:p>0.4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7">
            <text:p>7</text:p>
          </table:table-cell>
          <table:table-cell table:number-columns-repeated="2" office:value-type="float" office:value="0.145791">
            <text:p>0.145791</text:p>
          </table:table-cell>
          <table:table-cell office:value-type="float" office:value="0.142368">
            <text:p>0.142368</text:p>
          </table:table-cell>
          <table:table-cell office:value-type="float" office:value="0.449227">
            <text:p>0.449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8">
            <text:p>8</text:p>
          </table:table-cell>
          <table:table-cell table:number-columns-repeated="2" office:value-type="float" office:value="0.149202">
            <text:p>0.149202</text:p>
          </table:table-cell>
          <table:table-cell office:value-type="float" office:value="0.145791">
            <text:p>0.145791</text:p>
          </table:table-cell>
          <table:table-cell office:value-type="float" office:value="0.487363">
            <text:p>0.487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8">
            <text:p>8</text:p>
          </table:table-cell>
          <table:table-cell table:number-columns-repeated="2" office:value-type="float" office:value="0.152599">
            <text:p>0.152599</text:p>
          </table:table-cell>
          <table:table-cell office:value-type="float" office:value="0.149202">
            <text:p>0.149202</text:p>
          </table:table-cell>
          <table:table-cell office:value-type="float" office:value="0.464381">
            <text:p>0.464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8">
            <text:p>8</text:p>
          </table:table-cell>
          <table:table-cell table:number-columns-repeated="2" office:value-type="float" office:value="0.155981">
            <text:p>0.155981</text:p>
          </table:table-cell>
          <table:table-cell office:value-type="float" office:value="0.152599">
            <text:p>0.152599</text:p>
          </table:table-cell>
          <table:table-cell office:value-type="float" office:value="0.474207">
            <text:p>0.474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8">
            <text:p>8</text:p>
          </table:table-cell>
          <table:table-cell table:number-columns-repeated="2" office:value-type="float" office:value="0.159348">
            <text:p>0.159348</text:p>
          </table:table-cell>
          <table:table-cell office:value-type="float" office:value="0.155981">
            <text:p>0.155981</text:p>
          </table:table-cell>
          <table:table-cell office:value-type="float" office:value="0.479025">
            <text:p>0.4790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8">
            <text:p>8</text:p>
          </table:table-cell>
          <table:table-cell table:number-columns-repeated="2" office:value-type="float" office:value="0.162699">
            <text:p>0.162699</text:p>
          </table:table-cell>
          <table:table-cell office:value-type="float" office:value="0.159348">
            <text:p>0.159348</text:p>
          </table:table-cell>
          <table:table-cell office:value-type="float" office:value="0.485964">
            <text:p>0.485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8">
            <text:p>8</text:p>
          </table:table-cell>
          <table:table-cell table:number-columns-repeated="2" office:value-type="float" office:value="0.166034">
            <text:p>0.166034</text:p>
          </table:table-cell>
          <table:table-cell office:value-type="float" office:value="0.162699">
            <text:p>0.162699</text:p>
          </table:table-cell>
          <table:table-cell office:value-type="float" office:value="0.492156">
            <text:p>0.492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8">
            <text:p>8</text:p>
          </table:table-cell>
          <table:table-cell table:number-columns-repeated="2" office:value-type="float" office:value="0.169352">
            <text:p>0.169352</text:p>
          </table:table-cell>
          <table:table-cell office:value-type="float" office:value="0.166034">
            <text:p>0.166034</text:p>
          </table:table-cell>
          <table:table-cell office:value-type="float" office:value="0.495466">
            <text:p>0.495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8">
            <text:p>8</text:p>
          </table:table-cell>
          <table:table-cell table:number-columns-repeated="2" office:value-type="float" office:value="0.172653">
            <text:p>0.172653</text:p>
          </table:table-cell>
          <table:table-cell office:value-type="float" office:value="0.169352">
            <text:p>0.169352</text:p>
          </table:table-cell>
          <table:table-cell office:value-type="float" office:value="0.500717">
            <text:p>0.500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8">
            <text:p>8</text:p>
          </table:table-cell>
          <table:table-cell table:number-columns-repeated="2" office:value-type="float" office:value="0.175936">
            <text:p>0.175936</text:p>
          </table:table-cell>
          <table:table-cell office:value-type="float" office:value="0.172653">
            <text:p>0.172653</text:p>
          </table:table-cell>
          <table:table-cell office:value-type="float" office:value="0.51121">
            <text:p>0.51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8">
            <text:p>8</text:p>
          </table:table-cell>
          <table:table-cell table:number-columns-repeated="2" office:value-type="float" office:value="0.1792">
            <text:p>0.1792</text:p>
          </table:table-cell>
          <table:table-cell office:value-type="float" office:value="0.175936">
            <text:p>0.175936</text:p>
          </table:table-cell>
          <table:table-cell office:value-type="float" office:value="0.515708">
            <text:p>0.5157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8">
            <text:p>8</text:p>
          </table:table-cell>
          <table:table-cell table:number-columns-repeated="2" office:value-type="float" office:value="0.182445">
            <text:p>0.182445</text:p>
          </table:table-cell>
          <table:table-cell office:value-type="float" office:value="0.1792">
            <text:p>0.1792</text:p>
          </table:table-cell>
          <table:table-cell office:value-type="float" office:value="0.522862">
            <text:p>0.5228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8">
            <text:p>8</text:p>
          </table:table-cell>
          <table:table-cell table:number-columns-repeated="2" office:value-type="float" office:value="0.185672">
            <text:p>0.185672</text:p>
          </table:table-cell>
          <table:table-cell office:value-type="float" office:value="0.182445">
            <text:p>0.182445</text:p>
          </table:table-cell>
          <table:table-cell office:value-type="float" office:value="0.527303">
            <text:p>0.527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8">
            <text:p>8</text:p>
          </table:table-cell>
          <table:table-cell table:number-columns-repeated="2" office:value-type="float" office:value="0.188878">
            <text:p>0.188878</text:p>
          </table:table-cell>
          <table:table-cell office:value-type="float" office:value="0.185672">
            <text:p>0.185672</text:p>
          </table:table-cell>
          <table:table-cell office:value-type="float" office:value="0.532623">
            <text:p>0.532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8">
            <text:p>8</text:p>
          </table:table-cell>
          <table:table-cell table:number-columns-repeated="2" office:value-type="float" office:value="0.192063">
            <text:p>0.192063</text:p>
          </table:table-cell>
          <table:table-cell office:value-type="float" office:value="0.188878">
            <text:p>0.188878</text:p>
          </table:table-cell>
          <table:table-cell office:value-type="float" office:value="0.535558">
            <text:p>0.535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8">
            <text:p>8</text:p>
          </table:table-cell>
          <table:table-cell table:number-columns-repeated="2" office:value-type="float" office:value="0.195228">
            <text:p>0.195228</text:p>
          </table:table-cell>
          <table:table-cell office:value-type="float" office:value="0.192063">
            <text:p>0.192063</text:p>
          </table:table-cell>
          <table:table-cell office:value-type="float" office:value="0.546391">
            <text:p>0.5463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9">
            <text:p>9</text:p>
          </table:table-cell>
          <table:table-cell table:number-columns-repeated="2" office:value-type="float" office:value="0.198371">
            <text:p>0.198371</text:p>
          </table:table-cell>
          <table:table-cell office:value-type="float" office:value="0.195228">
            <text:p>0.195228</text:p>
          </table:table-cell>
          <table:table-cell office:value-type="float" office:value="0.516997">
            <text:p>0.516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8">
            <text:p>8</text:p>
          </table:table-cell>
          <table:table-cell table:number-columns-repeated="2" office:value-type="float" office:value="0.201492">
            <text:p>0.201492</text:p>
          </table:table-cell>
          <table:table-cell office:value-type="float" office:value="0.198371">
            <text:p>0.198371</text:p>
          </table:table-cell>
          <table:table-cell office:value-type="float" office:value="0.585569">
            <text:p>0.585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9">
            <text:p>9</text:p>
          </table:table-cell>
          <table:table-cell table:number-columns-repeated="2" office:value-type="float" office:value="0.204591">
            <text:p>0.204591</text:p>
          </table:table-cell>
          <table:table-cell office:value-type="float" office:value="0.201492">
            <text:p>0.201492</text:p>
          </table:table-cell>
          <table:table-cell office:value-type="float" office:value="0.528614">
            <text:p>0.528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9">
            <text:p>9</text:p>
          </table:table-cell>
          <table:table-cell table:number-columns-repeated="2" office:value-type="float" office:value="0.207666">
            <text:p>0.207666</text:p>
          </table:table-cell>
          <table:table-cell office:value-type="float" office:value="0.204591">
            <text:p>0.204591</text:p>
          </table:table-cell>
          <table:table-cell office:value-type="float" office:value="0.563603">
            <text:p>0.563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9">
            <text:p>9</text:p>
          </table:table-cell>
          <table:table-cell table:number-columns-repeated="2" office:value-type="float" office:value="0.210718">
            <text:p>0.210718</text:p>
          </table:table-cell>
          <table:table-cell office:value-type="float" office:value="0.207666">
            <text:p>0.207666</text:p>
          </table:table-cell>
          <table:table-cell office:value-type="float" office:value="0.564523">
            <text:p>0.564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table:number-columns-repeated="2" office:value-type="float" office:value="0.213746">
            <text:p>0.213746</text:p>
          </table:table-cell>
          <table:table-cell office:value-type="float" office:value="0.210718">
            <text:p>0.210718</text:p>
          </table:table-cell>
          <table:table-cell office:value-type="float" office:value="0.573775">
            <text:p>0.573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213671">
            <text:p>0.213671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/>
          <table:table-cell office:value-type="float" office:value="0.215005">
            <text:p>0.215005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/>
          <table:table-cell office:value-type="float" office:value="0.216324">
            <text:p>0.216324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/>
          <table:table-cell office:value-type="float" office:value="0.217626">
            <text:p>0.217626</text:p>
          </table:table-cell>
          <table:table-cell table:number-columns-repeated="4"/>
        </table:table-row>
        <table:table-row table:style-name="ro1">
          <table:table-cell office:value-type="float" office:value="1004">
            <text:p>1004</text:p>
          </table:table-cell>
          <table:table-cell/>
          <table:table-cell office:value-type="float" office:value="0.218909">
            <text:p>0.218909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/>
          <table:table-cell office:value-type="float" office:value="0.220173">
            <text:p>0.220173</text:p>
          </table:table-cell>
          <table:table-cell table:number-columns-repeated="4"/>
        </table:table-row>
        <table:table-row table:style-name="ro1">
          <table:table-cell office:value-type="float" office:value="1006">
            <text:p>1006</text:p>
          </table:table-cell>
          <table:table-cell/>
          <table:table-cell office:value-type="float" office:value="0.221416">
            <text:p>0.221416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/>
          <table:table-cell office:value-type="float" office:value="0.222638">
            <text:p>0.222638</text:p>
          </table:table-cell>
          <table:table-cell table:number-columns-repeated="4"/>
        </table:table-row>
        <table:table-row table:style-name="ro1">
          <table:table-cell office:value-type="float" office:value="1008">
            <text:p>1008</text:p>
          </table:table-cell>
          <table:table-cell/>
          <table:table-cell office:value-type="float" office:value="0.223838">
            <text:p>0.223838</text:p>
          </table:table-cell>
          <table:table-cell table:number-columns-repeated="4"/>
        </table:table-row>
        <table:table-row table:style-name="ro1">
          <table:table-cell office:value-type="float" office:value="1009">
            <text:p>1009</text:p>
          </table:table-cell>
          <table:table-cell/>
          <table:table-cell office:value-type="float" office:value="0.225016">
            <text:p>0.225016</text:p>
          </table:table-cell>
          <table:table-cell table:number-columns-repeated="4"/>
        </table:table-row>
        <table:table-row table:style-name="ro1">
          <table:table-cell office:value-type="float" office:value="1010">
            <text:p>1010</text:p>
          </table:table-cell>
          <table:table-cell/>
          <table:table-cell office:value-type="float" office:value="0.226171">
            <text:p>0.226171</text:p>
          </table:table-cell>
          <table:table-cell table:number-columns-repeated="4"/>
        </table:table-row>
        <table:table-row table:style-name="ro1">
          <table:table-cell office:value-type="float" office:value="1011">
            <text:p>1011</text:p>
          </table:table-cell>
          <table:table-cell/>
          <table:table-cell office:value-type="float" office:value="0.227303">
            <text:p>0.227303</text:p>
          </table:table-cell>
          <table:table-cell table:number-columns-repeated="4"/>
        </table:table-row>
        <table:table-row table:style-name="ro1">
          <table:table-cell office:value-type="float" office:value="1012">
            <text:p>1012</text:p>
          </table:table-cell>
          <table:table-cell/>
          <table:table-cell office:value-type="float" office:value="0.228411">
            <text:p>0.228411</text:p>
          </table:table-cell>
          <table:table-cell table:number-columns-repeated="4"/>
        </table:table-row>
        <table:table-row table:style-name="ro1">
          <table:table-cell office:value-type="float" office:value="1013">
            <text:p>1013</text:p>
          </table:table-cell>
          <table:table-cell/>
          <table:table-cell office:value-type="float" office:value="0.229495">
            <text:p>0.229495</text:p>
          </table:table-cell>
          <table:table-cell table:number-columns-repeated="4"/>
        </table:table-row>
        <table:table-row table:style-name="ro1">
          <table:table-cell office:value-type="float" office:value="1014">
            <text:p>1014</text:p>
          </table:table-cell>
          <table:table-cell/>
          <table:table-cell office:value-type="float" office:value="0.230555">
            <text:p>0.230555</text:p>
          </table:table-cell>
          <table:table-cell table:number-columns-repeated="4"/>
        </table:table-row>
        <table:table-row table:style-name="ro1">
          <table:table-cell office:value-type="float" office:value="1015">
            <text:p>1015</text:p>
          </table:table-cell>
          <table:table-cell/>
          <table:table-cell office:value-type="float" office:value="0.23159">
            <text:p>0.23159</text:p>
          </table:table-cell>
          <table:table-cell table:number-columns-repeated="4"/>
        </table:table-row>
        <table:table-row table:style-name="ro1">
          <table:table-cell office:value-type="float" office:value="1016">
            <text:p>1016</text:p>
          </table:table-cell>
          <table:table-cell/>
          <table:table-cell office:value-type="float" office:value="0.232599">
            <text:p>0.232599</text:p>
          </table:table-cell>
          <table:table-cell table:number-columns-repeated="4"/>
        </table:table-row>
        <table:table-row table:style-name="ro1">
          <table:table-cell office:value-type="float" office:value="1017">
            <text:p>1017</text:p>
          </table:table-cell>
          <table:table-cell/>
          <table:table-cell office:value-type="float" office:value="0.233583">
            <text:p>0.233583</text:p>
          </table:table-cell>
          <table:table-cell table:number-columns-repeated="4"/>
        </table:table-row>
        <table:table-row table:style-name="ro1">
          <table:table-cell office:value-type="float" office:value="1018">
            <text:p>1018</text:p>
          </table:table-cell>
          <table:table-cell/>
          <table:table-cell office:value-type="float" office:value="0.234542">
            <text:p>0.234542</text:p>
          </table:table-cell>
          <table:table-cell table:number-columns-repeated="4"/>
        </table:table-row>
        <table:table-row table:style-name="ro1">
          <table:table-cell office:value-type="float" office:value="1019">
            <text:p>1019</text:p>
          </table:table-cell>
          <table:table-cell/>
          <table:table-cell office:value-type="float" office:value="0.235474">
            <text:p>0.235474</text:p>
          </table:table-cell>
          <table:table-cell table:number-columns-repeated="4"/>
        </table:table-row>
        <table:table-row table:style-name="ro1">
          <table:table-cell office:value-type="float" office:value="1020">
            <text:p>1020</text:p>
          </table:table-cell>
          <table:table-cell/>
          <table:table-cell office:value-type="float" office:value="0.23638">
            <text:p>0.23638</text:p>
          </table:table-cell>
          <table:table-cell table:number-columns-repeated="4"/>
        </table:table-row>
        <table:table-row table:style-name="ro1">
          <table:table-cell office:value-type="float" office:value="1021">
            <text:p>1021</text:p>
          </table:table-cell>
          <table:table-cell/>
          <table:table-cell office:value-type="float" office:value="0.23726">
            <text:p>0.23726</text:p>
          </table:table-cell>
          <table:table-cell table:number-columns-repeated="4"/>
        </table:table-row>
        <table:table-row table:style-name="ro1">
          <table:table-cell office:value-type="float" office:value="1022">
            <text:p>1022</text:p>
          </table:table-cell>
          <table:table-cell/>
          <table:table-cell office:value-type="float" office:value="0.238112">
            <text:p>0.238112</text:p>
          </table:table-cell>
          <table:table-cell table:number-columns-repeated="4"/>
        </table:table-row>
        <table:table-row table:style-name="ro1">
          <table:table-cell office:value-type="float" office:value="1023">
            <text:p>1023</text:p>
          </table:table-cell>
          <table:table-cell/>
          <table:table-cell office:value-type="float" office:value="0.238937">
            <text:p>0.238937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/>
          <table:table-cell office:value-type="float" office:value="0.239735">
            <text:p>0.239735</text:p>
          </table:table-cell>
          <table:table-cell table:number-columns-repeated="4"/>
        </table:table-row>
        <table:table-row table:style-name="ro1">
          <table:table-cell office:value-type="float" office:value="1025">
            <text:p>1025</text:p>
          </table:table-cell>
          <table:table-cell/>
          <table:table-cell office:value-type="float" office:value="0.240505">
            <text:p>0.240505</text:p>
          </table:table-cell>
          <table:table-cell table:number-columns-repeated="4"/>
        </table:table-row>
        <table:table-row table:style-name="ro1">
          <table:table-cell office:value-type="float" office:value="1026">
            <text:p>1026</text:p>
          </table:table-cell>
          <table:table-cell/>
          <table:table-cell office:value-type="float" office:value="0.241246">
            <text:p>0.241246</text:p>
          </table:table-cell>
          <table:table-cell table:number-columns-repeated="4"/>
        </table:table-row>
        <table:table-row table:style-name="ro1">
          <table:table-cell office:value-type="float" office:value="1027">
            <text:p>1027</text:p>
          </table:table-cell>
          <table:table-cell/>
          <table:table-cell office:value-type="float" office:value="0.24196">
            <text:p>0.24196</text:p>
          </table:table-cell>
          <table:table-cell table:number-columns-repeated="4"/>
        </table:table-row>
        <table:table-row table:style-name="ro1">
          <table:table-cell office:value-type="float" office:value="1028">
            <text:p>1028</text:p>
          </table:table-cell>
          <table:table-cell/>
          <table:table-cell office:value-type="float" office:value="0.242645">
            <text:p>0.242645</text:p>
          </table:table-cell>
          <table:table-cell table:number-columns-repeated="4"/>
        </table:table-row>
        <table:table-row table:style-name="ro1">
          <table:table-cell office:value-type="float" office:value="1029">
            <text:p>1029</text:p>
          </table:table-cell>
          <table:table-cell/>
          <table:table-cell office:value-type="float" office:value="0.243301">
            <text:p>0.243301</text:p>
          </table:table-cell>
          <table:table-cell table:number-columns-repeated="4"/>
        </table:table-row>
        <table:table-row table:style-name="ro1">
          <table:table-cell office:value-type="float" office:value="1030">
            <text:p>1030</text:p>
          </table:table-cell>
          <table:table-cell/>
          <table:table-cell office:value-type="float" office:value="0.243928">
            <text:p>0.243928</text:p>
          </table:table-cell>
          <table:table-cell table:number-columns-repeated="4"/>
        </table:table-row>
        <table:table-row table:style-name="ro1">
          <table:table-cell office:value-type="float" office:value="1031">
            <text:p>1031</text:p>
          </table:table-cell>
          <table:table-cell/>
          <table:table-cell office:value-type="float" office:value="0.244526">
            <text:p>0.244526</text:p>
          </table:table-cell>
          <table:table-cell table:number-columns-repeated="4"/>
        </table:table-row>
        <table:table-row table:style-name="ro1">
          <table:table-cell office:value-type="float" office:value="1032">
            <text:p>1032</text:p>
          </table:table-cell>
          <table:table-cell/>
          <table:table-cell office:value-type="float" office:value="0.245095">
            <text:p>0.245095</text:p>
          </table:table-cell>
          <table:table-cell table:number-columns-repeated="4"/>
        </table:table-row>
        <table:table-row table:style-name="ro1">
          <table:table-cell office:value-type="float" office:value="1033">
            <text:p>1033</text:p>
          </table:table-cell>
          <table:table-cell/>
          <table:table-cell office:value-type="float" office:value="0.245634">
            <text:p>0.245634</text:p>
          </table:table-cell>
          <table:table-cell table:number-columns-repeated="4"/>
        </table:table-row>
        <table:table-row table:style-name="ro1">
          <table:table-cell office:value-type="float" office:value="1034">
            <text:p>1034</text:p>
          </table:table-cell>
          <table:table-cell/>
          <table:table-cell office:value-type="float" office:value="0.246142">
            <text:p>0.246142</text:p>
          </table:table-cell>
          <table:table-cell table:number-columns-repeated="4"/>
        </table:table-row>
        <table:table-row table:style-name="ro1">
          <table:table-cell office:value-type="float" office:value="1035">
            <text:p>1035</text:p>
          </table:table-cell>
          <table:table-cell/>
          <table:table-cell office:value-type="float" office:value="0.246619">
            <text:p>0.246619</text:p>
          </table:table-cell>
          <table:table-cell table:number-columns-repeated="4"/>
        </table:table-row>
        <table:table-row table:style-name="ro1">
          <table:table-cell office:value-type="float" office:value="1036">
            <text:p>1036</text:p>
          </table:table-cell>
          <table:table-cell/>
          <table:table-cell office:value-type="float" office:value="0.247066">
            <text:p>0.247066</text:p>
          </table:table-cell>
          <table:table-cell table:number-columns-repeated="4"/>
        </table:table-row>
        <table:table-row table:style-name="ro1">
          <table:table-cell office:value-type="float" office:value="1037">
            <text:p>1037</text:p>
          </table:table-cell>
          <table:table-cell/>
          <table:table-cell office:value-type="float" office:value="0.247482">
            <text:p>0.247482</text:p>
          </table:table-cell>
          <table:table-cell table:number-columns-repeated="4"/>
        </table:table-row>
        <table:table-row table:style-name="ro1">
          <table:table-cell office:value-type="float" office:value="1038">
            <text:p>1038</text:p>
          </table:table-cell>
          <table:table-cell/>
          <table:table-cell office:value-type="float" office:value="0.247867">
            <text:p>0.247867</text:p>
          </table:table-cell>
          <table:table-cell table:number-columns-repeated="4"/>
        </table:table-row>
        <table:table-row table:style-name="ro1">
          <table:table-cell office:value-type="float" office:value="1039">
            <text:p>1039</text:p>
          </table:table-cell>
          <table:table-cell/>
          <table:table-cell office:value-type="float" office:value="0.24822">
            <text:p>0.24822</text:p>
          </table:table-cell>
          <table:table-cell table:number-columns-repeated="4"/>
        </table:table-row>
        <table:table-row table:style-name="ro1">
          <table:table-cell office:value-type="float" office:value="1040">
            <text:p>1040</text:p>
          </table:table-cell>
          <table:table-cell/>
          <table:table-cell office:value-type="float" office:value="0.248542">
            <text:p>0.248542</text:p>
          </table:table-cell>
          <table:table-cell table:number-columns-repeated="4"/>
        </table:table-row>
        <table:table-row table:style-name="ro1">
          <table:table-cell office:value-type="float" office:value="1041">
            <text:p>1041</text:p>
          </table:table-cell>
          <table:table-cell/>
          <table:table-cell office:value-type="float" office:value="0.248832">
            <text:p>0.248832</text:p>
          </table:table-cell>
          <table:table-cell table:number-columns-repeated="4"/>
        </table:table-row>
        <table:table-row table:style-name="ro1">
          <table:table-cell office:value-type="float" office:value="1042">
            <text:p>1042</text:p>
          </table:table-cell>
          <table:table-cell/>
          <table:table-cell office:value-type="float" office:value="0.249091">
            <text:p>0.249091</text:p>
          </table:table-cell>
          <table:table-cell table:number-columns-repeated="4"/>
        </table:table-row>
        <table:table-row table:style-name="ro1">
          <table:table-cell office:value-type="float" office:value="1043">
            <text:p>1043</text:p>
          </table:table-cell>
          <table:table-cell/>
          <table:table-cell office:value-type="float" office:value="0.249317">
            <text:p>0.249317</text:p>
          </table:table-cell>
          <table:table-cell table:number-columns-repeated="4"/>
        </table:table-row>
        <table:table-row table:style-name="ro1">
          <table:table-cell office:value-type="float" office:value="1044">
            <text:p>1044</text:p>
          </table:table-cell>
          <table:table-cell/>
          <table:table-cell office:value-type="float" office:value="0.249511">
            <text:p>0.249511</text:p>
          </table:table-cell>
          <table:table-cell table:number-columns-repeated="4"/>
        </table:table-row>
        <table:table-row table:style-name="ro1">
          <table:table-cell office:value-type="float" office:value="1045">
            <text:p>1045</text:p>
          </table:table-cell>
          <table:table-cell/>
          <table:table-cell office:value-type="float" office:value="0.249672">
            <text:p>0.249672</text:p>
          </table:table-cell>
          <table:table-cell table:number-columns-repeated="4"/>
        </table:table-row>
        <table:table-row table:style-name="ro1">
          <table:table-cell office:value-type="float" office:value="1046">
            <text:p>1046</text:p>
          </table:table-cell>
          <table:table-cell/>
          <table:table-cell office:value-type="float" office:value="0.249801">
            <text:p>0.249801</text:p>
          </table:table-cell>
          <table:table-cell table:number-columns-repeated="4"/>
        </table:table-row>
        <table:table-row table:style-name="ro1">
          <table:table-cell office:value-type="float" office:value="1047">
            <text:p>1047</text:p>
          </table:table-cell>
          <table:table-cell/>
          <table:table-cell office:value-type="float" office:value="0.249898">
            <text:p>0.249898</text:p>
          </table:table-cell>
          <table:table-cell table:number-columns-repeated="4"/>
        </table:table-row>
        <table:table-row table:style-name="ro1">
          <table:table-cell office:value-type="float" office:value="1048">
            <text:p>1048</text:p>
          </table:table-cell>
          <table:table-cell/>
          <table:table-cell office:value-type="float" office:value="0.249961">
            <text:p>0.249961</text:p>
          </table:table-cell>
          <table:table-cell table:number-columns-repeated="4"/>
        </table:table-row>
        <table:table-row table:style-name="ro1">
          <table:table-cell office:value-type="float" office:value="1049">
            <text:p>1049</text:p>
          </table:table-cell>
          <table:table-cell/>
          <table:table-cell office:value-type="float" office:value="0.249991">
            <text:p>0.249991</text:p>
          </table:table-cell>
          <table:table-cell table:number-columns-repeated="4"/>
        </table:table-row>
        <table:table-row table:style-name="ro1">
          <table:table-cell office:value-type="float" office:value="1050">
            <text:p>1050</text:p>
          </table:table-cell>
          <table:table-cell/>
          <table:table-cell office:value-type="float" office:value="0.249989">
            <text:p>0.249989</text:p>
          </table:table-cell>
          <table:table-cell table:number-columns-repeated="4"/>
        </table:table-row>
        <table:table-row table:style-name="ro1">
          <table:table-cell office:value-type="float" office:value="1051">
            <text:p>1051</text:p>
          </table:table-cell>
          <table:table-cell/>
          <table:table-cell office:value-type="float" office:value="0.249953">
            <text:p>0.249953</text:p>
          </table:table-cell>
          <table:table-cell table:number-columns-repeated="4"/>
        </table:table-row>
        <table:table-row table:style-name="ro1">
          <table:table-cell office:value-type="float" office:value="1052">
            <text:p>1052</text:p>
          </table:table-cell>
          <table:table-cell/>
          <table:table-cell office:value-type="float" office:value="0.249883">
            <text:p>0.249883</text:p>
          </table:table-cell>
          <table:table-cell table:number-columns-repeated="4"/>
        </table:table-row>
        <table:table-row table:style-name="ro1">
          <table:table-cell office:value-type="float" office:value="1053">
            <text:p>1053</text:p>
          </table:table-cell>
          <table:table-cell/>
          <table:table-cell office:value-type="float" office:value="0.249781">
            <text:p>0.249781</text:p>
          </table:table-cell>
          <table:table-cell table:number-columns-repeated="4"/>
        </table:table-row>
        <table:table-row table:style-name="ro1">
          <table:table-cell office:value-type="float" office:value="1054">
            <text:p>1054</text:p>
          </table:table-cell>
          <table:table-cell/>
          <table:table-cell office:value-type="float" office:value="0.249644">
            <text:p>0.249644</text:p>
          </table:table-cell>
          <table:table-cell table:number-columns-repeated="4"/>
        </table:table-row>
        <table:table-row table:style-name="ro1">
          <table:table-cell office:value-type="float" office:value="1055">
            <text:p>1055</text:p>
          </table:table-cell>
          <table:table-cell/>
          <table:table-cell office:value-type="float" office:value="0.249474">
            <text:p>0.249474</text:p>
          </table:table-cell>
          <table:table-cell table:number-columns-repeated="4"/>
        </table:table-row>
        <table:table-row table:style-name="ro1">
          <table:table-cell office:value-type="float" office:value="1056">
            <text:p>1056</text:p>
          </table:table-cell>
          <table:table-cell/>
          <table:table-cell office:value-type="float" office:value="0.24927">
            <text:p>0.24927</text:p>
          </table:table-cell>
          <table:table-cell table:number-columns-repeated="4"/>
        </table:table-row>
        <table:table-row table:style-name="ro1">
          <table:table-cell office:value-type="float" office:value="1057">
            <text:p>1057</text:p>
          </table:table-cell>
          <table:table-cell/>
          <table:table-cell office:value-type="float" office:value="0.249032">
            <text:p>0.249032</text:p>
          </table:table-cell>
          <table:table-cell table:number-columns-repeated="4"/>
        </table:table-row>
        <table:table-row table:style-name="ro1">
          <table:table-cell office:value-type="float" office:value="1058">
            <text:p>1058</text:p>
          </table:table-cell>
          <table:table-cell/>
          <table:table-cell office:value-type="float" office:value="0.248759">
            <text:p>0.248759</text:p>
          </table:table-cell>
          <table:table-cell table:number-columns-repeated="4"/>
        </table:table-row>
        <table:table-row table:style-name="ro1">
          <table:table-cell office:value-type="float" office:value="1059">
            <text:p>1059</text:p>
          </table:table-cell>
          <table:table-cell/>
          <table:table-cell office:value-type="float" office:value="0.248453">
            <text:p>0.248453</text:p>
          </table:table-cell>
          <table:table-cell table:number-columns-repeated="4"/>
        </table:table-row>
        <table:table-row table:style-name="ro1">
          <table:table-cell office:value-type="float" office:value="1060">
            <text:p>1060</text:p>
          </table:table-cell>
          <table:table-cell/>
          <table:table-cell office:value-type="float" office:value="0.248112">
            <text:p>0.248112</text:p>
          </table:table-cell>
          <table:table-cell table:number-columns-repeated="4"/>
        </table:table-row>
        <table:table-row table:style-name="ro1">
          <table:table-cell office:value-type="float" office:value="1061">
            <text:p>1061</text:p>
          </table:table-cell>
          <table:table-cell/>
          <table:table-cell office:value-type="float" office:value="0.247737">
            <text:p>0.247737</text:p>
          </table:table-cell>
          <table:table-cell table:number-columns-repeated="4"/>
        </table:table-row>
        <table:table-row table:style-name="ro1">
          <table:table-cell office:value-type="float" office:value="1062">
            <text:p>1062</text:p>
          </table:table-cell>
          <table:table-cell/>
          <table:table-cell office:value-type="float" office:value="0.247328">
            <text:p>0.247328</text:p>
          </table:table-cell>
          <table:table-cell table:number-columns-repeated="4"/>
        </table:table-row>
        <table:table-row table:style-name="ro1">
          <table:table-cell office:value-type="float" office:value="1063">
            <text:p>1063</text:p>
          </table:table-cell>
          <table:table-cell/>
          <table:table-cell office:value-type="float" office:value="0.246884">
            <text:p>0.246884</text:p>
          </table:table-cell>
          <table:table-cell table:number-columns-repeated="4"/>
        </table:table-row>
        <table:table-row table:style-name="ro1">
          <table:table-cell office:value-type="float" office:value="1064">
            <text:p>1064</text:p>
          </table:table-cell>
          <table:table-cell/>
          <table:table-cell office:value-type="float" office:value="0.246405">
            <text:p>0.246405</text:p>
          </table:table-cell>
          <table:table-cell table:number-columns-repeated="4"/>
        </table:table-row>
        <table:table-row table:style-name="ro1">
          <table:table-cell office:value-type="float" office:value="1065">
            <text:p>1065</text:p>
          </table:table-cell>
          <table:table-cell/>
          <table:table-cell office:value-type="float" office:value="0.245892">
            <text:p>0.245892</text:p>
          </table:table-cell>
          <table:table-cell table:number-columns-repeated="4"/>
        </table:table-row>
        <table:table-row table:style-name="ro1">
          <table:table-cell office:value-type="float" office:value="1066">
            <text:p>1066</text:p>
          </table:table-cell>
          <table:table-cell/>
          <table:table-cell office:value-type="float" office:value="0.245344">
            <text:p>0.245344</text:p>
          </table:table-cell>
          <table:table-cell table:number-columns-repeated="4"/>
        </table:table-row>
        <table:table-row table:style-name="ro1">
          <table:table-cell office:value-type="float" office:value="1067">
            <text:p>1067</text:p>
          </table:table-cell>
          <table:table-cell/>
          <table:table-cell office:value-type="float" office:value="0.244761">
            <text:p>0.244761</text:p>
          </table:table-cell>
          <table:table-cell table:number-columns-repeated="4"/>
        </table:table-row>
        <table:table-row table:style-name="ro1">
          <table:table-cell office:value-type="float" office:value="1068">
            <text:p>1068</text:p>
          </table:table-cell>
          <table:table-cell/>
          <table:table-cell office:value-type="float" office:value="0.244144">
            <text:p>0.244144</text:p>
          </table:table-cell>
          <table:table-cell table:number-columns-repeated="4"/>
        </table:table-row>
        <table:table-row table:style-name="ro1">
          <table:table-cell office:value-type="float" office:value="1069">
            <text:p>1069</text:p>
          </table:table-cell>
          <table:table-cell/>
          <table:table-cell office:value-type="float" office:value="0.243491">
            <text:p>0.243491</text:p>
          </table:table-cell>
          <table:table-cell table:number-columns-repeated="4"/>
        </table:table-row>
        <table:table-row table:style-name="ro1">
          <table:table-cell office:value-type="float" office:value="1070">
            <text:p>1070</text:p>
          </table:table-cell>
          <table:table-cell/>
          <table:table-cell office:value-type="float" office:value="0.242804">
            <text:p>0.242804</text:p>
          </table:table-cell>
          <table:table-cell table:number-columns-repeated="4"/>
        </table:table-row>
        <table:table-row table:style-name="ro1">
          <table:table-cell office:value-type="float" office:value="1071">
            <text:p>1071</text:p>
          </table:table-cell>
          <table:table-cell/>
          <table:table-cell office:value-type="float" office:value="0.242081">
            <text:p>0.242081</text:p>
          </table:table-cell>
          <table:table-cell table:number-columns-repeated="4"/>
        </table:table-row>
        <table:table-row table:style-name="ro1">
          <table:table-cell office:value-type="float" office:value="1072">
            <text:p>1072</text:p>
          </table:table-cell>
          <table:table-cell/>
          <table:table-cell office:value-type="float" office:value="0.241324">
            <text:p>0.241324</text:p>
          </table:table-cell>
          <table:table-cell table:number-columns-repeated="4"/>
        </table:table-row>
        <table:table-row table:style-name="ro1">
          <table:table-cell office:value-type="float" office:value="1073">
            <text:p>1073</text:p>
          </table:table-cell>
          <table:table-cell/>
          <table:table-cell office:value-type="float" office:value="0.240531">
            <text:p>0.240531</text:p>
          </table:table-cell>
          <table:table-cell table:number-columns-repeated="4"/>
        </table:table-row>
        <table:table-row table:style-name="ro1">
          <table:table-cell office:value-type="float" office:value="1074">
            <text:p>1074</text:p>
          </table:table-cell>
          <table:table-cell/>
          <table:table-cell office:value-type="float" office:value="0.239703">
            <text:p>0.239703</text:p>
          </table:table-cell>
          <table:table-cell table:number-columns-repeated="4"/>
        </table:table-row>
        <table:table-row table:style-name="ro1">
          <table:table-cell office:value-type="float" office:value="1075">
            <text:p>1075</text:p>
          </table:table-cell>
          <table:table-cell/>
          <table:table-cell office:value-type="float" office:value="0.238841">
            <text:p>0.238841</text:p>
          </table:table-cell>
          <table:table-cell table:number-columns-repeated="4"/>
        </table:table-row>
        <table:table-row table:style-name="ro1">
          <table:table-cell office:value-type="float" office:value="1076">
            <text:p>1076</text:p>
          </table:table-cell>
          <table:table-cell/>
          <table:table-cell office:value-type="float" office:value="0.237943">
            <text:p>0.237943</text:p>
          </table:table-cell>
          <table:table-cell table:number-columns-repeated="4"/>
        </table:table-row>
        <table:table-row table:style-name="ro1">
          <table:table-cell office:value-type="float" office:value="1077">
            <text:p>1077</text:p>
          </table:table-cell>
          <table:table-cell/>
          <table:table-cell office:value-type="float" office:value="0.23701">
            <text:p>0.23701</text:p>
          </table:table-cell>
          <table:table-cell table:number-columns-repeated="4"/>
        </table:table-row>
        <table:table-row table:style-name="ro1">
          <table:table-cell office:value-type="float" office:value="1078">
            <text:p>1078</text:p>
          </table:table-cell>
          <table:table-cell/>
          <table:table-cell office:value-type="float" office:value="0.236043">
            <text:p>0.236043</text:p>
          </table:table-cell>
          <table:table-cell table:number-columns-repeated="4"/>
        </table:table-row>
        <table:table-row table:style-name="ro1">
          <table:table-cell office:value-type="float" office:value="1079">
            <text:p>1079</text:p>
          </table:table-cell>
          <table:table-cell/>
          <table:table-cell office:value-type="float" office:value="0.23504">
            <text:p>0.23504</text:p>
          </table:table-cell>
          <table:table-cell table:number-columns-repeated="4"/>
        </table:table-row>
        <table:table-row table:style-name="ro1">
          <table:table-cell office:value-type="float" office:value="1080">
            <text:p>1080</text:p>
          </table:table-cell>
          <table:table-cell/>
          <table:table-cell office:value-type="float" office:value="0.234002">
            <text:p>0.234002</text:p>
          </table:table-cell>
          <table:table-cell table:number-columns-repeated="4"/>
        </table:table-row>
        <table:table-row table:style-name="ro1">
          <table:table-cell office:value-type="float" office:value="1081">
            <text:p>1081</text:p>
          </table:table-cell>
          <table:table-cell/>
          <table:table-cell office:value-type="float" office:value="0.232928">
            <text:p>0.232928</text:p>
          </table:table-cell>
          <table:table-cell table:number-columns-repeated="4"/>
        </table:table-row>
        <table:table-row table:style-name="ro1">
          <table:table-cell office:value-type="float" office:value="1082">
            <text:p>1082</text:p>
          </table:table-cell>
          <table:table-cell/>
          <table:table-cell office:value-type="float" office:value="0.23182">
            <text:p>0.23182</text:p>
          </table:table-cell>
          <table:table-cell table:number-columns-repeated="4"/>
        </table:table-row>
        <table:table-row table:style-name="ro1">
          <table:table-cell office:value-type="float" office:value="1083">
            <text:p>1083</text:p>
          </table:table-cell>
          <table:table-cell/>
          <table:table-cell office:value-type="float" office:value="0.230677">
            <text:p>0.230677</text:p>
          </table:table-cell>
          <table:table-cell table:number-columns-repeated="4"/>
        </table:table-row>
        <table:table-row table:style-name="ro1">
          <table:table-cell office:value-type="float" office:value="1084">
            <text:p>1084</text:p>
          </table:table-cell>
          <table:table-cell/>
          <table:table-cell office:value-type="float" office:value="0.229499">
            <text:p>0.229499</text:p>
          </table:table-cell>
          <table:table-cell table:number-columns-repeated="4"/>
        </table:table-row>
        <table:table-row table:style-name="ro1">
          <table:table-cell office:value-type="float" office:value="1085">
            <text:p>1085</text:p>
          </table:table-cell>
          <table:table-cell/>
          <table:table-cell office:value-type="float" office:value="0.228286">
            <text:p>0.228286</text:p>
          </table:table-cell>
          <table:table-cell table:number-columns-repeated="4"/>
        </table:table-row>
        <table:table-row table:style-name="ro1">
          <table:table-cell office:value-type="float" office:value="1086">
            <text:p>1086</text:p>
          </table:table-cell>
          <table:table-cell/>
          <table:table-cell office:value-type="float" office:value="0.227038">
            <text:p>0.227038</text:p>
          </table:table-cell>
          <table:table-cell table:number-columns-repeated="4"/>
        </table:table-row>
        <table:table-row table:style-name="ro1">
          <table:table-cell office:value-type="float" office:value="1087">
            <text:p>1087</text:p>
          </table:table-cell>
          <table:table-cell/>
          <table:table-cell office:value-type="float" office:value="0.225756">
            <text:p>0.225756</text:p>
          </table:table-cell>
          <table:table-cell table:number-columns-repeated="4"/>
        </table:table-row>
        <table:table-row table:style-name="ro1">
          <table:table-cell office:value-type="float" office:value="1088">
            <text:p>1088</text:p>
          </table:table-cell>
          <table:table-cell/>
          <table:table-cell office:value-type="float" office:value="0.224438">
            <text:p>0.224438</text:p>
          </table:table-cell>
          <table:table-cell table:number-columns-repeated="4"/>
        </table:table-row>
        <table:table-row table:style-name="ro1">
          <table:table-cell office:value-type="float" office:value="1089">
            <text:p>1089</text:p>
          </table:table-cell>
          <table:table-cell/>
          <table:table-cell office:value-type="float" office:value="0.223086">
            <text:p>0.223086</text:p>
          </table:table-cell>
          <table:table-cell table:number-columns-repeated="4"/>
        </table:table-row>
        <table:table-row table:style-name="ro1">
          <table:table-cell office:value-type="float" office:value="1090">
            <text:p>1090</text:p>
          </table:table-cell>
          <table:table-cell/>
          <table:table-cell office:value-type="float" office:value="0.221699">
            <text:p>0.221699</text:p>
          </table:table-cell>
          <table:table-cell table:number-columns-repeated="4"/>
        </table:table-row>
        <table:table-row table:style-name="ro1">
          <table:table-cell office:value-type="float" office:value="1091">
            <text:p>1091</text:p>
          </table:table-cell>
          <table:table-cell/>
          <table:table-cell office:value-type="float" office:value="0.220277">
            <text:p>0.220277</text:p>
          </table:table-cell>
          <table:table-cell table:number-columns-repeated="4"/>
        </table:table-row>
        <table:table-row table:style-name="ro1">
          <table:table-cell office:value-type="float" office:value="1092">
            <text:p>1092</text:p>
          </table:table-cell>
          <table:table-cell/>
          <table:table-cell office:value-type="float" office:value="0.218821">
            <text:p>0.218821</text:p>
          </table:table-cell>
          <table:table-cell table:number-columns-repeated="4"/>
        </table:table-row>
        <table:table-row table:style-name="ro1">
          <table:table-cell office:value-type="float" office:value="1093">
            <text:p>1093</text:p>
          </table:table-cell>
          <table:table-cell/>
          <table:table-cell office:value-type="float" office:value="0.21733">
            <text:p>0.21733</text:p>
          </table:table-cell>
          <table:table-cell table:number-columns-repeated="4"/>
        </table:table-row>
        <table:table-row table:style-name="ro1">
          <table:table-cell office:value-type="float" office:value="1094">
            <text:p>1094</text:p>
          </table:table-cell>
          <table:table-cell/>
          <table:table-cell office:value-type="float" office:value="0.215805">
            <text:p>0.215805</text:p>
          </table:table-cell>
          <table:table-cell table:number-columns-repeated="4"/>
        </table:table-row>
        <table:table-row table:style-name="ro1">
          <table:table-cell office:value-type="float" office:value="1095">
            <text:p>1095</text:p>
          </table:table-cell>
          <table:table-cell/>
          <table:table-cell office:value-type="float" office:value="0.214245">
            <text:p>0.214245</text:p>
          </table:table-cell>
          <table:table-cell table:number-columns-repeated="4"/>
        </table:table-row>
        <table:table-row table:style-name="ro1">
          <table:table-cell office:value-type="float" office:value="1096">
            <text:p>1096</text:p>
          </table:table-cell>
          <table:table-cell/>
          <table:table-cell office:value-type="float" office:value="0.212651">
            <text:p>0.212651</text:p>
          </table:table-cell>
          <table:table-cell table:number-columns-repeated="4"/>
        </table:table-row>
        <table:table-row table:style-name="ro1">
          <table:table-cell office:value-type="float" office:value="1097">
            <text:p>1097</text:p>
          </table:table-cell>
          <table:table-cell/>
          <table:table-cell office:value-type="float" office:value="0.211023">
            <text:p>0.211023</text:p>
          </table:table-cell>
          <table:table-cell table:number-columns-repeated="4"/>
        </table:table-row>
        <table:table-row table:style-name="ro1">
          <table:table-cell office:value-type="float" office:value="1098">
            <text:p>1098</text:p>
          </table:table-cell>
          <table:table-cell/>
          <table:table-cell office:value-type="float" office:value="0.209361">
            <text:p>0.209361</text:p>
          </table:table-cell>
          <table:table-cell table:number-columns-repeated="4"/>
        </table:table-row>
        <table:table-row table:style-name="ro1">
          <table:table-cell office:value-type="float" office:value="1099">
            <text:p>1099</text:p>
          </table:table-cell>
          <table:table-cell/>
          <table:table-cell office:value-type="float" office:value="0.207666">
            <text:p>0.207666</text:p>
          </table:table-cell>
          <table:table-cell table:number-columns-repeated="4"/>
        </table:table-row>
        <table:table-row table:style-name="ro1">
          <table:table-cell office:value-type="float" office:value="1100">
            <text:p>1100</text:p>
          </table:table-cell>
          <table:table-cell/>
          <table:table-cell office:value-type="float" office:value="0.205936">
            <text:p>0.205936</text:p>
          </table:table-cell>
          <table:table-cell table:number-columns-repeated="4"/>
        </table:table-row>
        <table:table-row table:style-name="ro1">
          <table:table-cell office:value-type="float" office:value="1101">
            <text:p>1101</text:p>
          </table:table-cell>
          <table:table-cell/>
          <table:table-cell office:value-type="float" office:value="0.204173">
            <text:p>0.204173</text:p>
          </table:table-cell>
          <table:table-cell table:number-columns-repeated="4"/>
        </table:table-row>
        <table:table-row table:style-name="ro1">
          <table:table-cell office:value-type="float" office:value="1102">
            <text:p>1102</text:p>
          </table:table-cell>
          <table:table-cell/>
          <table:table-cell office:value-type="float" office:value="0.202377">
            <text:p>0.202377</text:p>
          </table:table-cell>
          <table:table-cell table:number-columns-repeated="4"/>
        </table:table-row>
        <table:table-row table:style-name="ro1">
          <table:table-cell office:value-type="float" office:value="1103">
            <text:p>1103</text:p>
          </table:table-cell>
          <table:table-cell/>
          <table:table-cell office:value-type="float" office:value="0.200547">
            <text:p>0.200547</text:p>
          </table:table-cell>
          <table:table-cell table:number-columns-repeated="4"/>
        </table:table-row>
        <table:table-row table:style-name="ro1">
          <table:table-cell office:value-type="float" office:value="1104">
            <text:p>1104</text:p>
          </table:table-cell>
          <table:table-cell/>
          <table:table-cell office:value-type="float" office:value="0.198683">
            <text:p>0.198683</text:p>
          </table:table-cell>
          <table:table-cell table:number-columns-repeated="4"/>
        </table:table-row>
        <table:table-row table:style-name="ro1">
          <table:table-cell office:value-type="float" office:value="1105">
            <text:p>1105</text:p>
          </table:table-cell>
          <table:table-cell/>
          <table:table-cell office:value-type="float" office:value="0.196787">
            <text:p>0.196787</text:p>
          </table:table-cell>
          <table:table-cell table:number-columns-repeated="4"/>
        </table:table-row>
        <table:table-row table:style-name="ro1">
          <table:table-cell office:value-type="float" office:value="1106">
            <text:p>1106</text:p>
          </table:table-cell>
          <table:table-cell/>
          <table:table-cell office:value-type="float" office:value="0.194857">
            <text:p>0.194857</text:p>
          </table:table-cell>
          <table:table-cell table:number-columns-repeated="4"/>
        </table:table-row>
        <table:table-row table:style-name="ro1">
          <table:table-cell office:value-type="float" office:value="1107">
            <text:p>1107</text:p>
          </table:table-cell>
          <table:table-cell/>
          <table:table-cell office:value-type="float" office:value="0.192895">
            <text:p>0.192895</text:p>
          </table:table-cell>
          <table:table-cell table:number-columns-repeated="4"/>
        </table:table-row>
        <table:table-row table:style-name="ro1">
          <table:table-cell office:value-type="float" office:value="1108">
            <text:p>1108</text:p>
          </table:table-cell>
          <table:table-cell/>
          <table:table-cell office:value-type="float" office:value="0.1909">
            <text:p>0.1909</text:p>
          </table:table-cell>
          <table:table-cell table:number-columns-repeated="4"/>
        </table:table-row>
        <table:table-row table:style-name="ro1">
          <table:table-cell office:value-type="float" office:value="1109">
            <text:p>1109</text:p>
          </table:table-cell>
          <table:table-cell/>
          <table:table-cell office:value-type="float" office:value="0.188872">
            <text:p>0.188872</text:p>
          </table:table-cell>
          <table:table-cell table:number-columns-repeated="4"/>
        </table:table-row>
        <table:table-row table:style-name="ro1">
          <table:table-cell office:value-type="float" office:value="1110">
            <text:p>1110</text:p>
          </table:table-cell>
          <table:table-cell/>
          <table:table-cell office:value-type="float" office:value="0.186812">
            <text:p>0.186812</text:p>
          </table:table-cell>
          <table:table-cell table:number-columns-repeated="4"/>
        </table:table-row>
        <table:table-row table:style-name="ro1">
          <table:table-cell office:value-type="float" office:value="1111">
            <text:p>1111</text:p>
          </table:table-cell>
          <table:table-cell/>
          <table:table-cell office:value-type="float" office:value="0.18472">
            <text:p>0.18472</text:p>
          </table:table-cell>
          <table:table-cell table:number-columns-repeated="4"/>
        </table:table-row>
        <table:table-row table:style-name="ro1">
          <table:table-cell office:value-type="float" office:value="1112">
            <text:p>1112</text:p>
          </table:table-cell>
          <table:table-cell/>
          <table:table-cell office:value-type="float" office:value="0.182596">
            <text:p>0.182596</text:p>
          </table:table-cell>
          <table:table-cell table:number-columns-repeated="4"/>
        </table:table-row>
        <table:table-row table:style-name="ro1">
          <table:table-cell office:value-type="float" office:value="1113">
            <text:p>1113</text:p>
          </table:table-cell>
          <table:table-cell/>
          <table:table-cell office:value-type="float" office:value="0.180441">
            <text:p>0.180441</text:p>
          </table:table-cell>
          <table:table-cell table:number-columns-repeated="4"/>
        </table:table-row>
        <table:table-row table:style-name="ro1">
          <table:table-cell office:value-type="float" office:value="1114">
            <text:p>1114</text:p>
          </table:table-cell>
          <table:table-cell/>
          <table:table-cell office:value-type="float" office:value="0.178254">
            <text:p>0.178254</text:p>
          </table:table-cell>
          <table:table-cell table:number-columns-repeated="4"/>
        </table:table-row>
        <table:table-row table:style-name="ro1">
          <table:table-cell office:value-type="float" office:value="1115">
            <text:p>1115</text:p>
          </table:table-cell>
          <table:table-cell/>
          <table:table-cell office:value-type="float" office:value="0.176037">
            <text:p>0.176037</text:p>
          </table:table-cell>
          <table:table-cell table:number-columns-repeated="4"/>
        </table:table-row>
        <table:table-row table:style-name="ro1">
          <table:table-cell office:value-type="float" office:value="1116">
            <text:p>1116</text:p>
          </table:table-cell>
          <table:table-cell/>
          <table:table-cell office:value-type="float" office:value="0.173788">
            <text:p>0.173788</text:p>
          </table:table-cell>
          <table:table-cell table:number-columns-repeated="4"/>
        </table:table-row>
        <table:table-row table:style-name="ro1">
          <table:table-cell office:value-type="float" office:value="1117">
            <text:p>1117</text:p>
          </table:table-cell>
          <table:table-cell/>
          <table:table-cell office:value-type="float" office:value="0.171509">
            <text:p>0.171509</text:p>
          </table:table-cell>
          <table:table-cell table:number-columns-repeated="4"/>
        </table:table-row>
        <table:table-row table:style-name="ro1">
          <table:table-cell office:value-type="float" office:value="1118">
            <text:p>1118</text:p>
          </table:table-cell>
          <table:table-cell/>
          <table:table-cell office:value-type="float" office:value="0.1692">
            <text:p>0.1692</text:p>
          </table:table-cell>
          <table:table-cell table:number-columns-repeated="4"/>
        </table:table-row>
        <table:table-row table:style-name="ro1">
          <table:table-cell office:value-type="float" office:value="1119">
            <text:p>1119</text:p>
          </table:table-cell>
          <table:table-cell/>
          <table:table-cell office:value-type="float" office:value="0.166861">
            <text:p>0.166861</text:p>
          </table:table-cell>
          <table:table-cell table:number-columns-repeated="4"/>
        </table:table-row>
        <table:table-row table:style-name="ro1">
          <table:table-cell office:value-type="float" office:value="1120">
            <text:p>1120</text:p>
          </table:table-cell>
          <table:table-cell/>
          <table:table-cell office:value-type="float" office:value="0.164492">
            <text:p>0.164492</text:p>
          </table:table-cell>
          <table:table-cell table:number-columns-repeated="4"/>
        </table:table-row>
        <table:table-row table:style-name="ro1">
          <table:table-cell office:value-type="float" office:value="1121">
            <text:p>1121</text:p>
          </table:table-cell>
          <table:table-cell/>
          <table:table-cell office:value-type="float" office:value="0.162094">
            <text:p>0.162094</text:p>
          </table:table-cell>
          <table:table-cell table:number-columns-repeated="4"/>
        </table:table-row>
        <table:table-row table:style-name="ro1">
          <table:table-cell office:value-type="float" office:value="1122">
            <text:p>1122</text:p>
          </table:table-cell>
          <table:table-cell/>
          <table:table-cell office:value-type="float" office:value="0.159666">
            <text:p>0.159666</text:p>
          </table:table-cell>
          <table:table-cell table:number-columns-repeated="4"/>
        </table:table-row>
        <table:table-row table:style-name="ro1">
          <table:table-cell office:value-type="float" office:value="1123">
            <text:p>1123</text:p>
          </table:table-cell>
          <table:table-cell/>
          <table:table-cell office:value-type="float" office:value="0.157208">
            <text:p>0.157208</text:p>
          </table:table-cell>
          <table:table-cell table:number-columns-repeated="4"/>
        </table:table-row>
        <table:table-row table:style-name="ro1">
          <table:table-cell office:value-type="float" office:value="1124">
            <text:p>1124</text:p>
          </table:table-cell>
          <table:table-cell/>
          <table:table-cell office:value-type="float" office:value="0.154722">
            <text:p>0.154722</text:p>
          </table:table-cell>
          <table:table-cell table:number-columns-repeated="4"/>
        </table:table-row>
        <table:table-row table:style-name="ro1">
          <table:table-cell office:value-type="float" office:value="1125">
            <text:p>1125</text:p>
          </table:table-cell>
          <table:table-cell/>
          <table:table-cell office:value-type="float" office:value="0.152207">
            <text:p>0.152207</text:p>
          </table:table-cell>
          <table:table-cell table:number-columns-repeated="4"/>
        </table:table-row>
        <table:table-row table:style-name="ro1">
          <table:table-cell office:value-type="float" office:value="1126">
            <text:p>1126</text:p>
          </table:table-cell>
          <table:table-cell/>
          <table:table-cell office:value-type="float" office:value="0.149664">
            <text:p>0.149664</text:p>
          </table:table-cell>
          <table:table-cell table:number-columns-repeated="4"/>
        </table:table-row>
        <table:table-row table:style-name="ro1">
          <table:table-cell office:value-type="float" office:value="1127">
            <text:p>1127</text:p>
          </table:table-cell>
          <table:table-cell/>
          <table:table-cell office:value-type="float" office:value="0.147093">
            <text:p>0.147093</text:p>
          </table:table-cell>
          <table:table-cell table:number-columns-repeated="4"/>
        </table:table-row>
        <table:table-row table:style-name="ro1">
          <table:table-cell office:value-type="float" office:value="1128">
            <text:p>1128</text:p>
          </table:table-cell>
          <table:table-cell/>
          <table:table-cell office:value-type="float" office:value="0.144494">
            <text:p>0.144494</text:p>
          </table:table-cell>
          <table:table-cell table:number-columns-repeated="4"/>
        </table:table-row>
        <table:table-row table:style-name="ro1">
          <table:table-cell office:value-type="float" office:value="1129">
            <text:p>1129</text:p>
          </table:table-cell>
          <table:table-cell/>
          <table:table-cell office:value-type="float" office:value="0.141868">
            <text:p>0.141868</text:p>
          </table:table-cell>
          <table:table-cell table:number-columns-repeated="4"/>
        </table:table-row>
        <table:table-row table:style-name="ro1">
          <table:table-cell office:value-type="float" office:value="1130">
            <text:p>1130</text:p>
          </table:table-cell>
          <table:table-cell/>
          <table:table-cell office:value-type="float" office:value="0.139214">
            <text:p>0.139214</text:p>
          </table:table-cell>
          <table:table-cell table:number-columns-repeated="4"/>
        </table:table-row>
        <table:table-row table:style-name="ro1">
          <table:table-cell office:value-type="float" office:value="1131">
            <text:p>1131</text:p>
          </table:table-cell>
          <table:table-cell/>
          <table:table-cell office:value-type="float" office:value="0.136534">
            <text:p>0.136534</text:p>
          </table:table-cell>
          <table:table-cell table:number-columns-repeated="4"/>
        </table:table-row>
        <table:table-row table:style-name="ro1">
          <table:table-cell office:value-type="float" office:value="1132">
            <text:p>1132</text:p>
          </table:table-cell>
          <table:table-cell/>
          <table:table-cell office:value-type="float" office:value="0.133826">
            <text:p>0.133826</text:p>
          </table:table-cell>
          <table:table-cell table:number-columns-repeated="4"/>
        </table:table-row>
        <table:table-row table:style-name="ro1">
          <table:table-cell office:value-type="float" office:value="1133">
            <text:p>1133</text:p>
          </table:table-cell>
          <table:table-cell/>
          <table:table-cell office:value-type="float" office:value="0.131092">
            <text:p>0.131092</text:p>
          </table:table-cell>
          <table:table-cell table:number-columns-repeated="4"/>
        </table:table-row>
        <table:table-row table:style-name="ro1">
          <table:table-cell office:value-type="float" office:value="1134">
            <text:p>1134</text:p>
          </table:table-cell>
          <table:table-cell/>
          <table:table-cell office:value-type="float" office:value="0.128333">
            <text:p>0.128333</text:p>
          </table:table-cell>
          <table:table-cell table:number-columns-repeated="4"/>
        </table:table-row>
        <table:table-row table:style-name="ro1">
          <table:table-cell office:value-type="float" office:value="1135">
            <text:p>1135</text:p>
          </table:table-cell>
          <table:table-cell/>
          <table:table-cell office:value-type="float" office:value="0.125547">
            <text:p>0.125547</text:p>
          </table:table-cell>
          <table:table-cell table:number-columns-repeated="4"/>
        </table:table-row>
        <table:table-row table:style-name="ro1">
          <table:table-cell office:value-type="float" office:value="1136">
            <text:p>1136</text:p>
          </table:table-cell>
          <table:table-cell/>
          <table:table-cell office:value-type="float" office:value="0.122737">
            <text:p>0.122737</text:p>
          </table:table-cell>
          <table:table-cell table:number-columns-repeated="4"/>
        </table:table-row>
        <table:table-row table:style-name="ro1">
          <table:table-cell office:value-type="float" office:value="1137">
            <text:p>1137</text:p>
          </table:table-cell>
          <table:table-cell/>
          <table:table-cell office:value-type="float" office:value="0.119901">
            <text:p>0.119901</text:p>
          </table:table-cell>
          <table:table-cell table:number-columns-repeated="4"/>
        </table:table-row>
        <table:table-row table:style-name="ro1">
          <table:table-cell office:value-type="float" office:value="1138">
            <text:p>1138</text:p>
          </table:table-cell>
          <table:table-cell/>
          <table:table-cell office:value-type="float" office:value="0.11704">
            <text:p>0.11704</text:p>
          </table:table-cell>
          <table:table-cell table:number-columns-repeated="4"/>
        </table:table-row>
        <table:table-row table:style-name="ro1">
          <table:table-cell office:value-type="float" office:value="1139">
            <text:p>1139</text:p>
          </table:table-cell>
          <table:table-cell/>
          <table:table-cell office:value-type="float" office:value="0.114155">
            <text:p>0.114155</text:p>
          </table:table-cell>
          <table:table-cell table:number-columns-repeated="4"/>
        </table:table-row>
        <table:table-row table:style-name="ro1">
          <table:table-cell office:value-type="float" office:value="1140">
            <text:p>1140</text:p>
          </table:table-cell>
          <table:table-cell/>
          <table:table-cell office:value-type="float" office:value="0.111246">
            <text:p>0.111246</text:p>
          </table:table-cell>
          <table:table-cell table:number-columns-repeated="4"/>
        </table:table-row>
        <table:table-row table:style-name="ro1">
          <table:table-cell office:value-type="float" office:value="1141">
            <text:p>1141</text:p>
          </table:table-cell>
          <table:table-cell/>
          <table:table-cell office:value-type="float" office:value="0.108314">
            <text:p>0.108314</text:p>
          </table:table-cell>
          <table:table-cell table:number-columns-repeated="4"/>
        </table:table-row>
        <table:table-row table:style-name="ro1">
          <table:table-cell office:value-type="float" office:value="1142">
            <text:p>1142</text:p>
          </table:table-cell>
          <table:table-cell/>
          <table:table-cell office:value-type="float" office:value="0.105358">
            <text:p>0.105358</text:p>
          </table:table-cell>
          <table:table-cell table:number-columns-repeated="4"/>
        </table:table-row>
        <table:table-row table:style-name="ro1">
          <table:table-cell office:value-type="float" office:value="1143">
            <text:p>1143</text:p>
          </table:table-cell>
          <table:table-cell/>
          <table:table-cell office:value-type="float" office:value="0.102379">
            <text:p>0.102379</text:p>
          </table:table-cell>
          <table:table-cell table:number-columns-repeated="4"/>
        </table:table-row>
        <table:table-row table:style-name="ro1">
          <table:table-cell office:value-type="float" office:value="1144">
            <text:p>1144</text:p>
          </table:table-cell>
          <table:table-cell/>
          <table:table-cell office:value-type="float" office:value="0.0993772">
            <text:p>0.0993772</text:p>
          </table:table-cell>
          <table:table-cell table:number-columns-repeated="4"/>
        </table:table-row>
        <table:table-row table:style-name="ro1">
          <table:table-cell office:value-type="float" office:value="1145">
            <text:p>1145</text:p>
          </table:table-cell>
          <table:table-cell/>
          <table:table-cell office:value-type="float" office:value="0.0963532">
            <text:p>0.0963532</text:p>
          </table:table-cell>
          <table:table-cell table:number-columns-repeated="4"/>
        </table:table-row>
        <table:table-row table:style-name="ro1">
          <table:table-cell office:value-type="float" office:value="1146">
            <text:p>1146</text:p>
          </table:table-cell>
          <table:table-cell/>
          <table:table-cell office:value-type="float" office:value="0.0933074">
            <text:p>0.0933074</text:p>
          </table:table-cell>
          <table:table-cell table:number-columns-repeated="4"/>
        </table:table-row>
        <table:table-row table:style-name="ro1">
          <table:table-cell office:value-type="float" office:value="1147">
            <text:p>1147</text:p>
          </table:table-cell>
          <table:table-cell/>
          <table:table-cell office:value-type="float" office:value="0.0902401">
            <text:p>0.0902401</text:p>
          </table:table-cell>
          <table:table-cell table:number-columns-repeated="4"/>
        </table:table-row>
        <table:table-row table:style-name="ro1">
          <table:table-cell office:value-type="float" office:value="1148">
            <text:p>1148</text:p>
          </table:table-cell>
          <table:table-cell/>
          <table:table-cell office:value-type="float" office:value="0.0871518">
            <text:p>0.0871518</text:p>
          </table:table-cell>
          <table:table-cell table:number-columns-repeated="4"/>
        </table:table-row>
        <table:table-row table:style-name="ro1">
          <table:table-cell office:value-type="float" office:value="1149">
            <text:p>1149</text:p>
          </table:table-cell>
          <table:table-cell/>
          <table:table-cell office:value-type="float" office:value="0.0840429">
            <text:p>0.0840429</text:p>
          </table:table-cell>
          <table:table-cell table:number-columns-repeated="4"/>
        </table:table-row>
        <table:table-row table:style-name="ro1">
          <table:table-cell office:value-type="float" office:value="1150">
            <text:p>1150</text:p>
          </table:table-cell>
          <table:table-cell/>
          <table:table-cell office:value-type="float" office:value="0.0809135">
            <text:p>0.0809135</text:p>
          </table:table-cell>
          <table:table-cell table:number-columns-repeated="4"/>
        </table:table-row>
        <table:table-row table:style-name="ro1">
          <table:table-cell office:value-type="float" office:value="1151">
            <text:p>1151</text:p>
          </table:table-cell>
          <table:table-cell/>
          <table:table-cell office:value-type="float" office:value="0.0777642">
            <text:p>0.0777642</text:p>
          </table:table-cell>
          <table:table-cell table:number-columns-repeated="4"/>
        </table:table-row>
        <table:table-row table:style-name="ro1">
          <table:table-cell office:value-type="float" office:value="1152">
            <text:p>1152</text:p>
          </table:table-cell>
          <table:table-cell/>
          <table:table-cell office:value-type="float" office:value="0.0745953">
            <text:p>0.0745953</text:p>
          </table:table-cell>
          <table:table-cell table:number-columns-repeated="4"/>
        </table:table-row>
        <table:table-row table:style-name="ro1">
          <table:table-cell office:value-type="float" office:value="1153">
            <text:p>1153</text:p>
          </table:table-cell>
          <table:table-cell/>
          <table:table-cell office:value-type="float" office:value="0.0714073">
            <text:p>0.0714073</text:p>
          </table:table-cell>
          <table:table-cell table:number-columns-repeated="4"/>
        </table:table-row>
        <table:table-row table:style-name="ro1">
          <table:table-cell office:value-type="float" office:value="1154">
            <text:p>1154</text:p>
          </table:table-cell>
          <table:table-cell/>
          <table:table-cell office:value-type="float" office:value="0.0682007">
            <text:p>0.0682007</text:p>
          </table:table-cell>
          <table:table-cell table:number-columns-repeated="4"/>
        </table:table-row>
        <table:table-row table:style-name="ro1">
          <table:table-cell office:value-type="float" office:value="1155">
            <text:p>1155</text:p>
          </table:table-cell>
          <table:table-cell/>
          <table:table-cell office:value-type="float" office:value="0.0649763">
            <text:p>0.0649763</text:p>
          </table:table-cell>
          <table:table-cell table:number-columns-repeated="4"/>
        </table:table-row>
        <table:table-row table:style-name="ro1">
          <table:table-cell office:value-type="float" office:value="1156">
            <text:p>1156</text:p>
          </table:table-cell>
          <table:table-cell/>
          <table:table-cell office:value-type="float" office:value="0.0617339">
            <text:p>0.0617339</text:p>
          </table:table-cell>
          <table:table-cell table:number-columns-repeated="4"/>
        </table:table-row>
        <table:table-row table:style-name="ro1">
          <table:table-cell office:value-type="float" office:value="1157">
            <text:p>1157</text:p>
          </table:table-cell>
          <table:table-cell/>
          <table:table-cell office:value-type="float" office:value="0.0584737">
            <text:p>0.0584737</text:p>
          </table:table-cell>
          <table:table-cell table:number-columns-repeated="4"/>
        </table:table-row>
        <table:table-row table:style-name="ro1">
          <table:table-cell office:value-type="float" office:value="1158">
            <text:p>1158</text:p>
          </table:table-cell>
          <table:table-cell/>
          <table:table-cell office:value-type="float" office:value="0.0551967">
            <text:p>0.0551967</text:p>
          </table:table-cell>
          <table:table-cell table:number-columns-repeated="4"/>
        </table:table-row>
        <table:table-row table:style-name="ro1">
          <table:table-cell office:value-type="float" office:value="1159">
            <text:p>1159</text:p>
          </table:table-cell>
          <table:table-cell/>
          <table:table-cell office:value-type="float" office:value="0.0519028">
            <text:p>0.0519028</text:p>
          </table:table-cell>
          <table:table-cell table:number-columns-repeated="4"/>
        </table:table-row>
        <table:table-row table:style-name="ro1">
          <table:table-cell office:value-type="float" office:value="1160">
            <text:p>1160</text:p>
          </table:table-cell>
          <table:table-cell/>
          <table:table-cell office:value-type="float" office:value="0.0485925">
            <text:p>0.0485925</text:p>
          </table:table-cell>
          <table:table-cell table:number-columns-repeated="4"/>
        </table:table-row>
        <table:table-row table:style-name="ro1">
          <table:table-cell office:value-type="float" office:value="1161">
            <text:p>1161</text:p>
          </table:table-cell>
          <table:table-cell/>
          <table:table-cell office:value-type="float" office:value="0.0452663">
            <text:p>0.0452663</text:p>
          </table:table-cell>
          <table:table-cell table:number-columns-repeated="4"/>
        </table:table-row>
        <table:table-row table:style-name="ro1">
          <table:table-cell office:value-type="float" office:value="1162">
            <text:p>1162</text:p>
          </table:table-cell>
          <table:table-cell/>
          <table:table-cell office:value-type="float" office:value="0.0419244">
            <text:p>0.0419244</text:p>
          </table:table-cell>
          <table:table-cell table:number-columns-repeated="4"/>
        </table:table-row>
        <table:table-row table:style-name="ro1">
          <table:table-cell office:value-type="float" office:value="1163">
            <text:p>1163</text:p>
          </table:table-cell>
          <table:table-cell/>
          <table:table-cell office:value-type="float" office:value="0.0385673">
            <text:p>0.0385673</text:p>
          </table:table-cell>
          <table:table-cell table:number-columns-repeated="4"/>
        </table:table-row>
        <table:table-row table:style-name="ro1">
          <table:table-cell office:value-type="float" office:value="1164">
            <text:p>1164</text:p>
          </table:table-cell>
          <table:table-cell/>
          <table:table-cell office:value-type="float" office:value="0.0351954">
            <text:p>0.0351954</text:p>
          </table:table-cell>
          <table:table-cell table:number-columns-repeated="4"/>
        </table:table-row>
        <table:table-row table:style-name="ro1">
          <table:table-cell office:value-type="float" office:value="1165">
            <text:p>1165</text:p>
          </table:table-cell>
          <table:table-cell/>
          <table:table-cell office:value-type="float" office:value="0.0318094">
            <text:p>0.0318094</text:p>
          </table:table-cell>
          <table:table-cell table:number-columns-repeated="4"/>
        </table:table-row>
        <table:table-row table:style-name="ro1">
          <table:table-cell office:value-type="float" office:value="1166">
            <text:p>1166</text:p>
          </table:table-cell>
          <table:table-cell/>
          <table:table-cell office:value-type="float" office:value="0.0284098">
            <text:p>0.0284098</text:p>
          </table:table-cell>
          <table:table-cell table:number-columns-repeated="4"/>
        </table:table-row>
        <table:table-row table:style-name="ro1">
          <table:table-cell office:value-type="float" office:value="1167">
            <text:p>1167</text:p>
          </table:table-cell>
          <table:table-cell/>
          <table:table-cell office:value-type="float" office:value="0.024997">
            <text:p>0.024997</text:p>
          </table:table-cell>
          <table:table-cell table:number-columns-repeated="4"/>
        </table:table-row>
        <table:table-row table:style-name="ro1">
          <table:table-cell office:value-type="float" office:value="1168">
            <text:p>1168</text:p>
          </table:table-cell>
          <table:table-cell/>
          <table:table-cell office:value-type="float" office:value="0.0215714">
            <text:p>0.0215714</text:p>
          </table:table-cell>
          <table:table-cell table:number-columns-repeated="4"/>
        </table:table-row>
        <table:table-row table:style-name="ro1">
          <table:table-cell office:value-type="float" office:value="1169">
            <text:p>1169</text:p>
          </table:table-cell>
          <table:table-cell/>
          <table:table-cell office:value-type="float" office:value="0.0181335">
            <text:p>0.0181335</text:p>
          </table:table-cell>
          <table:table-cell table:number-columns-repeated="4"/>
        </table:table-row>
        <table:table-row table:style-name="ro1">
          <table:table-cell office:value-type="float" office:value="1170">
            <text:p>1170</text:p>
          </table:table-cell>
          <table:table-cell/>
          <table:table-cell office:value-type="float" office:value="0.0146837">
            <text:p>0.0146837</text:p>
          </table:table-cell>
          <table:table-cell table:number-columns-repeated="4"/>
        </table:table-row>
        <table:table-row table:style-name="ro1">
          <table:table-cell office:value-type="float" office:value="1171">
            <text:p>1171</text:p>
          </table:table-cell>
          <table:table-cell/>
          <table:table-cell office:value-type="float" office:value="0.0112227">
            <text:p>0.0112227</text:p>
          </table:table-cell>
          <table:table-cell table:number-columns-repeated="4"/>
        </table:table-row>
        <table:table-row table:style-name="ro1">
          <table:table-cell office:value-type="float" office:value="1172">
            <text:p>1172</text:p>
          </table:table-cell>
          <table:table-cell/>
          <table:table-cell office:value-type="float" office:value="0.00775095">
            <text:p>0.00775095</text:p>
          </table:table-cell>
          <table:table-cell table:number-columns-repeated="4"/>
        </table:table-row>
        <table:table-row table:style-name="ro1">
          <table:table-cell office:value-type="float" office:value="1173">
            <text:p>1173</text:p>
          </table:table-cell>
          <table:table-cell/>
          <table:table-cell office:value-type="float" office:value="0.00426861">
            <text:p>0.00426861</text:p>
          </table:table-cell>
          <table:table-cell table:number-columns-repeated="4"/>
        </table:table-row>
        <table:table-row table:style-name="ro1">
          <table:table-cell office:value-type="float" office:value="1174">
            <text:p>1174</text:p>
          </table:table-cell>
          <table:table-cell/>
          <table:table-cell office:value-type="float" office:value="0.000776247">
            <text:p>0.000776247</text:p>
          </table:table-cell>
          <table:table-cell table:number-columns-repeated="4"/>
        </table:table-row>
        <table:table-row table:style-name="ro1">
          <table:table-cell office:value-type="float" office:value="1175">
            <text:p>1175</text:p>
          </table:table-cell>
          <table:table-cell/>
          <table:table-cell office:value-type="float" office:value="-0.00272504">
            <text:p>-0.00272504</text:p>
          </table:table-cell>
          <table:table-cell table:number-columns-repeated="4"/>
        </table:table-row>
        <table:table-row table:style-name="ro1">
          <table:table-cell office:value-type="float" office:value="1176">
            <text:p>1176</text:p>
          </table:table-cell>
          <table:table-cell/>
          <table:table-cell office:value-type="float" office:value="-0.00623484">
            <text:p>-0.00623484</text:p>
          </table:table-cell>
          <table:table-cell table:number-columns-repeated="4"/>
        </table:table-row>
        <table:table-row table:style-name="ro1">
          <table:table-cell office:value-type="float" office:value="1177">
            <text:p>1177</text:p>
          </table:table-cell>
          <table:table-cell/>
          <table:table-cell office:value-type="float" office:value="-0.00975261">
            <text:p>-0.00975261</text:p>
          </table:table-cell>
          <table:table-cell table:number-columns-repeated="4"/>
        </table:table-row>
        <table:table-row table:style-name="ro1">
          <table:table-cell office:value-type="float" office:value="1178">
            <text:p>1178</text:p>
          </table:table-cell>
          <table:table-cell/>
          <table:table-cell office:value-type="float" office:value="-0.0132774">
            <text:p>-0.0132774</text:p>
          </table:table-cell>
          <table:table-cell table:number-columns-repeated="4"/>
        </table:table-row>
        <table:table-row table:style-name="ro1">
          <table:table-cell office:value-type="float" office:value="1179">
            <text:p>1179</text:p>
          </table:table-cell>
          <table:table-cell/>
          <table:table-cell office:value-type="float" office:value="-0.0168089">
            <text:p>-0.0168089</text:p>
          </table:table-cell>
          <table:table-cell table:number-columns-repeated="4"/>
        </table:table-row>
        <table:table-row table:style-name="ro1">
          <table:table-cell office:value-type="float" office:value="1180">
            <text:p>1180</text:p>
          </table:table-cell>
          <table:table-cell/>
          <table:table-cell office:value-type="float" office:value="-0.0203473">
            <text:p>-0.0203473</text:p>
          </table:table-cell>
          <table:table-cell table:number-columns-repeated="4"/>
        </table:table-row>
        <table:table-row table:style-name="ro1">
          <table:table-cell office:value-type="float" office:value="1181">
            <text:p>1181</text:p>
          </table:table-cell>
          <table:table-cell/>
          <table:table-cell office:value-type="float" office:value="-0.0238923">
            <text:p>-0.0238923</text:p>
          </table:table-cell>
          <table:table-cell table:number-columns-repeated="4"/>
        </table:table-row>
        <table:table-row table:style-name="ro1">
          <table:table-cell office:value-type="float" office:value="1182">
            <text:p>1182</text:p>
          </table:table-cell>
          <table:table-cell/>
          <table:table-cell office:value-type="float" office:value="-0.0274433">
            <text:p>-0.0274433</text:p>
          </table:table-cell>
          <table:table-cell table:number-columns-repeated="4"/>
        </table:table-row>
        <table:table-row table:style-name="ro1">
          <table:table-cell office:value-type="float" office:value="1183">
            <text:p>1183</text:p>
          </table:table-cell>
          <table:table-cell/>
          <table:table-cell office:value-type="float" office:value="-0.0309996">
            <text:p>-0.0309996</text:p>
          </table:table-cell>
          <table:table-cell table:number-columns-repeated="4"/>
        </table:table-row>
        <table:table-row table:style-name="ro1">
          <table:table-cell office:value-type="float" office:value="1184">
            <text:p>1184</text:p>
          </table:table-cell>
          <table:table-cell/>
          <table:table-cell office:value-type="float" office:value="-0.0345605">
            <text:p>-0.0345605</text:p>
          </table:table-cell>
          <table:table-cell table:number-columns-repeated="4"/>
        </table:table-row>
        <table:table-row table:style-name="ro1">
          <table:table-cell office:value-type="float" office:value="1185">
            <text:p>1185</text:p>
          </table:table-cell>
          <table:table-cell/>
          <table:table-cell office:value-type="float" office:value="-0.0381258">
            <text:p>-0.0381258</text:p>
          </table:table-cell>
          <table:table-cell table:number-columns-repeated="4"/>
        </table:table-row>
        <table:table-row table:style-name="ro1">
          <table:table-cell office:value-type="float" office:value="1186">
            <text:p>1186</text:p>
          </table:table-cell>
          <table:table-cell/>
          <table:table-cell office:value-type="float" office:value="-0.0416949">
            <text:p>-0.0416949</text:p>
          </table:table-cell>
          <table:table-cell table:number-columns-repeated="4"/>
        </table:table-row>
        <table:table-row table:style-name="ro1">
          <table:table-cell office:value-type="float" office:value="1187">
            <text:p>1187</text:p>
          </table:table-cell>
          <table:table-cell/>
          <table:table-cell office:value-type="float" office:value="-0.0452671">
            <text:p>-0.0452671</text:p>
          </table:table-cell>
          <table:table-cell table:number-columns-repeated="4"/>
        </table:table-row>
        <table:table-row table:style-name="ro1">
          <table:table-cell office:value-type="float" office:value="1188">
            <text:p>1188</text:p>
          </table:table-cell>
          <table:table-cell/>
          <table:table-cell office:value-type="float" office:value="-0.0488413">
            <text:p>-0.0488413</text:p>
          </table:table-cell>
          <table:table-cell table:number-columns-repeated="4"/>
        </table:table-row>
        <table:table-row table:style-name="ro1">
          <table:table-cell office:value-type="float" office:value="1189">
            <text:p>1189</text:p>
          </table:table-cell>
          <table:table-cell/>
          <table:table-cell office:value-type="float" office:value="-0.0524172">
            <text:p>-0.0524172</text:p>
          </table:table-cell>
          <table:table-cell table:number-columns-repeated="4"/>
        </table:table-row>
        <table:table-row table:style-name="ro1">
          <table:table-cell office:value-type="float" office:value="1190">
            <text:p>1190</text:p>
          </table:table-cell>
          <table:table-cell/>
          <table:table-cell office:value-type="float" office:value="-0.0559945">
            <text:p>-0.0559945</text:p>
          </table:table-cell>
          <table:table-cell table:number-columns-repeated="4"/>
        </table:table-row>
        <table:table-row table:style-name="ro1">
          <table:table-cell office:value-type="float" office:value="1191">
            <text:p>1191</text:p>
          </table:table-cell>
          <table:table-cell/>
          <table:table-cell office:value-type="float" office:value="-0.0595724">
            <text:p>-0.0595724</text:p>
          </table:table-cell>
          <table:table-cell table:number-columns-repeated="4"/>
        </table:table-row>
        <table:table-row table:style-name="ro1">
          <table:table-cell office:value-type="float" office:value="1192">
            <text:p>1192</text:p>
          </table:table-cell>
          <table:table-cell/>
          <table:table-cell office:value-type="float" office:value="-0.0631509">
            <text:p>-0.0631509</text:p>
          </table:table-cell>
          <table:table-cell table:number-columns-repeated="4"/>
        </table:table-row>
        <table:table-row table:style-name="ro1">
          <table:table-cell office:value-type="float" office:value="1193">
            <text:p>1193</text:p>
          </table:table-cell>
          <table:table-cell/>
          <table:table-cell office:value-type="float" office:value="-0.0667295">
            <text:p>-0.0667295</text:p>
          </table:table-cell>
          <table:table-cell table:number-columns-repeated="4"/>
        </table:table-row>
        <table:table-row table:style-name="ro1">
          <table:table-cell office:value-type="float" office:value="1194">
            <text:p>1194</text:p>
          </table:table-cell>
          <table:table-cell/>
          <table:table-cell office:value-type="float" office:value="-0.0703075">
            <text:p>-0.0703075</text:p>
          </table:table-cell>
          <table:table-cell table:number-columns-repeated="4"/>
        </table:table-row>
        <table:table-row table:style-name="ro1">
          <table:table-cell office:value-type="float" office:value="1195">
            <text:p>1195</text:p>
          </table:table-cell>
          <table:table-cell/>
          <table:table-cell office:value-type="float" office:value="-0.0738843">
            <text:p>-0.0738843</text:p>
          </table:table-cell>
          <table:table-cell table:number-columns-repeated="4"/>
        </table:table-row>
        <table:table-row table:style-name="ro1">
          <table:table-cell office:value-type="float" office:value="1196">
            <text:p>1196</text:p>
          </table:table-cell>
          <table:table-cell/>
          <table:table-cell office:value-type="float" office:value="-0.0774597">
            <text:p>-0.0774597</text:p>
          </table:table-cell>
          <table:table-cell table:number-columns-repeated="4"/>
        </table:table-row>
        <table:table-row table:style-name="ro1">
          <table:table-cell office:value-type="float" office:value="1197">
            <text:p>1197</text:p>
          </table:table-cell>
          <table:table-cell/>
          <table:table-cell office:value-type="float" office:value="-0.0810335">
            <text:p>-0.0810335</text:p>
          </table:table-cell>
          <table:table-cell table:number-columns-repeated="4"/>
        </table:table-row>
        <table:table-row table:style-name="ro1">
          <table:table-cell office:value-type="float" office:value="1198">
            <text:p>1198</text:p>
          </table:table-cell>
          <table:table-cell/>
          <table:table-cell office:value-type="float" office:value="-0.0846051">
            <text:p>-0.0846051</text:p>
          </table:table-cell>
          <table:table-cell table:number-columns-repeated="4"/>
        </table:table-row>
        <table:table-row table:style-name="ro1">
          <table:table-cell office:value-type="float" office:value="1199">
            <text:p>1199</text:p>
          </table:table-cell>
          <table:table-cell/>
          <table:table-cell office:value-type="float" office:value="-0.0881733">
            <text:p>-0.0881733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/>
          <table:table-cell office:value-type="float" office:value="-0.0917375">
            <text:p>-0.0917375</text:p>
          </table:table-cell>
          <table:table-cell table:number-columns-repeated="4"/>
        </table:table-row>
        <table:table-row table:style-name="ro1">
          <table:table-cell office:value-type="float" office:value="1201">
            <text:p>1201</text:p>
          </table:table-cell>
          <table:table-cell/>
          <table:table-cell office:value-type="float" office:value="-0.095297">
            <text:p>-0.095297</text:p>
          </table:table-cell>
          <table:table-cell table:number-columns-repeated="4"/>
        </table:table-row>
        <table:table-row table:style-name="ro1">
          <table:table-cell office:value-type="float" office:value="1202">
            <text:p>1202</text:p>
          </table:table-cell>
          <table:table-cell/>
          <table:table-cell office:value-type="float" office:value="-0.0988516">
            <text:p>-0.0988516</text:p>
          </table:table-cell>
          <table:table-cell table:number-columns-repeated="4"/>
        </table:table-row>
        <table:table-row table:style-name="ro1">
          <table:table-cell office:value-type="float" office:value="1203">
            <text:p>1203</text:p>
          </table:table-cell>
          <table:table-cell/>
          <table:table-cell office:value-type="float" office:value="-0.102401">
            <text:p>-0.102401</text:p>
          </table:table-cell>
          <table:table-cell table:number-columns-repeated="4"/>
        </table:table-row>
        <table:table-row table:style-name="ro1">
          <table:table-cell office:value-type="float" office:value="1204">
            <text:p>1204</text:p>
          </table:table-cell>
          <table:table-cell/>
          <table:table-cell office:value-type="float" office:value="-0.105943">
            <text:p>-0.105943</text:p>
          </table:table-cell>
          <table:table-cell table:number-columns-repeated="4"/>
        </table:table-row>
        <table:table-row table:style-name="ro1">
          <table:table-cell office:value-type="float" office:value="1205">
            <text:p>1205</text:p>
          </table:table-cell>
          <table:table-cell/>
          <table:table-cell office:value-type="float" office:value="-0.10948">
            <text:p>-0.10948</text:p>
          </table:table-cell>
          <table:table-cell table:number-columns-repeated="4"/>
        </table:table-row>
        <table:table-row table:style-name="ro1">
          <table:table-cell office:value-type="float" office:value="1206">
            <text:p>1206</text:p>
          </table:table-cell>
          <table:table-cell/>
          <table:table-cell office:value-type="float" office:value="-0.113008">
            <text:p>-0.113008</text:p>
          </table:table-cell>
          <table:table-cell table:number-columns-repeated="4"/>
        </table:table-row>
        <table:table-row table:style-name="ro1">
          <table:table-cell office:value-type="float" office:value="1207">
            <text:p>1207</text:p>
          </table:table-cell>
          <table:table-cell/>
          <table:table-cell office:value-type="float" office:value="-0.116529">
            <text:p>-0.116529</text:p>
          </table:table-cell>
          <table:table-cell table:number-columns-repeated="4"/>
        </table:table-row>
        <table:table-row table:style-name="ro1">
          <table:table-cell office:value-type="float" office:value="1208">
            <text:p>1208</text:p>
          </table:table-cell>
          <table:table-cell/>
          <table:table-cell office:value-type="float" office:value="-0.120041">
            <text:p>-0.120041</text:p>
          </table:table-cell>
          <table:table-cell table:number-columns-repeated="4"/>
        </table:table-row>
        <table:table-row table:style-name="ro1">
          <table:table-cell office:value-type="float" office:value="1209">
            <text:p>1209</text:p>
          </table:table-cell>
          <table:table-cell/>
          <table:table-cell office:value-type="float" office:value="-0.123545">
            <text:p>-0.123545</text:p>
          </table:table-cell>
          <table:table-cell table:number-columns-repeated="4"/>
        </table:table-row>
        <table:table-row table:style-name="ro1">
          <table:table-cell office:value-type="float" office:value="1210">
            <text:p>1210</text:p>
          </table:table-cell>
          <table:table-cell/>
          <table:table-cell office:value-type="float" office:value="-0.127039">
            <text:p>-0.127039</text:p>
          </table:table-cell>
          <table:table-cell table:number-columns-repeated="4"/>
        </table:table-row>
        <table:table-row table:style-name="ro1">
          <table:table-cell office:value-type="float" office:value="1211">
            <text:p>1211</text:p>
          </table:table-cell>
          <table:table-cell/>
          <table:table-cell office:value-type="float" office:value="-0.130523">
            <text:p>-0.130523</text:p>
          </table:table-cell>
          <table:table-cell table:number-columns-repeated="4"/>
        </table:table-row>
        <table:table-row table:style-name="ro1">
          <table:table-cell office:value-type="float" office:value="1212">
            <text:p>1212</text:p>
          </table:table-cell>
          <table:table-cell/>
          <table:table-cell office:value-type="float" office:value="-0.133997">
            <text:p>-0.133997</text:p>
          </table:table-cell>
          <table:table-cell table:number-columns-repeated="4"/>
        </table:table-row>
        <table:table-row table:style-name="ro1">
          <table:table-cell office:value-type="float" office:value="1213">
            <text:p>1213</text:p>
          </table:table-cell>
          <table:table-cell/>
          <table:table-cell office:value-type="float" office:value="-0.13746">
            <text:p>-0.13746</text:p>
          </table:table-cell>
          <table:table-cell table:number-columns-repeated="4"/>
        </table:table-row>
        <table:table-row table:style-name="ro1">
          <table:table-cell office:value-type="float" office:value="1214">
            <text:p>1214</text:p>
          </table:table-cell>
          <table:table-cell/>
          <table:table-cell office:value-type="float" office:value="-0.140912">
            <text:p>-0.140912</text:p>
          </table:table-cell>
          <table:table-cell table:number-columns-repeated="4"/>
        </table:table-row>
        <table:table-row table:style-name="ro1">
          <table:table-cell office:value-type="float" office:value="1215">
            <text:p>1215</text:p>
          </table:table-cell>
          <table:table-cell/>
          <table:table-cell office:value-type="float" office:value="-0.144352">
            <text:p>-0.144352</text:p>
          </table:table-cell>
          <table:table-cell table:number-columns-repeated="4"/>
        </table:table-row>
        <table:table-row table:style-name="ro1">
          <table:table-cell office:value-type="float" office:value="1216">
            <text:p>1216</text:p>
          </table:table-cell>
          <table:table-cell/>
          <table:table-cell office:value-type="float" office:value="-0.147781">
            <text:p>-0.147781</text:p>
          </table:table-cell>
          <table:table-cell table:number-columns-repeated="4"/>
        </table:table-row>
        <table:table-row table:style-name="ro1">
          <table:table-cell office:value-type="float" office:value="1217">
            <text:p>1217</text:p>
          </table:table-cell>
          <table:table-cell/>
          <table:table-cell office:value-type="float" office:value="-0.151196">
            <text:p>-0.151196</text:p>
          </table:table-cell>
          <table:table-cell table:number-columns-repeated="4"/>
        </table:table-row>
        <table:table-row table:style-name="ro1">
          <table:table-cell office:value-type="float" office:value="1218">
            <text:p>1218</text:p>
          </table:table-cell>
          <table:table-cell/>
          <table:table-cell office:value-type="float" office:value="-0.154598">
            <text:p>-0.154598</text:p>
          </table:table-cell>
          <table:table-cell table:number-columns-repeated="4"/>
        </table:table-row>
        <table:table-row table:style-name="ro1">
          <table:table-cell office:value-type="float" office:value="1219">
            <text:p>1219</text:p>
          </table:table-cell>
          <table:table-cell/>
          <table:table-cell office:value-type="float" office:value="-0.157986">
            <text:p>-0.157986</text:p>
          </table:table-cell>
          <table:table-cell table:number-columns-repeated="4"/>
        </table:table-row>
        <table:table-row table:style-name="ro1">
          <table:table-cell office:value-type="float" office:value="1220">
            <text:p>1220</text:p>
          </table:table-cell>
          <table:table-cell/>
          <table:table-cell office:value-type="float" office:value="-0.16136">
            <text:p>-0.16136</text:p>
          </table:table-cell>
          <table:table-cell table:number-columns-repeated="4"/>
        </table:table-row>
        <table:table-row table:style-name="ro1">
          <table:table-cell office:value-type="float" office:value="1221">
            <text:p>1221</text:p>
          </table:table-cell>
          <table:table-cell/>
          <table:table-cell office:value-type="float" office:value="-0.164719">
            <text:p>-0.164719</text:p>
          </table:table-cell>
          <table:table-cell table:number-columns-repeated="4"/>
        </table:table-row>
        <table:table-row table:style-name="ro1">
          <table:table-cell office:value-type="float" office:value="1222">
            <text:p>1222</text:p>
          </table:table-cell>
          <table:table-cell/>
          <table:table-cell office:value-type="float" office:value="-0.168062">
            <text:p>-0.168062</text:p>
          </table:table-cell>
          <table:table-cell table:number-columns-repeated="4"/>
        </table:table-row>
        <table:table-row table:style-name="ro1">
          <table:table-cell office:value-type="float" office:value="1223">
            <text:p>1223</text:p>
          </table:table-cell>
          <table:table-cell/>
          <table:table-cell office:value-type="float" office:value="-0.17139">
            <text:p>-0.17139</text:p>
          </table:table-cell>
          <table:table-cell table:number-columns-repeated="4"/>
        </table:table-row>
        <table:table-row table:style-name="ro1">
          <table:table-cell office:value-type="float" office:value="1224">
            <text:p>1224</text:p>
          </table:table-cell>
          <table:table-cell/>
          <table:table-cell office:value-type="float" office:value="-0.174701">
            <text:p>-0.174701</text:p>
          </table:table-cell>
          <table:table-cell table:number-columns-repeated="4"/>
        </table:table-row>
        <table:table-row table:style-name="ro1">
          <table:table-cell office:value-type="float" office:value="1225">
            <text:p>1225</text:p>
          </table:table-cell>
          <table:table-cell/>
          <table:table-cell office:value-type="float" office:value="-0.177995">
            <text:p>-0.177995</text:p>
          </table:table-cell>
          <table:table-cell table:number-columns-repeated="4"/>
        </table:table-row>
        <table:table-row table:style-name="ro1">
          <table:table-cell office:value-type="float" office:value="1226">
            <text:p>1226</text:p>
          </table:table-cell>
          <table:table-cell/>
          <table:table-cell office:value-type="float" office:value="-0.181272">
            <text:p>-0.181272</text:p>
          </table:table-cell>
          <table:table-cell table:number-columns-repeated="4"/>
        </table:table-row>
        <table:table-row table:style-name="ro1">
          <table:table-cell office:value-type="float" office:value="1227">
            <text:p>1227</text:p>
          </table:table-cell>
          <table:table-cell/>
          <table:table-cell office:value-type="float" office:value="-0.184531">
            <text:p>-0.184531</text:p>
          </table:table-cell>
          <table:table-cell table:number-columns-repeated="4"/>
        </table:table-row>
        <table:table-row table:style-name="ro1">
          <table:table-cell office:value-type="float" office:value="1228">
            <text:p>1228</text:p>
          </table:table-cell>
          <table:table-cell/>
          <table:table-cell office:value-type="float" office:value="-0.187772">
            <text:p>-0.187772</text:p>
          </table:table-cell>
          <table:table-cell table:number-columns-repeated="4"/>
        </table:table-row>
        <table:table-row table:style-name="ro1">
          <table:table-cell office:value-type="float" office:value="1229">
            <text:p>1229</text:p>
          </table:table-cell>
          <table:table-cell/>
          <table:table-cell office:value-type="float" office:value="-0.190994">
            <text:p>-0.190994</text:p>
          </table:table-cell>
          <table:table-cell table:number-columns-repeated="4"/>
        </table:table-row>
        <table:table-row table:style-name="ro1">
          <table:table-cell office:value-type="float" office:value="1230">
            <text:p>1230</text:p>
          </table:table-cell>
          <table:table-cell/>
          <table:table-cell office:value-type="float" office:value="-0.194196">
            <text:p>-0.194196</text:p>
          </table:table-cell>
          <table:table-cell table:number-columns-repeated="4"/>
        </table:table-row>
        <table:table-row table:style-name="ro1">
          <table:table-cell office:value-type="float" office:value="1231">
            <text:p>1231</text:p>
          </table:table-cell>
          <table:table-cell/>
          <table:table-cell office:value-type="float" office:value="-0.197378">
            <text:p>-0.197378</text:p>
          </table:table-cell>
          <table:table-cell table:number-columns-repeated="4"/>
        </table:table-row>
        <table:table-row table:style-name="ro1">
          <table:table-cell office:value-type="float" office:value="1232">
            <text:p>1232</text:p>
          </table:table-cell>
          <table:table-cell/>
          <table:table-cell office:value-type="float" office:value="-0.20054">
            <text:p>-0.20054</text:p>
          </table:table-cell>
          <table:table-cell table:number-columns-repeated="4"/>
        </table:table-row>
        <table:table-row table:style-name="ro1">
          <table:table-cell office:value-type="float" office:value="1233">
            <text:p>1233</text:p>
          </table:table-cell>
          <table:table-cell/>
          <table:table-cell office:value-type="float" office:value="-0.20368">
            <text:p>-0.20368</text:p>
          </table:table-cell>
          <table:table-cell table:number-columns-repeated="4"/>
        </table:table-row>
        <table:table-row table:style-name="ro1">
          <table:table-cell office:value-type="float" office:value="1234">
            <text:p>1234</text:p>
          </table:table-cell>
          <table:table-cell/>
          <table:table-cell office:value-type="float" office:value="-0.2068">
            <text:p>-0.2068</text:p>
          </table:table-cell>
          <table:table-cell table:number-columns-repeated="4"/>
        </table:table-row>
        <table:table-row table:style-name="ro1">
          <table:table-cell office:value-type="float" office:value="1235">
            <text:p>1235</text:p>
          </table:table-cell>
          <table:table-cell/>
          <table:table-cell office:value-type="float" office:value="-0.209897">
            <text:p>-0.209897</text:p>
          </table:table-cell>
          <table:table-cell table:number-columns-repeated="4"/>
        </table:table-row>
        <table:table-row table:style-name="ro1">
          <table:table-cell office:value-type="float" office:value="1236">
            <text:p>1236</text:p>
          </table:table-cell>
          <table:table-cell/>
          <table:table-cell office:value-type="float" office:value="-0.212972">
            <text:p>-0.212972</text:p>
          </table:table-cell>
          <table:table-cell table:number-columns-repeated="4"/>
        </table:table-row>
        <table:table-row table:style-name="ro1">
          <table:table-cell office:value-type="float" office:value="1237">
            <text:p>1237</text:p>
          </table:table-cell>
          <table:table-cell/>
          <table:table-cell office:value-type="float" office:value="-0.216025">
            <text:p>-0.216025</text:p>
          </table:table-cell>
          <table:table-cell table:number-columns-repeated="4"/>
        </table:table-row>
        <table:table-row table:style-name="ro1">
          <table:table-cell office:value-type="float" office:value="1238">
            <text:p>1238</text:p>
          </table:table-cell>
          <table:table-cell/>
          <table:table-cell office:value-type="float" office:value="-0.219053">
            <text:p>-0.219053</text:p>
          </table:table-cell>
          <table:table-cell table:number-columns-repeated="4"/>
        </table:table-row>
        <table:table-row table:style-name="ro1">
          <table:table-cell office:value-type="float" office:value="1239">
            <text:p>1239</text:p>
          </table:table-cell>
          <table:table-cell/>
          <table:table-cell office:value-type="float" office:value="-0.222058">
            <text:p>-0.222058</text:p>
          </table:table-cell>
          <table:table-cell table:number-columns-repeated="4"/>
        </table:table-row>
        <table:table-row table:style-name="ro1">
          <table:table-cell office:value-type="float" office:value="1240">
            <text:p>1240</text:p>
          </table:table-cell>
          <table:table-cell/>
          <table:table-cell office:value-type="float" office:value="-0.225039">
            <text:p>-0.225039</text:p>
          </table:table-cell>
          <table:table-cell table:number-columns-repeated="4"/>
        </table:table-row>
        <table:table-row table:style-name="ro1">
          <table:table-cell office:value-type="float" office:value="1241">
            <text:p>1241</text:p>
          </table:table-cell>
          <table:table-cell/>
          <table:table-cell office:value-type="float" office:value="-0.227995">
            <text:p>-0.227995</text:p>
          </table:table-cell>
          <table:table-cell table:number-columns-repeated="4"/>
        </table:table-row>
        <table:table-row table:style-name="ro1">
          <table:table-cell office:value-type="float" office:value="1242">
            <text:p>1242</text:p>
          </table:table-cell>
          <table:table-cell/>
          <table:table-cell office:value-type="float" office:value="-0.230926">
            <text:p>-0.230926</text:p>
          </table:table-cell>
          <table:table-cell table:number-columns-repeated="4"/>
        </table:table-row>
        <table:table-row table:style-name="ro1">
          <table:table-cell office:value-type="float" office:value="1243">
            <text:p>1243</text:p>
          </table:table-cell>
          <table:table-cell/>
          <table:table-cell office:value-type="float" office:value="-0.23383">
            <text:p>-0.23383</text:p>
          </table:table-cell>
          <table:table-cell table:number-columns-repeated="4"/>
        </table:table-row>
        <table:table-row table:style-name="ro1">
          <table:table-cell office:value-type="float" office:value="1244">
            <text:p>1244</text:p>
          </table:table-cell>
          <table:table-cell/>
          <table:table-cell office:value-type="float" office:value="-0.236709">
            <text:p>-0.236709</text:p>
          </table:table-cell>
          <table:table-cell table:number-columns-repeated="4"/>
        </table:table-row>
        <table:table-row table:style-name="ro1">
          <table:table-cell office:value-type="float" office:value="1245">
            <text:p>1245</text:p>
          </table:table-cell>
          <table:table-cell/>
          <table:table-cell office:value-type="float" office:value="-0.239562">
            <text:p>-0.239562</text:p>
          </table:table-cell>
          <table:table-cell table:number-columns-repeated="4"/>
        </table:table-row>
        <table:table-row table:style-name="ro1">
          <table:table-cell office:value-type="float" office:value="1246">
            <text:p>1246</text:p>
          </table:table-cell>
          <table:table-cell/>
          <table:table-cell office:value-type="float" office:value="-0.242387">
            <text:p>-0.242387</text:p>
          </table:table-cell>
          <table:table-cell table:number-columns-repeated="4"/>
        </table:table-row>
        <table:table-row table:style-name="ro1">
          <table:table-cell office:value-type="float" office:value="1247">
            <text:p>1247</text:p>
          </table:table-cell>
          <table:table-cell/>
          <table:table-cell office:value-type="float" office:value="-0.245185">
            <text:p>-0.245185</text:p>
          </table:table-cell>
          <table:table-cell table:number-columns-repeated="4"/>
        </table:table-row>
        <table:table-row table:style-name="ro1">
          <table:table-cell office:value-type="float" office:value="1248">
            <text:p>1248</text:p>
          </table:table-cell>
          <table:table-cell/>
          <table:table-cell office:value-type="float" office:value="-0.247954">
            <text:p>-0.247954</text:p>
          </table:table-cell>
          <table:table-cell table:number-columns-repeated="4"/>
        </table:table-row>
        <table:table-row table:style-name="ro1">
          <table:table-cell office:value-type="float" office:value="1249">
            <text:p>1249</text:p>
          </table:table-cell>
          <table:table-cell/>
          <table:table-cell office:value-type="float" office:value="-0.250694">
            <text:p>-0.250694</text:p>
          </table:table-cell>
          <table:table-cell table:number-columns-repeated="4"/>
        </table:table-row>
        <table:table-row table:style-name="ro1">
          <table:table-cell office:value-type="float" office:value="1250">
            <text:p>1250</text:p>
          </table:table-cell>
          <table:table-cell/>
          <table:table-cell office:value-type="float" office:value="-0.253405">
            <text:p>-0.253405</text:p>
          </table:table-cell>
          <table:table-cell table:number-columns-repeated="4"/>
        </table:table-row>
        <table:table-row table:style-name="ro1">
          <table:table-cell office:value-type="float" office:value="1251">
            <text:p>1251</text:p>
          </table:table-cell>
          <table:table-cell/>
          <table:table-cell office:value-type="float" office:value="-0.256086">
            <text:p>-0.256086</text:p>
          </table:table-cell>
          <table:table-cell table:number-columns-repeated="4"/>
        </table:table-row>
        <table:table-row table:style-name="ro1">
          <table:table-cell office:value-type="float" office:value="1252">
            <text:p>1252</text:p>
          </table:table-cell>
          <table:table-cell/>
          <table:table-cell office:value-type="float" office:value="-0.258737">
            <text:p>-0.258737</text:p>
          </table:table-cell>
          <table:table-cell table:number-columns-repeated="4"/>
        </table:table-row>
        <table:table-row table:style-name="ro1">
          <table:table-cell office:value-type="float" office:value="1253">
            <text:p>1253</text:p>
          </table:table-cell>
          <table:table-cell/>
          <table:table-cell office:value-type="float" office:value="-0.261357">
            <text:p>-0.261357</text:p>
          </table:table-cell>
          <table:table-cell table:number-columns-repeated="4"/>
        </table:table-row>
        <table:table-row table:style-name="ro1">
          <table:table-cell office:value-type="float" office:value="1254">
            <text:p>1254</text:p>
          </table:table-cell>
          <table:table-cell/>
          <table:table-cell office:value-type="float" office:value="-0.263945">
            <text:p>-0.263945</text:p>
          </table:table-cell>
          <table:table-cell table:number-columns-repeated="4"/>
        </table:table-row>
        <table:table-row table:style-name="ro1">
          <table:table-cell office:value-type="float" office:value="1255">
            <text:p>1255</text:p>
          </table:table-cell>
          <table:table-cell/>
          <table:table-cell office:value-type="float" office:value="-0.266503">
            <text:p>-0.266503</text:p>
          </table:table-cell>
          <table:table-cell table:number-columns-repeated="4"/>
        </table:table-row>
        <table:table-row table:style-name="ro1">
          <table:table-cell office:value-type="float" office:value="1256">
            <text:p>1256</text:p>
          </table:table-cell>
          <table:table-cell/>
          <table:table-cell office:value-type="float" office:value="-0.269027">
            <text:p>-0.269027</text:p>
          </table:table-cell>
          <table:table-cell table:number-columns-repeated="4"/>
        </table:table-row>
        <table:table-row table:style-name="ro1">
          <table:table-cell office:value-type="float" office:value="1257">
            <text:p>1257</text:p>
          </table:table-cell>
          <table:table-cell/>
          <table:table-cell office:value-type="float" office:value="-0.27152">
            <text:p>-0.27152</text:p>
          </table:table-cell>
          <table:table-cell table:number-columns-repeated="4"/>
        </table:table-row>
        <table:table-row table:style-name="ro1">
          <table:table-cell office:value-type="float" office:value="1258">
            <text:p>1258</text:p>
          </table:table-cell>
          <table:table-cell/>
          <table:table-cell office:value-type="float" office:value="-0.273979">
            <text:p>-0.273979</text:p>
          </table:table-cell>
          <table:table-cell table:number-columns-repeated="4"/>
        </table:table-row>
        <table:table-row table:style-name="ro1">
          <table:table-cell office:value-type="float" office:value="1259">
            <text:p>1259</text:p>
          </table:table-cell>
          <table:table-cell/>
          <table:table-cell office:value-type="float" office:value="-0.276405">
            <text:p>-0.276405</text:p>
          </table:table-cell>
          <table:table-cell table:number-columns-repeated="4"/>
        </table:table-row>
        <table:table-row table:style-name="ro1">
          <table:table-cell office:value-type="float" office:value="1260">
            <text:p>1260</text:p>
          </table:table-cell>
          <table:table-cell/>
          <table:table-cell office:value-type="float" office:value="-0.278797">
            <text:p>-0.278797</text:p>
          </table:table-cell>
          <table:table-cell table:number-columns-repeated="4"/>
        </table:table-row>
        <table:table-row table:style-name="ro1">
          <table:table-cell office:value-type="float" office:value="1261">
            <text:p>1261</text:p>
          </table:table-cell>
          <table:table-cell/>
          <table:table-cell office:value-type="float" office:value="-0.281155">
            <text:p>-0.281155</text:p>
          </table:table-cell>
          <table:table-cell table:number-columns-repeated="4"/>
        </table:table-row>
        <table:table-row table:style-name="ro1">
          <table:table-cell office:value-type="float" office:value="1262">
            <text:p>1262</text:p>
          </table:table-cell>
          <table:table-cell/>
          <table:table-cell office:value-type="float" office:value="-0.283478">
            <text:p>-0.283478</text:p>
          </table:table-cell>
          <table:table-cell table:number-columns-repeated="4"/>
        </table:table-row>
        <table:table-row table:style-name="ro1">
          <table:table-cell office:value-type="float" office:value="1263">
            <text:p>1263</text:p>
          </table:table-cell>
          <table:table-cell/>
          <table:table-cell office:value-type="float" office:value="-0.285766">
            <text:p>-0.285766</text:p>
          </table:table-cell>
          <table:table-cell table:number-columns-repeated="4"/>
        </table:table-row>
        <table:table-row table:style-name="ro1">
          <table:table-cell office:value-type="float" office:value="1264">
            <text:p>1264</text:p>
          </table:table-cell>
          <table:table-cell/>
          <table:table-cell office:value-type="float" office:value="-0.288019">
            <text:p>-0.288019</text:p>
          </table:table-cell>
          <table:table-cell table:number-columns-repeated="4"/>
        </table:table-row>
        <table:table-row table:style-name="ro1">
          <table:table-cell office:value-type="float" office:value="1265">
            <text:p>1265</text:p>
          </table:table-cell>
          <table:table-cell/>
          <table:table-cell office:value-type="float" office:value="-0.290236">
            <text:p>-0.290236</text:p>
          </table:table-cell>
          <table:table-cell table:number-columns-repeated="4"/>
        </table:table-row>
        <table:table-row table:style-name="ro1">
          <table:table-cell office:value-type="float" office:value="1266">
            <text:p>1266</text:p>
          </table:table-cell>
          <table:table-cell/>
          <table:table-cell office:value-type="float" office:value="-0.292416">
            <text:p>-0.292416</text:p>
          </table:table-cell>
          <table:table-cell table:number-columns-repeated="4"/>
        </table:table-row>
        <table:table-row table:style-name="ro1">
          <table:table-cell office:value-type="float" office:value="1267">
            <text:p>1267</text:p>
          </table:table-cell>
          <table:table-cell/>
          <table:table-cell office:value-type="float" office:value="-0.29456">
            <text:p>-0.29456</text:p>
          </table:table-cell>
          <table:table-cell table:number-columns-repeated="4"/>
        </table:table-row>
        <table:table-row table:style-name="ro1">
          <table:table-cell office:value-type="float" office:value="1268">
            <text:p>1268</text:p>
          </table:table-cell>
          <table:table-cell/>
          <table:table-cell office:value-type="float" office:value="-0.296667">
            <text:p>-0.296667</text:p>
          </table:table-cell>
          <table:table-cell table:number-columns-repeated="4"/>
        </table:table-row>
        <table:table-row table:style-name="ro1">
          <table:table-cell office:value-type="float" office:value="1269">
            <text:p>1269</text:p>
          </table:table-cell>
          <table:table-cell/>
          <table:table-cell office:value-type="float" office:value="-0.298736">
            <text:p>-0.298736</text:p>
          </table:table-cell>
          <table:table-cell table:number-columns-repeated="4"/>
        </table:table-row>
        <table:table-row table:style-name="ro1">
          <table:table-cell office:value-type="float" office:value="1270">
            <text:p>1270</text:p>
          </table:table-cell>
          <table:table-cell/>
          <table:table-cell office:value-type="float" office:value="-0.300768">
            <text:p>-0.300768</text:p>
          </table:table-cell>
          <table:table-cell table:number-columns-repeated="4"/>
        </table:table-row>
        <table:table-row table:style-name="ro1">
          <table:table-cell office:value-type="float" office:value="1271">
            <text:p>1271</text:p>
          </table:table-cell>
          <table:table-cell/>
          <table:table-cell office:value-type="float" office:value="-0.302762">
            <text:p>-0.302762</text:p>
          </table:table-cell>
          <table:table-cell table:number-columns-repeated="4"/>
        </table:table-row>
        <table:table-row table:style-name="ro1">
          <table:table-cell office:value-type="float" office:value="1272">
            <text:p>1272</text:p>
          </table:table-cell>
          <table:table-cell/>
          <table:table-cell office:value-type="float" office:value="-0.304717">
            <text:p>-0.304717</text:p>
          </table:table-cell>
          <table:table-cell table:number-columns-repeated="4"/>
        </table:table-row>
        <table:table-row table:style-name="ro1">
          <table:table-cell office:value-type="float" office:value="1273">
            <text:p>1273</text:p>
          </table:table-cell>
          <table:table-cell/>
          <table:table-cell office:value-type="float" office:value="-0.306633">
            <text:p>-0.306633</text:p>
          </table:table-cell>
          <table:table-cell table:number-columns-repeated="4"/>
        </table:table-row>
        <table:table-row table:style-name="ro1">
          <table:table-cell office:value-type="float" office:value="1274">
            <text:p>1274</text:p>
          </table:table-cell>
          <table:table-cell/>
          <table:table-cell office:value-type="float" office:value="-0.30851">
            <text:p>-0.30851</text:p>
          </table:table-cell>
          <table:table-cell table:number-columns-repeated="4"/>
        </table:table-row>
        <table:table-row table:style-name="ro1">
          <table:table-cell office:value-type="float" office:value="1275">
            <text:p>1275</text:p>
          </table:table-cell>
          <table:table-cell/>
          <table:table-cell office:value-type="float" office:value="-0.310348">
            <text:p>-0.310348</text:p>
          </table:table-cell>
          <table:table-cell table:number-columns-repeated="4"/>
        </table:table-row>
        <table:table-row table:style-name="ro1">
          <table:table-cell office:value-type="float" office:value="1276">
            <text:p>1276</text:p>
          </table:table-cell>
          <table:table-cell/>
          <table:table-cell office:value-type="float" office:value="-0.312145">
            <text:p>-0.312145</text:p>
          </table:table-cell>
          <table:table-cell table:number-columns-repeated="4"/>
        </table:table-row>
        <table:table-row table:style-name="ro1">
          <table:table-cell office:value-type="float" office:value="1277">
            <text:p>1277</text:p>
          </table:table-cell>
          <table:table-cell/>
          <table:table-cell office:value-type="float" office:value="-0.313902">
            <text:p>-0.313902</text:p>
          </table:table-cell>
          <table:table-cell table:number-columns-repeated="4"/>
        </table:table-row>
        <table:table-row table:style-name="ro1">
          <table:table-cell office:value-type="float" office:value="1278">
            <text:p>1278</text:p>
          </table:table-cell>
          <table:table-cell/>
          <table:table-cell office:value-type="float" office:value="-0.315619">
            <text:p>-0.315619</text:p>
          </table:table-cell>
          <table:table-cell table:number-columns-repeated="4"/>
        </table:table-row>
        <table:table-row table:style-name="ro1">
          <table:table-cell office:value-type="float" office:value="1279">
            <text:p>1279</text:p>
          </table:table-cell>
          <table:table-cell/>
          <table:table-cell office:value-type="float" office:value="-0.317295">
            <text:p>-0.317295</text:p>
          </table:table-cell>
          <table:table-cell table:number-columns-repeated="4"/>
        </table:table-row>
        <table:table-row table:style-name="ro1">
          <table:table-cell office:value-type="float" office:value="1280">
            <text:p>1280</text:p>
          </table:table-cell>
          <table:table-cell/>
          <table:table-cell office:value-type="float" office:value="-0.31893">
            <text:p>-0.31893</text:p>
          </table:table-cell>
          <table:table-cell table:number-columns-repeated="4"/>
        </table:table-row>
        <table:table-row table:style-name="ro1">
          <table:table-cell office:value-type="float" office:value="1281">
            <text:p>1281</text:p>
          </table:table-cell>
          <table:table-cell/>
          <table:table-cell office:value-type="float" office:value="-0.320523">
            <text:p>-0.320523</text:p>
          </table:table-cell>
          <table:table-cell table:number-columns-repeated="4"/>
        </table:table-row>
        <table:table-row table:style-name="ro1">
          <table:table-cell office:value-type="float" office:value="1282">
            <text:p>1282</text:p>
          </table:table-cell>
          <table:table-cell/>
          <table:table-cell office:value-type="float" office:value="-0.322074">
            <text:p>-0.322074</text:p>
          </table:table-cell>
          <table:table-cell table:number-columns-repeated="4"/>
        </table:table-row>
        <table:table-row table:style-name="ro1">
          <table:table-cell office:value-type="float" office:value="1283">
            <text:p>1283</text:p>
          </table:table-cell>
          <table:table-cell/>
          <table:table-cell office:value-type="float" office:value="-0.323583">
            <text:p>-0.323583</text:p>
          </table:table-cell>
          <table:table-cell table:number-columns-repeated="4"/>
        </table:table-row>
        <table:table-row table:style-name="ro1">
          <table:table-cell office:value-type="float" office:value="1284">
            <text:p>1284</text:p>
          </table:table-cell>
          <table:table-cell/>
          <table:table-cell office:value-type="float" office:value="-0.32505">
            <text:p>-0.32505</text:p>
          </table:table-cell>
          <table:table-cell table:number-columns-repeated="4"/>
        </table:table-row>
        <table:table-row table:style-name="ro1">
          <table:table-cell office:value-type="float" office:value="1285">
            <text:p>1285</text:p>
          </table:table-cell>
          <table:table-cell/>
          <table:table-cell office:value-type="float" office:value="-0.326474">
            <text:p>-0.326474</text:p>
          </table:table-cell>
          <table:table-cell table:number-columns-repeated="4"/>
        </table:table-row>
        <table:table-row table:style-name="ro1">
          <table:table-cell office:value-type="float" office:value="1286">
            <text:p>1286</text:p>
          </table:table-cell>
          <table:table-cell/>
          <table:table-cell office:value-type="float" office:value="-0.327854">
            <text:p>-0.327854</text:p>
          </table:table-cell>
          <table:table-cell table:number-columns-repeated="4"/>
        </table:table-row>
        <table:table-row table:style-name="ro1">
          <table:table-cell office:value-type="float" office:value="1287">
            <text:p>1287</text:p>
          </table:table-cell>
          <table:table-cell/>
          <table:table-cell office:value-type="float" office:value="-0.329192">
            <text:p>-0.329192</text:p>
          </table:table-cell>
          <table:table-cell table:number-columns-repeated="4"/>
        </table:table-row>
        <table:table-row table:style-name="ro1">
          <table:table-cell office:value-type="float" office:value="1288">
            <text:p>1288</text:p>
          </table:table-cell>
          <table:table-cell/>
          <table:table-cell office:value-type="float" office:value="-0.330486">
            <text:p>-0.330486</text:p>
          </table:table-cell>
          <table:table-cell table:number-columns-repeated="4"/>
        </table:table-row>
        <table:table-row table:style-name="ro1">
          <table:table-cell office:value-type="float" office:value="1289">
            <text:p>1289</text:p>
          </table:table-cell>
          <table:table-cell/>
          <table:table-cell office:value-type="float" office:value="-0.331735">
            <text:p>-0.331735</text:p>
          </table:table-cell>
          <table:table-cell table:number-columns-repeated="4"/>
        </table:table-row>
        <table:table-row table:style-name="ro1">
          <table:table-cell office:value-type="float" office:value="1290">
            <text:p>1290</text:p>
          </table:table-cell>
          <table:table-cell/>
          <table:table-cell office:value-type="float" office:value="-0.332941">
            <text:p>-0.332941</text:p>
          </table:table-cell>
          <table:table-cell table:number-columns-repeated="4"/>
        </table:table-row>
        <table:table-row table:style-name="ro1">
          <table:table-cell office:value-type="float" office:value="1291">
            <text:p>1291</text:p>
          </table:table-cell>
          <table:table-cell/>
          <table:table-cell office:value-type="float" office:value="-0.334102">
            <text:p>-0.334102</text:p>
          </table:table-cell>
          <table:table-cell table:number-columns-repeated="4"/>
        </table:table-row>
        <table:table-row table:style-name="ro1">
          <table:table-cell office:value-type="float" office:value="1292">
            <text:p>1292</text:p>
          </table:table-cell>
          <table:table-cell/>
          <table:table-cell office:value-type="float" office:value="-0.335219">
            <text:p>-0.335219</text:p>
          </table:table-cell>
          <table:table-cell table:number-columns-repeated="4"/>
        </table:table-row>
        <table:table-row table:style-name="ro1">
          <table:table-cell office:value-type="float" office:value="1293">
            <text:p>1293</text:p>
          </table:table-cell>
          <table:table-cell/>
          <table:table-cell office:value-type="float" office:value="-0.336291">
            <text:p>-0.336291</text:p>
          </table:table-cell>
          <table:table-cell table:number-columns-repeated="4"/>
        </table:table-row>
        <table:table-row table:style-name="ro1">
          <table:table-cell office:value-type="float" office:value="1294">
            <text:p>1294</text:p>
          </table:table-cell>
          <table:table-cell/>
          <table:table-cell office:value-type="float" office:value="-0.337317">
            <text:p>-0.337317</text:p>
          </table:table-cell>
          <table:table-cell table:number-columns-repeated="4"/>
        </table:table-row>
        <table:table-row table:style-name="ro1">
          <table:table-cell office:value-type="float" office:value="1295">
            <text:p>1295</text:p>
          </table:table-cell>
          <table:table-cell/>
          <table:table-cell office:value-type="float" office:value="-0.338298">
            <text:p>-0.338298</text:p>
          </table:table-cell>
          <table:table-cell table:number-columns-repeated="4"/>
        </table:table-row>
        <table:table-row table:style-name="ro1">
          <table:table-cell office:value-type="float" office:value="1296">
            <text:p>1296</text:p>
          </table:table-cell>
          <table:table-cell/>
          <table:table-cell office:value-type="float" office:value="-0.339234">
            <text:p>-0.339234</text:p>
          </table:table-cell>
          <table:table-cell table:number-columns-repeated="4"/>
        </table:table-row>
        <table:table-row table:style-name="ro1">
          <table:table-cell office:value-type="float" office:value="1297">
            <text:p>1297</text:p>
          </table:table-cell>
          <table:table-cell/>
          <table:table-cell office:value-type="float" office:value="-0.340123">
            <text:p>-0.340123</text:p>
          </table:table-cell>
          <table:table-cell table:number-columns-repeated="4"/>
        </table:table-row>
        <table:table-row table:style-name="ro1">
          <table:table-cell office:value-type="float" office:value="1298">
            <text:p>1298</text:p>
          </table:table-cell>
          <table:table-cell/>
          <table:table-cell office:value-type="float" office:value="-0.340967">
            <text:p>-0.340967</text:p>
          </table:table-cell>
          <table:table-cell table:number-columns-repeated="4"/>
        </table:table-row>
        <table:table-row table:style-name="ro1">
          <table:table-cell office:value-type="float" office:value="1299">
            <text:p>1299</text:p>
          </table:table-cell>
          <table:table-cell/>
          <table:table-cell office:value-type="float" office:value="-0.341764">
            <text:p>-0.341764</text:p>
          </table:table-cell>
          <table:table-cell table:number-columns-repeated="4"/>
        </table:table-row>
        <table:table-row table:style-name="ro1">
          <table:table-cell office:value-type="float" office:value="1300">
            <text:p>1300</text:p>
          </table:table-cell>
          <table:table-cell/>
          <table:table-cell office:value-type="float" office:value="-0.342514">
            <text:p>-0.342514</text:p>
          </table:table-cell>
          <table:table-cell table:number-columns-repeated="4"/>
        </table:table-row>
        <table:table-row table:style-name="ro1">
          <table:table-cell office:value-type="float" office:value="1301">
            <text:p>1301</text:p>
          </table:table-cell>
          <table:table-cell/>
          <table:table-cell office:value-type="float" office:value="-0.343218">
            <text:p>-0.343218</text:p>
          </table:table-cell>
          <table:table-cell table:number-columns-repeated="4"/>
        </table:table-row>
        <table:table-row table:style-name="ro1">
          <table:table-cell office:value-type="float" office:value="1302">
            <text:p>1302</text:p>
          </table:table-cell>
          <table:table-cell/>
          <table:table-cell office:value-type="float" office:value="-0.343875">
            <text:p>-0.343875</text:p>
          </table:table-cell>
          <table:table-cell table:number-columns-repeated="4"/>
        </table:table-row>
        <table:table-row table:style-name="ro1">
          <table:table-cell office:value-type="float" office:value="1303">
            <text:p>1303</text:p>
          </table:table-cell>
          <table:table-cell/>
          <table:table-cell office:value-type="float" office:value="-0.344484">
            <text:p>-0.344484</text:p>
          </table:table-cell>
          <table:table-cell table:number-columns-repeated="4"/>
        </table:table-row>
        <table:table-row table:style-name="ro1">
          <table:table-cell office:value-type="float" office:value="1304">
            <text:p>1304</text:p>
          </table:table-cell>
          <table:table-cell/>
          <table:table-cell office:value-type="float" office:value="-0.345046">
            <text:p>-0.345046</text:p>
          </table:table-cell>
          <table:table-cell table:number-columns-repeated="4"/>
        </table:table-row>
        <table:table-row table:style-name="ro1">
          <table:table-cell office:value-type="float" office:value="1305">
            <text:p>1305</text:p>
          </table:table-cell>
          <table:table-cell/>
          <table:table-cell office:value-type="float" office:value="-0.345561">
            <text:p>-0.345561</text:p>
          </table:table-cell>
          <table:table-cell table:number-columns-repeated="4"/>
        </table:table-row>
        <table:table-row table:style-name="ro1">
          <table:table-cell office:value-type="float" office:value="1306">
            <text:p>1306</text:p>
          </table:table-cell>
          <table:table-cell/>
          <table:table-cell office:value-type="float" office:value="-0.346028">
            <text:p>-0.346028</text:p>
          </table:table-cell>
          <table:table-cell table:number-columns-repeated="4"/>
        </table:table-row>
        <table:table-row table:style-name="ro1">
          <table:table-cell office:value-type="float" office:value="1307">
            <text:p>1307</text:p>
          </table:table-cell>
          <table:table-cell/>
          <table:table-cell office:value-type="float" office:value="-0.346447">
            <text:p>-0.346447</text:p>
          </table:table-cell>
          <table:table-cell table:number-columns-repeated="4"/>
        </table:table-row>
        <table:table-row table:style-name="ro1">
          <table:table-cell office:value-type="float" office:value="1308">
            <text:p>1308</text:p>
          </table:table-cell>
          <table:table-cell/>
          <table:table-cell office:value-type="float" office:value="-0.346818">
            <text:p>-0.346818</text:p>
          </table:table-cell>
          <table:table-cell table:number-columns-repeated="4"/>
        </table:table-row>
        <table:table-row table:style-name="ro1">
          <table:table-cell office:value-type="float" office:value="1309">
            <text:p>1309</text:p>
          </table:table-cell>
          <table:table-cell/>
          <table:table-cell office:value-type="float" office:value="-0.347141">
            <text:p>-0.347141</text:p>
          </table:table-cell>
          <table:table-cell table:number-columns-repeated="4"/>
        </table:table-row>
        <table:table-row table:style-name="ro1">
          <table:table-cell office:value-type="float" office:value="1310">
            <text:p>1310</text:p>
          </table:table-cell>
          <table:table-cell/>
          <table:table-cell office:value-type="float" office:value="-0.347415">
            <text:p>-0.347415</text:p>
          </table:table-cell>
          <table:table-cell table:number-columns-repeated="4"/>
        </table:table-row>
        <table:table-row table:style-name="ro1">
          <table:table-cell office:value-type="float" office:value="1311">
            <text:p>1311</text:p>
          </table:table-cell>
          <table:table-cell/>
          <table:table-cell office:value-type="float" office:value="-0.347641">
            <text:p>-0.347641</text:p>
          </table:table-cell>
          <table:table-cell table:number-columns-repeated="4"/>
        </table:table-row>
        <table:table-row table:style-name="ro1">
          <table:table-cell office:value-type="float" office:value="1312">
            <text:p>1312</text:p>
          </table:table-cell>
          <table:table-cell/>
          <table:table-cell office:value-type="float" office:value="-0.347818">
            <text:p>-0.347818</text:p>
          </table:table-cell>
          <table:table-cell table:number-columns-repeated="4"/>
        </table:table-row>
        <table:table-row table:style-name="ro1">
          <table:table-cell office:value-type="float" office:value="1313">
            <text:p>1313</text:p>
          </table:table-cell>
          <table:table-cell/>
          <table:table-cell office:value-type="float" office:value="-0.347946">
            <text:p>-0.347946</text:p>
          </table:table-cell>
          <table:table-cell table:number-columns-repeated="4"/>
        </table:table-row>
        <table:table-row table:style-name="ro1">
          <table:table-cell office:value-type="float" office:value="1314">
            <text:p>1314</text:p>
          </table:table-cell>
          <table:table-cell/>
          <table:table-cell office:value-type="float" office:value="-0.348026">
            <text:p>-0.348026</text:p>
          </table:table-cell>
          <table:table-cell table:number-columns-repeated="4"/>
        </table:table-row>
        <table:table-row table:style-name="ro1">
          <table:table-cell office:value-type="float" office:value="1315">
            <text:p>1315</text:p>
          </table:table-cell>
          <table:table-cell/>
          <table:table-cell office:value-type="float" office:value="-0.348057">
            <text:p>-0.348057</text:p>
          </table:table-cell>
          <table:table-cell table:number-columns-repeated="4"/>
        </table:table-row>
        <table:table-row table:style-name="ro1">
          <table:table-cell office:value-type="float" office:value="1316">
            <text:p>1316</text:p>
          </table:table-cell>
          <table:table-cell/>
          <table:table-cell office:value-type="float" office:value="-0.348039">
            <text:p>-0.348039</text:p>
          </table:table-cell>
          <table:table-cell table:number-columns-repeated="4"/>
        </table:table-row>
        <table:table-row table:style-name="ro1">
          <table:table-cell office:value-type="float" office:value="1317">
            <text:p>1317</text:p>
          </table:table-cell>
          <table:table-cell/>
          <table:table-cell office:value-type="float" office:value="-0.347972">
            <text:p>-0.347972</text:p>
          </table:table-cell>
          <table:table-cell table:number-columns-repeated="4"/>
        </table:table-row>
        <table:table-row table:style-name="ro1">
          <table:table-cell office:value-type="float" office:value="1318">
            <text:p>1318</text:p>
          </table:table-cell>
          <table:table-cell/>
          <table:table-cell office:value-type="float" office:value="-0.347855">
            <text:p>-0.347855</text:p>
          </table:table-cell>
          <table:table-cell table:number-columns-repeated="4"/>
        </table:table-row>
        <table:table-row table:style-name="ro1">
          <table:table-cell office:value-type="float" office:value="1319">
            <text:p>1319</text:p>
          </table:table-cell>
          <table:table-cell/>
          <table:table-cell office:value-type="float" office:value="-0.34769">
            <text:p>-0.34769</text:p>
          </table:table-cell>
          <table:table-cell table:number-columns-repeated="4"/>
        </table:table-row>
        <table:table-row table:style-name="ro1">
          <table:table-cell office:value-type="float" office:value="1320">
            <text:p>1320</text:p>
          </table:table-cell>
          <table:table-cell/>
          <table:table-cell office:value-type="float" office:value="-0.347475">
            <text:p>-0.347475</text:p>
          </table:table-cell>
          <table:table-cell table:number-columns-repeated="4"/>
        </table:table-row>
        <table:table-row table:style-name="ro1">
          <table:table-cell office:value-type="float" office:value="1321">
            <text:p>1321</text:p>
          </table:table-cell>
          <table:table-cell/>
          <table:table-cell office:value-type="float" office:value="-0.347211">
            <text:p>-0.347211</text:p>
          </table:table-cell>
          <table:table-cell table:number-columns-repeated="4"/>
        </table:table-row>
        <table:table-row table:style-name="ro1">
          <table:table-cell office:value-type="float" office:value="1322">
            <text:p>1322</text:p>
          </table:table-cell>
          <table:table-cell/>
          <table:table-cell office:value-type="float" office:value="-0.346898">
            <text:p>-0.346898</text:p>
          </table:table-cell>
          <table:table-cell table:number-columns-repeated="4"/>
        </table:table-row>
        <table:table-row table:style-name="ro1">
          <table:table-cell office:value-type="float" office:value="1323">
            <text:p>1323</text:p>
          </table:table-cell>
          <table:table-cell/>
          <table:table-cell office:value-type="float" office:value="-0.346535">
            <text:p>-0.346535</text:p>
          </table:table-cell>
          <table:table-cell table:number-columns-repeated="4"/>
        </table:table-row>
        <table:table-row table:style-name="ro1">
          <table:table-cell office:value-type="float" office:value="1324">
            <text:p>1324</text:p>
          </table:table-cell>
          <table:table-cell/>
          <table:table-cell office:value-type="float" office:value="-0.346122">
            <text:p>-0.346122</text:p>
          </table:table-cell>
          <table:table-cell table:number-columns-repeated="4"/>
        </table:table-row>
        <table:table-row table:style-name="ro1">
          <table:table-cell office:value-type="float" office:value="1325">
            <text:p>1325</text:p>
          </table:table-cell>
          <table:table-cell/>
          <table:table-cell office:value-type="float" office:value="-0.345659">
            <text:p>-0.345659</text:p>
          </table:table-cell>
          <table:table-cell table:number-columns-repeated="4"/>
        </table:table-row>
        <table:table-row table:style-name="ro1">
          <table:table-cell office:value-type="float" office:value="1326">
            <text:p>1326</text:p>
          </table:table-cell>
          <table:table-cell/>
          <table:table-cell office:value-type="float" office:value="-0.345147">
            <text:p>-0.345147</text:p>
          </table:table-cell>
          <table:table-cell table:number-columns-repeated="4"/>
        </table:table-row>
        <table:table-row table:style-name="ro1">
          <table:table-cell office:value-type="float" office:value="1327">
            <text:p>1327</text:p>
          </table:table-cell>
          <table:table-cell/>
          <table:table-cell office:value-type="float" office:value="-0.344584">
            <text:p>-0.344584</text:p>
          </table:table-cell>
          <table:table-cell table:number-columns-repeated="4"/>
        </table:table-row>
        <table:table-row table:style-name="ro1">
          <table:table-cell office:value-type="float" office:value="1328">
            <text:p>1328</text:p>
          </table:table-cell>
          <table:table-cell/>
          <table:table-cell office:value-type="float" office:value="-0.343972">
            <text:p>-0.343972</text:p>
          </table:table-cell>
          <table:table-cell table:number-columns-repeated="4"/>
        </table:table-row>
        <table:table-row table:style-name="ro1">
          <table:table-cell office:value-type="float" office:value="1329">
            <text:p>1329</text:p>
          </table:table-cell>
          <table:table-cell/>
          <table:table-cell office:value-type="float" office:value="-0.34331">
            <text:p>-0.34331</text:p>
          </table:table-cell>
          <table:table-cell table:number-columns-repeated="4"/>
        </table:table-row>
        <table:table-row table:style-name="ro1">
          <table:table-cell office:value-type="float" office:value="1330">
            <text:p>1330</text:p>
          </table:table-cell>
          <table:table-cell/>
          <table:table-cell office:value-type="float" office:value="-0.342598">
            <text:p>-0.342598</text:p>
          </table:table-cell>
          <table:table-cell table:number-columns-repeated="4"/>
        </table:table-row>
        <table:table-row table:style-name="ro1">
          <table:table-cell office:value-type="float" office:value="1331">
            <text:p>1331</text:p>
          </table:table-cell>
          <table:table-cell/>
          <table:table-cell office:value-type="float" office:value="-0.341836">
            <text:p>-0.341836</text:p>
          </table:table-cell>
          <table:table-cell table:number-columns-repeated="4"/>
        </table:table-row>
        <table:table-row table:style-name="ro1">
          <table:table-cell office:value-type="float" office:value="1332">
            <text:p>1332</text:p>
          </table:table-cell>
          <table:table-cell/>
          <table:table-cell office:value-type="float" office:value="-0.341023">
            <text:p>-0.341023</text:p>
          </table:table-cell>
          <table:table-cell table:number-columns-repeated="4"/>
        </table:table-row>
        <table:table-row table:style-name="ro1">
          <table:table-cell office:value-type="float" office:value="1333">
            <text:p>1333</text:p>
          </table:table-cell>
          <table:table-cell/>
          <table:table-cell office:value-type="float" office:value="-0.340161">
            <text:p>-0.340161</text:p>
          </table:table-cell>
          <table:table-cell table:number-columns-repeated="4"/>
        </table:table-row>
        <table:table-row table:style-name="ro1">
          <table:table-cell office:value-type="float" office:value="1334">
            <text:p>1334</text:p>
          </table:table-cell>
          <table:table-cell/>
          <table:table-cell office:value-type="float" office:value="-0.339249">
            <text:p>-0.339249</text:p>
          </table:table-cell>
          <table:table-cell table:number-columns-repeated="4"/>
        </table:table-row>
        <table:table-row table:style-name="ro1">
          <table:table-cell office:value-type="float" office:value="1335">
            <text:p>1335</text:p>
          </table:table-cell>
          <table:table-cell/>
          <table:table-cell office:value-type="float" office:value="-0.338287">
            <text:p>-0.338287</text:p>
          </table:table-cell>
          <table:table-cell table:number-columns-repeated="4"/>
        </table:table-row>
        <table:table-row table:style-name="ro1">
          <table:table-cell office:value-type="float" office:value="1336">
            <text:p>1336</text:p>
          </table:table-cell>
          <table:table-cell/>
          <table:table-cell office:value-type="float" office:value="-0.337275">
            <text:p>-0.337275</text:p>
          </table:table-cell>
          <table:table-cell table:number-columns-repeated="4"/>
        </table:table-row>
        <table:table-row table:style-name="ro1">
          <table:table-cell office:value-type="float" office:value="1337">
            <text:p>1337</text:p>
          </table:table-cell>
          <table:table-cell/>
          <table:table-cell office:value-type="float" office:value="-0.336213">
            <text:p>-0.336213</text:p>
          </table:table-cell>
          <table:table-cell table:number-columns-repeated="4"/>
        </table:table-row>
        <table:table-row table:style-name="ro1">
          <table:table-cell office:value-type="float" office:value="1338">
            <text:p>1338</text:p>
          </table:table-cell>
          <table:table-cell/>
          <table:table-cell office:value-type="float" office:value="-0.335101">
            <text:p>-0.335101</text:p>
          </table:table-cell>
          <table:table-cell table:number-columns-repeated="4"/>
        </table:table-row>
        <table:table-row table:style-name="ro1">
          <table:table-cell office:value-type="float" office:value="1339">
            <text:p>1339</text:p>
          </table:table-cell>
          <table:table-cell/>
          <table:table-cell office:value-type="float" office:value="-0.33394">
            <text:p>-0.33394</text:p>
          </table:table-cell>
          <table:table-cell table:number-columns-repeated="4"/>
        </table:table-row>
        <table:table-row table:style-name="ro1">
          <table:table-cell office:value-type="float" office:value="1340">
            <text:p>1340</text:p>
          </table:table-cell>
          <table:table-cell/>
          <table:table-cell office:value-type="float" office:value="-0.332728">
            <text:p>-0.332728</text:p>
          </table:table-cell>
          <table:table-cell table:number-columns-repeated="4"/>
        </table:table-row>
        <table:table-row table:style-name="ro1">
          <table:table-cell office:value-type="float" office:value="1341">
            <text:p>1341</text:p>
          </table:table-cell>
          <table:table-cell/>
          <table:table-cell office:value-type="float" office:value="-0.331467">
            <text:p>-0.331467</text:p>
          </table:table-cell>
          <table:table-cell table:number-columns-repeated="4"/>
        </table:table-row>
        <table:table-row table:style-name="ro1">
          <table:table-cell office:value-type="float" office:value="1342">
            <text:p>1342</text:p>
          </table:table-cell>
          <table:table-cell/>
          <table:table-cell office:value-type="float" office:value="-0.330156">
            <text:p>-0.330156</text:p>
          </table:table-cell>
          <table:table-cell table:number-columns-repeated="4"/>
        </table:table-row>
        <table:table-row table:style-name="ro1">
          <table:table-cell office:value-type="float" office:value="1343">
            <text:p>1343</text:p>
          </table:table-cell>
          <table:table-cell/>
          <table:table-cell office:value-type="float" office:value="-0.328796">
            <text:p>-0.328796</text:p>
          </table:table-cell>
          <table:table-cell table:number-columns-repeated="4"/>
        </table:table-row>
        <table:table-row table:style-name="ro1">
          <table:table-cell office:value-type="float" office:value="1344">
            <text:p>1344</text:p>
          </table:table-cell>
          <table:table-cell/>
          <table:table-cell office:value-type="float" office:value="-0.327386">
            <text:p>-0.327386</text:p>
          </table:table-cell>
          <table:table-cell table:number-columns-repeated="4"/>
        </table:table-row>
        <table:table-row table:style-name="ro1">
          <table:table-cell office:value-type="float" office:value="1345">
            <text:p>1345</text:p>
          </table:table-cell>
          <table:table-cell/>
          <table:table-cell office:value-type="float" office:value="-0.325927">
            <text:p>-0.325927</text:p>
          </table:table-cell>
          <table:table-cell table:number-columns-repeated="4"/>
        </table:table-row>
        <table:table-row table:style-name="ro1">
          <table:table-cell office:value-type="float" office:value="1346">
            <text:p>1346</text:p>
          </table:table-cell>
          <table:table-cell/>
          <table:table-cell office:value-type="float" office:value="-0.324418">
            <text:p>-0.324418</text:p>
          </table:table-cell>
          <table:table-cell table:number-columns-repeated="4"/>
        </table:table-row>
        <table:table-row table:style-name="ro1">
          <table:table-cell office:value-type="float" office:value="1347">
            <text:p>1347</text:p>
          </table:table-cell>
          <table:table-cell/>
          <table:table-cell office:value-type="float" office:value="-0.32286">
            <text:p>-0.32286</text:p>
          </table:table-cell>
          <table:table-cell table:number-columns-repeated="4"/>
        </table:table-row>
        <table:table-row table:style-name="ro1">
          <table:table-cell office:value-type="float" office:value="1348">
            <text:p>1348</text:p>
          </table:table-cell>
          <table:table-cell/>
          <table:table-cell office:value-type="float" office:value="-0.321253">
            <text:p>-0.321253</text:p>
          </table:table-cell>
          <table:table-cell table:number-columns-repeated="4"/>
        </table:table-row>
        <table:table-row table:style-name="ro1">
          <table:table-cell office:value-type="float" office:value="1349">
            <text:p>1349</text:p>
          </table:table-cell>
          <table:table-cell/>
          <table:table-cell office:value-type="float" office:value="-0.319597">
            <text:p>-0.319597</text:p>
          </table:table-cell>
          <table:table-cell table:number-columns-repeated="4"/>
        </table:table-row>
        <table:table-row table:style-name="ro1">
          <table:table-cell office:value-type="float" office:value="1350">
            <text:p>1350</text:p>
          </table:table-cell>
          <table:table-cell/>
          <table:table-cell office:value-type="float" office:value="-0.317892">
            <text:p>-0.317892</text:p>
          </table:table-cell>
          <table:table-cell table:number-columns-repeated="4"/>
        </table:table-row>
        <table:table-row table:style-name="ro1">
          <table:table-cell office:value-type="float" office:value="1351">
            <text:p>1351</text:p>
          </table:table-cell>
          <table:table-cell/>
          <table:table-cell office:value-type="float" office:value="-0.316138">
            <text:p>-0.316138</text:p>
          </table:table-cell>
          <table:table-cell table:number-columns-repeated="4"/>
        </table:table-row>
        <table:table-row table:style-name="ro1">
          <table:table-cell office:value-type="float" office:value="1352">
            <text:p>1352</text:p>
          </table:table-cell>
          <table:table-cell/>
          <table:table-cell office:value-type="float" office:value="-0.314336">
            <text:p>-0.314336</text:p>
          </table:table-cell>
          <table:table-cell table:number-columns-repeated="4"/>
        </table:table-row>
        <table:table-row table:style-name="ro1">
          <table:table-cell office:value-type="float" office:value="1353">
            <text:p>1353</text:p>
          </table:table-cell>
          <table:table-cell/>
          <table:table-cell office:value-type="float" office:value="-0.312485">
            <text:p>-0.312485</text:p>
          </table:table-cell>
          <table:table-cell table:number-columns-repeated="4"/>
        </table:table-row>
        <table:table-row table:style-name="ro1">
          <table:table-cell office:value-type="float" office:value="1354">
            <text:p>1354</text:p>
          </table:table-cell>
          <table:table-cell/>
          <table:table-cell office:value-type="float" office:value="-0.310586">
            <text:p>-0.310586</text:p>
          </table:table-cell>
          <table:table-cell table:number-columns-repeated="4"/>
        </table:table-row>
        <table:table-row table:style-name="ro1">
          <table:table-cell office:value-type="float" office:value="1355">
            <text:p>1355</text:p>
          </table:table-cell>
          <table:table-cell/>
          <table:table-cell office:value-type="float" office:value="-0.308639">
            <text:p>-0.308639</text:p>
          </table:table-cell>
          <table:table-cell table:number-columns-repeated="4"/>
        </table:table-row>
        <table:table-row table:style-name="ro1">
          <table:table-cell office:value-type="float" office:value="1356">
            <text:p>1356</text:p>
          </table:table-cell>
          <table:table-cell/>
          <table:table-cell office:value-type="float" office:value="-0.306644">
            <text:p>-0.306644</text:p>
          </table:table-cell>
          <table:table-cell table:number-columns-repeated="4"/>
        </table:table-row>
        <table:table-row table:style-name="ro1">
          <table:table-cell office:value-type="float" office:value="1357">
            <text:p>1357</text:p>
          </table:table-cell>
          <table:table-cell/>
          <table:table-cell office:value-type="float" office:value="-0.304601">
            <text:p>-0.304601</text:p>
          </table:table-cell>
          <table:table-cell table:number-columns-repeated="4"/>
        </table:table-row>
        <table:table-row table:style-name="ro1">
          <table:table-cell office:value-type="float" office:value="1358">
            <text:p>1358</text:p>
          </table:table-cell>
          <table:table-cell/>
          <table:table-cell office:value-type="float" office:value="-0.30251">
            <text:p>-0.30251</text:p>
          </table:table-cell>
          <table:table-cell table:number-columns-repeated="4"/>
        </table:table-row>
        <table:table-row table:style-name="ro1">
          <table:table-cell office:value-type="float" office:value="1359">
            <text:p>1359</text:p>
          </table:table-cell>
          <table:table-cell/>
          <table:table-cell office:value-type="float" office:value="-0.300372">
            <text:p>-0.300372</text:p>
          </table:table-cell>
          <table:table-cell table:number-columns-repeated="4"/>
        </table:table-row>
        <table:table-row table:style-name="ro1">
          <table:table-cell office:value-type="float" office:value="1360">
            <text:p>1360</text:p>
          </table:table-cell>
          <table:table-cell/>
          <table:table-cell office:value-type="float" office:value="-0.298187">
            <text:p>-0.298187</text:p>
          </table:table-cell>
          <table:table-cell table:number-columns-repeated="4"/>
        </table:table-row>
        <table:table-row table:style-name="ro1">
          <table:table-cell office:value-type="float" office:value="1361">
            <text:p>1361</text:p>
          </table:table-cell>
          <table:table-cell/>
          <table:table-cell office:value-type="float" office:value="-0.295955">
            <text:p>-0.295955</text:p>
          </table:table-cell>
          <table:table-cell table:number-columns-repeated="4"/>
        </table:table-row>
        <table:table-row table:style-name="ro1">
          <table:table-cell office:value-type="float" office:value="1362">
            <text:p>1362</text:p>
          </table:table-cell>
          <table:table-cell/>
          <table:table-cell office:value-type="float" office:value="-0.293676">
            <text:p>-0.293676</text:p>
          </table:table-cell>
          <table:table-cell table:number-columns-repeated="4"/>
        </table:table-row>
        <table:table-row table:style-name="ro1">
          <table:table-cell office:value-type="float" office:value="1363">
            <text:p>1363</text:p>
          </table:table-cell>
          <table:table-cell/>
          <table:table-cell office:value-type="float" office:value="-0.29135">
            <text:p>-0.29135</text:p>
          </table:table-cell>
          <table:table-cell table:number-columns-repeated="4"/>
        </table:table-row>
        <table:table-row table:style-name="ro1">
          <table:table-cell office:value-type="float" office:value="1364">
            <text:p>1364</text:p>
          </table:table-cell>
          <table:table-cell/>
          <table:table-cell office:value-type="float" office:value="-0.288978">
            <text:p>-0.288978</text:p>
          </table:table-cell>
          <table:table-cell table:number-columns-repeated="4"/>
        </table:table-row>
        <table:table-row table:style-name="ro1">
          <table:table-cell office:value-type="float" office:value="1365">
            <text:p>1365</text:p>
          </table:table-cell>
          <table:table-cell/>
          <table:table-cell office:value-type="float" office:value="-0.28656">
            <text:p>-0.28656</text:p>
          </table:table-cell>
          <table:table-cell table:number-columns-repeated="4"/>
        </table:table-row>
        <table:table-row table:style-name="ro1">
          <table:table-cell office:value-type="float" office:value="1366">
            <text:p>1366</text:p>
          </table:table-cell>
          <table:table-cell/>
          <table:table-cell office:value-type="float" office:value="-0.284097">
            <text:p>-0.284097</text:p>
          </table:table-cell>
          <table:table-cell table:number-columns-repeated="4"/>
        </table:table-row>
        <table:table-row table:style-name="ro1">
          <table:table-cell office:value-type="float" office:value="1367">
            <text:p>1367</text:p>
          </table:table-cell>
          <table:table-cell/>
          <table:table-cell office:value-type="float" office:value="-0.281587">
            <text:p>-0.281587</text:p>
          </table:table-cell>
          <table:table-cell table:number-columns-repeated="4"/>
        </table:table-row>
        <table:table-row table:style-name="ro1">
          <table:table-cell office:value-type="float" office:value="1368">
            <text:p>1368</text:p>
          </table:table-cell>
          <table:table-cell/>
          <table:table-cell office:value-type="float" office:value="-0.279033">
            <text:p>-0.279033</text:p>
          </table:table-cell>
          <table:table-cell table:number-columns-repeated="4"/>
        </table:table-row>
        <table:table-row table:style-name="ro1">
          <table:table-cell office:value-type="float" office:value="1369">
            <text:p>1369</text:p>
          </table:table-cell>
          <table:table-cell/>
          <table:table-cell office:value-type="float" office:value="-0.276433">
            <text:p>-0.276433</text:p>
          </table:table-cell>
          <table:table-cell table:number-columns-repeated="4"/>
        </table:table-row>
        <table:table-row table:style-name="ro1">
          <table:table-cell office:value-type="float" office:value="1370">
            <text:p>1370</text:p>
          </table:table-cell>
          <table:table-cell/>
          <table:table-cell office:value-type="float" office:value="-0.273789">
            <text:p>-0.273789</text:p>
          </table:table-cell>
          <table:table-cell table:number-columns-repeated="4"/>
        </table:table-row>
        <table:table-row table:style-name="ro1">
          <table:table-cell office:value-type="float" office:value="1371">
            <text:p>1371</text:p>
          </table:table-cell>
          <table:table-cell/>
          <table:table-cell office:value-type="float" office:value="-0.2711">
            <text:p>-0.2711</text:p>
          </table:table-cell>
          <table:table-cell table:number-columns-repeated="4"/>
        </table:table-row>
        <table:table-row table:style-name="ro1">
          <table:table-cell office:value-type="float" office:value="1372">
            <text:p>1372</text:p>
          </table:table-cell>
          <table:table-cell/>
          <table:table-cell office:value-type="float" office:value="-0.268367">
            <text:p>-0.268367</text:p>
          </table:table-cell>
          <table:table-cell table:number-columns-repeated="4"/>
        </table:table-row>
        <table:table-row table:style-name="ro1">
          <table:table-cell office:value-type="float" office:value="1373">
            <text:p>1373</text:p>
          </table:table-cell>
          <table:table-cell/>
          <table:table-cell office:value-type="float" office:value="-0.26559">
            <text:p>-0.26559</text:p>
          </table:table-cell>
          <table:table-cell table:number-columns-repeated="4"/>
        </table:table-row>
        <table:table-row table:style-name="ro1">
          <table:table-cell office:value-type="float" office:value="1374">
            <text:p>1374</text:p>
          </table:table-cell>
          <table:table-cell/>
          <table:table-cell office:value-type="float" office:value="-0.26277">
            <text:p>-0.26277</text:p>
          </table:table-cell>
          <table:table-cell table:number-columns-repeated="4"/>
        </table:table-row>
        <table:table-row table:style-name="ro1">
          <table:table-cell office:value-type="float" office:value="1375">
            <text:p>1375</text:p>
          </table:table-cell>
          <table:table-cell/>
          <table:table-cell office:value-type="float" office:value="-0.259906">
            <text:p>-0.259906</text:p>
          </table:table-cell>
          <table:table-cell table:number-columns-repeated="4"/>
        </table:table-row>
        <table:table-row table:style-name="ro1">
          <table:table-cell office:value-type="float" office:value="1376">
            <text:p>1376</text:p>
          </table:table-cell>
          <table:table-cell/>
          <table:table-cell office:value-type="float" office:value="-0.257">
            <text:p>-0.257</text:p>
          </table:table-cell>
          <table:table-cell table:number-columns-repeated="4"/>
        </table:table-row>
        <table:table-row table:style-name="ro1">
          <table:table-cell office:value-type="float" office:value="1377">
            <text:p>1377</text:p>
          </table:table-cell>
          <table:table-cell/>
          <table:table-cell office:value-type="float" office:value="-0.25405">
            <text:p>-0.25405</text:p>
          </table:table-cell>
          <table:table-cell table:number-columns-repeated="4"/>
        </table:table-row>
        <table:table-row table:style-name="ro1">
          <table:table-cell office:value-type="float" office:value="1378">
            <text:p>1378</text:p>
          </table:table-cell>
          <table:table-cell/>
          <table:table-cell office:value-type="float" office:value="-0.251059">
            <text:p>-0.251059</text:p>
          </table:table-cell>
          <table:table-cell table:number-columns-repeated="4"/>
        </table:table-row>
        <table:table-row table:style-name="ro1">
          <table:table-cell office:value-type="float" office:value="1379">
            <text:p>1379</text:p>
          </table:table-cell>
          <table:table-cell/>
          <table:table-cell office:value-type="float" office:value="-0.248026">
            <text:p>-0.248026</text:p>
          </table:table-cell>
          <table:table-cell table:number-columns-repeated="4"/>
        </table:table-row>
        <table:table-row table:style-name="ro1">
          <table:table-cell office:value-type="float" office:value="1380">
            <text:p>1380</text:p>
          </table:table-cell>
          <table:table-cell/>
          <table:table-cell office:value-type="float" office:value="-0.244952">
            <text:p>-0.244952</text:p>
          </table:table-cell>
          <table:table-cell table:number-columns-repeated="4"/>
        </table:table-row>
        <table:table-row table:style-name="ro1">
          <table:table-cell office:value-type="float" office:value="1381">
            <text:p>1381</text:p>
          </table:table-cell>
          <table:table-cell/>
          <table:table-cell office:value-type="float" office:value="-0.241836">
            <text:p>-0.241836</text:p>
          </table:table-cell>
          <table:table-cell table:number-columns-repeated="4"/>
        </table:table-row>
        <table:table-row table:style-name="ro1">
          <table:table-cell office:value-type="float" office:value="1382">
            <text:p>1382</text:p>
          </table:table-cell>
          <table:table-cell/>
          <table:table-cell office:value-type="float" office:value="-0.23868">
            <text:p>-0.23868</text:p>
          </table:table-cell>
          <table:table-cell table:number-columns-repeated="4"/>
        </table:table-row>
        <table:table-row table:style-name="ro1">
          <table:table-cell office:value-type="float" office:value="1383">
            <text:p>1383</text:p>
          </table:table-cell>
          <table:table-cell/>
          <table:table-cell office:value-type="float" office:value="-0.235483">
            <text:p>-0.235483</text:p>
          </table:table-cell>
          <table:table-cell table:number-columns-repeated="4"/>
        </table:table-row>
        <table:table-row table:style-name="ro1">
          <table:table-cell office:value-type="float" office:value="1384">
            <text:p>1384</text:p>
          </table:table-cell>
          <table:table-cell/>
          <table:table-cell office:value-type="float" office:value="-0.232247">
            <text:p>-0.232247</text:p>
          </table:table-cell>
          <table:table-cell table:number-columns-repeated="4"/>
        </table:table-row>
        <table:table-row table:style-name="ro1">
          <table:table-cell office:value-type="float" office:value="1385">
            <text:p>1385</text:p>
          </table:table-cell>
          <table:table-cell/>
          <table:table-cell office:value-type="float" office:value="-0.22897">
            <text:p>-0.22897</text:p>
          </table:table-cell>
          <table:table-cell table:number-columns-repeated="4"/>
        </table:table-row>
        <table:table-row table:style-name="ro1">
          <table:table-cell office:value-type="float" office:value="1386">
            <text:p>1386</text:p>
          </table:table-cell>
          <table:table-cell/>
          <table:table-cell office:value-type="float" office:value="-0.225655">
            <text:p>-0.225655</text:p>
          </table:table-cell>
          <table:table-cell table:number-columns-repeated="4"/>
        </table:table-row>
        <table:table-row table:style-name="ro1">
          <table:table-cell office:value-type="float" office:value="1387">
            <text:p>1387</text:p>
          </table:table-cell>
          <table:table-cell/>
          <table:table-cell office:value-type="float" office:value="-0.222301">
            <text:p>-0.222301</text:p>
          </table:table-cell>
          <table:table-cell table:number-columns-repeated="4"/>
        </table:table-row>
        <table:table-row table:style-name="ro1">
          <table:table-cell office:value-type="float" office:value="1388">
            <text:p>1388</text:p>
          </table:table-cell>
          <table:table-cell/>
          <table:table-cell office:value-type="float" office:value="-0.218909">
            <text:p>-0.218909</text:p>
          </table:table-cell>
          <table:table-cell table:number-columns-repeated="4"/>
        </table:table-row>
        <table:table-row table:style-name="ro1">
          <table:table-cell office:value-type="float" office:value="1389">
            <text:p>1389</text:p>
          </table:table-cell>
          <table:table-cell/>
          <table:table-cell office:value-type="float" office:value="-0.215479">
            <text:p>-0.215479</text:p>
          </table:table-cell>
          <table:table-cell table:number-columns-repeated="4"/>
        </table:table-row>
        <table:table-row table:style-name="ro1">
          <table:table-cell office:value-type="float" office:value="1390">
            <text:p>1390</text:p>
          </table:table-cell>
          <table:table-cell/>
          <table:table-cell office:value-type="float" office:value="-0.212011">
            <text:p>-0.212011</text:p>
          </table:table-cell>
          <table:table-cell table:number-columns-repeated="4"/>
        </table:table-row>
        <table:table-row table:style-name="ro1">
          <table:table-cell office:value-type="float" office:value="1391">
            <text:p>1391</text:p>
          </table:table-cell>
          <table:table-cell/>
          <table:table-cell office:value-type="float" office:value="-0.208507">
            <text:p>-0.208507</text:p>
          </table:table-cell>
          <table:table-cell table:number-columns-repeated="4"/>
        </table:table-row>
        <table:table-row table:style-name="ro1">
          <table:table-cell office:value-type="float" office:value="1392">
            <text:p>1392</text:p>
          </table:table-cell>
          <table:table-cell/>
          <table:table-cell office:value-type="float" office:value="-0.204966">
            <text:p>-0.204966</text:p>
          </table:table-cell>
          <table:table-cell table:number-columns-repeated="4"/>
        </table:table-row>
        <table:table-row table:style-name="ro1">
          <table:table-cell office:value-type="float" office:value="1393">
            <text:p>1393</text:p>
          </table:table-cell>
          <table:table-cell/>
          <table:table-cell office:value-type="float" office:value="-0.201389">
            <text:p>-0.201389</text:p>
          </table:table-cell>
          <table:table-cell table:number-columns-repeated="4"/>
        </table:table-row>
        <table:table-row table:style-name="ro1">
          <table:table-cell office:value-type="float" office:value="1394">
            <text:p>1394</text:p>
          </table:table-cell>
          <table:table-cell/>
          <table:table-cell office:value-type="float" office:value="-0.197776">
            <text:p>-0.197776</text:p>
          </table:table-cell>
          <table:table-cell table:number-columns-repeated="4"/>
        </table:table-row>
        <table:table-row table:style-name="ro1">
          <table:table-cell office:value-type="float" office:value="1395">
            <text:p>1395</text:p>
          </table:table-cell>
          <table:table-cell/>
          <table:table-cell office:value-type="float" office:value="-0.194128">
            <text:p>-0.194128</text:p>
          </table:table-cell>
          <table:table-cell table:number-columns-repeated="4"/>
        </table:table-row>
        <table:table-row table:style-name="ro1">
          <table:table-cell office:value-type="float" office:value="1396">
            <text:p>1396</text:p>
          </table:table-cell>
          <table:table-cell/>
          <table:table-cell office:value-type="float" office:value="-0.190445">
            <text:p>-0.190445</text:p>
          </table:table-cell>
          <table:table-cell table:number-columns-repeated="4"/>
        </table:table-row>
        <table:table-row table:style-name="ro1">
          <table:table-cell office:value-type="float" office:value="1397">
            <text:p>1397</text:p>
          </table:table-cell>
          <table:table-cell/>
          <table:table-cell office:value-type="float" office:value="-0.186728">
            <text:p>-0.186728</text:p>
          </table:table-cell>
          <table:table-cell table:number-columns-repeated="4"/>
        </table:table-row>
        <table:table-row table:style-name="ro1">
          <table:table-cell office:value-type="float" office:value="1398">
            <text:p>1398</text:p>
          </table:table-cell>
          <table:table-cell/>
          <table:table-cell office:value-type="float" office:value="-0.182977">
            <text:p>-0.182977</text:p>
          </table:table-cell>
          <table:table-cell table:number-columns-repeated="4"/>
        </table:table-row>
        <table:table-row table:style-name="ro1">
          <table:table-cell office:value-type="float" office:value="1399">
            <text:p>1399</text:p>
          </table:table-cell>
          <table:table-cell/>
          <table:table-cell office:value-type="float" office:value="-0.179193">
            <text:p>-0.179193</text:p>
          </table:table-cell>
          <table:table-cell table:number-columns-repeated="4"/>
        </table:table-row>
        <table:table-row table:style-name="ro1">
          <table:table-cell office:value-type="float" office:value="1400">
            <text:p>1400</text:p>
          </table:table-cell>
          <table:table-cell/>
          <table:table-cell office:value-type="float" office:value="-0.175377">
            <text:p>-0.175377</text:p>
          </table:table-cell>
          <table:table-cell table:number-columns-repeated="4"/>
        </table:table-row>
        <table:table-row table:style-name="ro1">
          <table:table-cell office:value-type="float" office:value="1401">
            <text:p>1401</text:p>
          </table:table-cell>
          <table:table-cell/>
          <table:table-cell office:value-type="float" office:value="-0.171529">
            <text:p>-0.171529</text:p>
          </table:table-cell>
          <table:table-cell table:number-columns-repeated="4"/>
        </table:table-row>
        <table:table-row table:style-name="ro1">
          <table:table-cell office:value-type="float" office:value="1402">
            <text:p>1402</text:p>
          </table:table-cell>
          <table:table-cell/>
          <table:table-cell office:value-type="float" office:value="-0.16765">
            <text:p>-0.16765</text:p>
          </table:table-cell>
          <table:table-cell table:number-columns-repeated="4"/>
        </table:table-row>
        <table:table-row table:style-name="ro1">
          <table:table-cell office:value-type="float" office:value="1403">
            <text:p>1403</text:p>
          </table:table-cell>
          <table:table-cell/>
          <table:table-cell office:value-type="float" office:value="-0.16374">
            <text:p>-0.16374</text:p>
          </table:table-cell>
          <table:table-cell table:number-columns-repeated="4"/>
        </table:table-row>
        <table:table-row table:style-name="ro1">
          <table:table-cell office:value-type="float" office:value="1404">
            <text:p>1404</text:p>
          </table:table-cell>
          <table:table-cell/>
          <table:table-cell office:value-type="float" office:value="-0.1598">
            <text:p>-0.1598</text:p>
          </table:table-cell>
          <table:table-cell table:number-columns-repeated="4"/>
        </table:table-row>
        <table:table-row table:style-name="ro1">
          <table:table-cell office:value-type="float" office:value="1405">
            <text:p>1405</text:p>
          </table:table-cell>
          <table:table-cell/>
          <table:table-cell office:value-type="float" office:value="-0.15583">
            <text:p>-0.15583</text:p>
          </table:table-cell>
          <table:table-cell table:number-columns-repeated="4"/>
        </table:table-row>
        <table:table-row table:style-name="ro1">
          <table:table-cell office:value-type="float" office:value="1406">
            <text:p>1406</text:p>
          </table:table-cell>
          <table:table-cell/>
          <table:table-cell office:value-type="float" office:value="-0.151831">
            <text:p>-0.151831</text:p>
          </table:table-cell>
          <table:table-cell table:number-columns-repeated="4"/>
        </table:table-row>
        <table:table-row table:style-name="ro1">
          <table:table-cell office:value-type="float" office:value="1407">
            <text:p>1407</text:p>
          </table:table-cell>
          <table:table-cell/>
          <table:table-cell office:value-type="float" office:value="-0.147804">
            <text:p>-0.147804</text:p>
          </table:table-cell>
          <table:table-cell table:number-columns-repeated="4"/>
        </table:table-row>
        <table:table-row table:style-name="ro1">
          <table:table-cell office:value-type="float" office:value="1408">
            <text:p>1408</text:p>
          </table:table-cell>
          <table:table-cell/>
          <table:table-cell office:value-type="float" office:value="-0.143749">
            <text:p>-0.143749</text:p>
          </table:table-cell>
          <table:table-cell table:number-columns-repeated="4"/>
        </table:table-row>
        <table:table-row table:style-name="ro1">
          <table:table-cell office:value-type="float" office:value="1409">
            <text:p>1409</text:p>
          </table:table-cell>
          <table:table-cell/>
          <table:table-cell office:value-type="float" office:value="-0.139666">
            <text:p>-0.139666</text:p>
          </table:table-cell>
          <table:table-cell table:number-columns-repeated="4"/>
        </table:table-row>
        <table:table-row table:style-name="ro1">
          <table:table-cell office:value-type="float" office:value="1410">
            <text:p>1410</text:p>
          </table:table-cell>
          <table:table-cell/>
          <table:table-cell office:value-type="float" office:value="-0.135556">
            <text:p>-0.135556</text:p>
          </table:table-cell>
          <table:table-cell table:number-columns-repeated="4"/>
        </table:table-row>
        <table:table-row table:style-name="ro1">
          <table:table-cell office:value-type="float" office:value="1411">
            <text:p>1411</text:p>
          </table:table-cell>
          <table:table-cell/>
          <table:table-cell office:value-type="float" office:value="-0.131419">
            <text:p>-0.131419</text:p>
          </table:table-cell>
          <table:table-cell table:number-columns-repeated="4"/>
        </table:table-row>
        <table:table-row table:style-name="ro1">
          <table:table-cell office:value-type="float" office:value="1412">
            <text:p>1412</text:p>
          </table:table-cell>
          <table:table-cell/>
          <table:table-cell office:value-type="float" office:value="-0.127257">
            <text:p>-0.127257</text:p>
          </table:table-cell>
          <table:table-cell table:number-columns-repeated="4"/>
        </table:table-row>
        <table:table-row table:style-name="ro1">
          <table:table-cell office:value-type="float" office:value="1413">
            <text:p>1413</text:p>
          </table:table-cell>
          <table:table-cell/>
          <table:table-cell office:value-type="float" office:value="-0.12307">
            <text:p>-0.12307</text:p>
          </table:table-cell>
          <table:table-cell table:number-columns-repeated="4"/>
        </table:table-row>
        <table:table-row table:style-name="ro1">
          <table:table-cell office:value-type="float" office:value="1414">
            <text:p>1414</text:p>
          </table:table-cell>
          <table:table-cell/>
          <table:table-cell office:value-type="float" office:value="-0.118858">
            <text:p>-0.118858</text:p>
          </table:table-cell>
          <table:table-cell table:number-columns-repeated="4"/>
        </table:table-row>
        <table:table-row table:style-name="ro1">
          <table:table-cell office:value-type="float" office:value="1415">
            <text:p>1415</text:p>
          </table:table-cell>
          <table:table-cell/>
          <table:table-cell office:value-type="float" office:value="-0.114622">
            <text:p>-0.114622</text:p>
          </table:table-cell>
          <table:table-cell table:number-columns-repeated="4"/>
        </table:table-row>
        <table:table-row table:style-name="ro1">
          <table:table-cell office:value-type="float" office:value="1416">
            <text:p>1416</text:p>
          </table:table-cell>
          <table:table-cell/>
          <table:table-cell office:value-type="float" office:value="-0.110362">
            <text:p>-0.110362</text:p>
          </table:table-cell>
          <table:table-cell table:number-columns-repeated="4"/>
        </table:table-row>
        <table:table-row table:style-name="ro1">
          <table:table-cell office:value-type="float" office:value="1417">
            <text:p>1417</text:p>
          </table:table-cell>
          <table:table-cell/>
          <table:table-cell office:value-type="float" office:value="-0.10608">
            <text:p>-0.10608</text:p>
          </table:table-cell>
          <table:table-cell table:number-columns-repeated="4"/>
        </table:table-row>
        <table:table-row table:style-name="ro1">
          <table:table-cell office:value-type="float" office:value="1418">
            <text:p>1418</text:p>
          </table:table-cell>
          <table:table-cell/>
          <table:table-cell office:value-type="float" office:value="-0.101776">
            <text:p>-0.101776</text:p>
          </table:table-cell>
          <table:table-cell table:number-columns-repeated="4"/>
        </table:table-row>
        <table:table-row table:style-name="ro1">
          <table:table-cell office:value-type="float" office:value="1419">
            <text:p>1419</text:p>
          </table:table-cell>
          <table:table-cell/>
          <table:table-cell office:value-type="float" office:value="-0.0974497">
            <text:p>-0.0974497</text:p>
          </table:table-cell>
          <table:table-cell table:number-columns-repeated="4"/>
        </table:table-row>
        <table:table-row table:style-name="ro1">
          <table:table-cell office:value-type="float" office:value="1420">
            <text:p>1420</text:p>
          </table:table-cell>
          <table:table-cell/>
          <table:table-cell office:value-type="float" office:value="-0.0931024">
            <text:p>-0.0931024</text:p>
          </table:table-cell>
          <table:table-cell table:number-columns-repeated="4"/>
        </table:table-row>
        <table:table-row table:style-name="ro1">
          <table:table-cell office:value-type="float" office:value="1421">
            <text:p>1421</text:p>
          </table:table-cell>
          <table:table-cell/>
          <table:table-cell office:value-type="float" office:value="-0.0887349">
            <text:p>-0.0887349</text:p>
          </table:table-cell>
          <table:table-cell table:number-columns-repeated="4"/>
        </table:table-row>
        <table:table-row table:style-name="ro1">
          <table:table-cell office:value-type="float" office:value="1422">
            <text:p>1422</text:p>
          </table:table-cell>
          <table:table-cell/>
          <table:table-cell office:value-type="float" office:value="-0.0843481">
            <text:p>-0.0843481</text:p>
          </table:table-cell>
          <table:table-cell table:number-columns-repeated="4"/>
        </table:table-row>
        <table:table-row table:style-name="ro1">
          <table:table-cell office:value-type="float" office:value="1423">
            <text:p>1423</text:p>
          </table:table-cell>
          <table:table-cell/>
          <table:table-cell office:value-type="float" office:value="-0.079942">
            <text:p>-0.079942</text:p>
          </table:table-cell>
          <table:table-cell table:number-columns-repeated="4"/>
        </table:table-row>
        <table:table-row table:style-name="ro1">
          <table:table-cell office:value-type="float" office:value="1424">
            <text:p>1424</text:p>
          </table:table-cell>
          <table:table-cell/>
          <table:table-cell office:value-type="float" office:value="-0.075517">
            <text:p>-0.075517</text:p>
          </table:table-cell>
          <table:table-cell table:number-columns-repeated="4"/>
        </table:table-row>
        <table:table-row table:style-name="ro1">
          <table:table-cell office:value-type="float" office:value="1425">
            <text:p>1425</text:p>
          </table:table-cell>
          <table:table-cell/>
          <table:table-cell office:value-type="float" office:value="-0.0710743">
            <text:p>-0.0710743</text:p>
          </table:table-cell>
          <table:table-cell table:number-columns-repeated="4"/>
        </table:table-row>
        <table:table-row table:style-name="ro1">
          <table:table-cell office:value-type="float" office:value="1426">
            <text:p>1426</text:p>
          </table:table-cell>
          <table:table-cell/>
          <table:table-cell office:value-type="float" office:value="-0.0666142">
            <text:p>-0.0666142</text:p>
          </table:table-cell>
          <table:table-cell table:number-columns-repeated="4"/>
        </table:table-row>
        <table:table-row table:style-name="ro1">
          <table:table-cell office:value-type="float" office:value="1427">
            <text:p>1427</text:p>
          </table:table-cell>
          <table:table-cell/>
          <table:table-cell office:value-type="float" office:value="-0.0621371">
            <text:p>-0.0621371</text:p>
          </table:table-cell>
          <table:table-cell table:number-columns-repeated="4"/>
        </table:table-row>
        <table:table-row table:style-name="ro1">
          <table:table-cell office:value-type="float" office:value="1428">
            <text:p>1428</text:p>
          </table:table-cell>
          <table:table-cell/>
          <table:table-cell office:value-type="float" office:value="-0.0576435">
            <text:p>-0.0576435</text:p>
          </table:table-cell>
          <table:table-cell table:number-columns-repeated="4"/>
        </table:table-row>
        <table:table-row table:style-name="ro1">
          <table:table-cell office:value-type="float" office:value="1429">
            <text:p>1429</text:p>
          </table:table-cell>
          <table:table-cell/>
          <table:table-cell office:value-type="float" office:value="-0.0531342">
            <text:p>-0.0531342</text:p>
          </table:table-cell>
          <table:table-cell table:number-columns-repeated="4"/>
        </table:table-row>
        <table:table-row table:style-name="ro1">
          <table:table-cell office:value-type="float" office:value="1430">
            <text:p>1430</text:p>
          </table:table-cell>
          <table:table-cell/>
          <table:table-cell office:value-type="float" office:value="-0.04861">
            <text:p>-0.04861</text:p>
          </table:table-cell>
          <table:table-cell table:number-columns-repeated="4"/>
        </table:table-row>
        <table:table-row table:style-name="ro1">
          <table:table-cell office:value-type="float" office:value="1431">
            <text:p>1431</text:p>
          </table:table-cell>
          <table:table-cell/>
          <table:table-cell office:value-type="float" office:value="-0.0440716">
            <text:p>-0.0440716</text:p>
          </table:table-cell>
          <table:table-cell table:number-columns-repeated="4"/>
        </table:table-row>
        <table:table-row table:style-name="ro1">
          <table:table-cell office:value-type="float" office:value="1432">
            <text:p>1432</text:p>
          </table:table-cell>
          <table:table-cell/>
          <table:table-cell office:value-type="float" office:value="-0.0395195">
            <text:p>-0.0395195</text:p>
          </table:table-cell>
          <table:table-cell table:number-columns-repeated="4"/>
        </table:table-row>
        <table:table-row table:style-name="ro1">
          <table:table-cell office:value-type="float" office:value="1433">
            <text:p>1433</text:p>
          </table:table-cell>
          <table:table-cell/>
          <table:table-cell office:value-type="float" office:value="-0.0349543">
            <text:p>-0.0349543</text:p>
          </table:table-cell>
          <table:table-cell table:number-columns-repeated="4"/>
        </table:table-row>
        <table:table-row table:style-name="ro1">
          <table:table-cell office:value-type="float" office:value="1434">
            <text:p>1434</text:p>
          </table:table-cell>
          <table:table-cell/>
          <table:table-cell office:value-type="float" office:value="-0.0303769">
            <text:p>-0.0303769</text:p>
          </table:table-cell>
          <table:table-cell table:number-columns-repeated="4"/>
        </table:table-row>
        <table:table-row table:style-name="ro1">
          <table:table-cell office:value-type="float" office:value="1435">
            <text:p>1435</text:p>
          </table:table-cell>
          <table:table-cell/>
          <table:table-cell office:value-type="float" office:value="-0.0257875">
            <text:p>-0.0257875</text:p>
          </table:table-cell>
          <table:table-cell table:number-columns-repeated="4"/>
        </table:table-row>
        <table:table-row table:style-name="ro1">
          <table:table-cell office:value-type="float" office:value="1436">
            <text:p>1436</text:p>
          </table:table-cell>
          <table:table-cell/>
          <table:table-cell office:value-type="float" office:value="-0.021187">
            <text:p>-0.021187</text:p>
          </table:table-cell>
          <table:table-cell table:number-columns-repeated="4"/>
        </table:table-row>
        <table:table-row table:style-name="ro1">
          <table:table-cell office:value-type="float" office:value="1437">
            <text:p>1437</text:p>
          </table:table-cell>
          <table:table-cell/>
          <table:table-cell office:value-type="float" office:value="-0.0165768">
            <text:p>-0.0165768</text:p>
          </table:table-cell>
          <table:table-cell table:number-columns-repeated="4"/>
        </table:table-row>
        <table:table-row table:style-name="ro1">
          <table:table-cell office:value-type="float" office:value="1438">
            <text:p>1438</text:p>
          </table:table-cell>
          <table:table-cell/>
          <table:table-cell office:value-type="float" office:value="-0.0119573">
            <text:p>-0.0119573</text:p>
          </table:table-cell>
          <table:table-cell table:number-columns-repeated="4"/>
        </table:table-row>
        <table:table-row table:style-name="ro1">
          <table:table-cell office:value-type="float" office:value="1439">
            <text:p>1439</text:p>
          </table:table-cell>
          <table:table-cell/>
          <table:table-cell office:value-type="float" office:value="-0.00732979">
            <text:p>-0.00732979</text:p>
          </table:table-cell>
          <table:table-cell table:number-columns-repeated="4"/>
        </table:table-row>
        <table:table-row table:style-name="ro1">
          <table:table-cell office:value-type="float" office:value="1440">
            <text:p>1440</text:p>
          </table:table-cell>
          <table:table-cell/>
          <table:table-cell office:value-type="float" office:value="-0.00269474">
            <text:p>-0.00269474</text:p>
          </table:table-cell>
          <table:table-cell table:number-columns-repeated="4"/>
        </table:table-row>
        <table:table-row table:style-name="ro1">
          <table:table-cell office:value-type="float" office:value="1441">
            <text:p>1441</text:p>
          </table:table-cell>
          <table:table-cell/>
          <table:table-cell office:value-type="float" office:value="0.00194803">
            <text:p>0.00194803</text:p>
          </table:table-cell>
          <table:table-cell table:number-columns-repeated="4"/>
        </table:table-row>
        <table:table-row table:style-name="ro1">
          <table:table-cell office:value-type="float" office:value="1442">
            <text:p>1442</text:p>
          </table:table-cell>
          <table:table-cell/>
          <table:table-cell office:value-type="float" office:value="0.00659789">
            <text:p>0.00659789</text:p>
          </table:table-cell>
          <table:table-cell table:number-columns-repeated="4"/>
        </table:table-row>
        <table:table-row table:style-name="ro1">
          <table:table-cell office:value-type="float" office:value="1443">
            <text:p>1443</text:p>
          </table:table-cell>
          <table:table-cell/>
          <table:table-cell office:value-type="float" office:value="0.0112539">
            <text:p>0.0112539</text:p>
          </table:table-cell>
          <table:table-cell table:number-columns-repeated="4"/>
        </table:table-row>
        <table:table-row table:style-name="ro1">
          <table:table-cell office:value-type="float" office:value="1444">
            <text:p>1444</text:p>
          </table:table-cell>
          <table:table-cell/>
          <table:table-cell office:value-type="float" office:value="0.0159154">
            <text:p>0.0159154</text:p>
          </table:table-cell>
          <table:table-cell table:number-columns-repeated="4"/>
        </table:table-row>
        <table:table-row table:style-name="ro1">
          <table:table-cell office:value-type="float" office:value="1445">
            <text:p>1445</text:p>
          </table:table-cell>
          <table:table-cell/>
          <table:table-cell office:value-type="float" office:value="0.0205819">
            <text:p>0.0205819</text:p>
          </table:table-cell>
          <table:table-cell table:number-columns-repeated="4"/>
        </table:table-row>
        <table:table-row table:style-name="ro1">
          <table:table-cell office:value-type="float" office:value="1446">
            <text:p>1446</text:p>
          </table:table-cell>
          <table:table-cell/>
          <table:table-cell office:value-type="float" office:value="0.0252524">
            <text:p>0.0252524</text:p>
          </table:table-cell>
          <table:table-cell table:number-columns-repeated="4"/>
        </table:table-row>
        <table:table-row table:style-name="ro1">
          <table:table-cell office:value-type="float" office:value="1447">
            <text:p>1447</text:p>
          </table:table-cell>
          <table:table-cell/>
          <table:table-cell office:value-type="float" office:value="0.0299256">
            <text:p>0.0299256</text:p>
          </table:table-cell>
          <table:table-cell table:number-columns-repeated="4"/>
        </table:table-row>
        <table:table-row table:style-name="ro1">
          <table:table-cell office:value-type="float" office:value="1448">
            <text:p>1448</text:p>
          </table:table-cell>
          <table:table-cell/>
          <table:table-cell office:value-type="float" office:value="0.0346011">
            <text:p>0.0346011</text:p>
          </table:table-cell>
          <table:table-cell table:number-columns-repeated="4"/>
        </table:table-row>
        <table:table-row table:style-name="ro1">
          <table:table-cell office:value-type="float" office:value="1449">
            <text:p>1449</text:p>
          </table:table-cell>
          <table:table-cell/>
          <table:table-cell office:value-type="float" office:value="0.0392783">
            <text:p>0.0392783</text:p>
          </table:table-cell>
          <table:table-cell table:number-columns-repeated="4"/>
        </table:table-row>
        <table:table-row table:style-name="ro1">
          <table:table-cell office:value-type="float" office:value="1450">
            <text:p>1450</text:p>
          </table:table-cell>
          <table:table-cell/>
          <table:table-cell office:value-type="float" office:value="0.0439561">
            <text:p>0.0439561</text:p>
          </table:table-cell>
          <table:table-cell table:number-columns-repeated="4"/>
        </table:table-row>
        <table:table-row table:style-name="ro1">
          <table:table-cell office:value-type="float" office:value="1451">
            <text:p>1451</text:p>
          </table:table-cell>
          <table:table-cell/>
          <table:table-cell office:value-type="float" office:value="0.0486345">
            <text:p>0.0486345</text:p>
          </table:table-cell>
          <table:table-cell table:number-columns-repeated="4"/>
        </table:table-row>
        <table:table-row table:style-name="ro1">
          <table:table-cell office:value-type="float" office:value="1452">
            <text:p>1452</text:p>
          </table:table-cell>
          <table:table-cell/>
          <table:table-cell office:value-type="float" office:value="0.0533126">
            <text:p>0.0533126</text:p>
          </table:table-cell>
          <table:table-cell table:number-columns-repeated="4"/>
        </table:table-row>
        <table:table-row table:style-name="ro1">
          <table:table-cell office:value-type="float" office:value="1453">
            <text:p>1453</text:p>
          </table:table-cell>
          <table:table-cell/>
          <table:table-cell office:value-type="float" office:value="0.0579897">
            <text:p>0.0579897</text:p>
          </table:table-cell>
          <table:table-cell table:number-columns-repeated="4"/>
        </table:table-row>
        <table:table-row table:style-name="ro1">
          <table:table-cell office:value-type="float" office:value="1454">
            <text:p>1454</text:p>
          </table:table-cell>
          <table:table-cell/>
          <table:table-cell office:value-type="float" office:value="0.0626657">
            <text:p>0.0626657</text:p>
          </table:table-cell>
          <table:table-cell table:number-columns-repeated="4"/>
        </table:table-row>
        <table:table-row table:style-name="ro1">
          <table:table-cell office:value-type="float" office:value="1455">
            <text:p>1455</text:p>
          </table:table-cell>
          <table:table-cell/>
          <table:table-cell office:value-type="float" office:value="0.06734">
            <text:p>0.06734</text:p>
          </table:table-cell>
          <table:table-cell table:number-columns-repeated="4"/>
        </table:table-row>
        <table:table-row table:style-name="ro1">
          <table:table-cell office:value-type="float" office:value="1456">
            <text:p>1456</text:p>
          </table:table-cell>
          <table:table-cell/>
          <table:table-cell office:value-type="float" office:value="0.0720109">
            <text:p>0.0720109</text:p>
          </table:table-cell>
          <table:table-cell table:number-columns-repeated="4"/>
        </table:table-row>
        <table:table-row table:style-name="ro1">
          <table:table-cell office:value-type="float" office:value="1457">
            <text:p>1457</text:p>
          </table:table-cell>
          <table:table-cell/>
          <table:table-cell office:value-type="float" office:value="0.0766776">
            <text:p>0.0766776</text:p>
          </table:table-cell>
          <table:table-cell table:number-columns-repeated="4"/>
        </table:table-row>
        <table:table-row table:style-name="ro1">
          <table:table-cell office:value-type="float" office:value="1458">
            <text:p>1458</text:p>
          </table:table-cell>
          <table:table-cell/>
          <table:table-cell office:value-type="float" office:value="0.0813398">
            <text:p>0.0813398</text:p>
          </table:table-cell>
          <table:table-cell table:number-columns-repeated="4"/>
        </table:table-row>
        <table:table-row table:style-name="ro1">
          <table:table-cell office:value-type="float" office:value="1459">
            <text:p>1459</text:p>
          </table:table-cell>
          <table:table-cell/>
          <table:table-cell office:value-type="float" office:value="0.0859964">
            <text:p>0.0859964</text:p>
          </table:table-cell>
          <table:table-cell table:number-columns-repeated="4"/>
        </table:table-row>
        <table:table-row table:style-name="ro1">
          <table:table-cell office:value-type="float" office:value="1460">
            <text:p>1460</text:p>
          </table:table-cell>
          <table:table-cell/>
          <table:table-cell office:value-type="float" office:value="0.0906469">
            <text:p>0.0906469</text:p>
          </table:table-cell>
          <table:table-cell table:number-columns-repeated="4"/>
        </table:table-row>
        <table:table-row table:style-name="ro1">
          <table:table-cell office:value-type="float" office:value="1461">
            <text:p>1461</text:p>
          </table:table-cell>
          <table:table-cell/>
          <table:table-cell office:value-type="float" office:value="0.0952903">
            <text:p>0.0952903</text:p>
          </table:table-cell>
          <table:table-cell table:number-columns-repeated="4"/>
        </table:table-row>
        <table:table-row table:style-name="ro1">
          <table:table-cell office:value-type="float" office:value="1462">
            <text:p>1462</text:p>
          </table:table-cell>
          <table:table-cell/>
          <table:table-cell office:value-type="float" office:value="0.0999256">
            <text:p>0.0999256</text:p>
          </table:table-cell>
          <table:table-cell table:number-columns-repeated="4"/>
        </table:table-row>
        <table:table-row table:style-name="ro1">
          <table:table-cell office:value-type="float" office:value="1463">
            <text:p>1463</text:p>
          </table:table-cell>
          <table:table-cell/>
          <table:table-cell office:value-type="float" office:value="0.104553">
            <text:p>0.104553</text:p>
          </table:table-cell>
          <table:table-cell table:number-columns-repeated="4"/>
        </table:table-row>
        <table:table-row table:style-name="ro1">
          <table:table-cell office:value-type="float" office:value="1464">
            <text:p>1464</text:p>
          </table:table-cell>
          <table:table-cell/>
          <table:table-cell office:value-type="float" office:value="0.109171">
            <text:p>0.109171</text:p>
          </table:table-cell>
          <table:table-cell table:number-columns-repeated="4"/>
        </table:table-row>
        <table:table-row table:style-name="ro1">
          <table:table-cell office:value-type="float" office:value="1465">
            <text:p>1465</text:p>
          </table:table-cell>
          <table:table-cell/>
          <table:table-cell office:value-type="float" office:value="0.113779">
            <text:p>0.113779</text:p>
          </table:table-cell>
          <table:table-cell table:number-columns-repeated="4"/>
        </table:table-row>
        <table:table-row table:style-name="ro1">
          <table:table-cell office:value-type="float" office:value="1466">
            <text:p>1466</text:p>
          </table:table-cell>
          <table:table-cell/>
          <table:table-cell office:value-type="float" office:value="0.118377">
            <text:p>0.118377</text:p>
          </table:table-cell>
          <table:table-cell table:number-columns-repeated="4"/>
        </table:table-row>
        <table:table-row table:style-name="ro1">
          <table:table-cell office:value-type="float" office:value="1467">
            <text:p>1467</text:p>
          </table:table-cell>
          <table:table-cell/>
          <table:table-cell office:value-type="float" office:value="0.122964">
            <text:p>0.122964</text:p>
          </table:table-cell>
          <table:table-cell table:number-columns-repeated="4"/>
        </table:table-row>
        <table:table-row table:style-name="ro1">
          <table:table-cell office:value-type="float" office:value="1468">
            <text:p>1468</text:p>
          </table:table-cell>
          <table:table-cell/>
          <table:table-cell office:value-type="float" office:value="0.12754">
            <text:p>0.12754</text:p>
          </table:table-cell>
          <table:table-cell table:number-columns-repeated="4"/>
        </table:table-row>
        <table:table-row table:style-name="ro1">
          <table:table-cell office:value-type="float" office:value="1469">
            <text:p>1469</text:p>
          </table:table-cell>
          <table:table-cell/>
          <table:table-cell office:value-type="float" office:value="0.132103">
            <text:p>0.132103</text:p>
          </table:table-cell>
          <table:table-cell table:number-columns-repeated="4"/>
        </table:table-row>
        <table:table-row table:style-name="ro1">
          <table:table-cell office:value-type="float" office:value="1470">
            <text:p>1470</text:p>
          </table:table-cell>
          <table:table-cell/>
          <table:table-cell office:value-type="float" office:value="0.136654">
            <text:p>0.136654</text:p>
          </table:table-cell>
          <table:table-cell table:number-columns-repeated="4"/>
        </table:table-row>
        <table:table-row table:style-name="ro1">
          <table:table-cell office:value-type="float" office:value="1471">
            <text:p>1471</text:p>
          </table:table-cell>
          <table:table-cell/>
          <table:table-cell office:value-type="float" office:value="0.141191">
            <text:p>0.141191</text:p>
          </table:table-cell>
          <table:table-cell table:number-columns-repeated="4"/>
        </table:table-row>
        <table:table-row table:style-name="ro1">
          <table:table-cell office:value-type="float" office:value="1472">
            <text:p>1472</text:p>
          </table:table-cell>
          <table:table-cell/>
          <table:table-cell office:value-type="float" office:value="0.145713">
            <text:p>0.145713</text:p>
          </table:table-cell>
          <table:table-cell table:number-columns-repeated="4"/>
        </table:table-row>
        <table:table-row table:style-name="ro1">
          <table:table-cell office:value-type="float" office:value="1473">
            <text:p>1473</text:p>
          </table:table-cell>
          <table:table-cell/>
          <table:table-cell office:value-type="float" office:value="0.150221">
            <text:p>0.150221</text:p>
          </table:table-cell>
          <table:table-cell table:number-columns-repeated="4"/>
        </table:table-row>
        <table:table-row table:style-name="ro1">
          <table:table-cell office:value-type="float" office:value="1474">
            <text:p>1474</text:p>
          </table:table-cell>
          <table:table-cell/>
          <table:table-cell office:value-type="float" office:value="0.154713">
            <text:p>0.154713</text:p>
          </table:table-cell>
          <table:table-cell table:number-columns-repeated="4"/>
        </table:table-row>
        <table:table-row table:style-name="ro1">
          <table:table-cell office:value-type="float" office:value="1475">
            <text:p>1475</text:p>
          </table:table-cell>
          <table:table-cell/>
          <table:table-cell office:value-type="float" office:value="0.159188">
            <text:p>0.159188</text:p>
          </table:table-cell>
          <table:table-cell table:number-columns-repeated="4"/>
        </table:table-row>
        <table:table-row table:style-name="ro1">
          <table:table-cell office:value-type="float" office:value="1476">
            <text:p>1476</text:p>
          </table:table-cell>
          <table:table-cell/>
          <table:table-cell office:value-type="float" office:value="0.163646">
            <text:p>0.163646</text:p>
          </table:table-cell>
          <table:table-cell table:number-columns-repeated="4"/>
        </table:table-row>
        <table:table-row table:style-name="ro1">
          <table:table-cell office:value-type="float" office:value="1477">
            <text:p>1477</text:p>
          </table:table-cell>
          <table:table-cell/>
          <table:table-cell office:value-type="float" office:value="0.168087">
            <text:p>0.168087</text:p>
          </table:table-cell>
          <table:table-cell table:number-columns-repeated="4"/>
        </table:table-row>
        <table:table-row table:style-name="ro1">
          <table:table-cell office:value-type="float" office:value="1478">
            <text:p>1478</text:p>
          </table:table-cell>
          <table:table-cell/>
          <table:table-cell office:value-type="float" office:value="0.172509">
            <text:p>0.172509</text:p>
          </table:table-cell>
          <table:table-cell table:number-columns-repeated="4"/>
        </table:table-row>
        <table:table-row table:style-name="ro1">
          <table:table-cell office:value-type="float" office:value="1479">
            <text:p>1479</text:p>
          </table:table-cell>
          <table:table-cell/>
          <table:table-cell office:value-type="float" office:value="0.176912">
            <text:p>0.176912</text:p>
          </table:table-cell>
          <table:table-cell table:number-columns-repeated="4"/>
        </table:table-row>
        <table:table-row table:style-name="ro1">
          <table:table-cell office:value-type="float" office:value="1480">
            <text:p>1480</text:p>
          </table:table-cell>
          <table:table-cell/>
          <table:table-cell office:value-type="float" office:value="0.181296">
            <text:p>0.181296</text:p>
          </table:table-cell>
          <table:table-cell table:number-columns-repeated="4"/>
        </table:table-row>
        <table:table-row table:style-name="ro1">
          <table:table-cell office:value-type="float" office:value="1481">
            <text:p>1481</text:p>
          </table:table-cell>
          <table:table-cell/>
          <table:table-cell office:value-type="float" office:value="0.185658">
            <text:p>0.185658</text:p>
          </table:table-cell>
          <table:table-cell table:number-columns-repeated="4"/>
        </table:table-row>
        <table:table-row table:style-name="ro1">
          <table:table-cell office:value-type="float" office:value="1482">
            <text:p>1482</text:p>
          </table:table-cell>
          <table:table-cell/>
          <table:table-cell office:value-type="float" office:value="0.19">
            <text:p>0.19</text:p>
          </table:table-cell>
          <table:table-cell table:number-columns-repeated="4"/>
        </table:table-row>
        <table:table-row table:style-name="ro1">
          <table:table-cell office:value-type="float" office:value="1483">
            <text:p>1483</text:p>
          </table:table-cell>
          <table:table-cell/>
          <table:table-cell office:value-type="float" office:value="0.19432">
            <text:p>0.19432</text:p>
          </table:table-cell>
          <table:table-cell table:number-columns-repeated="4"/>
        </table:table-row>
        <table:table-row table:style-name="ro1">
          <table:table-cell office:value-type="float" office:value="1484">
            <text:p>1484</text:p>
          </table:table-cell>
          <table:table-cell/>
          <table:table-cell office:value-type="float" office:value="0.198617">
            <text:p>0.198617</text:p>
          </table:table-cell>
          <table:table-cell table:number-columns-repeated="4"/>
        </table:table-row>
        <table:table-row table:style-name="ro1">
          <table:table-cell office:value-type="float" office:value="1485">
            <text:p>1485</text:p>
          </table:table-cell>
          <table:table-cell/>
          <table:table-cell office:value-type="float" office:value="0.202891">
            <text:p>0.202891</text:p>
          </table:table-cell>
          <table:table-cell table:number-columns-repeated="4"/>
        </table:table-row>
        <table:table-row table:style-name="ro1">
          <table:table-cell office:value-type="float" office:value="1486">
            <text:p>1486</text:p>
          </table:table-cell>
          <table:table-cell/>
          <table:table-cell office:value-type="float" office:value="0.207141">
            <text:p>0.207141</text:p>
          </table:table-cell>
          <table:table-cell table:number-columns-repeated="4"/>
        </table:table-row>
        <table:table-row table:style-name="ro1">
          <table:table-cell office:value-type="float" office:value="1487">
            <text:p>1487</text:p>
          </table:table-cell>
          <table:table-cell/>
          <table:table-cell office:value-type="float" office:value="0.211367">
            <text:p>0.211367</text:p>
          </table:table-cell>
          <table:table-cell table:number-columns-repeated="4"/>
        </table:table-row>
        <table:table-row table:style-name="ro1">
          <table:table-cell office:value-type="float" office:value="1488">
            <text:p>1488</text:p>
          </table:table-cell>
          <table:table-cell/>
          <table:table-cell office:value-type="float" office:value="0.215567">
            <text:p>0.215567</text:p>
          </table:table-cell>
          <table:table-cell table:number-columns-repeated="4"/>
        </table:table-row>
        <table:table-row table:style-name="ro1">
          <table:table-cell office:value-type="float" office:value="1489">
            <text:p>1489</text:p>
          </table:table-cell>
          <table:table-cell/>
          <table:table-cell office:value-type="float" office:value="0.219742">
            <text:p>0.219742</text:p>
          </table:table-cell>
          <table:table-cell table:number-columns-repeated="4"/>
        </table:table-row>
        <table:table-row table:style-name="ro1">
          <table:table-cell office:value-type="float" office:value="1490">
            <text:p>1490</text:p>
          </table:table-cell>
          <table:table-cell/>
          <table:table-cell office:value-type="float" office:value="0.223889">
            <text:p>0.223889</text:p>
          </table:table-cell>
          <table:table-cell table:number-columns-repeated="4"/>
        </table:table-row>
        <table:table-row table:style-name="ro1">
          <table:table-cell office:value-type="float" office:value="1491">
            <text:p>1491</text:p>
          </table:table-cell>
          <table:table-cell/>
          <table:table-cell office:value-type="float" office:value="0.228008">
            <text:p>0.228008</text:p>
          </table:table-cell>
          <table:table-cell table:number-columns-repeated="4"/>
        </table:table-row>
        <table:table-row table:style-name="ro1">
          <table:table-cell office:value-type="float" office:value="1492">
            <text:p>1492</text:p>
          </table:table-cell>
          <table:table-cell/>
          <table:table-cell office:value-type="float" office:value="0.232098">
            <text:p>0.232098</text:p>
          </table:table-cell>
          <table:table-cell table:number-columns-repeated="4"/>
        </table:table-row>
        <table:table-row table:style-name="ro1">
          <table:table-cell office:value-type="float" office:value="1493">
            <text:p>1493</text:p>
          </table:table-cell>
          <table:table-cell/>
          <table:table-cell office:value-type="float" office:value="0.236159">
            <text:p>0.236159</text:p>
          </table:table-cell>
          <table:table-cell table:number-columns-repeated="4"/>
        </table:table-row>
        <table:table-row table:style-name="ro1">
          <table:table-cell office:value-type="float" office:value="1494">
            <text:p>1494</text:p>
          </table:table-cell>
          <table:table-cell/>
          <table:table-cell office:value-type="float" office:value="0.240188">
            <text:p>0.240188</text:p>
          </table:table-cell>
          <table:table-cell table:number-columns-repeated="4"/>
        </table:table-row>
        <table:table-row table:style-name="ro1">
          <table:table-cell office:value-type="float" office:value="1495">
            <text:p>1495</text:p>
          </table:table-cell>
          <table:table-cell/>
          <table:table-cell office:value-type="float" office:value="0.244185">
            <text:p>0.244185</text:p>
          </table:table-cell>
          <table:table-cell table:number-columns-repeated="4"/>
        </table:table-row>
        <table:table-row table:style-name="ro1">
          <table:table-cell office:value-type="float" office:value="1496">
            <text:p>1496</text:p>
          </table:table-cell>
          <table:table-cell/>
          <table:table-cell office:value-type="float" office:value="0.248148">
            <text:p>0.248148</text:p>
          </table:table-cell>
          <table:table-cell table:number-columns-repeated="4"/>
        </table:table-row>
        <table:table-row table:style-name="ro1">
          <table:table-cell office:value-type="float" office:value="1497">
            <text:p>1497</text:p>
          </table:table-cell>
          <table:table-cell/>
          <table:table-cell office:value-type="float" office:value="0.252072">
            <text:p>0.252072</text:p>
          </table:table-cell>
          <table:table-cell table:number-columns-repeated="4"/>
        </table:table-row>
        <table:table-row table:style-name="ro1">
          <table:table-cell office:value-type="float" office:value="1498">
            <text:p>1498</text:p>
          </table:table-cell>
          <table:table-cell/>
          <table:table-cell office:value-type="float" office:value="0.255975">
            <text:p>0.255975</text:p>
          </table:table-cell>
          <table:table-cell table:number-columns-repeated="4"/>
        </table:table-row>
        <table:table-row table:style-name="ro1">
          <table:table-cell office:value-type="float" office:value="1499">
            <text:p>1499</text:p>
          </table:table-cell>
          <table:table-cell/>
          <table:table-cell office:value-type="float" office:value="0.260344">
            <text:p>0.2603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10:58:54</dc:date>
    <dc:creator>Chris </dc:creator>
    <meta:document-statistic meta:table-count="1" meta:cell-count="8000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6cm" svg:y="4.201cm" style:legend-expansion="high" chart:style-name="ch2"/>
        <chart:plot-area chart:style-name="ch3" table:cell-range-address="Sheet1.A1:Sheet1.A1500 Sheet1.C1:Sheet1.C1500" svg:x="0.77cm" svg:y="0.855cm" svg:width="12.327cm" svg:height="7.545cm">
          <chartooo:coordinate-region svg:x="1.603cm" svg:y="1.055cm" svg:width="11.122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500" chart:class="chart:scatter">
            <chart:domain table:cell-range-address="Sheet1.A1:Sheet1.A1500"/>
            <chart:data-point chart:repeated="1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00</svg:desc>
                </draw:g>
              </table:table-cell>
              <table:table-cell office:value-type="float" office:value="NaN">
                <text:p>NaN</text:p>
                <draw:g>
                  <svg:desc>Sheet1.C1:Sheet1.C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00104642">
                <text:p>-0.000104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00120054">
                <text:p>-0.000120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00137296">
                <text:p>-0.000137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00155998">
                <text:p>-0.000155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00175339">
                <text:p>-0.000175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0196458">
                <text:p>-0.000196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0219137">
                <text:p>-0.000219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00242608">
                <text:p>-0.000242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0268196">
                <text:p>-0.000268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0295624">
                <text:p>-0.000295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0324683">
                <text:p>-0.000324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0355444">
                <text:p>-0.000355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00388075">
                <text:p>-0.000388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00422594">
                <text:p>-0.000422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00459109">
                <text:p>-0.000459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00497646">
                <text:p>-0.000497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00538323">
                <text:p>-0.0005383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00581171">
                <text:p>-0.0005811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00626295">
                <text:p>-0.000626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00673713">
                <text:p>-0.000673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00722859">
                <text:p>-0.000722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000774586">
                <text:p>-0.000774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00828928">
                <text:p>-0.000828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00885933">
                <text:p>-0.000885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000945665">
                <text:p>-0.000945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0010082">
                <text:p>-0.00100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010736">
                <text:p>-0.0010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0114194">
                <text:p>-0.00114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0121328">
                <text:p>-0.00121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00128767">
                <text:p>-0.00128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0136518">
                <text:p>-0.001365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0144586">
                <text:p>-0.00144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0152979">
                <text:p>-0.00152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0161703">
                <text:p>-0.001617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0170762">
                <text:p>-0.001707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0180163">
                <text:p>-0.00180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0189911">
                <text:p>-0.001899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0200011">
                <text:p>-0.00200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00210469">
                <text:p>-0.00210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00221291">
                <text:p>-0.00221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0232483">
                <text:p>-0.00232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00244049">
                <text:p>-0.002440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00255995">
                <text:p>-0.00255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00268389">
                <text:p>-0.002683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00281177">
                <text:p>-0.00281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00294284">
                <text:p>-0.00294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00307841">
                <text:p>-0.003078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00321801">
                <text:p>-0.003218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00336092">
                <text:p>-0.003360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00350848">
                <text:p>-0.003508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00366021">
                <text:p>-0.00366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0381602">
                <text:p>-0.00381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0397594">
                <text:p>-0.00397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00414002">
                <text:p>-0.00414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00430829">
                <text:p>-0.004308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00448079">
                <text:p>-0.004480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00465755">
                <text:p>-0.00465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00483861">
                <text:p>-0.004838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00502399">
                <text:p>-0.00502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00521374">
                <text:p>-0.00521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00540786">
                <text:p>-0.00540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00560639">
                <text:p>-0.005606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00580935">
                <text:p>-0.00580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00601678">
                <text:p>-0.00601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00622868">
                <text:p>-0.00622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0064451">
                <text:p>-0.00644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00666604">
                <text:p>-0.006666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00689152">
                <text:p>-0.00689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00712156">
                <text:p>-0.00712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00735617">
                <text:p>-0.00735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00759536">
                <text:p>-0.00759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00783915">
                <text:p>-0.00783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00808754">
                <text:p>-0.008087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0834056">
                <text:p>-0.00834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0859818">
                <text:p>-0.008598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00886043">
                <text:p>-0.00886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00912731">
                <text:p>-0.009127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00939882">
                <text:p>-0.00939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0967497">
                <text:p>-0.00967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00995575">
                <text:p>-0.00995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102412">
                <text:p>-0.0102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0105312">
                <text:p>-0.0105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0108259">
                <text:p>-0.0108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0111253">
                <text:p>-0.0111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114293">
                <text:p>-0.01142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0117379">
                <text:p>-0.01173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120512">
                <text:p>-0.0120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0123691">
                <text:p>-0.0123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0126917">
                <text:p>-0.01269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0130189">
                <text:p>-0.01301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0133507">
                <text:p>-0.01335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0136871">
                <text:p>-0.01368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0140281">
                <text:p>-0.01402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0143737">
                <text:p>-0.01437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0147239">
                <text:p>-0.01472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0150785">
                <text:p>-0.01507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0154377">
                <text:p>-0.01543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0158014">
                <text:p>-0.01580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0161695">
                <text:p>-0.01616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016542">
                <text:p>-0.0165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016919">
                <text:p>-0.0169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0172997">
                <text:p>-0.01729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0176853">
                <text:p>-0.0176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0180754">
                <text:p>-0.01807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0184691">
                <text:p>-0.01846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0188676">
                <text:p>-0.01886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0192705">
                <text:p>-0.01927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0196769">
                <text:p>-0.0196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0200874">
                <text:p>-0.0200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020502">
                <text:p>-0.0205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0209208">
                <text:p>-0.0209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0213437">
                <text:p>-0.0213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0217707">
                <text:p>-0.0217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0222017">
                <text:p>-0.0222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0226366">
                <text:p>-0.02263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0230755">
                <text:p>-0.02307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0235182">
                <text:p>-0.0235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0239648">
                <text:p>-0.02396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0244151">
                <text:p>-0.02441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0248691">
                <text:p>-0.02486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0253267">
                <text:p>-0.02532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025788">
                <text:p>-0.0257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0262527">
                <text:p>-0.0262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0267209">
                <text:p>-0.02672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0271925">
                <text:p>-0.02719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0276674">
                <text:p>-0.02766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0281455">
                <text:p>-0.0281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286268">
                <text:p>-0.02862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291112">
                <text:p>-0.0291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295986">
                <text:p>-0.02959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300895">
                <text:p>-0.03008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0305831">
                <text:p>-0.0305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310795">
                <text:p>-0.03107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315785">
                <text:p>-0.03157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3208">
                <text:p>-0.032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0325841">
                <text:p>-0.03258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0330905">
                <text:p>-0.03309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0335994">
                <text:p>-0.03359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0341105">
                <text:p>-0.03411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0346239">
                <text:p>-0.03462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0351388">
                <text:p>-0.03513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0356564">
                <text:p>-0.03565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0361761">
                <text:p>-0.03617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0366972">
                <text:p>-0.03669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0372199">
                <text:p>-0.03721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0377443">
                <text:p>-0.03774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0382704">
                <text:p>-0.03827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0387982">
                <text:p>-0.03879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0393276">
                <text:p>-0.03932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0398585">
                <text:p>-0.03985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0403908">
                <text:p>-0.04039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0409244">
                <text:p>-0.0409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0414592">
                <text:p>-0.04145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0419951">
                <text:p>-0.04199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042532">
                <text:p>-0.0425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0430698">
                <text:p>-0.04306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0436084">
                <text:p>-0.0436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0441477">
                <text:p>-0.04414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0446875">
                <text:p>-0.044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0452278">
                <text:p>-0.04522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0457684">
                <text:p>-0.0457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0463093">
                <text:p>-0.04630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0468503">
                <text:p>-0.04685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0473912">
                <text:p>-0.04739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047932">
                <text:p>-0.0479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0484725">
                <text:p>-0.04847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049012">
                <text:p>-0.0490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0495507">
                <text:p>-0.04955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0500894">
                <text:p>-0.05008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0506269">
                <text:p>-0.05062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0511634">
                <text:p>-0.05116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0516991">
                <text:p>-0.0516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0522338">
                <text:p>-0.05223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0527674">
                <text:p>-0.05276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0532999">
                <text:p>-0.0532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053831">
                <text:p>-0.0538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0.0543608">
                <text:p>-0.05436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0.0548897">
                <text:p>-0.05488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0554169">
                <text:p>-0.05541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0.0559422">
                <text:p>-0.05594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0564657">
                <text:p>-0.05646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0569871">
                <text:p>-0.05698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0575064">
                <text:p>-0.0575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0580233">
                <text:p>-0.05802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0585379">
                <text:p>-0.05853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05905">
                <text:p>-0.05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0595594">
                <text:p>-0.05955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060066">
                <text:p>-0.0600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0605698">
                <text:p>-0.06056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0610699">
                <text:p>-0.06106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0615668">
                <text:p>-0.06156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0620606">
                <text:p>-0.06206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0625512">
                <text:p>-0.06255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0630383">
                <text:p>-0.06303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063522">
                <text:p>-0.0635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0640021">
                <text:p>-0.0640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0644784">
                <text:p>-0.06447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0649509">
                <text:p>-0.06495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0654194">
                <text:p>-0.06541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0658838">
                <text:p>-0.06588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066344">
                <text:p>-0.066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0667999">
                <text:p>-0.0667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0672514">
                <text:p>-0.0672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0676983">
                <text:p>-0.06769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0681398">
                <text:p>-0.06813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0685767">
                <text:p>-0.06857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0690087">
                <text:p>-0.06900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0694356">
                <text:p>-0.06943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0698575">
                <text:p>-0.06985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0702742">
                <text:p>-0.07027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0706855">
                <text:p>-0.07068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0710913">
                <text:p>-0.07109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0714916">
                <text:p>-0.07149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0718862">
                <text:p>-0.07188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0722751">
                <text:p>-0.07227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0726581">
                <text:p>-0.07265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0730351">
                <text:p>-0.07303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0734061">
                <text:p>-0.07340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0737709">
                <text:p>-0.07377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0741293">
                <text:p>-0.07412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0744814">
                <text:p>-0.07448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0748269">
                <text:p>-0.07482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751658">
                <text:p>-0.07516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0754979">
                <text:p>-0.0754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0758231">
                <text:p>-0.0758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0761413">
                <text:p>-0.07614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0764525">
                <text:p>-0.07645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0767571">
                <text:p>-0.07675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077055">
                <text:p>-0.0770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0773453">
                <text:p>-0.07734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077628">
                <text:p>-0.0776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0779028">
                <text:p>-0.07790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781696">
                <text:p>-0.07816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0784284">
                <text:p>-0.07842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0786791">
                <text:p>-0.07867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0789214">
                <text:p>-0.07892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0.0791554">
                <text:p>-0.07915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0793809">
                <text:p>-0.07938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0.0795979">
                <text:p>-0.07959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0798061">
                <text:p>-0.07980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0800056">
                <text:p>-0.08000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0801962">
                <text:p>-0.08019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0803778">
                <text:p>-0.08037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0805503">
                <text:p>-0.08055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0807136">
                <text:p>-0.0807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0808677">
                <text:p>-0.08086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810124">
                <text:p>-0.08101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811476">
                <text:p>-0.08114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0812732">
                <text:p>-0.08127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0813892">
                <text:p>-0.08138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0814948">
                <text:p>-0.08149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0815906">
                <text:p>-0.08159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0816765">
                <text:p>-0.08167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0817526">
                <text:p>-0.08175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0818186">
                <text:p>-0.08181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0818745">
                <text:p>-0.08187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0819202">
                <text:p>-0.08192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0819557">
                <text:p>-0.08195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819808">
                <text:p>-0.08198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819955">
                <text:p>-0.08199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819962">
                <text:p>-0.08199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0819861">
                <text:p>-0.08198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08197">
                <text:p>-0.081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0819432">
                <text:p>-0.08194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0819056">
                <text:p>-0.08190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0818571">
                <text:p>-0.08185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0817976">
                <text:p>-0.08179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0817271">
                <text:p>-0.08172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0816454">
                <text:p>-0.08164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0815526">
                <text:p>-0.08155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0814485">
                <text:p>-0.08144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0813331">
                <text:p>-0.08133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0812063">
                <text:p>-0.08120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081068">
                <text:p>-0.0810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0809183">
                <text:p>-0.08091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0807569">
                <text:p>-0.0807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0805833">
                <text:p>-0.08058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0803982">
                <text:p>-0.0803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0802013">
                <text:p>-0.08020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0799928">
                <text:p>-0.07999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0797725">
                <text:p>-0.07977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0795403">
                <text:p>-0.07954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0792964">
                <text:p>-0.07929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790405">
                <text:p>-0.07904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0787726">
                <text:p>-0.07877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0784928">
                <text:p>-0.07849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0782009">
                <text:p>-0.07820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0778969">
                <text:p>-0.07789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0775808">
                <text:p>-0.07758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0772525">
                <text:p>-0.07725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0.076912">
                <text:p>-0.0769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0765593">
                <text:p>-0.07655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0761943">
                <text:p>-0.07619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075817">
                <text:p>-0.0758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0754274">
                <text:p>-0.07542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0750255">
                <text:p>-0.07502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0746111">
                <text:p>-0.07461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0741844">
                <text:p>-0.07418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0737453">
                <text:p>-0.07374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0732937">
                <text:p>-0.07329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0.0728296">
                <text:p>-0.07282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0.0723531">
                <text:p>-0.07235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0.0718642">
                <text:p>-0.07186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0713627">
                <text:p>-0.07136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0708489">
                <text:p>-0.07084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0703225">
                <text:p>-0.07032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0697838">
                <text:p>-0.06978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0692325">
                <text:p>-0.06923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0686688">
                <text:p>-0.06866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0680927">
                <text:p>-0.06809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067504">
                <text:p>-0.0675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669028">
                <text:p>-0.06690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066289">
                <text:p>-0.0662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656628">
                <text:p>-0.06566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065024">
                <text:p>-0.0650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0.0643727">
                <text:p>-0.06437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0.063709">
                <text:p>-0.0637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0.0630328">
                <text:p>-0.06303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0623441">
                <text:p>-0.06234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0616431">
                <text:p>-0.06164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0609296">
                <text:p>-0.06092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0602038">
                <text:p>-0.06020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0594657">
                <text:p>-0.05946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0587152">
                <text:p>-0.05871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0579525">
                <text:p>-0.05795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571782">
                <text:p>-0.05717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0563915">
                <text:p>-0.05639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555926">
                <text:p>-0.05559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0547815">
                <text:p>-0.05478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539582">
                <text:p>-0.05395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0531228">
                <text:p>-0.05312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522753">
                <text:p>-0.05227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514158">
                <text:p>-0.05141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0505445">
                <text:p>-0.05054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0496613">
                <text:p>-0.04966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0487664">
                <text:p>-0.04876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0478598">
                <text:p>-0.04785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0469415">
                <text:p>-0.04694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0460114">
                <text:p>-0.04601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0450698">
                <text:p>-0.0450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0441166">
                <text:p>-0.04411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0431519">
                <text:p>-0.04315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0421758">
                <text:p>-0.04217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0411883">
                <text:p>-0.04118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0401903">
                <text:p>-0.04019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0391811">
                <text:p>-0.03918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0381606">
                <text:p>-0.03816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0371291">
                <text:p>-0.0371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0360866">
                <text:p>-0.03608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0350332">
                <text:p>-0.03503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339689">
                <text:p>-0.03396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328939">
                <text:p>-0.03289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318082">
                <text:p>-0.03180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307122">
                <text:p>-0.03071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296058">
                <text:p>-0.02960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0284893">
                <text:p>-0.02848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0273626">
                <text:p>-0.02736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0262257">
                <text:p>-0.02622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0.0250789">
                <text:p>-0.02507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0.0239221">
                <text:p>-0.02392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0227556">
                <text:p>-0.02275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0.0215794">
                <text:p>-0.02157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0.0203936">
                <text:p>-0.02039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0.0191984">
                <text:p>-0.01919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0.017994">
                <text:p>-0.0179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0.0167804">
                <text:p>-0.01678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0.0155578">
                <text:p>-0.01555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0.0143262">
                <text:p>-0.01432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0.0130859">
                <text:p>-0.01308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0.011837">
                <text:p>-0.0118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0.0105798">
                <text:p>-0.01057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0.00931429">
                <text:p>-0.009314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0.00804074">
                <text:p>-0.008040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0.00675854">
                <text:p>-0.006758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0.00546795">
                <text:p>-0.005467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0.00416985">
                <text:p>-0.004169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00286429">
                <text:p>-0.00286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0.00155144">
                <text:p>-0.001551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0.000231442">
                <text:p>-0.0002314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0109553">
                <text:p>0.001095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0242868">
                <text:p>0.002428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0376867">
                <text:p>0.003768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0511532">
                <text:p>0.005115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0646838">
                <text:p>0.006468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0782772">
                <text:p>0.00782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0919308">
                <text:p>0.009193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105642">
                <text:p>0.01056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11941">
                <text:p>0.0119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133234">
                <text:p>0.01332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147105">
                <text:p>0.0147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16103">
                <text:p>0.0161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175006">
                <text:p>0.01750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189033">
                <text:p>0.01890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203108">
                <text:p>0.02031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217229">
                <text:p>0.02172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231395">
                <text:p>0.02313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24561">
                <text:p>0.0245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259865">
                <text:p>0.02598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274156">
                <text:p>0.02741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288483">
                <text:p>0.02884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302842">
                <text:p>0.0302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317232">
                <text:p>0.03172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331646">
                <text:p>0.03316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346087">
                <text:p>0.03460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360555">
                <text:p>0.03605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37505">
                <text:p>0.0375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389568">
                <text:p>0.03895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404109">
                <text:p>0.04041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418669">
                <text:p>0.04186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433247">
                <text:p>0.04332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447841">
                <text:p>0.0447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462447">
                <text:p>0.04624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477065">
                <text:p>0.04770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491683">
                <text:p>0.04916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506303">
                <text:p>0.05063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520931">
                <text:p>0.05209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535555">
                <text:p>0.05355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550177">
                <text:p>0.05501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564803">
                <text:p>0.05648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579423">
                <text:p>0.05794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594036">
                <text:p>0.05940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608639">
                <text:p>0.06086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62323">
                <text:p>0.0623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637807">
                <text:p>0.06378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652367">
                <text:p>0.06523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666902">
                <text:p>0.06669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681416">
                <text:p>0.06814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5905">
                <text:p>0.06959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710369">
                <text:p>0.07103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724805">
                <text:p>0.07248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39211">
                <text:p>0.07392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753587">
                <text:p>0.07535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767922">
                <text:p>0.07679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782224">
                <text:p>0.07822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796488">
                <text:p>0.07964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810712">
                <text:p>0.08107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824894">
                <text:p>0.08248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839032">
                <text:p>0.08390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853123">
                <text:p>0.08531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867166">
                <text:p>0.08671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881159">
                <text:p>0.08811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895097">
                <text:p>0.08950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908979">
                <text:p>0.09089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922802">
                <text:p>0.09228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936572">
                <text:p>0.09365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950287">
                <text:p>0.09502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963937">
                <text:p>0.09639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977519">
                <text:p>0.09775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991031">
                <text:p>0.09910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100447">
                <text:p>0.1004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101783">
                <text:p>0.1017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103112">
                <text:p>0.1031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104433">
                <text:p>0.1044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105745">
                <text:p>0.1057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107048">
                <text:p>0.1070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108343">
                <text:p>0.1083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109629">
                <text:p>0.1096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110906">
                <text:p>0.1109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112174">
                <text:p>0.1121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113432">
                <text:p>0.1134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11468">
                <text:p>0.114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115918">
                <text:p>0.1159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117147">
                <text:p>0.1171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118365">
                <text:p>0.1183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119572">
                <text:p>0.1195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120769">
                <text:p>0.1207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121955">
                <text:p>0.1219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12313">
                <text:p>0.123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124294">
                <text:p>0.1242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125446">
                <text:p>0.1254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126586">
                <text:p>0.1265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127715">
                <text:p>0.1277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128831">
                <text:p>0.1288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129935">
                <text:p>0.1299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131026">
                <text:p>0.1310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132104">
                <text:p>0.1321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13317">
                <text:p>0.133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134222">
                <text:p>0.1342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135261">
                <text:p>0.1352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136286">
                <text:p>0.1362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137297">
                <text:p>0.1372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138295">
                <text:p>0.1382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139278">
                <text:p>0.1392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140247">
                <text:p>0.1402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141201">
                <text:p>0.1412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142141">
                <text:p>0.1421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143065">
                <text:p>0.1430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143974">
                <text:p>0.1439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144868">
                <text:p>0.1448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145747">
                <text:p>0.1457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14661">
                <text:p>0.146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147456">
                <text:p>0.1474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148288">
                <text:p>0.1482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149103">
                <text:p>0.1491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149902">
                <text:p>0.1499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150684">
                <text:p>0.1506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151449">
                <text:p>0.1514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152197">
                <text:p>0.1521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152927">
                <text:p>0.1529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15364">
                <text:p>0.153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154335">
                <text:p>0.1543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155012">
                <text:p>0.1550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155671">
                <text:p>0.1556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156313">
                <text:p>0.1563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156935">
                <text:p>0.1569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157539">
                <text:p>0.1575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158125">
                <text:p>0.158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158692">
                <text:p>0.1586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159239">
                <text:p>0.1592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159768">
                <text:p>0.1597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160277">
                <text:p>0.1602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160766">
                <text:p>0.16076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161236">
                <text:p>0.1612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161686">
                <text:p>0.1616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162117">
                <text:p>0.1621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162527">
                <text:p>0.1625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162917">
                <text:p>0.1629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163287">
                <text:p>0.1632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163636">
                <text:p>0.1636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163965">
                <text:p>0.1639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164273">
                <text:p>0.1642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16456">
                <text:p>0.164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164827">
                <text:p>0.1648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165072">
                <text:p>0.1650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165296">
                <text:p>0.1652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165498">
                <text:p>0.1654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165679">
                <text:p>0.1656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165839">
                <text:p>0.1658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165977">
                <text:p>0.1659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166093">
                <text:p>0.1660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166188">
                <text:p>0.1661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16626">
                <text:p>0.166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16631">
                <text:p>0.166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166338">
                <text:p>0.1663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166344">
                <text:p>0.1663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166327">
                <text:p>0.1663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166289">
                <text:p>0.1662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166227">
                <text:p>0.1662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166143">
                <text:p>0.16614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166036">
                <text:p>0.1660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165906">
                <text:p>0.1659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165754">
                <text:p>0.1657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165579">
                <text:p>0.1655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16538">
                <text:p>0.165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165159">
                <text:p>0.1651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164914">
                <text:p>0.1649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164647">
                <text:p>0.1646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164356">
                <text:p>0.1643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164042">
                <text:p>0.1640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163704">
                <text:p>0.1637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163343">
                <text:p>0.1633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162959">
                <text:p>0.1629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162551">
                <text:p>0.1625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16212">
                <text:p>0.162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161665">
                <text:p>0.1616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161187">
                <text:p>0.1611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160685">
                <text:p>0.1606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160159">
                <text:p>0.1601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15961">
                <text:p>0.159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159037">
                <text:p>0.1590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158441">
                <text:p>0.1584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15782">
                <text:p>0.157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157177">
                <text:p>0.1571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156509">
                <text:p>0.1565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155818">
                <text:p>0.1558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155103">
                <text:p>0.1551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154364">
                <text:p>0.1543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153602">
                <text:p>0.1536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152815">
                <text:p>0.1528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152006">
                <text:p>0.1520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151172">
                <text:p>0.1511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150316">
                <text:p>0.1503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149435">
                <text:p>0.1494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148531">
                <text:p>0.1485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147604">
                <text:p>0.1476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146653">
                <text:p>0.1466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145679">
                <text:p>0.1456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144681">
                <text:p>0.1446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14366">
                <text:p>0.143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142615">
                <text:p>0.1426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141548">
                <text:p>0.1415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140456">
                <text:p>0.14045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139342">
                <text:p>0.1393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138205">
                <text:p>0.1382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137045">
                <text:p>0.1370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135861">
                <text:p>0.1358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134655">
                <text:p>0.1346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133426">
                <text:p>0.1334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132174">
                <text:p>0.1321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129603">
                <text:p>0.1296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128284">
                <text:p>0.1282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126943">
                <text:p>0.1269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125579">
                <text:p>0.1255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124193">
                <text:p>0.1241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122786">
                <text:p>0.1227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121356">
                <text:p>0.1213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119904">
                <text:p>0.1199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118431">
                <text:p>0.1184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116936">
                <text:p>0.1169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115419">
                <text:p>0.1154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113882">
                <text:p>0.1138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112323">
                <text:p>0.1123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110743">
                <text:p>0.1107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109142">
                <text:p>0.1091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107521">
                <text:p>0.1075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105879">
                <text:p>0.1058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104217">
                <text:p>0.1042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102535">
                <text:p>0.1025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100832">
                <text:p>0.1008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991093">
                <text:p>0.099109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973668">
                <text:p>0.09736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956047">
                <text:p>0.09560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938231">
                <text:p>0.09382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920223">
                <text:p>0.09202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902025">
                <text:p>0.09020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88364">
                <text:p>0.0883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865068">
                <text:p>0.08650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846306">
                <text:p>0.08463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827354">
                <text:p>0.08273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808224">
                <text:p>0.08082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788916">
                <text:p>0.07889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769433">
                <text:p>0.07694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749777">
                <text:p>0.07497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729949">
                <text:p>0.07299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709954">
                <text:p>0.07099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689794">
                <text:p>0.06897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669472">
                <text:p>0.06694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648988">
                <text:p>0.06489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628344">
                <text:p>0.06283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607542">
                <text:p>0.06075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586586">
                <text:p>0.05865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565476">
                <text:p>0.05654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544217">
                <text:p>0.05442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52281">
                <text:p>0.0522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50126">
                <text:p>0.0501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479568">
                <text:p>0.04795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457745">
                <text:p>0.04577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435782">
                <text:p>0.04357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413683">
                <text:p>0.04136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391452">
                <text:p>0.03914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36909">
                <text:p>0.0369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346607">
                <text:p>0.03466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323999">
                <text:p>0.03239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301269">
                <text:p>0.030126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278421">
                <text:p>0.02784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255457">
                <text:p>0.02554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232377">
                <text:p>0.02323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209187">
                <text:p>0.02091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185888">
                <text:p>0.01858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162483">
                <text:p>0.01624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0138976">
                <text:p>0.01389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0115371">
                <text:p>0.01153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00916709">
                <text:p>0.009167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00678736">
                <text:p>0.0067873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00439824">
                <text:p>0.004398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00200072">
                <text:p>0.002000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0.000404331">
                <text:p>-0.0004043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0.00281737">
                <text:p>-0.002817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0.00523809">
                <text:p>-0.005238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0.00766604">
                <text:p>-0.007666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0.0101008">
                <text:p>-0.01010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0.0125414">
                <text:p>-0.01254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0.0149883">
                <text:p>-0.01498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0.0174414">
                <text:p>-0.01744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0.0199003">
                <text:p>-0.01990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0.0223652">
                <text:p>-0.02236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0.0248351">
                <text:p>-0.02483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0.0273089">
                <text:p>-0.02730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0.0297874">
                <text:p>-0.02978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0.0322699">
                <text:p>-0.03226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0.0347556">
                <text:p>-0.03475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0.0372446">
                <text:p>-0.03724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0.0397366">
                <text:p>-0.03973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0.0422314">
                <text:p>-0.04223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0.0447286">
                <text:p>-0.04472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0.047227">
                <text:p>-0.04722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0.0497266">
                <text:p>-0.04972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0.0522271">
                <text:p>-0.05222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0.0547286">
                <text:p>-0.05472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0.0572311">
                <text:p>-0.05723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0.0597336">
                <text:p>-0.05973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0.0622356">
                <text:p>-0.06223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0.0647362">
                <text:p>-0.06473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0.0672358">
                <text:p>-0.06723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0.0697337">
                <text:p>-0.06973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0.0722298">
                <text:p>-0.07222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0.0747235">
                <text:p>-0.074723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0.0772141">
                <text:p>-0.07721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0.079702">
                <text:p>-0.0797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0.0821867">
                <text:p>-0.08218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0.0846678">
                <text:p>-0.08466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0.087145">
                <text:p>-0.0871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0.0896178">
                <text:p>-0.08961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0.0920858">
                <text:p>-0.09208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0.0945495">
                <text:p>-0.09454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0.0970084">
                <text:p>-0.09700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0.0994615">
                <text:p>-0.09946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0.101908">
                <text:p>-0.1019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0.104349">
                <text:p>-0.1043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0.106781">
                <text:p>-0.1067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0.109206">
                <text:p>-0.1092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0.111623">
                <text:p>-0.1116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0.114032">
                <text:p>-0.1140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0.116433">
                <text:p>-0.1164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0.118824">
                <text:p>-0.1188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0.121207">
                <text:p>-0.1212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0.123579">
                <text:p>-0.1235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0.125942">
                <text:p>-0.1259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0.128295">
                <text:p>-0.1282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0.130637">
                <text:p>-0.1306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0.132968">
                <text:p>-0.1329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0.135287">
                <text:p>-0.1352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0.137595">
                <text:p>-0.1375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0.139891">
                <text:p>-0.1398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0.142175">
                <text:p>-0.1421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0.144446">
                <text:p>-0.1444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0.146704">
                <text:p>-0.1467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0.148948">
                <text:p>-0.1489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0.151178">
                <text:p>-0.1511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0.153395">
                <text:p>-0.1533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0.155597">
                <text:p>-0.1555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0.157785">
                <text:p>-0.1577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0.159958">
                <text:p>-0.15995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0.162115">
                <text:p>-0.1621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0.164255">
                <text:p>-0.1642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0.16638">
                <text:p>-0.1663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0.168488">
                <text:p>-0.1684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0.170578">
                <text:p>-0.1705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0.172651">
                <text:p>-0.1726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0.174706">
                <text:p>-0.1747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0.176742">
                <text:p>-0.1767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0.178761">
                <text:p>-0.17876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0.18076">
                <text:p>-0.180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0.182741">
                <text:p>-0.1827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0.184701">
                <text:p>-0.18470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0.186642">
                <text:p>-0.1866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0.188563">
                <text:p>-0.1885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0.190463">
                <text:p>-0.1904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0.192342">
                <text:p>-0.1923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0.1942">
                <text:p>-0.19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0.196037">
                <text:p>-0.1960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0.197852">
                <text:p>-0.1978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0.199645">
                <text:p>-0.1996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0.201414">
                <text:p>-0.2014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0.203161">
                <text:p>-0.20316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0.204885">
                <text:p>-0.20488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0.206586">
                <text:p>-0.2065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0.208263">
                <text:p>-0.2082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0.209916">
                <text:p>-0.2099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0.211545">
                <text:p>-0.2115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0.213149">
                <text:p>-0.2131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0.214728">
                <text:p>-0.2147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0.216282">
                <text:p>-0.21628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0.217811">
                <text:p>-0.2178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0.219315">
                <text:p>-0.2193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0.220792">
                <text:p>-0.2207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0.222244">
                <text:p>-0.2222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0.223669">
                <text:p>-0.2236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0.225068">
                <text:p>-0.2250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0.226439">
                <text:p>-0.2264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0.227784">
                <text:p>-0.2277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0.229101">
                <text:p>-0.22910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0.23039">
                <text:p>-0.230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0.231651">
                <text:p>-0.2316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0.232884">
                <text:p>-0.2328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0.234089">
                <text:p>-0.2340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0.235265">
                <text:p>-0.2352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0.236412">
                <text:p>-0.2364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0.23753">
                <text:p>-0.237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0.238618">
                <text:p>-0.2386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0.239677">
                <text:p>-0.2396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0.240706">
                <text:p>-0.2407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0.241705">
                <text:p>-0.2417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0.242674">
                <text:p>-0.2426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0.243612">
                <text:p>-0.2436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0.244519">
                <text:p>-0.2445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0.245395">
                <text:p>-0.2453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0.24624">
                <text:p>-0.246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0.247054">
                <text:p>-0.2470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0.247836">
                <text:p>-0.2478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0.248587">
                <text:p>-0.24858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0.249305">
                <text:p>-0.2493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0.249991">
                <text:p>-0.2499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0.250645">
                <text:p>-0.25064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0.251267">
                <text:p>-0.2512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0.251855">
                <text:p>-0.2518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0.252411">
                <text:p>-0.2524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0.252933">
                <text:p>-0.2529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0.253423">
                <text:p>-0.2534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0.253879">
                <text:p>-0.2538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-0.254302">
                <text:p>-0.2543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-0.254691">
                <text:p>-0.2546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-0.255046">
                <text:p>-0.2550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-0.255367">
                <text:p>-0.2553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-0.255655">
                <text:p>-0.2556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-0.255908">
                <text:p>-0.2559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-0.256126">
                <text:p>-0.2561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-0.25631">
                <text:p>-0.256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-0.25646">
                <text:p>-0.256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-0.256575">
                <text:p>-0.2565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-0.256654">
                <text:p>-0.2566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-0.256699">
                <text:p>-0.2566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-0.256698">
                <text:p>-0.25669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-0.256664">
                <text:p>-0.2566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-0.256607">
                <text:p>-0.2566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-0.256514">
                <text:p>-0.2565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-0.256386">
                <text:p>-0.2563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-0.256222">
                <text:p>-0.2562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-0.256022">
                <text:p>-0.2560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-0.255787">
                <text:p>-0.2557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-0.255515">
                <text:p>-0.2555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-0.255208">
                <text:p>-0.2552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-0.254865">
                <text:p>-0.2548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-0.254487">
                <text:p>-0.2544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-0.254072">
                <text:p>-0.2540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-0.253621">
                <text:p>-0.2536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-0.253134">
                <text:p>-0.2531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-0.252611">
                <text:p>-0.2526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-0.252051">
                <text:p>-0.2520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-0.251456">
                <text:p>-0.2514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-0.250824">
                <text:p>-0.2508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-0.250156">
                <text:p>-0.2501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-0.249452">
                <text:p>-0.24945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-0.248712">
                <text:p>-0.2487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-0.247936">
                <text:p>-0.2479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-0.247123">
                <text:p>-0.2471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-0.246274">
                <text:p>-0.2462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-0.245389">
                <text:p>-0.2453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-0.244468">
                <text:p>-0.2444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-0.24351">
                <text:p>-0.243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-0.242516">
                <text:p>-0.2425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-0.241486">
                <text:p>-0.2414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-0.24042">
                <text:p>-0.240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-0.239318">
                <text:p>-0.2393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-0.23818">
                <text:p>-0.238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-0.237005">
                <text:p>-0.2370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-0.235795">
                <text:p>-0.2357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0.23455">
                <text:p>-0.234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-0.233268">
                <text:p>-0.2332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-0.231951">
                <text:p>-0.2319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-0.230598">
                <text:p>-0.2305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-0.22921">
                <text:p>-0.229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-0.227786">
                <text:p>-0.22778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-0.226327">
                <text:p>-0.2263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-0.224833">
                <text:p>-0.22483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-0.223304">
                <text:p>-0.2233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-0.221739">
                <text:p>-0.2217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-0.22014">
                <text:p>-0.220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-0.218506">
                <text:p>-0.21850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-0.216837">
                <text:p>-0.21683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-0.215134">
                <text:p>-0.2151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-0.213397">
                <text:p>-0.2133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-0.211625">
                <text:p>-0.2116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-0.209819">
                <text:p>-0.2098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-0.20798">
                <text:p>-0.207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-0.206106">
                <text:p>-0.2061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-0.2042">
                <text:p>-0.204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-0.202259">
                <text:p>-0.2022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-0.200286">
                <text:p>-0.2002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-0.198279">
                <text:p>-0.19827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-0.19624">
                <text:p>-0.196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-0.194168">
                <text:p>-0.1941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-0.192063">
                <text:p>-0.1920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-0.189926">
                <text:p>-0.1899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-0.187758">
                <text:p>-0.1877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-0.185557">
                <text:p>-0.18555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-0.183325">
                <text:p>-0.1833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-0.181062">
                <text:p>-0.1810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-0.178767">
                <text:p>-0.1787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-0.176442">
                <text:p>-0.1764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-0.174086">
                <text:p>-0.17408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-0.171699">
                <text:p>-0.1716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-0.169283">
                <text:p>-0.1692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-0.166837">
                <text:p>-0.1668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-0.164361">
                <text:p>-0.1643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-0.161856">
                <text:p>-0.16185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-0.159323">
                <text:p>-0.1593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-0.15676">
                <text:p>-0.156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-0.154169">
                <text:p>-0.1541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-0.15155">
                <text:p>-0.151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-0.148902">
                <text:p>-0.14890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-0.146228">
                <text:p>-0.14622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-0.143526">
                <text:p>-0.1435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-0.140798">
                <text:p>-0.1407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-0.138042">
                <text:p>-0.13804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-0.135261">
                <text:p>-0.1352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-0.132453">
                <text:p>-0.1324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-0.129619">
                <text:p>-0.1296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-0.12676">
                <text:p>-0.126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-0.123876">
                <text:p>-0.1238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-0.120967">
                <text:p>-0.1209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-0.118034">
                <text:p>-0.1180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-0.115077">
                <text:p>-0.11507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-0.112096">
                <text:p>-0.1120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-0.109092">
                <text:p>-0.1090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-0.106066">
                <text:p>-0.10606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-0.103016">
                <text:p>-0.1030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-0.0999452">
                <text:p>-0.09994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-0.0968523">
                <text:p>-0.09685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-0.093738">
                <text:p>-0.0937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-0.0906029">
                <text:p>-0.09060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-0.0874475">
                <text:p>-0.08744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-0.0842715">
                <text:p>-0.08427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0.0810753">
                <text:p>-0.081075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-0.07786">
                <text:p>-0.077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-0.0746262">
                <text:p>-0.07462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-0.0713742">
                <text:p>-0.07137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-0.0681047">
                <text:p>-0.06810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-0.0648179">
                <text:p>-0.06481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-0.0615143">
                <text:p>-0.061514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-0.0581943">
                <text:p>-0.05819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-0.0548583">
                <text:p>-0.05485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-0.0515067">
                <text:p>-0.05150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-0.0481403">
                <text:p>-0.04814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-0.0447599">
                <text:p>-0.044759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-0.0413653">
                <text:p>-0.04136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-0.0379569">
                <text:p>-0.03795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-0.0345357">
                <text:p>-0.03453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-0.0311016">
                <text:p>-0.03110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-0.0276553">
                <text:p>-0.02765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-0.0241971">
                <text:p>-0.024197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-0.0207272">
                <text:p>-0.02072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-0.0172464">
                <text:p>-0.01724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-0.0137543">
                <text:p>-0.013754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-0.0102519">
                <text:p>-0.01025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-0.00674044">
                <text:p>-0.0067404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-0.0032208">
                <text:p>-0.00322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.000307304">
                <text:p>0.0003073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.00384344">
                <text:p>0.003843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00738642">
                <text:p>0.007386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.0109362">
                <text:p>0.01093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.0144924">
                <text:p>0.01449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.0180552">
                <text:p>0.01805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.0216236">
                <text:p>0.02162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.0251963">
                <text:p>0.025196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.0287734">
                <text:p>0.02877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.0323544">
                <text:p>0.032354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.0359389">
                <text:p>0.03593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.0395259">
                <text:p>0.039525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0431153">
                <text:p>0.04311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.0467071">
                <text:p>0.04670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.0502998">
                <text:p>0.05029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.0538931">
                <text:p>0.053893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.0574859">
                <text:p>0.057485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.0610783">
                <text:p>0.061078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.0646698">
                <text:p>0.06466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.0682592">
                <text:p>0.06825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.0718466">
                <text:p>0.071846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.0754315">
                <text:p>0.07543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0790133">
                <text:p>0.07901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.0825924">
                <text:p>0.08259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.0861681">
                <text:p>0.08616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.0897391">
                <text:p>0.089739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.0933047">
                <text:p>0.093304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.096864">
                <text:p>0.0968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.100417">
                <text:p>0.1004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.103963">
                <text:p>0.10396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.107502">
                <text:p>0.1075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.111032">
                <text:p>0.11103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114554">
                <text:p>0.11455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.118067">
                <text:p>0.1180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.121571">
                <text:p>0.12157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.125065">
                <text:p>0.1250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.128549">
                <text:p>0.1285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.132021">
                <text:p>0.13202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.135482">
                <text:p>0.1354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.138931">
                <text:p>0.1389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.142368">
                <text:p>0.14236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.145791">
                <text:p>0.1457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149202">
                <text:p>0.1492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.152599">
                <text:p>0.1525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.155981">
                <text:p>0.1559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.159348">
                <text:p>0.15934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.162699">
                <text:p>0.16269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.166034">
                <text:p>0.1660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.169352">
                <text:p>0.1693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.172653">
                <text:p>0.17265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.175936">
                <text:p>0.1759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182445">
                <text:p>0.1824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.185672">
                <text:p>0.1856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.188878">
                <text:p>0.18887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.192063">
                <text:p>0.1920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.195228">
                <text:p>0.1952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.198371">
                <text:p>0.1983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.201492">
                <text:p>0.2014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.204591">
                <text:p>0.2045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.207666">
                <text:p>0.2076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.210718">
                <text:p>0.21071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213746">
                <text:p>0.2137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0.213671">
                <text:p>0.21367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0.215005">
                <text:p>0.2150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0.216324">
                <text:p>0.2163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0.217626">
                <text:p>0.2176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0.218909">
                <text:p>0.21890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0.220173">
                <text:p>0.22017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0.221416">
                <text:p>0.22141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0.222638">
                <text:p>0.22263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0.223838">
                <text:p>0.22383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0.225016">
                <text:p>0.22501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0.226171">
                <text:p>0.22617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0.227303">
                <text:p>0.22730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0.228411">
                <text:p>0.2284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0.229495">
                <text:p>0.22949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0.230555">
                <text:p>0.23055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0.23159">
                <text:p>0.2315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0.232599">
                <text:p>0.23259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0.233583">
                <text:p>0.23358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0.234542">
                <text:p>0.23454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0.23638">
                <text:p>0.2363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0.23726">
                <text:p>0.2372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0.238112">
                <text:p>0.2381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0.238937">
                <text:p>0.23893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0.239735">
                <text:p>0.23973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0.240505">
                <text:p>0.2405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0.241246">
                <text:p>0.24124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0.24196">
                <text:p>0.2419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0.242645">
                <text:p>0.24264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0.243301">
                <text:p>0.24330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0.243928">
                <text:p>0.24392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0.244526">
                <text:p>0.24452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0.245095">
                <text:p>0.24509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0.245634">
                <text:p>0.24563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0.246142">
                <text:p>0.24614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0.246619">
                <text:p>0.24661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0.247066">
                <text:p>0.24706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0.247482">
                <text:p>0.24748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0.247867">
                <text:p>0.2478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0.24822">
                <text:p>0.2482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0.248542">
                <text:p>0.24854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0.248832">
                <text:p>0.24883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0.249091">
                <text:p>0.2490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0.249317">
                <text:p>0.24931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0.249511">
                <text:p>0.2495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0.249672">
                <text:p>0.24967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0.249801">
                <text:p>0.24980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0.249898">
                <text:p>0.24989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0.249961">
                <text:p>0.24996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0.249991">
                <text:p>0.2499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0.249989">
                <text:p>0.24998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0.249953">
                <text:p>0.24995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0.249883">
                <text:p>0.24988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0.249781">
                <text:p>0.24978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0.249644">
                <text:p>0.24964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0.249474">
                <text:p>0.24947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0.24927">
                <text:p>0.2492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0.249032">
                <text:p>0.2490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0.248759">
                <text:p>0.24875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0.248453">
                <text:p>0.24845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0.248112">
                <text:p>0.24811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0.247737">
                <text:p>0.24773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0.247328">
                <text:p>0.24732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0.246884">
                <text:p>0.24688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0.246405">
                <text:p>0.24640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0.245892">
                <text:p>0.24589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0.245344">
                <text:p>0.24534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0.244761">
                <text:p>0.24476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0.244144">
                <text:p>0.24414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0.243491">
                <text:p>0.2434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0.242804">
                <text:p>0.24280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0.242081">
                <text:p>0.24208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0.241324">
                <text:p>0.24132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0.240531">
                <text:p>0.24053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0.239703">
                <text:p>0.23970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0.238841">
                <text:p>0.23884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0.237943">
                <text:p>0.2379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0.23701">
                <text:p>0.2370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0.236043">
                <text:p>0.23604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0.23504">
                <text:p>0.2350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0.234002">
                <text:p>0.23400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0.232928">
                <text:p>0.23292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0.23182">
                <text:p>0.2318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0.230677">
                <text:p>0.23067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0.229499">
                <text:p>0.22949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0.228286">
                <text:p>0.22828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0.227038">
                <text:p>0.22703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0.225756">
                <text:p>0.22575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0.224438">
                <text:p>0.22443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0.221699">
                <text:p>0.22169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0.220277">
                <text:p>0.22027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0.218821">
                <text:p>0.21882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0.21733">
                <text:p>0.217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0.215805">
                <text:p>0.2158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0.214245">
                <text:p>0.21424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0.212651">
                <text:p>0.2126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0.211023">
                <text:p>0.21102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0.209361">
                <text:p>0.20936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0.207666">
                <text:p>0.2076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0.205936">
                <text:p>0.2059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0.204173">
                <text:p>0.20417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0.202377">
                <text:p>0.20237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0.200547">
                <text:p>0.20054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0.198683">
                <text:p>0.19868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0.196787">
                <text:p>0.19678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0.194857">
                <text:p>0.19485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0.192895">
                <text:p>0.19289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0.1909">
                <text:p>0.190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0.188872">
                <text:p>0.18887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0.186812">
                <text:p>0.18681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0.18472">
                <text:p>0.1847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0.182596">
                <text:p>0.18259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0.180441">
                <text:p>0.1804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0.178254">
                <text:p>0.17825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0.176037">
                <text:p>0.17603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0.173788">
                <text:p>0.17378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0.171509">
                <text:p>0.17150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0.166861">
                <text:p>0.16686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0.164492">
                <text:p>0.16449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0.162094">
                <text:p>0.16209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0.159666">
                <text:p>0.1596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0.157208">
                <text:p>0.1572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0.154722">
                <text:p>0.15472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0.152207">
                <text:p>0.15220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0.149664">
                <text:p>0.14966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0.147093">
                <text:p>0.14709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0.144494">
                <text:p>0.14449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0.141868">
                <text:p>0.14186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0.139214">
                <text:p>0.13921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0.136534">
                <text:p>0.13653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0.133826">
                <text:p>0.13382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0.131092">
                <text:p>0.13109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0.128333">
                <text:p>0.12833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0.125547">
                <text:p>0.12554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0.122737">
                <text:p>0.1227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0.119901">
                <text:p>0.11990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0.11704">
                <text:p>0.1170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0.114155">
                <text:p>0.11415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0.111246">
                <text:p>0.11124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0.108314">
                <text:p>0.10831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0.105358">
                <text:p>0.1053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0.102379">
                <text:p>0.10237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0.0993772">
                <text:p>0.099377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0.0963532">
                <text:p>0.096353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0.0933074">
                <text:p>0.093307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0.0902401">
                <text:p>0.090240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0.0871518">
                <text:p>0.087151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0.0840429">
                <text:p>0.084042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0.0809135">
                <text:p>0.080913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0.0777642">
                <text:p>0.077764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0.0745953">
                <text:p>0.074595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0.0714073">
                <text:p>0.071407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0.0682007">
                <text:p>0.068200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0.0649763">
                <text:p>0.064976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0.0617339">
                <text:p>0.061733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0.0584737">
                <text:p>0.05847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0.0551967">
                <text:p>0.055196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0.0519028">
                <text:p>0.051902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0.0485925">
                <text:p>0.048592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0.0452663">
                <text:p>0.045266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0.0419244">
                <text:p>0.041924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0.0385673">
                <text:p>0.038567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0.0351954">
                <text:p>0.035195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0.0318094">
                <text:p>0.031809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0.0284098">
                <text:p>0.028409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0.024997">
                <text:p>0.02499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0.0215714">
                <text:p>0.02157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0.0181335">
                <text:p>0.018133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0.0146837">
                <text:p>0.014683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0.0112227">
                <text:p>0.011222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0.00775095">
                <text:p>0.007750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0.00426861">
                <text:p>0.0042686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0.000776247">
                <text:p>0.00077624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-0.00272504">
                <text:p>-0.0027250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-0.00623484">
                <text:p>-0.0062348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-0.00975261">
                <text:p>-0.0097526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-0.0132774">
                <text:p>-0.013277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-0.0168089">
                <text:p>-0.016808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-0.0203473">
                <text:p>-0.020347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-0.0238923">
                <text:p>-0.023892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-0.0274433">
                <text:p>-0.027443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-0.0309996">
                <text:p>-0.030999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-0.0345605">
                <text:p>-0.03456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-0.0381258">
                <text:p>-0.03812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-0.0416949">
                <text:p>-0.041694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-0.0452671">
                <text:p>-0.045267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-0.0488413">
                <text:p>-0.048841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-0.0524172">
                <text:p>-0.052417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-0.0559945">
                <text:p>-0.055994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-0.0595724">
                <text:p>-0.059572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-0.0631509">
                <text:p>-0.063150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-0.0667295">
                <text:p>-0.06672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-0.0703075">
                <text:p>-0.070307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-0.0738843">
                <text:p>-0.07388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-0.0774597">
                <text:p>-0.077459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-0.0810335">
                <text:p>-0.081033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-0.0846051">
                <text:p>-0.084605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-0.0881733">
                <text:p>-0.088173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-0.0917375">
                <text:p>-0.091737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-0.095297">
                <text:p>-0.09529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-0.0988516">
                <text:p>-0.09885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-0.102401">
                <text:p>-0.10240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-0.105943">
                <text:p>-0.10594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-0.10948">
                <text:p>-0.1094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-0.113008">
                <text:p>-0.11300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-0.116529">
                <text:p>-0.11652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-0.120041">
                <text:p>-0.12004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-0.123545">
                <text:p>-0.1235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-0.127039">
                <text:p>-0.12703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-0.130523">
                <text:p>-0.13052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-0.133997">
                <text:p>-0.13399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-0.13746">
                <text:p>-0.1374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-0.140912">
                <text:p>-0.14091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-0.144352">
                <text:p>-0.14435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-0.147781">
                <text:p>-0.14778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-0.151196">
                <text:p>-0.15119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-0.154598">
                <text:p>-0.15459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-0.157986">
                <text:p>-0.15798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-0.16136">
                <text:p>-0.1613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-0.164719">
                <text:p>-0.1647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-0.168062">
                <text:p>-0.16806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-0.17139">
                <text:p>-0.1713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-0.174701">
                <text:p>-0.17470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-0.177995">
                <text:p>-0.17799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-0.181272">
                <text:p>-0.18127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-0.184531">
                <text:p>-0.18453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-0.187772">
                <text:p>-0.1877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-0.190994">
                <text:p>-0.19099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-0.194196">
                <text:p>-0.19419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-0.197378">
                <text:p>-0.19737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-0.20054">
                <text:p>-0.2005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-0.20368">
                <text:p>-0.2036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-0.2068">
                <text:p>-0.206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-0.209897">
                <text:p>-0.20989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-0.212972">
                <text:p>-0.21297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-0.216025">
                <text:p>-0.21602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-0.219053">
                <text:p>-0.21905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-0.222058">
                <text:p>-0.22205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-0.225039">
                <text:p>-0.22503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-0.227995">
                <text:p>-0.22799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-0.230926">
                <text:p>-0.23092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-0.23383">
                <text:p>-0.2338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-0.236709">
                <text:p>-0.23670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-0.239562">
                <text:p>-0.23956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-0.242387">
                <text:p>-0.24238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-0.245185">
                <text:p>-0.24518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-0.247954">
                <text:p>-0.24795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-0.250694">
                <text:p>-0.25069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-0.253405">
                <text:p>-0.25340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-0.256086">
                <text:p>-0.25608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-0.258737">
                <text:p>-0.25873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-0.261357">
                <text:p>-0.26135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-0.263945">
                <text:p>-0.26394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-0.266503">
                <text:p>-0.26650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-0.269027">
                <text:p>-0.26902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-0.27152">
                <text:p>-0.2715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-0.273979">
                <text:p>-0.27397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-0.276405">
                <text:p>-0.27640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-0.278797">
                <text:p>-0.27879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-0.281155">
                <text:p>-0.28115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-0.283478">
                <text:p>-0.28347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-0.285766">
                <text:p>-0.28576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-0.288019">
                <text:p>-0.28801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-0.290236">
                <text:p>-0.29023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-0.292416">
                <text:p>-0.29241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-0.29456">
                <text:p>-0.2945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-0.296667">
                <text:p>-0.29666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-0.298736">
                <text:p>-0.29873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-0.300768">
                <text:p>-0.30076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-0.302762">
                <text:p>-0.30276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-0.304717">
                <text:p>-0.30471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-0.306633">
                <text:p>-0.30663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-0.30851">
                <text:p>-0.3085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-0.310348">
                <text:p>-0.31034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-0.312145">
                <text:p>-0.31214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-0.313902">
                <text:p>-0.31390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-0.315619">
                <text:p>-0.31561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-0.317295">
                <text:p>-0.31729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-0.31893">
                <text:p>-0.318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-0.320523">
                <text:p>-0.3205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-0.322074">
                <text:p>-0.32207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-0.323583">
                <text:p>-0.32358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-0.32505">
                <text:p>-0.3250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-0.326474">
                <text:p>-0.32647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-0.327854">
                <text:p>-0.32785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-0.329192">
                <text:p>-0.32919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-0.330486">
                <text:p>-0.33048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-0.331735">
                <text:p>-0.33173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-0.332941">
                <text:p>-0.33294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-0.334102">
                <text:p>-0.33410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-0.335219">
                <text:p>-0.33521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-0.336291">
                <text:p>-0.33629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-0.337317">
                <text:p>-0.33731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-0.338298">
                <text:p>-0.33829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-0.339234">
                <text:p>-0.33923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-0.340123">
                <text:p>-0.34012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-0.340967">
                <text:p>-0.34096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-0.341764">
                <text:p>-0.34176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-0.342514">
                <text:p>-0.34251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-0.343218">
                <text:p>-0.34321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-0.343875">
                <text:p>-0.34387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-0.344484">
                <text:p>-0.34448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-0.345046">
                <text:p>-0.34504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-0.345561">
                <text:p>-0.34556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-0.346028">
                <text:p>-0.34602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-0.346447">
                <text:p>-0.34644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-0.346818">
                <text:p>-0.34681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-0.347141">
                <text:p>-0.34714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-0.347415">
                <text:p>-0.34741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-0.347641">
                <text:p>-0.34764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-0.347818">
                <text:p>-0.34781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-0.347946">
                <text:p>-0.34794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-0.348026">
                <text:p>-0.34802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-0.348057">
                <text:p>-0.34805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-0.348039">
                <text:p>-0.34803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-0.347972">
                <text:p>-0.34797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-0.347855">
                <text:p>-0.34785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-0.34769">
                <text:p>-0.3476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-0.347475">
                <text:p>-0.34747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-0.347211">
                <text:p>-0.34721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-0.346898">
                <text:p>-0.34689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-0.346535">
                <text:p>-0.34653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-0.346122">
                <text:p>-0.34612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-0.345659">
                <text:p>-0.34565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-0.345147">
                <text:p>-0.34514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-0.344584">
                <text:p>-0.34458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-0.343972">
                <text:p>-0.34397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-0.34331">
                <text:p>-0.3433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-0.342598">
                <text:p>-0.34259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-0.341836">
                <text:p>-0.3418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-0.341023">
                <text:p>-0.34102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-0.340161">
                <text:p>-0.34016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-0.339249">
                <text:p>-0.33924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-0.338287">
                <text:p>-0.33828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-0.337275">
                <text:p>-0.33727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-0.336213">
                <text:p>-0.33621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-0.335101">
                <text:p>-0.33510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-0.33394">
                <text:p>-0.3339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-0.332728">
                <text:p>-0.33272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-0.331467">
                <text:p>-0.33146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-0.330156">
                <text:p>-0.33015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-0.328796">
                <text:p>-0.32879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-0.327386">
                <text:p>-0.32738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-0.325927">
                <text:p>-0.32592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-0.324418">
                <text:p>-0.32441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-0.32286">
                <text:p>-0.3228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-0.321253">
                <text:p>-0.32125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-0.319597">
                <text:p>-0.31959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-0.317892">
                <text:p>-0.31789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-0.316138">
                <text:p>-0.31613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-0.314336">
                <text:p>-0.31433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-0.312485">
                <text:p>-0.31248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-0.310586">
                <text:p>-0.31058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-0.308639">
                <text:p>-0.30863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-0.306644">
                <text:p>-0.30664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-0.304601">
                <text:p>-0.30460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-0.30251">
                <text:p>-0.3025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-0.300372">
                <text:p>-0.30037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-0.298187">
                <text:p>-0.29818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-0.295955">
                <text:p>-0.2959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-0.293676">
                <text:p>-0.29367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-0.29135">
                <text:p>-0.291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-0.288978">
                <text:p>-0.28897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-0.28656">
                <text:p>-0.2865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-0.284097">
                <text:p>-0.28409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-0.281587">
                <text:p>-0.28158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-0.279033">
                <text:p>-0.27903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-0.276433">
                <text:p>-0.27643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-0.273789">
                <text:p>-0.27378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-0.2711">
                <text:p>-0.271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-0.268367">
                <text:p>-0.26836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-0.26559">
                <text:p>-0.2655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-0.26277">
                <text:p>-0.2627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-0.259906">
                <text:p>-0.2599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-0.257">
                <text:p>-0.25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-0.25405">
                <text:p>-0.2540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-0.251059">
                <text:p>-0.25105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-0.248026">
                <text:p>-0.24802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-0.244952">
                <text:p>-0.24495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-0.241836">
                <text:p>-0.24183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-0.23868">
                <text:p>-0.2386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-0.235483">
                <text:p>-0.23548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-0.232247">
                <text:p>-0.23224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-0.22897">
                <text:p>-0.2289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-0.225655">
                <text:p>-0.22565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-0.222301">
                <text:p>-0.22230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-0.218909">
                <text:p>-0.21890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-0.215479">
                <text:p>-0.21547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-0.212011">
                <text:p>-0.21201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-0.208507">
                <text:p>-0.20850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-0.204966">
                <text:p>-0.20496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-0.201389">
                <text:p>-0.20138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-0.197776">
                <text:p>-0.19777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-0.194128">
                <text:p>-0.19412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-0.190445">
                <text:p>-0.19044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-0.186728">
                <text:p>-0.18672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-0.182977">
                <text:p>-0.18297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-0.179193">
                <text:p>-0.17919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-0.175377">
                <text:p>-0.17537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-0.171529">
                <text:p>-0.17152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-0.16765">
                <text:p>-0.1676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-0.16374">
                <text:p>-0.1637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-0.1598">
                <text:p>-0.159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-0.15583">
                <text:p>-0.1558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-0.151831">
                <text:p>-0.15183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-0.147804">
                <text:p>-0.14780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-0.143749">
                <text:p>-0.14374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-0.139666">
                <text:p>-0.13966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-0.135556">
                <text:p>-0.13555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-0.131419">
                <text:p>-0.13141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-0.127257">
                <text:p>-0.12725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-0.12307">
                <text:p>-0.1230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-0.118858">
                <text:p>-0.11885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-0.114622">
                <text:p>-0.11462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-0.110362">
                <text:p>-0.11036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-0.10608">
                <text:p>-0.1060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-0.101776">
                <text:p>-0.10177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-0.0974497">
                <text:p>-0.097449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-0.0931024">
                <text:p>-0.093102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-0.0887349">
                <text:p>-0.088734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-0.0843481">
                <text:p>-0.084348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-0.079942">
                <text:p>-0.07994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-0.075517">
                <text:p>-0.07551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-0.0710743">
                <text:p>-0.071074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-0.0666142">
                <text:p>-0.066614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-0.0621371">
                <text:p>-0.062137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-0.0576435">
                <text:p>-0.057643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-0.0531342">
                <text:p>-0.053134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-0.04861">
                <text:p>-0.0486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-0.0440716">
                <text:p>-0.044071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-0.0395195">
                <text:p>-0.039519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-0.0349543">
                <text:p>-0.034954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-0.0303769">
                <text:p>-0.030376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-0.0257875">
                <text:p>-0.025787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-0.021187">
                <text:p>-0.02118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-0.0165768">
                <text:p>-0.016576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-0.0119573">
                <text:p>-0.011957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-0.00732979">
                <text:p>-0.0073297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-0.00269474">
                <text:p>-0.0026947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0.00194803">
                <text:p>0.0019480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0.00659789">
                <text:p>0.0065978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0.0112539">
                <text:p>0.011253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0.0159154">
                <text:p>0.015915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0.0205819">
                <text:p>0.020581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0.0252524">
                <text:p>0.025252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0.0299256">
                <text:p>0.029925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0.0346011">
                <text:p>0.034601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0.0392783">
                <text:p>0.039278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0.0439561">
                <text:p>0.043956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0.0486345">
                <text:p>0.048634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0.0533126">
                <text:p>0.053312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0.0579897">
                <text:p>0.057989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0.0626657">
                <text:p>0.062665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0.06734">
                <text:p>0.067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0.0720109">
                <text:p>0.072010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0.0766776">
                <text:p>0.076677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0.0813398">
                <text:p>0.081339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0.0859964">
                <text:p>0.08599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0.0906469">
                <text:p>0.090646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0.0952903">
                <text:p>0.095290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0.0999256">
                <text:p>0.099925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0.104553">
                <text:p>0.10455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0.109171">
                <text:p>0.10917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0.113779">
                <text:p>0.11377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0.118377">
                <text:p>0.1183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0.122964">
                <text:p>0.12296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0.12754">
                <text:p>0.1275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0.132103">
                <text:p>0.13210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0.136654">
                <text:p>0.13665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0.141191">
                <text:p>0.14119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0.145713">
                <text:p>0.14571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0.150221">
                <text:p>0.15022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0.154713">
                <text:p>0.15471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0.159188">
                <text:p>0.15918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0.163646">
                <text:p>0.16364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0.168087">
                <text:p>0.16808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0.172509">
                <text:p>0.17250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0.176912">
                <text:p>0.17691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0.181296">
                <text:p>0.18129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0.185658">
                <text:p>0.18565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0.19432">
                <text:p>0.194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0.198617">
                <text:p>0.19861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0.202891">
                <text:p>0.20289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0.207141">
                <text:p>0.20714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0.211367">
                <text:p>0.21136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0.215567">
                <text:p>0.2155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0.219742">
                <text:p>0.21974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0.223889">
                <text:p>0.22388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0.228008">
                <text:p>0.22800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0.232098">
                <text:p>0.23209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0.236159">
                <text:p>0.23615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0.240188">
                <text:p>0.24018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0.244185">
                <text:p>0.24418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0.248148">
                <text:p>0.24814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0.252072">
                <text:p>0.25207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0.255975">
                <text:p>0.25597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0.260344">
                <text:p>0.260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